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Sheet1_1" table:style-name="ta1"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1"/>
          <table:table-cell table:style-name="ce6"/>
          <table:table-cell table:style-name="ce12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3"/>
          <table:table-cell table:style-name="ce19"/>
        </table:table-row>
        <table:table-row table:style-name="ro1">
          <table:table-cell table:style-name="ce3"/>
          <table:table-cell table:style-name="ce8"/>
          <table:table-cell table:style-name="ce14"/>
          <table:table-cell table:style-name="ce20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0"/>
          <table:table-cell table:style-name="ce16"/>
          <table:table-cell table:style-name="ce22"/>
        </table:table-row>
        <table:table-row table:style-name="ro1">
          <table:table-cell table:style-name="ce5"/>
          <table:table-cell table:style-name="ce11"/>
          <table:table-cell table:style-name="ce17"/>
          <table:table-cell table:style-name="ce23"/>
        </table:table-row>
      </table:table>
      <table:table table:name="Table dynamique_Table dynamique_Sheet1_1_1" table:style-name="ta1">
        <table:shapes>
          <draw:frame draw:z-index="0" draw:style-name="gr1" draw:text-style-name="P1" svg:width="15.999cm" svg:height="8.999cm" svg:x="11.282cm" svg:y="0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/>
          <table:table-cell table:style-name="ce6" office:value-type="string" calcext:value-type="string">
            <text:p>Données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Max - total</text:p>
          </table:table-cell>
          <table:table-cell table:style-name="ce13" office:value-type="string" calcext:value-type="string">
            <text:p>Min - total</text:p>
          </table:table-cell>
          <table:table-cell table:style-name="ce19" office:value-type="string" calcext:value-type="string">
            <text:p>Moyenne - total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427.94" calcext:value-type="float">
            <text:p>427,94</text:p>
          </table:table-cell>
          <table:table-cell table:style-name="ce14" office:value-type="float" office:value="4.11" calcext:value-type="float">
            <text:p>4,11</text:p>
          </table:table-cell>
          <table:table-cell table:style-name="ce20" office:value-type="float" office:value="68.8386285714286" calcext:value-type="float">
            <text:p>68,838628571428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02933333333" calcext:value-type="float">
            <text:p>65,570293333333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49620253164" calcext:value-type="float">
            <text:p>67,224962025316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69691943128" calcext:value-type="float">
            <text:p>74,26969194312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060986547086" calcext:value-type="float">
            <text:p>80,806098654708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0" office:value-type="float" office:value="170.9" calcext:value-type="float">
            <text:p>170,9</text:p>
          </table:table-cell>
          <table:table-cell table:style-name="ce16" office:value-type="float" office:value="4.5" calcext:value-type="float">
            <text:p>4,5</text:p>
          </table:table-cell>
          <table:table-cell table:style-name="ce22" office:value-type="float" office:value="32.9660215053764" calcext:value-type="float">
            <text:p>32,9660215053764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565.98" calcext:value-type="float">
            <text:p>565,98</text:p>
          </table:table-cell>
          <table:table-cell table:style-name="ce17" office:value-type="float" office:value="4.04" calcext:value-type="float">
            <text:p>4,04</text:p>
          </table:table-cell>
          <table:table-cell table:style-name="ce23" office:value-type="float" office:value="70.0064440172994" calcext:value-type="float">
            <text:p>70,0064440172994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Sheet1_1'.A1:'Table dynamique_Sheet1_1'.D9" table:buttons="'Table dynamique_Sheet1_1'.A2 'Table dynamique_Sheet1_1'.B1" table:show-filter-button="false" table:drill-down-on-double-click="false">
          <table:database-source-query table:database-name="Graphique_Librairie" table:query-name="Graphique 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max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7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4" table:display="true" table:show-details="true"/>
                <table:data-pilot-member table:name="4,41" table:display="true" table:show-details="true"/>
                <table:data-pilot-member table:name="4,42" table:display="true" table:show-details="true"/>
                <table:data-pilot-member table:name="4,43" table:display="true" table:show-details="true"/>
                <table:data-pilot-member table:name="4,46" table:display="true" table:show-details="true"/>
                <table:data-pilot-member table:name="4,5" table:display="true" table:show-details="true"/>
                <table:data-pilot-member table:name="4,69" table:display="true" table:show-details="true"/>
                <table:data-pilot-member table:name="4,7" table:display="true" table:show-details="true"/>
                <table:data-pilot-member table:name="4,73" table:display="true" table:show-details="true"/>
                <table:data-pilot-member table:name="4,74" table:display="true" table:show-details="true"/>
                <table:data-pilot-member table:name="4,8" table:display="true" table:show-details="true"/>
                <table:data-pilot-member table:name="4,86" table:display="true" table:show-details="true"/>
                <table:data-pilot-member table:name="4,9" table:display="true" table:show-details="true"/>
                <table:data-pilot-member table:name="4,97" table:display="true" table:show-details="true"/>
                <table:data-pilot-member table:name="4,99" table:display="true" table:show-details="true"/>
                <table:data-pilot-member table:name="5" table:display="true" table:show-details="true"/>
                <table:data-pilot-member table:name="5,04" table:display="true" table:show-details="true"/>
                <table:data-pilot-member table:name="5,06" table:display="true" table:show-details="true"/>
                <table:data-pilot-member table:name="5,07" table:display="true" table:show-details="true"/>
                <table:data-pilot-member table:name="5,08" table:display="true" table:show-details="true"/>
                <table:data-pilot-member table:name="5,14" table:display="true" table:show-details="true"/>
                <table:data-pilot-member table:name="5,17" table:display="true" table:show-details="true"/>
                <table:data-pilot-member table:name="5,19" table:display="true" table:show-details="true"/>
                <table:data-pilot-member table:name="5,2" table:display="true" table:show-details="true"/>
                <table:data-pilot-member table:name="5,22" table:display="true" table:show-details="true"/>
                <table:data-pilot-member table:name="5,26" table:display="true" table:show-details="true"/>
                <table:data-pilot-member table:name="5,3" table:display="true" table:show-details="true"/>
                <table:data-pilot-member table:name="5,46" table:display="true" table:show-details="true"/>
                <table:data-pilot-member table:name="5,47" table:display="true" table:show-details="true"/>
                <table:data-pilot-member table:name="5,48" table:display="true" table:show-details="true"/>
                <table:data-pilot-member table:name="5,58" table:display="true" table:show-details="true"/>
                <table:data-pilot-member table:name="5,64" table:display="true" table:show-details="true"/>
                <table:data-pilot-member table:name="5,67" table:display="true" table:show-details="true"/>
                <table:data-pilot-member table:name="5,7" table:display="true" table:show-details="true"/>
                <table:data-pilot-member table:name="5,76" table:display="true" table:show-details="true"/>
                <table:data-pilot-member table:name="5,78" table:display="true" table:show-details="true"/>
                <table:data-pilot-member table:name="5,79" table:display="true" table:show-details="true"/>
                <table:data-pilot-member table:name="5,94" table:display="true" table:show-details="true"/>
                <table:data-pilot-member table:name="5,96" table:display="true" table:show-details="true"/>
                <table:data-pilot-member table:name="5,99" table:display="true" table:show-details="true"/>
                <table:data-pilot-member table:name="6" table:display="true" table:show-details="true"/>
                <table:data-pilot-member table:name="6,01" table:display="true" table:show-details="true"/>
                <table:data-pilot-member table:name="6,08" table:display="true" table:show-details="true"/>
                <table:data-pilot-member table:name="6,14" table:display="true" table:show-details="true"/>
                <table:data-pilot-member table:name="6,19" table:display="true" table:show-details="true"/>
                <table:data-pilot-member table:name="6,23" table:display="true" table:show-details="true"/>
                <table:data-pilot-member table:name="6,31" table:display="true" table:show-details="true"/>
                <table:data-pilot-member table:name="6,38" table:display="true" table:show-details="true"/>
                <table:data-pilot-member table:name="6,43" table:display="true" table:show-details="true"/>
                <table:data-pilot-member table:name="6,49" table:display="true" table:show-details="true"/>
                <table:data-pilot-member table:name="6,5" table:display="true" table:show-details="true"/>
                <table:data-pilot-member table:name="6,53" table:display="true" table:show-details="true"/>
                <table:data-pilot-member table:name="6,66" table:display="true" table:show-details="true"/>
                <table:data-pilot-member table:name="6,67" table:display="true" table:show-details="true"/>
                <table:data-pilot-member table:name="6,7" table:display="true" table:show-details="true"/>
                <table:data-pilot-member table:name="6,97" table:display="true" table:show-details="true"/>
                <table:data-pilot-member table:name="7" table:display="true" table:show-details="true"/>
                <table:data-pilot-member table:name="7,28" table:display="true" table:show-details="true"/>
                <table:data-pilot-member table:name="7,56" table:display="true" table:show-details="true"/>
                <table:data-pilot-member table:name="7,6" table:display="true" table:show-details="true"/>
                <table:data-pilot-member table:name="7,61" table:display="true" table:show-details="true"/>
                <table:data-pilot-member table:name="7,64" table:display="true" table:show-details="true"/>
                <table:data-pilot-member table:name="7,78" table:display="true" table:show-details="true"/>
                <table:data-pilot-member table:name="7,99" table:display="true" table:show-details="true"/>
                <table:data-pilot-member table:name="8" table:display="true" table:show-details="true"/>
                <table:data-pilot-member table:name="8,01" table:display="true" table:show-details="true"/>
                <table:data-pilot-member table:name="8,02" table:display="true" table:show-details="true"/>
                <table:data-pilot-member table:name="8,07" table:display="true" table:show-details="true"/>
                <table:data-pilot-member table:name="8,08" table:display="true" table:show-details="true"/>
                <table:data-pilot-member table:name="8,34" table:display="true" table:show-details="true"/>
                <table:data-pilot-member table:name="8,35" table:display="true" table:show-details="true"/>
                <table:data-pilot-member table:name="8,39" table:display="true" table:show-details="true"/>
                <table:data-pilot-member table:name="8,48" table:display="true" table:show-details="true"/>
                <table:data-pilot-member table:name="8,5" table:display="true" table:show-details="true"/>
                <table:data-pilot-member table:name="8,71" table:display="true" table:show-details="true"/>
                <table:data-pilot-member table:name="8,72" table:display="true" table:show-details="true"/>
                <table:data-pilot-member table:name="8,78" table:display="true" table:show-details="true"/>
                <table:data-pilot-member table:name="8,99" table:display="true" table:show-details="true"/>
                <table:data-pilot-member table:name="9" table:display="true" table:show-details="true"/>
                <table:data-pilot-member table:name="9,2" table:display="true" table:show-details="true"/>
                <table:data-pilot-member table:name="9,33" table:display="true" table:show-details="true"/>
                <table:data-pilot-member table:name="9,63" table:display="true" table:show-details="true"/>
                <table:data-pilot-member table:name="9,68" table:display="true" table:show-details="true"/>
                <table:data-pilot-member table:name="9,89" table:display="true" table:show-details="true"/>
                <table:data-pilot-member table:name="9,9" table:display="true" table:show-details="true"/>
                <table:data-pilot-member table:name="9,98" table:display="true" table:show-details="true"/>
                <table:data-pilot-member table:name="9,99" table:display="true" table:show-details="true"/>
                <table:data-pilot-member table:name="10" table:display="true" table:show-details="true"/>
                <table:data-pilot-member table:name="10,1" table:display="true" table:show-details="true"/>
                <table:data-pilot-member table:name="10,47" table:display="true" table:show-details="true"/>
                <table:data-pilot-member table:name="10,5" table:display="true" table:show-details="true"/>
                <table:data-pilot-member table:name="10,62" table:display="true" table:show-details="true"/>
                <table:data-pilot-member table:name="10,71" table:display="true" table:show-details="true"/>
                <table:data-pilot-member table:name="10,77" table:display="true" table:show-details="true"/>
                <table:data-pilot-member table:name="10,8" table:display="true" table:show-details="true"/>
                <table:data-pilot-member table:name="10,81" table:display="true" table:show-details="true"/>
                <table:data-pilot-member table:name="10,84" table:display="true" table:show-details="true"/>
                <table:data-pilot-member table:name="10,86" table:display="true" table:show-details="true"/>
                <table:data-pilot-member table:name="11" table:display="true" table:show-details="true"/>
                <table:data-pilot-member table:name="11,19" table:display="true" table:show-details="true"/>
                <table:data-pilot-member table:name="11,25" table:display="true" table:show-details="true"/>
                <table:data-pilot-member table:name="11,71" table:display="true" table:show-details="true"/>
                <table:data-pilot-member table:name="11,8" table:display="true" table:show-details="true"/>
                <table:data-pilot-member table:name="11,9" table:display="true" table:show-details="true"/>
                <table:data-pilot-member table:name="11,98" table:display="true" table:show-details="true"/>
                <table:data-pilot-member table:name="11,99" table:display="true" table:show-details="true"/>
                <table:data-pilot-member table:name="12" table:display="true" table:show-details="true"/>
                <table:data-pilot-member table:name="12,08" table:display="true" table:show-details="true"/>
                <table:data-pilot-member table:name="12,1" table:display="true" table:show-details="true"/>
                <table:data-pilot-member table:name="12,14" table:display="true" table:show-details="true"/>
                <table:data-pilot-member table:name="12,16" table:display="true" table:show-details="true"/>
                <table:data-pilot-member table:name="12,21" table:display="true" table:show-details="true"/>
                <table:data-pilot-member table:name="12,29" table:display="true" table:show-details="true"/>
                <table:data-pilot-member table:name="12,4" table:display="true" table:show-details="true"/>
                <table:data-pilot-member table:name="12,41" table:display="true" table:show-details="true"/>
                <table:data-pilot-member table:name="12,52" table:display="true" table:show-details="true"/>
                <table:data-pilot-member table:name="12,8" table:display="true" table:show-details="true"/>
                <table:data-pilot-member table:name="12,88" table:display="true" table:show-details="true"/>
                <table:data-pilot-member table:name="12,93" table:display="true" table:show-details="true"/>
                <table:data-pilot-member table:name="12,98" table:display="true" table:show-details="true"/>
                <table:data-pilot-member table:name="13" table:display="true" table:show-details="true"/>
                <table:data-pilot-member table:name="13,06" table:display="true" table:show-details="true"/>
                <table:data-pilot-member table:name="13,19" table:display="true" table:show-details="true"/>
                <table:data-pilot-member table:name="13,26" table:display="true" table:show-details="true"/>
                <table:data-pilot-member table:name="13,3" table:display="true" table:show-details="true"/>
                <table:data-pilot-member table:name="13,48" table:display="true" table:show-details="true"/>
                <table:data-pilot-member table:name="13,5" table:display="true" table:show-details="true"/>
                <table:data-pilot-member table:name="13,57" table:display="true" table:show-details="true"/>
                <table:data-pilot-member table:name="13,58" table:display="true" table:show-details="true"/>
                <table:data-pilot-member table:name="13,61" table:display="true" table:show-details="true"/>
                <table:data-pilot-member table:name="13,7" table:display="true" table:show-details="true"/>
                <table:data-pilot-member table:name="13,75" table:display="true" table:show-details="true"/>
                <table:data-pilot-member table:name="13,89" table:display="true" table:show-details="true"/>
                <table:data-pilot-member table:name="13,9" table:display="true" table:show-details="true"/>
                <table:data-pilot-member table:name="13,92" table:display="true" table:show-details="true"/>
                <table:data-pilot-member table:name="13,98" table:display="true" table:show-details="true"/>
                <table:data-pilot-member table:name="14" table:display="true" table:show-details="true"/>
                <table:data-pilot-member table:name="14,02" table:display="true" table:show-details="true"/>
                <table:data-pilot-member table:name="14,08" table:display="true" table:show-details="true"/>
                <table:data-pilot-member table:name="14,14" table:display="true" table:show-details="true"/>
                <table:data-pilot-member table:name="14,17" table:display="true" table:show-details="true"/>
                <table:data-pilot-member table:name="14,2" table:display="true" table:show-details="true"/>
                <table:data-pilot-member table:name="14,42" table:display="true" table:show-details="true"/>
                <table:data-pilot-member table:name="14,46" table:display="true" table:show-details="true"/>
                <table:data-pilot-member table:name="14,52" table:display="true" table:show-details="true"/>
                <table:data-pilot-member table:name="14,55" table:display="true" table:show-details="true"/>
                <table:data-pilot-member table:name="14,7" table:display="true" table:show-details="true"/>
                <table:data-pilot-member table:name="14,73" table:display="true" table:show-details="true"/>
                <table:data-pilot-member table:name="14,76" table:display="true" table:show-details="true"/>
                <table:data-pilot-member table:name="14,81" table:display="true" table:show-details="true"/>
                <table:data-pilot-member table:name="14,9" table:display="true" table:show-details="true"/>
                <table:data-pilot-member table:name="14,97" table:display="true" table:show-details="true"/>
                <table:data-pilot-member table:name="15" table:display="true" table:show-details="true"/>
                <table:data-pilot-member table:name="15,04" table:display="true" table:show-details="true"/>
                <table:data-pilot-member table:name="15,21" table:display="true" table:show-details="true"/>
                <table:data-pilot-member table:name="15,23" table:display="true" table:show-details="true"/>
                <table:data-pilot-member table:name="15,35" table:display="true" table:show-details="true"/>
                <table:data-pilot-member table:name="15,48" table:display="true" table:show-details="true"/>
                <table:data-pilot-member table:name="15,51" table:display="true" table:show-details="true"/>
                <table:data-pilot-member table:name="15,52" table:display="true" table:show-details="true"/>
                <table:data-pilot-member table:name="15,53" table:display="true" table:show-details="true"/>
                <table:data-pilot-member table:name="15,57" table:display="true" table:show-details="true"/>
                <table:data-pilot-member table:name="15,68" table:display="true" table:show-details="true"/>
                <table:data-pilot-member table:name="15,7" table:display="true" table:show-details="true"/>
                <table:data-pilot-member table:name="15,72" table:display="true" table:show-details="true"/>
                <table:data-pilot-member table:name="16" table:display="true" table:show-details="true"/>
                <table:data-pilot-member table:name="16,04" table:display="true" table:show-details="true"/>
                <table:data-pilot-member table:name="16,2" table:display="true" table:show-details="true"/>
                <table:data-pilot-member table:name="16,4" table:display="true" table:show-details="true"/>
                <table:data-pilot-member table:name="16,46" table:display="true" table:show-details="true"/>
                <table:data-pilot-member table:name="16,48" table:display="true" table:show-details="true"/>
                <table:data-pilot-member table:name="16,5" table:display="true" table:show-details="true"/>
                <table:data-pilot-member table:name="16,6" table:display="true" table:show-details="true"/>
                <table:data-pilot-member table:name="16,7" table:display="true" table:show-details="true"/>
                <table:data-pilot-member table:name="16,72" table:display="true" table:show-details="true"/>
                <table:data-pilot-member table:name="16,78" table:display="true" table:show-details="true"/>
                <table:data-pilot-member table:name="16,8" table:display="true" table:show-details="true"/>
                <table:data-pilot-member table:name="17" table:display="true" table:show-details="true"/>
                <table:data-pilot-member table:name="17,06" table:display="true" table:show-details="true"/>
                <table:data-pilot-member table:name="17,16" table:display="true" table:show-details="true"/>
                <table:data-pilot-member table:name="17,18" table:display="true" table:show-details="true"/>
                <table:data-pilot-member table:name="17,21" table:display="true" table:show-details="true"/>
                <table:data-pilot-member table:name="17,36" table:display="true" table:show-details="true"/>
                <table:data-pilot-member table:name="17,5" table:display="true" table:show-details="true"/>
                <table:data-pilot-member table:name="17,73" table:display="true" table:show-details="true"/>
                <table:data-pilot-member table:name="17,78" table:display="true" table:show-details="true"/>
                <table:data-pilot-member table:name="17,8" table:display="true" table:show-details="true"/>
                <table:data-pilot-member table:name="17,89" table:display="true" table:show-details="true"/>
                <table:data-pilot-member table:name="17,97" table:display="true" table:show-details="true"/>
                <table:data-pilot-member table:name="18" table:display="true" table:show-details="true"/>
                <table:data-pilot-member table:name="18,08" table:display="true" table:show-details="true"/>
                <table:data-pilot-member table:name="18,2" table:display="true" table:show-details="true"/>
                <table:data-pilot-member table:name="18,33" table:display="true" table:show-details="true"/>
                <table:data-pilot-member table:name="18,39" table:display="true" table:show-details="true"/>
                <table:data-pilot-member table:name="18,44" table:display="true" table:show-details="true"/>
                <table:data-pilot-member table:name="18,48" table:display="true" table:show-details="true"/>
                <table:data-pilot-member table:name="18,57" table:display="true" table:show-details="true"/>
                <table:data-pilot-member table:name="18,84" table:display="true" table:show-details="true"/>
                <table:data-pilot-member table:name="18,93" table:display="true" table:show-details="true"/>
                <table:data-pilot-member table:name="18,97" table:display="true" table:show-details="true"/>
                <table:data-pilot-member table:name="18,98" table:display="true" table:show-details="true"/>
                <table:data-pilot-member table:name="19,1" table:display="true" table:show-details="true"/>
                <table:data-pilot-member table:name="19,2" table:display="true" table:show-details="true"/>
                <table:data-pilot-member table:name="19,36" table:display="true" table:show-details="true"/>
                <table:data-pilot-member table:name="19,4" table:display="true" table:show-details="true"/>
                <table:data-pilot-member table:name="19,5" table:display="true" table:show-details="true"/>
                <table:data-pilot-member table:name="19,54" table:display="true" table:show-details="true"/>
                <table:data-pilot-member table:name="19,58" table:display="true" table:show-details="true"/>
                <table:data-pilot-member table:name="19,59" table:display="true" table:show-details="true"/>
                <table:data-pilot-member table:name="19,6" table:display="true" table:show-details="true"/>
                <table:data-pilot-member table:name="19,63" table:display="true" table:show-details="true"/>
                <table:data-pilot-member table:name="19,67" table:display="true" table:show-details="true"/>
                <table:data-pilot-member table:name="19,69" table:display="true" table:show-details="true"/>
                <table:data-pilot-member table:name="19,76" table:display="true" table:show-details="true"/>
                <table:data-pilot-member table:name="19,9" table:display="true" table:show-details="true"/>
                <table:data-pilot-member table:name="20" table:display="true" table:show-details="true"/>
                <table:data-pilot-member table:name="20,1" table:display="true" table:show-details="true"/>
                <table:data-pilot-member table:name="20,3" table:display="true" table:show-details="true"/>
                <table:data-pilot-member table:name="20,36" table:display="true" table:show-details="true"/>
                <table:data-pilot-member table:name="20,4" table:display="true" table:show-details="true"/>
                <table:data-pilot-member table:name="20,46" table:display="true" table:show-details="true"/>
                <table:data-pilot-member table:name="20,56" table:display="true" table:show-details="true"/>
                <table:data-pilot-member table:name="20,59" table:display="true" table:show-details="true"/>
                <table:data-pilot-member table:name="20,6" table:display="true" table:show-details="true"/>
                <table:data-pilot-member table:name="20,64" table:display="true" table:show-details="true"/>
                <table:data-pilot-member table:name="20,7" table:display="true" table:show-details="true"/>
                <table:data-pilot-member table:name="20,88" table:display="true" table:show-details="true"/>
                <table:data-pilot-member table:name="20,9" table:display="true" table:show-details="true"/>
                <table:data-pilot-member table:name="20,91" table:display="true" table:show-details="true"/>
                <table:data-pilot-member table:name="20,98" table:display="true" table:show-details="true"/>
                <table:data-pilot-member table:name="21" table:display="true" table:show-details="true"/>
                <table:data-pilot-member table:name="21,01" table:display="true" table:show-details="true"/>
                <table:data-pilot-member table:name="21,2" table:display="true" table:show-details="true"/>
                <table:data-pilot-member table:name="21,23" table:display="true" table:show-details="true"/>
                <table:data-pilot-member table:name="21,3" table:display="true" table:show-details="true"/>
                <table:data-pilot-member table:name="21,36" table:display="true" table:show-details="true"/>
                <table:data-pilot-member table:name="21,47" table:display="true" table:show-details="true"/>
                <table:data-pilot-member table:name="21,5" table:display="true" table:show-details="true"/>
                <table:data-pilot-member table:name="21,57" table:display="true" table:show-details="true"/>
                <table:data-pilot-member table:name="21,6" table:display="true" table:show-details="true"/>
                <table:data-pilot-member table:name="21,7" table:display="true" table:show-details="true"/>
                <table:data-pilot-member table:name="21,76" table:display="true" table:show-details="true"/>
                <table:data-pilot-member table:name="21,8" table:display="true" table:show-details="true"/>
                <table:data-pilot-member table:name="21,88" table:display="true" table:show-details="true"/>
                <table:data-pilot-member table:name="21,9" table:display="true" table:show-details="true"/>
                <table:data-pilot-member table:name="22" table:display="true" table:show-details="true"/>
                <table:data-pilot-member table:name="22,1" table:display="true" table:show-details="true"/>
                <table:data-pilot-member table:name="22,19" table:display="true" table:show-details="true"/>
                <table:data-pilot-member table:name="22,2" table:display="true" table:show-details="true"/>
                <table:data-pilot-member table:name="22,24" table:display="true" table:show-details="true"/>
                <table:data-pilot-member table:name="22,4" table:display="true" table:show-details="true"/>
                <table:data-pilot-member table:name="22,41" table:display="true" table:show-details="true"/>
                <table:data-pilot-member table:name="22,46" table:display="true" table:show-details="true"/>
                <table:data-pilot-member table:name="22,48" table:display="true" table:show-details="true"/>
                <table:data-pilot-member table:name="22,8" table:display="true" table:show-details="true"/>
                <table:data-pilot-member table:name="22,86" table:display="true" table:show-details="true"/>
                <table:data-pilot-member table:name="22,89" table:display="true" table:show-details="true"/>
                <table:data-pilot-member table:name="22,98" table:display="true" table:show-details="true"/>
                <table:data-pilot-member table:name="22,99" table:display="true" table:show-details="true"/>
                <table:data-pilot-member table:name="23" table:display="true" table:show-details="true"/>
                <table:data-pilot-member table:name="23,18" table:display="true" table:show-details="true"/>
                <table:data-pilot-member table:name="23,2" table:display="true" table:show-details="true"/>
                <table:data-pilot-member table:name="23,35" table:display="true" table:show-details="true"/>
                <table:data-pilot-member table:name="23,4" table:display="true" table:show-details="true"/>
                <table:data-pilot-member table:name="23,5" table:display="true" table:show-details="true"/>
                <table:data-pilot-member table:name="23,6" table:display="true" table:show-details="true"/>
                <table:data-pilot-member table:name="23,64" table:display="true" table:show-details="true"/>
                <table:data-pilot-member table:name="23,68" table:display="true" table:show-details="true"/>
                <table:data-pilot-member table:name="23,73" table:display="true" table:show-details="true"/>
                <table:data-pilot-member table:name="23,79" table:display="true" table:show-details="true"/>
                <table:data-pilot-member table:name="23,8" table:display="true" table:show-details="true"/>
                <table:data-pilot-member table:name="23,88" table:display="true" table:show-details="true"/>
                <table:data-pilot-member table:name="23,9" table:display="true" table:show-details="true"/>
                <table:data-pilot-member table:name="23,94" table:display="true" table:show-details="true"/>
                <table:data-pilot-member table:name="24" table:display="true" table:show-details="true"/>
                <table:data-pilot-member table:name="24,12" table:display="true" table:show-details="true"/>
                <table:data-pilot-member table:name="24,3" table:display="true" table:show-details="true"/>
                <table:data-pilot-member table:name="24,35" table:display="true" table:show-details="true"/>
                <table:data-pilot-member table:name="24,48" table:display="true" table:show-details="true"/>
                <table:data-pilot-member table:name="24,5" table:display="true" table:show-details="true"/>
                <table:data-pilot-member table:name="24,54" table:display="true" table:show-details="true"/>
                <table:data-pilot-member table:name="24,57" table:display="true" table:show-details="true"/>
                <table:data-pilot-member table:name="24,6" table:display="true" table:show-details="true"/>
                <table:data-pilot-member table:name="24,83" table:display="true" table:show-details="true"/>
                <table:data-pilot-member table:name="24,93" table:display="true" table:show-details="true"/>
                <table:data-pilot-member table:name="24,94" table:display="true" table:show-details="true"/>
                <table:data-pilot-member table:name="25" table:display="true" table:show-details="true"/>
                <table:data-pilot-member table:name="25,02" table:display="true" table:show-details="true"/>
                <table:data-pilot-member table:name="25,04" table:display="true" table:show-details="true"/>
                <table:data-pilot-member table:name="25,1" table:display="true" table:show-details="true"/>
                <table:data-pilot-member table:name="25,12" table:display="true" table:show-details="true"/>
                <table:data-pilot-member table:name="25,2" table:display="true" table:show-details="true"/>
                <table:data-pilot-member table:name="25,22" table:display="true" table:show-details="true"/>
                <table:data-pilot-member table:name="25,29" table:display="true" table:show-details="true"/>
                <table:data-pilot-member table:name="25,41" table:display="true" table:show-details="true"/>
                <table:data-pilot-member table:name="25,42" table:display="true" table:show-details="true"/>
                <table:data-pilot-member table:name="25,43" table:display="true" table:show-details="true"/>
                <table:data-pilot-member table:name="25,57" table:display="true" table:show-details="true"/>
                <table:data-pilot-member table:name="25,6" table:display="true" table:show-details="true"/>
                <table:data-pilot-member table:name="25,69" table:display="true" table:show-details="true"/>
                <table:data-pilot-member table:name="25,72" table:display="true" table:show-details="true"/>
                <table:data-pilot-member table:name="25,76" table:display="true" table:show-details="true"/>
                <table:data-pilot-member table:name="25,79" table:display="true" table:show-details="true"/>
                <table:data-pilot-member table:name="25,8" table:display="true" table:show-details="true"/>
                <table:data-pilot-member table:name="25,81" table:display="true" table:show-details="true"/>
                <table:data-pilot-member table:name="25,82" table:display="true" table:show-details="true"/>
                <table:data-pilot-member table:name="25,93" table:display="true" table:show-details="true"/>
                <table:data-pilot-member table:name="26" table:display="true" table:show-details="true"/>
                <table:data-pilot-member table:name="26,09" table:display="true" table:show-details="true"/>
                <table:data-pilot-member table:name="26,12" table:display="true" table:show-details="true"/>
                <table:data-pilot-member table:name="26,45" table:display="true" table:show-details="true"/>
                <table:data-pilot-member table:name="26,52" table:display="true" table:show-details="true"/>
                <table:data-pilot-member table:name="26,6" table:display="true" table:show-details="true"/>
                <table:data-pilot-member table:name="26,69" table:display="true" table:show-details="true"/>
                <table:data-pilot-member table:name="26,7" table:display="true" table:show-details="true"/>
                <table:data-pilot-member table:name="26,8" table:display="true" table:show-details="true"/>
                <table:data-pilot-member table:name="26,85" table:display="true" table:show-details="true"/>
                <table:data-pilot-member table:name="26,87" table:display="true" table:show-details="true"/>
                <table:data-pilot-member table:name="26,88" table:display="true" table:show-details="true"/>
                <table:data-pilot-member table:name="26,98" table:display="true" table:show-details="true"/>
                <table:data-pilot-member table:name="27" table:display="true" table:show-details="true"/>
                <table:data-pilot-member table:name="27,01" table:display="true" table:show-details="true"/>
                <table:data-pilot-member table:name="27,1" table:display="true" table:show-details="true"/>
                <table:data-pilot-member table:name="27,19" table:display="true" table:show-details="true"/>
                <table:data-pilot-member table:name="27,2" table:display="true" table:show-details="true"/>
                <table:data-pilot-member table:name="27,33" table:display="true" table:show-details="true"/>
                <table:data-pilot-member table:name="27,43" table:display="true" table:show-details="true"/>
                <table:data-pilot-member table:name="27,46" table:display="true" table:show-details="true"/>
                <table:data-pilot-member table:name="27,5" table:display="true" table:show-details="true"/>
                <table:data-pilot-member table:name="27,53" table:display="true" table:show-details="true"/>
                <table:data-pilot-member table:name="27,57" table:display="true" table:show-details="true"/>
                <table:data-pilot-member table:name="27,6" table:display="true" table:show-details="true"/>
                <table:data-pilot-member table:name="27,61" table:display="true" table:show-details="true"/>
                <table:data-pilot-member table:name="27,63" table:display="true" table:show-details="true"/>
                <table:data-pilot-member table:name="27,67" table:display="true" table:show-details="true"/>
                <table:data-pilot-member table:name="27,76" table:display="true" table:show-details="true"/>
                <table:data-pilot-member table:name="27,9" table:display="true" table:show-details="true"/>
                <table:data-pilot-member table:name="27,96" table:display="true" table:show-details="true"/>
                <table:data-pilot-member table:name="28" table:display="true" table:show-details="true"/>
                <table:data-pilot-member table:name="28,17" table:display="true" table:show-details="true"/>
                <table:data-pilot-member table:name="28,26" table:display="true" table:show-details="true"/>
                <table:data-pilot-member table:name="28,28" table:display="true" table:show-details="true"/>
                <table:data-pilot-member table:name="28,33" table:display="true" table:show-details="true"/>
                <table:data-pilot-member table:name="28,4" table:display="true" table:show-details="true"/>
                <table:data-pilot-member table:name="28,49" table:display="true" table:show-details="true"/>
                <table:data-pilot-member table:name="28,54" table:display="true" table:show-details="true"/>
                <table:data-pilot-member table:name="28,66" table:display="true" table:show-details="true"/>
                <table:data-pilot-member table:name="28,69" table:display="true" table:show-details="true"/>
                <table:data-pilot-member table:name="28,75" table:display="true" table:show-details="true"/>
                <table:data-pilot-member table:name="28,77" table:display="true" table:show-details="true"/>
                <table:data-pilot-member table:name="28,8" table:display="true" table:show-details="true"/>
                <table:data-pilot-member table:name="28,84" table:display="true" table:show-details="true"/>
                <table:data-pilot-member table:name="28,9" table:display="true" table:show-details="true"/>
                <table:data-pilot-member table:name="28,92" table:display="true" table:show-details="true"/>
                <table:data-pilot-member table:name="29,04" table:display="true" table:show-details="true"/>
                <table:data-pilot-member table:name="29,1" table:display="true" table:show-details="true"/>
                <table:data-pilot-member table:name="29,11" table:display="true" table:show-details="true"/>
                <table:data-pilot-member table:name="29,26" table:display="true" table:show-details="true"/>
                <table:data-pilot-member table:name="29,37" table:display="true" table:show-details="true"/>
                <table:data-pilot-member table:name="29,5" table:display="true" table:show-details="true"/>
                <table:data-pilot-member table:name="29,57" table:display="true" table:show-details="true"/>
                <table:data-pilot-member table:name="29,63" table:display="true" table:show-details="true"/>
                <table:data-pilot-member table:name="29,65" table:display="true" table:show-details="true"/>
                <table:data-pilot-member table:name="29,66" table:display="true" table:show-details="true"/>
                <table:data-pilot-member table:name="29,74" table:display="true" table:show-details="true"/>
                <table:data-pilot-member table:name="29,83" table:display="true" table:show-details="true"/>
                <table:data-pilot-member table:name="29,9" table:display="true" table:show-details="true"/>
                <table:data-pilot-member table:name="29,95" table:display="true" table:show-details="true"/>
                <table:data-pilot-member table:name="30" table:display="true" table:show-details="true"/>
                <table:data-pilot-member table:name="30,04" table:display="true" table:show-details="true"/>
                <table:data-pilot-member table:name="30,27" table:display="true" table:show-details="true"/>
                <table:data-pilot-member table:name="30,28" table:display="true" table:show-details="true"/>
                <table:data-pilot-member table:name="30,3" table:display="true" table:show-details="true"/>
                <table:data-pilot-member table:name="30,4" table:display="true" table:show-details="true"/>
                <table:data-pilot-member table:name="30,44" table:display="true" table:show-details="true"/>
                <table:data-pilot-member table:name="30,46" table:display="true" table:show-details="true"/>
                <table:data-pilot-member table:name="30,5" table:display="true" table:show-details="true"/>
                <table:data-pilot-member table:name="30,56" table:display="true" table:show-details="true"/>
                <table:data-pilot-member table:name="30,58" table:display="true" table:show-details="true"/>
                <table:data-pilot-member table:name="30,69" table:display="true" table:show-details="true"/>
                <table:data-pilot-member table:name="30,79" table:display="true" table:show-details="true"/>
                <table:data-pilot-member table:name="30,8" table:display="true" table:show-details="true"/>
                <table:data-pilot-member table:name="30,9" table:display="true" table:show-details="true"/>
                <table:data-pilot-member table:name="30,94" table:display="true" table:show-details="true"/>
                <table:data-pilot-member table:name="31" table:display="true" table:show-details="true"/>
                <table:data-pilot-member table:name="31,08" table:display="true" table:show-details="true"/>
                <table:data-pilot-member table:name="31,24" table:display="true" table:show-details="true"/>
                <table:data-pilot-member table:name="31,3" table:display="true" table:show-details="true"/>
                <table:data-pilot-member table:name="31,41" table:display="true" table:show-details="true"/>
                <table:data-pilot-member table:name="31,45" table:display="true" table:show-details="true"/>
                <table:data-pilot-member table:name="31,52" table:display="true" table:show-details="true"/>
                <table:data-pilot-member table:name="31,58" table:display="true" table:show-details="true"/>
                <table:data-pilot-member table:name="31,65" table:display="true" table:show-details="true"/>
                <table:data-pilot-member table:name="31,74" table:display="true" table:show-details="true"/>
                <table:data-pilot-member table:name="31,76" table:display="true" table:show-details="true"/>
                <table:data-pilot-member table:name="31,8" table:display="true" table:show-details="true"/>
                <table:data-pilot-member table:name="31,89" table:display="true" table:show-details="true"/>
                <table:data-pilot-member table:name="31,9" table:display="true" table:show-details="true"/>
                <table:data-pilot-member table:name="32" table:display="true" table:show-details="true"/>
                <table:data-pilot-member table:name="32,03" table:display="true" table:show-details="true"/>
                <table:data-pilot-member table:name="32,04" table:display="true" table:show-details="true"/>
                <table:data-pilot-member table:name="32,07" table:display="true" table:show-details="true"/>
                <table:data-pilot-member table:name="32,1" table:display="true" table:show-details="true"/>
                <table:data-pilot-member table:name="32,13" table:display="true" table:show-details="true"/>
                <table:data-pilot-member table:name="32,19" table:display="true" table:show-details="true"/>
                <table:data-pilot-member table:name="32,2" table:display="true" table:show-details="true"/>
                <table:data-pilot-member table:name="32,3" table:display="true" table:show-details="true"/>
                <table:data-pilot-member table:name="32,48" table:display="true" table:show-details="true"/>
                <table:data-pilot-member table:name="32,5" table:display="true" table:show-details="true"/>
                <table:data-pilot-member table:name="32,72" table:display="true" table:show-details="true"/>
                <table:data-pilot-member table:name="32,73" table:display="true" table:show-details="true"/>
                <table:data-pilot-member table:name="32,8" table:display="true" table:show-details="true"/>
                <table:data-pilot-member table:name="32,94" table:display="true" table:show-details="true"/>
                <table:data-pilot-member table:name="32,96" table:display="true" table:show-details="true"/>
                <table:data-pilot-member table:name="32,97" table:display="true" table:show-details="true"/>
                <table:data-pilot-member table:name="33" table:display="true" table:show-details="true"/>
                <table:data-pilot-member table:name="33,06" table:display="true" table:show-details="true"/>
                <table:data-pilot-member table:name="33,2" table:display="true" table:show-details="true"/>
                <table:data-pilot-member table:name="33,21" table:display="true" table:show-details="true"/>
                <table:data-pilot-member table:name="33,4" table:display="true" table:show-details="true"/>
                <table:data-pilot-member table:name="33,58" table:display="true" table:show-details="true"/>
                <table:data-pilot-member table:name="33,61" table:display="true" table:show-details="true"/>
                <table:data-pilot-member table:name="33,68" table:display="true" table:show-details="true"/>
                <table:data-pilot-member table:name="33,77" table:display="true" table:show-details="true"/>
                <table:data-pilot-member table:name="33,8" table:display="true" table:show-details="true"/>
                <table:data-pilot-member table:name="33,85" table:display="true" table:show-details="true"/>
                <table:data-pilot-member table:name="33,96" table:display="true" table:show-details="true"/>
                <table:data-pilot-member table:name="34" table:display="true" table:show-details="true"/>
                <table:data-pilot-member table:name="34,09" table:display="true" table:show-details="true"/>
                <table:data-pilot-member table:name="34,1" table:display="true" table:show-details="true"/>
                <table:data-pilot-member table:name="34,18" table:display="true" table:show-details="true"/>
                <table:data-pilot-member table:name="34,2" table:display="true" table:show-details="true"/>
                <table:data-pilot-member table:name="34,4" table:display="true" table:show-details="true"/>
                <table:data-pilot-member table:name="34,49" table:display="true" table:show-details="true"/>
                <table:data-pilot-member table:name="34,54" table:display="true" table:show-details="true"/>
                <table:data-pilot-member table:name="34,57" table:display="true" table:show-details="true"/>
                <table:data-pilot-member table:name="34,6" table:display="true" table:show-details="true"/>
                <table:data-pilot-member table:name="34,61" table:display="true" table:show-details="true"/>
                <table:data-pilot-member table:name="34,67" table:display="true" table:show-details="true"/>
                <table:data-pilot-member table:name="34,7" table:display="true" table:show-details="true"/>
                <table:data-pilot-member table:name="34,74" table:display="true" table:show-details="true"/>
                <table:data-pilot-member table:name="34,77" table:display="true" table:show-details="true"/>
                <table:data-pilot-member table:name="34,79" table:display="true" table:show-details="true"/>
                <table:data-pilot-member table:name="34,83" table:display="true" table:show-details="true"/>
                <table:data-pilot-member table:name="34,84" table:display="true" table:show-details="true"/>
                <table:data-pilot-member table:name="34,87" table:display="true" table:show-details="true"/>
                <table:data-pilot-member table:name="34,98" table:display="true" table:show-details="true"/>
                <table:data-pilot-member table:name="35" table:display="true" table:show-details="true"/>
                <table:data-pilot-member table:name="35,06" table:display="true" table:show-details="true"/>
                <table:data-pilot-member table:name="35,1" table:display="true" table:show-details="true"/>
                <table:data-pilot-member table:name="35,16" table:display="true" table:show-details="true"/>
                <table:data-pilot-member table:name="35,2" table:display="true" table:show-details="true"/>
                <table:data-pilot-member table:name="35,25" table:display="true" table:show-details="true"/>
                <table:data-pilot-member table:name="35,32" table:display="true" table:show-details="true"/>
                <table:data-pilot-member table:name="35,34" table:display="true" table:show-details="true"/>
                <table:data-pilot-member table:name="35,48" table:display="true" table:show-details="true"/>
                <table:data-pilot-member table:name="35,58" table:display="true" table:show-details="true"/>
                <table:data-pilot-member table:name="35,6" table:display="true" table:show-details="true"/>
                <table:data-pilot-member table:name="35,63" table:display="true" table:show-details="true"/>
                <table:data-pilot-member table:name="35,71" table:display="true" table:show-details="true"/>
                <table:data-pilot-member table:name="35,8" table:display="true" table:show-details="true"/>
                <table:data-pilot-member table:name="35,9" table:display="true" table:show-details="true"/>
                <table:data-pilot-member table:name="36" table:display="true" table:show-details="true"/>
                <table:data-pilot-member table:name="36,08" table:display="true" table:show-details="true"/>
                <table:data-pilot-member table:name="36,1" table:display="true" table:show-details="true"/>
                <table:data-pilot-member table:name="36,2" table:display="true" table:show-details="true"/>
                <table:data-pilot-member table:name="36,33" table:display="true" table:show-details="true"/>
                <table:data-pilot-member table:name="36,37" table:display="true" table:show-details="true"/>
                <table:data-pilot-member table:name="36,4" table:display="true" table:show-details="true"/>
                <table:data-pilot-member table:name="36,5" table:display="true" table:show-details="true"/>
                <table:data-pilot-member table:name="36,65" table:display="true" table:show-details="true"/>
                <table:data-pilot-member table:name="36,77" table:display="true" table:show-details="true"/>
                <table:data-pilot-member table:name="36,87" table:display="true" table:show-details="true"/>
                <table:data-pilot-member table:name="37" table:display="true" table:show-details="true"/>
                <table:data-pilot-member table:name="37,01" table:display="true" table:show-details="true"/>
                <table:data-pilot-member table:name="37,1" table:display="true" table:show-details="true"/>
                <table:data-pilot-member table:name="37,11" table:display="true" table:show-details="true"/>
                <table:data-pilot-member table:name="37,26" table:display="true" table:show-details="true"/>
                <table:data-pilot-member table:name="37,32" table:display="true" table:show-details="true"/>
                <table:data-pilot-member table:name="37,4" table:display="true" table:show-details="true"/>
                <table:data-pilot-member table:name="37,46" table:display="true" table:show-details="true"/>
                <table:data-pilot-member table:name="37,58" table:display="true" table:show-details="true"/>
                <table:data-pilot-member table:name="37,68" table:display="true" table:show-details="true"/>
                <table:data-pilot-member table:name="37,82" table:display="true" table:show-details="true"/>
                <table:data-pilot-member table:name="37,9" table:display="true" table:show-details="true"/>
                <table:data-pilot-member table:name="38" table:display="true" table:show-details="true"/>
                <table:data-pilot-member table:name="38,07" table:display="true" table:show-details="true"/>
                <table:data-pilot-member table:name="38,08" table:display="true" table:show-details="true"/>
                <table:data-pilot-member table:name="38,1" table:display="true" table:show-details="true"/>
                <table:data-pilot-member table:name="38,15" table:display="true" table:show-details="true"/>
                <table:data-pilot-member table:name="38,18" table:display="true" table:show-details="true"/>
                <table:data-pilot-member table:name="38,27" table:display="true" table:show-details="true"/>
                <table:data-pilot-member table:name="38,39" table:display="true" table:show-details="true"/>
                <table:data-pilot-member table:name="38,44" table:display="true" table:show-details="true"/>
                <table:data-pilot-member table:name="38,48" table:display="true" table:show-details="true"/>
                <table:data-pilot-member table:name="38,5" table:display="true" table:show-details="true"/>
                <table:data-pilot-member table:name="38,6" table:display="true" table:show-details="true"/>
                <table:data-pilot-member table:name="38,73" table:display="true" table:show-details="true"/>
                <table:data-pilot-member table:name="38,82" table:display="true" table:show-details="true"/>
                <table:data-pilot-member table:name="38,9" table:display="true" table:show-details="true"/>
                <table:data-pilot-member table:name="38,91" table:display="true" table:show-details="true"/>
                <table:data-pilot-member table:name="39" table:display="true" table:show-details="true"/>
                <table:data-pilot-member table:name="39,04" table:display="true" table:show-details="true"/>
                <table:data-pilot-member table:name="39,1" table:display="true" table:show-details="true"/>
                <table:data-pilot-member table:name="39,13" table:display="true" table:show-details="true"/>
                <table:data-pilot-member table:name="39,25" table:display="true" table:show-details="true"/>
                <table:data-pilot-member table:name="39,28" table:display="true" table:show-details="true"/>
                <table:data-pilot-member table:name="39,32" table:display="true" table:show-details="true"/>
                <table:data-pilot-member table:name="39,4" table:display="true" table:show-details="true"/>
                <table:data-pilot-member table:name="39,41" table:display="true" table:show-details="true"/>
                <table:data-pilot-member table:name="39,44" table:display="true" table:show-details="true"/>
                <table:data-pilot-member table:name="39,5" table:display="true" table:show-details="true"/>
                <table:data-pilot-member table:name="39,6" table:display="true" table:show-details="true"/>
                <table:data-pilot-member table:name="39,73" table:display="true" table:show-details="true"/>
                <table:data-pilot-member table:name="39,74" table:display="true" table:show-details="true"/>
                <table:data-pilot-member table:name="39,78" table:display="true" table:show-details="true"/>
                <table:data-pilot-member table:name="39,88" table:display="true" table:show-details="true"/>
                <table:data-pilot-member table:name="39,9" table:display="true" table:show-details="true"/>
                <table:data-pilot-member table:name="39,94" table:display="true" table:show-details="true"/>
                <table:data-pilot-member table:name="39,97" table:display="true" table:show-details="true"/>
                <table:data-pilot-member table:name="39,99" table:display="true" table:show-details="true"/>
                <table:data-pilot-member table:name="40" table:display="true" table:show-details="true"/>
                <table:data-pilot-member table:name="40,03" table:display="true" table:show-details="true"/>
                <table:data-pilot-member table:name="40,08" table:display="true" table:show-details="true"/>
                <table:data-pilot-member table:name="40,1" table:display="true" table:show-details="true"/>
                <table:data-pilot-member table:name="40,2" table:display="true" table:show-details="true"/>
                <table:data-pilot-member table:name="40,3" table:display="true" table:show-details="true"/>
                <table:data-pilot-member table:name="40,31" table:display="true" table:show-details="true"/>
                <table:data-pilot-member table:name="40,37" table:display="true" table:show-details="true"/>
                <table:data-pilot-member table:name="40,38" table:display="true" table:show-details="true"/>
                <table:data-pilot-member table:name="40,41" table:display="true" table:show-details="true"/>
                <table:data-pilot-member table:name="40,66" table:display="true" table:show-details="true"/>
                <table:data-pilot-member table:name="40,68" table:display="true" table:show-details="true"/>
                <table:data-pilot-member table:name="40,9" table:display="true" table:show-details="true"/>
                <table:data-pilot-member table:name="40,97" table:display="true" table:show-details="true"/>
                <table:data-pilot-member table:name="40,98" table:display="true" table:show-details="true"/>
                <table:data-pilot-member table:name="40,99" table:display="true" table:show-details="true"/>
                <table:data-pilot-member table:name="41,07" table:display="true" table:show-details="true"/>
                <table:data-pilot-member table:name="41,08" table:display="true" table:show-details="true"/>
                <table:data-pilot-member table:name="41,18" table:display="true" table:show-details="true"/>
                <table:data-pilot-member table:name="41,23" table:display="true" table:show-details="true"/>
                <table:data-pilot-member table:name="41,27" table:display="true" table:show-details="true"/>
                <table:data-pilot-member table:name="41,28" table:display="true" table:show-details="true"/>
                <table:data-pilot-member table:name="41,3" table:display="true" table:show-details="true"/>
                <table:data-pilot-member table:name="41,36" table:display="true" table:show-details="true"/>
                <table:data-pilot-member table:name="41,38" table:display="true" table:show-details="true"/>
                <table:data-pilot-member table:name="41,4" table:display="true" table:show-details="true"/>
                <table:data-pilot-member table:name="41,5" table:display="true" table:show-details="true"/>
                <table:data-pilot-member table:name="41,57" table:display="true" table:show-details="true"/>
                <table:data-pilot-member table:name="41,64" table:display="true" table:show-details="true"/>
                <table:data-pilot-member table:name="41,83" table:display="true" table:show-details="true"/>
                <table:data-pilot-member table:name="41,9" table:display="true" table:show-details="true"/>
                <table:data-pilot-member table:name="42,07" table:display="true" table:show-details="true"/>
                <table:data-pilot-member table:name="42,25" table:display="true" table:show-details="true"/>
                <table:data-pilot-member table:name="42,28" table:display="true" table:show-details="true"/>
                <table:data-pilot-member table:name="42,48" table:display="true" table:show-details="true"/>
                <table:data-pilot-member table:name="42,54" table:display="true" table:show-details="true"/>
                <table:data-pilot-member table:name="42,64" table:display="true" table:show-details="true"/>
                <table:data-pilot-member table:name="42,69" table:display="true" table:show-details="true"/>
                <table:data-pilot-member table:name="42,8" table:display="true" table:show-details="true"/>
                <table:data-pilot-member table:name="42,9" table:display="true" table:show-details="true"/>
                <table:data-pilot-member table:name="43" table:display="true" table:show-details="true"/>
                <table:data-pilot-member table:name="43,03" table:display="true" table:show-details="true"/>
                <table:data-pilot-member table:name="43,06" table:display="true" table:show-details="true"/>
                <table:data-pilot-member table:name="43,29" table:display="true" table:show-details="true"/>
                <table:data-pilot-member table:name="43,32" table:display="true" table:show-details="true"/>
                <table:data-pilot-member table:name="43,34" table:display="true" table:show-details="true"/>
                <table:data-pilot-member table:name="43,5" table:display="true" table:show-details="true"/>
                <table:data-pilot-member table:name="43,55" table:display="true" table:show-details="true"/>
                <table:data-pilot-member table:name="43,64" table:display="true" table:show-details="true"/>
                <table:data-pilot-member table:name="43,76" table:display="true" table:show-details="true"/>
                <table:data-pilot-member table:name="43,8" table:display="true" table:show-details="true"/>
                <table:data-pilot-member table:name="43,99" table:display="true" table:show-details="true"/>
                <table:data-pilot-member table:name="44" table:display="true" table:show-details="true"/>
                <table:data-pilot-member table:name="44,08" table:display="true" table:show-details="true"/>
                <table:data-pilot-member table:name="44,1" table:display="true" table:show-details="true"/>
                <table:data-pilot-member table:name="44,26" table:display="true" table:show-details="true"/>
                <table:data-pilot-member table:name="44,28" table:display="true" table:show-details="true"/>
                <table:data-pilot-member table:name="44,36" table:display="true" table:show-details="true"/>
                <table:data-pilot-member table:name="44,5" table:display="true" table:show-details="true"/>
                <table:data-pilot-member table:name="44,62" table:display="true" table:show-details="true"/>
                <table:data-pilot-member table:name="44,7" table:display="true" table:show-details="true"/>
                <table:data-pilot-member table:name="44,73" table:display="true" table:show-details="true"/>
                <table:data-pilot-member table:name="44,8" table:display="true" table:show-details="true"/>
                <table:data-pilot-member table:name="44,9" table:display="true" table:show-details="true"/>
                <table:data-pilot-member table:name="44,95" table:display="true" table:show-details="true"/>
                <table:data-pilot-member table:name="45" table:display="true" table:show-details="true"/>
                <table:data-pilot-member table:name="45,06" table:display="true" table:show-details="true"/>
                <table:data-pilot-member table:name="45,07" table:display="true" table:show-details="true"/>
                <table:data-pilot-member table:name="45,1" table:display="true" table:show-details="true"/>
                <table:data-pilot-member table:name="45,2" table:display="true" table:show-details="true"/>
                <table:data-pilot-member table:name="45,22" table:display="true" table:show-details="true"/>
                <table:data-pilot-member table:name="45,27" table:display="true" table:show-details="true"/>
                <table:data-pilot-member table:name="45,28" table:display="true" table:show-details="true"/>
                <table:data-pilot-member table:name="45,4" table:display="true" table:show-details="true"/>
                <table:data-pilot-member table:name="45,58" table:display="true" table:show-details="true"/>
                <table:data-pilot-member table:name="45,6" table:display="true" table:show-details="true"/>
                <table:data-pilot-member table:name="45,61" table:display="true" table:show-details="true"/>
                <table:data-pilot-member table:name="45,66" table:display="true" table:show-details="true"/>
                <table:data-pilot-member table:name="45,67" table:display="true" table:show-details="true"/>
                <table:data-pilot-member table:name="45,75" table:display="true" table:show-details="true"/>
                <table:data-pilot-member table:name="45,8" table:display="true" table:show-details="true"/>
                <table:data-pilot-member table:name="45,81" table:display="true" table:show-details="true"/>
                <table:data-pilot-member table:name="45,88" table:display="true" table:show-details="true"/>
                <table:data-pilot-member table:name="45,9" table:display="true" table:show-details="true"/>
                <table:data-pilot-member table:name="45,92" table:display="true" table:show-details="true"/>
                <table:data-pilot-member table:name="45,94" table:display="true" table:show-details="true"/>
                <table:data-pilot-member table:name="45,97" table:display="true" table:show-details="true"/>
                <table:data-pilot-member table:name="46" table:display="true" table:show-details="true"/>
                <table:data-pilot-member table:name="46,01" table:display="true" table:show-details="true"/>
                <table:data-pilot-member table:name="46,02" table:display="true" table:show-details="true"/>
                <table:data-pilot-member table:name="46,15" table:display="true" table:show-details="true"/>
                <table:data-pilot-member table:name="46,16" table:display="true" table:show-details="true"/>
                <table:data-pilot-member table:name="46,17" table:display="true" table:show-details="true"/>
                <table:data-pilot-member table:name="46,18" table:display="true" table:show-details="true"/>
                <table:data-pilot-member table:name="46,2" table:display="true" table:show-details="true"/>
                <table:data-pilot-member table:name="46,4" table:display="true" table:show-details="true"/>
                <table:data-pilot-member table:name="46,48" table:display="true" table:show-details="true"/>
                <table:data-pilot-member table:name="46,5" table:display="true" table:show-details="true"/>
                <table:data-pilot-member table:name="46,64" table:display="true" table:show-details="true"/>
                <table:data-pilot-member table:name="46,74" table:display="true" table:show-details="true"/>
                <table:data-pilot-member table:name="46,81" table:display="true" table:show-details="true"/>
                <table:data-pilot-member table:name="46,87" table:display="true" table:show-details="true"/>
                <table:data-pilot-member table:name="46,88" table:display="true" table:show-details="true"/>
                <table:data-pilot-member table:name="46,91" table:display="true" table:show-details="true"/>
                <table:data-pilot-member table:name="46,94" table:display="true" table:show-details="true"/>
                <table:data-pilot-member table:name="46,95" table:display="true" table:show-details="true"/>
                <table:data-pilot-member table:name="47,05" table:display="true" table:show-details="true"/>
                <table:data-pilot-member table:name="47,21" table:display="true" table:show-details="true"/>
                <table:data-pilot-member table:name="47,24" table:display="true" table:show-details="true"/>
                <table:data-pilot-member table:name="47,25" table:display="true" table:show-details="true"/>
                <table:data-pilot-member table:name="47,39" table:display="true" table:show-details="true"/>
                <table:data-pilot-member table:name="47,5" table:display="true" table:show-details="true"/>
                <table:data-pilot-member table:name="47,6" table:display="true" table:show-details="true"/>
                <table:data-pilot-member table:name="47,7" table:display="true" table:show-details="true"/>
                <table:data-pilot-member table:name="47,8" table:display="true" table:show-details="true"/>
                <table:data-pilot-member table:name="47,9" table:display="true" table:show-details="true"/>
                <table:data-pilot-member table:name="47,96" table:display="true" table:show-details="true"/>
                <table:data-pilot-member table:name="47,97" table:display="true" table:show-details="true"/>
                <table:data-pilot-member table:name="48" table:display="true" table:show-details="true"/>
                <table:data-pilot-member table:name="48,01" table:display="true" table:show-details="true"/>
                <table:data-pilot-member table:name="48,1" table:display="true" table:show-details="true"/>
                <table:data-pilot-member table:name="48,24" table:display="true" table:show-details="true"/>
                <table:data-pilot-member table:name="48,4" table:display="true" table:show-details="true"/>
                <table:data-pilot-member table:name="48,47" table:display="true" table:show-details="true"/>
                <table:data-pilot-member table:name="48,5" table:display="true" table:show-details="true"/>
                <table:data-pilot-member table:name="48,56" table:display="true" table:show-details="true"/>
                <table:data-pilot-member table:name="48,59" table:display="true" table:show-details="true"/>
                <table:data-pilot-member table:name="48,61" table:display="true" table:show-details="true"/>
                <table:data-pilot-member table:name="48,65" table:display="true" table:show-details="true"/>
                <table:data-pilot-member table:name="48,67" table:display="true" table:show-details="true"/>
                <table:data-pilot-member table:name="48,68" table:display="true" table:show-details="true"/>
                <table:data-pilot-member table:name="48,8" table:display="true" table:show-details="true"/>
                <table:data-pilot-member table:name="48,89" table:display="true" table:show-details="true"/>
                <table:data-pilot-member table:name="48,9" table:display="true" table:show-details="true"/>
                <table:data-pilot-member table:name="49,25" table:display="true" table:show-details="true"/>
                <table:data-pilot-member table:name="49,29" table:display="true" table:show-details="true"/>
                <table:data-pilot-member table:name="49,31" table:display="true" table:show-details="true"/>
                <table:data-pilot-member table:name="49,33" table:display="true" table:show-details="true"/>
                <table:data-pilot-member table:name="49,4" table:display="true" table:show-details="true"/>
                <table:data-pilot-member table:name="49,42" table:display="true" table:show-details="true"/>
                <table:data-pilot-member table:name="49,46" table:display="true" table:show-details="true"/>
                <table:data-pilot-member table:name="49,5" table:display="true" table:show-details="true"/>
                <table:data-pilot-member table:name="49,67" table:display="true" table:show-details="true"/>
                <table:data-pilot-member table:name="49,79" table:display="true" table:show-details="true"/>
                <table:data-pilot-member table:name="49,8" table:display="true" table:show-details="true"/>
                <table:data-pilot-member table:name="49,85" table:display="true" table:show-details="true"/>
                <table:data-pilot-member table:name="49,89" table:display="true" table:show-details="true"/>
                <table:data-pilot-member table:name="49,9" table:display="true" table:show-details="true"/>
                <table:data-pilot-member table:name="49,91" table:display="true" table:show-details="true"/>
                <table:data-pilot-member table:name="49,96" table:display="true" table:show-details="true"/>
                <table:data-pilot-member table:name="50" table:display="true" table:show-details="true"/>
                <table:data-pilot-member table:name="50,15" table:display="true" table:show-details="true"/>
                <table:data-pilot-member table:name="50,19" table:display="true" table:show-details="true"/>
                <table:data-pilot-member table:name="50,26" table:display="true" table:show-details="true"/>
                <table:data-pilot-member table:name="50,31" table:display="true" table:show-details="true"/>
                <table:data-pilot-member table:name="50,36" table:display="true" table:show-details="true"/>
                <table:data-pilot-member table:name="50,38" table:display="true" table:show-details="true"/>
                <table:data-pilot-member table:name="50,42" table:display="true" table:show-details="true"/>
                <table:data-pilot-member table:name="50,45" table:display="true" table:show-details="true"/>
                <table:data-pilot-member table:name="50,5" table:display="true" table:show-details="true"/>
                <table:data-pilot-member table:name="51" table:display="true" table:show-details="true"/>
                <table:data-pilot-member table:name="51,08" table:display="true" table:show-details="true"/>
                <table:data-pilot-member table:name="51,11" table:display="true" table:show-details="true"/>
                <table:data-pilot-member table:name="51,12" table:display="true" table:show-details="true"/>
                <table:data-pilot-member table:name="51,2" table:display="true" table:show-details="true"/>
                <table:data-pilot-member table:name="51,3" table:display="true" table:show-details="true"/>
                <table:data-pilot-member table:name="51,38" table:display="true" table:show-details="true"/>
                <table:data-pilot-member table:name="51,67" table:display="true" table:show-details="true"/>
                <table:data-pilot-member table:name="51,68" table:display="true" table:show-details="true"/>
                <table:data-pilot-member table:name="51,7" table:display="true" table:show-details="true"/>
                <table:data-pilot-member table:name="51,8" table:display="true" table:show-details="true"/>
                <table:data-pilot-member table:name="52" table:display="true" table:show-details="true"/>
                <table:data-pilot-member table:name="52,04" table:display="true" table:show-details="true"/>
                <table:data-pilot-member table:name="52,17" table:display="true" table:show-details="true"/>
                <table:data-pilot-member table:name="52,2" table:display="true" table:show-details="true"/>
                <table:data-pilot-member table:name="52,49" table:display="true" table:show-details="true"/>
                <table:data-pilot-member table:name="52,57" table:display="true" table:show-details="true"/>
                <table:data-pilot-member table:name="52,8" table:display="true" table:show-details="true"/>
                <table:data-pilot-member table:name="52,98" table:display="true" table:show-details="true"/>
                <table:data-pilot-member table:name="53" table:display="true" table:show-details="true"/>
                <table:data-pilot-member table:name="53,25" table:display="true" table:show-details="true"/>
                <table:data-pilot-member table:name="53,27" table:display="true" table:show-details="true"/>
                <table:data-pilot-member table:name="53,38" table:display="true" table:show-details="true"/>
                <table:data-pilot-member table:name="53,4" table:display="true" table:show-details="true"/>
                <table:data-pilot-member table:name="53,47" table:display="true" table:show-details="true"/>
                <table:data-pilot-member table:name="53,7" table:display="true" table:show-details="true"/>
                <table:data-pilot-member table:name="53,77" table:display="true" table:show-details="true"/>
                <table:data-pilot-member table:name="54" table:display="true" table:show-details="true"/>
                <table:data-pilot-member table:name="54,18" table:display="true" table:show-details="true"/>
                <table:data-pilot-member table:name="54,3" table:display="true" table:show-details="true"/>
                <table:data-pilot-member table:name="54,31" table:display="true" table:show-details="true"/>
                <table:data-pilot-member table:name="54,33" table:display="true" table:show-details="true"/>
                <table:data-pilot-member table:name="54,36" table:display="true" table:show-details="true"/>
                <table:data-pilot-member table:name="54,39" table:display="true" table:show-details="true"/>
                <table:data-pilot-member table:name="54,6" table:display="true" table:show-details="true"/>
                <table:data-pilot-member table:name="54,65" table:display="true" table:show-details="true"/>
                <table:data-pilot-member table:name="54,8" table:display="true" table:show-details="true"/>
                <table:data-pilot-member table:name="54,9" table:display="true" table:show-details="true"/>
                <table:data-pilot-member table:name="54,98" table:display="true" table:show-details="true"/>
                <table:data-pilot-member table:name="54,99" table:display="true" table:show-details="true"/>
                <table:data-pilot-member table:name="55" table:display="true" table:show-details="true"/>
                <table:data-pilot-member table:name="55,14" table:display="true" table:show-details="true"/>
                <table:data-pilot-member table:name="55,26" table:display="true" table:show-details="true"/>
                <table:data-pilot-member table:name="55,27" table:display="true" table:show-details="true"/>
                <table:data-pilot-member table:name="55,3" table:display="true" table:show-details="true"/>
                <table:data-pilot-member table:name="55,5" table:display="true" table:show-details="true"/>
                <table:data-pilot-member table:name="55,52" table:display="true" table:show-details="true"/>
                <table:data-pilot-member table:name="55,6" table:display="true" table:show-details="true"/>
                <table:data-pilot-member table:name="55,61" table:display="true" table:show-details="true"/>
                <table:data-pilot-member table:name="55,7" table:display="true" table:show-details="true"/>
                <table:data-pilot-member table:name="55,77" table:display="true" table:show-details="true"/>
                <table:data-pilot-member table:name="55,8" table:display="true" table:show-details="true"/>
                <table:data-pilot-member table:name="55,81" table:display="true" table:show-details="true"/>
                <table:data-pilot-member table:name="55,89" table:display="true" table:show-details="true"/>
                <table:data-pilot-member table:name="56" table:display="true" table:show-details="true"/>
                <table:data-pilot-member table:name="56,08" table:display="true" table:show-details="true"/>
                <table:data-pilot-member table:name="56,2" table:display="true" table:show-details="true"/>
                <table:data-pilot-member table:name="56,3" table:display="true" table:show-details="true"/>
                <table:data-pilot-member table:name="56,36" table:display="true" table:show-details="true"/>
                <table:data-pilot-member table:name="56,4" table:display="true" table:show-details="true"/>
                <table:data-pilot-member table:name="56,5" table:display="true" table:show-details="true"/>
                <table:data-pilot-member table:name="56,6" table:display="true" table:show-details="true"/>
                <table:data-pilot-member table:name="56,67" table:display="true" table:show-details="true"/>
                <table:data-pilot-member table:name="56,68" table:display="true" table:show-details="true"/>
                <table:data-pilot-member table:name="56,77" table:display="true" table:show-details="true"/>
                <table:data-pilot-member table:name="56,8" table:display="true" table:show-details="true"/>
                <table:data-pilot-member table:name="56,91" table:display="true" table:show-details="true"/>
                <table:data-pilot-member table:name="57" table:display="true" table:show-details="true"/>
                <table:data-pilot-member table:name="57,02" table:display="true" table:show-details="true"/>
                <table:data-pilot-member table:name="57,03" table:display="true" table:show-details="true"/>
                <table:data-pilot-member table:name="57,1" table:display="true" table:show-details="true"/>
                <table:data-pilot-member table:name="57,11" table:display="true" table:show-details="true"/>
                <table:data-pilot-member table:name="57,14" table:display="true" table:show-details="true"/>
                <table:data-pilot-member table:name="57,2" table:display="true" table:show-details="true"/>
                <table:data-pilot-member table:name="57,31" table:display="true" table:show-details="true"/>
                <table:data-pilot-member table:name="57,4" table:display="true" table:show-details="true"/>
                <table:data-pilot-member table:name="57,46" table:display="true" table:show-details="true"/>
                <table:data-pilot-member table:name="57,5" table:display="true" table:show-details="true"/>
                <table:data-pilot-member table:name="57,6" table:display="true" table:show-details="true"/>
                <table:data-pilot-member table:name="57,63" table:display="true" table:show-details="true"/>
                <table:data-pilot-member table:name="57,67" table:display="true" table:show-details="true"/>
                <table:data-pilot-member table:name="57,68" table:display="true" table:show-details="true"/>
                <table:data-pilot-member table:name="57,85" table:display="true" table:show-details="true"/>
                <table:data-pilot-member table:name="57,88" table:display="true" table:show-details="true"/>
                <table:data-pilot-member table:name="57,95" table:display="true" table:show-details="true"/>
                <table:data-pilot-member table:name="58,08" table:display="true" table:show-details="true"/>
                <table:data-pilot-member table:name="58,19" table:display="true" table:show-details="true"/>
                <table:data-pilot-member table:name="58,34" table:display="true" table:show-details="true"/>
                <table:data-pilot-member table:name="58,4" table:display="true" table:show-details="true"/>
                <table:data-pilot-member table:name="58,52" table:display="true" table:show-details="true"/>
                <table:data-pilot-member table:name="58,58" table:display="true" table:show-details="true"/>
                <table:data-pilot-member table:name="58,6" table:display="true" table:show-details="true"/>
                <table:data-pilot-member table:name="58,8" table:display="true" table:show-details="true"/>
                <table:data-pilot-member table:name="58,89" table:display="true" table:show-details="true"/>
                <table:data-pilot-member table:name="58,9" table:display="true" table:show-details="true"/>
                <table:data-pilot-member table:name="59" table:display="true" table:show-details="true"/>
                <table:data-pilot-member table:name="59,04" table:display="true" table:show-details="true"/>
                <table:data-pilot-member table:name="59,08" table:display="true" table:show-details="true"/>
                <table:data-pilot-member table:name="59,09" table:display="true" table:show-details="true"/>
                <table:data-pilot-member table:name="59,14" table:display="true" table:show-details="true"/>
                <table:data-pilot-member table:name="59,26" table:display="true" table:show-details="true"/>
                <table:data-pilot-member table:name="59,29" table:display="true" table:show-details="true"/>
                <table:data-pilot-member table:name="59,3" table:display="true" table:show-details="true"/>
                <table:data-pilot-member table:name="59,37" table:display="true" table:show-details="true"/>
                <table:data-pilot-member table:name="59,4" table:display="true" table:show-details="true"/>
                <table:data-pilot-member table:name="59,41" table:display="true" table:show-details="true"/>
                <table:data-pilot-member table:name="59,47" table:display="true" table:show-details="true"/>
                <table:data-pilot-member table:name="59,63" table:display="true" table:show-details="true"/>
                <table:data-pilot-member table:name="59,64" table:display="true" table:show-details="true"/>
                <table:data-pilot-member table:name="59,7" table:display="true" table:show-details="true"/>
                <table:data-pilot-member table:name="59,8" table:display="true" table:show-details="true"/>
                <table:data-pilot-member table:name="59,85" table:display="true" table:show-details="true"/>
                <table:data-pilot-member table:name="59,86" table:display="true" table:show-details="true"/>
                <table:data-pilot-member table:name="59,9" table:display="true" table:show-details="true"/>
                <table:data-pilot-member table:name="59,94" table:display="true" table:show-details="true"/>
                <table:data-pilot-member table:name="60" table:display="true" table:show-details="true"/>
                <table:data-pilot-member table:name="60,07" table:display="true" table:show-details="true"/>
                <table:data-pilot-member table:name="60,23" table:display="true" table:show-details="true"/>
                <table:data-pilot-member table:name="60,28" table:display="true" table:show-details="true"/>
                <table:data-pilot-member table:name="60,32" table:display="true" table:show-details="true"/>
                <table:data-pilot-member table:name="60,4" table:display="true" table:show-details="true"/>
                <table:data-pilot-member table:name="60,42" table:display="true" table:show-details="true"/>
                <table:data-pilot-member table:name="60,5" table:display="true" table:show-details="true"/>
                <table:data-pilot-member table:name="60,59" table:display="true" table:show-details="true"/>
                <table:data-pilot-member table:name="60,6" table:display="true" table:show-details="true"/>
                <table:data-pilot-member table:name="60,9" table:display="true" table:show-details="true"/>
                <table:data-pilot-member table:name="60,92" table:display="true" table:show-details="true"/>
                <table:data-pilot-member table:name="60,94" table:display="true" table:show-details="true"/>
                <table:data-pilot-member table:name="61" table:display="true" table:show-details="true"/>
                <table:data-pilot-member table:name="61,1" table:display="true" table:show-details="true"/>
                <table:data-pilot-member table:name="61,16" table:display="true" table:show-details="true"/>
                <table:data-pilot-member table:name="61,2" table:display="true" table:show-details="true"/>
                <table:data-pilot-member table:name="61,22" table:display="true" table:show-details="true"/>
                <table:data-pilot-member table:name="61,36" table:display="true" table:show-details="true"/>
                <table:data-pilot-member table:name="61,4" table:display="true" table:show-details="true"/>
                <table:data-pilot-member table:name="61,5" table:display="true" table:show-details="true"/>
                <table:data-pilot-member table:name="61,55" table:display="true" table:show-details="true"/>
                <table:data-pilot-member table:name="61,58" table:display="true" table:show-details="true"/>
                <table:data-pilot-member table:name="61,73" table:display="true" table:show-details="true"/>
                <table:data-pilot-member table:name="61,9" table:display="true" table:show-details="true"/>
                <table:data-pilot-member table:name="61,98" table:display="true" table:show-details="true"/>
                <table:data-pilot-member table:name="62" table:display="true" table:show-details="true"/>
                <table:data-pilot-member table:name="62,3" table:display="true" table:show-details="true"/>
                <table:data-pilot-member table:name="62,48" table:display="true" table:show-details="true"/>
                <table:data-pilot-member table:name="62,49" table:display="true" table:show-details="true"/>
                <table:data-pilot-member table:name="62,5" table:display="true" table:show-details="true"/>
                <table:data-pilot-member table:name="62,58" table:display="true" table:show-details="true"/>
                <table:data-pilot-member table:name="62,6" table:display="true" table:show-details="true"/>
                <table:data-pilot-member table:name="62,78" table:display="true" table:show-details="true"/>
                <table:data-pilot-member table:name="62,88" table:display="true" table:show-details="true"/>
                <table:data-pilot-member table:name="62,99" table:display="true" table:show-details="true"/>
                <table:data-pilot-member table:name="63,1" table:display="true" table:show-details="true"/>
                <table:data-pilot-member table:name="63,29" table:display="true" table:show-details="true"/>
                <table:data-pilot-member table:name="63,38" table:display="true" table:show-details="true"/>
                <table:data-pilot-member table:name="63,39" table:display="true" table:show-details="true"/>
                <table:data-pilot-member table:name="63,4" table:display="true" table:show-details="true"/>
                <table:data-pilot-member table:name="63,47" table:display="true" table:show-details="true"/>
                <table:data-pilot-member table:name="63,54" table:display="true" table:show-details="true"/>
                <table:data-pilot-member table:name="63,56" table:display="true" table:show-details="true"/>
                <table:data-pilot-member table:name="63,6" table:display="true" table:show-details="true"/>
                <table:data-pilot-member table:name="63,65" table:display="true" table:show-details="true"/>
                <table:data-pilot-member table:name="63,9" table:display="true" table:show-details="true"/>
                <table:data-pilot-member table:name="64" table:display="true" table:show-details="true"/>
                <table:data-pilot-member table:name="64,01" table:display="true" table:show-details="true"/>
                <table:data-pilot-member table:name="64,19" table:display="true" table:show-details="true"/>
                <table:data-pilot-member table:name="64,29" table:display="true" table:show-details="true"/>
                <table:data-pilot-member table:name="64,4" table:display="true" table:show-details="true"/>
                <table:data-pilot-member table:name="64,5" table:display="true" table:show-details="true"/>
                <table:data-pilot-member table:name="64,65" table:display="true" table:show-details="true"/>
                <table:data-pilot-member table:name="64,67" table:display="true" table:show-details="true"/>
                <table:data-pilot-member table:name="64,69" table:display="true" table:show-details="true"/>
                <table:data-pilot-member table:name="64,76" table:display="true" table:show-details="true"/>
                <table:data-pilot-member table:name="64,85" table:display="true" table:show-details="true"/>
                <table:data-pilot-member table:name="64,89" table:display="true" table:show-details="true"/>
                <table:data-pilot-member table:name="65" table:display="true" table:show-details="true"/>
                <table:data-pilot-member table:name="65,18" table:display="true" table:show-details="true"/>
                <table:data-pilot-member table:name="65,25" table:display="true" table:show-details="true"/>
                <table:data-pilot-member table:name="65,37" table:display="true" table:show-details="true"/>
                <table:data-pilot-member table:name="65,52" table:display="true" table:show-details="true"/>
                <table:data-pilot-member table:name="65,53" table:display="true" table:show-details="true"/>
                <table:data-pilot-member table:name="65,56" table:display="true" table:show-details="true"/>
                <table:data-pilot-member table:name="65,57" table:display="true" table:show-details="true"/>
                <table:data-pilot-member table:name="65,58" table:display="true" table:show-details="true"/>
                <table:data-pilot-member table:name="65,6" table:display="true" table:show-details="true"/>
                <table:data-pilot-member table:name="65,64" table:display="true" table:show-details="true"/>
                <table:data-pilot-member table:name="65,79" table:display="true" table:show-details="true"/>
                <table:data-pilot-member table:name="65,8" table:display="true" table:show-details="true"/>
                <table:data-pilot-member table:name="65,81" table:display="true" table:show-details="true"/>
                <table:data-pilot-member table:name="65,82" table:display="true" table:show-details="true"/>
                <table:data-pilot-member table:name="65,9" table:display="true" table:show-details="true"/>
                <table:data-pilot-member table:name="65,96" table:display="true" table:show-details="true"/>
                <table:data-pilot-member table:name="65,99" table:display="true" table:show-details="true"/>
                <table:data-pilot-member table:name="66" table:display="true" table:show-details="true"/>
                <table:data-pilot-member table:name="66,03" table:display="true" table:show-details="true"/>
                <table:data-pilot-member table:name="66,09" table:display="true" table:show-details="true"/>
                <table:data-pilot-member table:name="66,1" table:display="true" table:show-details="true"/>
                <table:data-pilot-member table:name="66,3" table:display="true" table:show-details="true"/>
                <table:data-pilot-member table:name="66,4" table:display="true" table:show-details="true"/>
                <table:data-pilot-member table:name="66,5" table:display="true" table:show-details="true"/>
                <table:data-pilot-member table:name="66,6" table:display="true" table:show-details="true"/>
                <table:data-pilot-member table:name="66,78" table:display="true" table:show-details="true"/>
                <table:data-pilot-member table:name="66,8" table:display="true" table:show-details="true"/>
                <table:data-pilot-member table:name="66,89" table:display="true" table:show-details="true"/>
                <table:data-pilot-member table:name="66,9" table:display="true" table:show-details="true"/>
                <table:data-pilot-member table:name="66,96" table:display="true" table:show-details="true"/>
                <table:data-pilot-member table:name="67,09" table:display="true" table:show-details="true"/>
                <table:data-pilot-member table:name="67,14" table:display="true" table:show-details="true"/>
                <table:data-pilot-member table:name="67,26" table:display="true" table:show-details="true"/>
                <table:data-pilot-member table:name="67,4" table:display="true" table:show-details="true"/>
                <table:data-pilot-member table:name="67,5" table:display="true" table:show-details="true"/>
                <table:data-pilot-member table:name="67,6" table:display="true" table:show-details="true"/>
                <table:data-pilot-member table:name="67,8" table:display="true" table:show-details="true"/>
                <table:data-pilot-member table:name="67,81" table:display="true" table:show-details="true"/>
                <table:data-pilot-member table:name="67,86" table:display="true" table:show-details="true"/>
                <table:data-pilot-member table:name="67,89" table:display="true" table:show-details="true"/>
                <table:data-pilot-member table:name="68,03" table:display="true" table:show-details="true"/>
                <table:data-pilot-member table:name="68,33" table:display="true" table:show-details="true"/>
                <table:data-pilot-member table:name="68,42" table:display="true" table:show-details="true"/>
                <table:data-pilot-member table:name="68,45" table:display="true" table:show-details="true"/>
                <table:data-pilot-member table:name="68,46" table:display="true" table:show-details="true"/>
                <table:data-pilot-member table:name="68,53" table:display="true" table:show-details="true"/>
                <table:data-pilot-member table:name="68,55" table:display="true" table:show-details="true"/>
                <table:data-pilot-member table:name="68,71" table:display="true" table:show-details="true"/>
                <table:data-pilot-member table:name="68,73" table:display="true" table:show-details="true"/>
                <table:data-pilot-member table:name="68,76" table:display="true" table:show-details="true"/>
                <table:data-pilot-member table:name="68,8" table:display="true" table:show-details="true"/>
                <table:data-pilot-member table:name="68,82" table:display="true" table:show-details="true"/>
                <table:data-pilot-member table:name="68,86" table:display="true" table:show-details="true"/>
                <table:data-pilot-member table:name="69,3" table:display="true" table:show-details="true"/>
                <table:data-pilot-member table:name="69,36" table:display="true" table:show-details="true"/>
                <table:data-pilot-member table:name="69,5" table:display="true" table:show-details="true"/>
                <table:data-pilot-member table:name="69,6" table:display="true" table:show-details="true"/>
                <table:data-pilot-member table:name="69,64" table:display="true" table:show-details="true"/>
                <table:data-pilot-member table:name="69,67" table:display="true" table:show-details="true"/>
                <table:data-pilot-member table:name="69,95" table:display="true" table:show-details="true"/>
                <table:data-pilot-member table:name="70" table:display="true" table:show-details="true"/>
                <table:data-pilot-member table:name="70,16" table:display="true" table:show-details="true"/>
                <table:data-pilot-member table:name="70,44" table:display="true" table:show-details="true"/>
                <table:data-pilot-member table:name="70,65" table:display="true" table:show-details="true"/>
                <table:data-pilot-member table:name="70,73" table:display="true" table:show-details="true"/>
                <table:data-pilot-member table:name="70,74" table:display="true" table:show-details="true"/>
                <table:data-pilot-member table:name="70,8" table:display="true" table:show-details="true"/>
                <table:data-pilot-member table:name="70,88" table:display="true" table:show-details="true"/>
                <table:data-pilot-member table:name="70,97" table:display="true" table:show-details="true"/>
                <table:data-pilot-member table:name="71" table:display="true" table:show-details="true"/>
                <table:data-pilot-member table:name="71,01" table:display="true" table:show-details="true"/>
                <table:data-pilot-member table:name="71,14" table:display="true" table:show-details="true"/>
                <table:data-pilot-member table:name="71,24" table:display="true" table:show-details="true"/>
                <table:data-pilot-member table:name="71,27" table:display="true" table:show-details="true"/>
                <table:data-pilot-member table:name="71,4" table:display="true" table:show-details="true"/>
                <table:data-pilot-member table:name="71,47" table:display="true" table:show-details="true"/>
                <table:data-pilot-member table:name="71,5" table:display="true" table:show-details="true"/>
                <table:data-pilot-member table:name="71,61" table:display="true" table:show-details="true"/>
                <table:data-pilot-member table:name="71,64" table:display="true" table:show-details="true"/>
                <table:data-pilot-member table:name="71,71" table:display="true" table:show-details="true"/>
                <table:data-pilot-member table:name="71,8" table:display="true" table:show-details="true"/>
                <table:data-pilot-member table:name="71,84" table:display="true" table:show-details="true"/>
                <table:data-pilot-member table:name="72" table:display="true" table:show-details="true"/>
                <table:data-pilot-member table:name="72,12" table:display="true" table:show-details="true"/>
                <table:data-pilot-member table:name="72,67" table:display="true" table:show-details="true"/>
                <table:data-pilot-member table:name="72,68" table:display="true" table:show-details="true"/>
                <table:data-pilot-member table:name="72,7" table:display="true" table:show-details="true"/>
                <table:data-pilot-member table:name="72,77" table:display="true" table:show-details="true"/>
                <table:data-pilot-member table:name="72,8" table:display="true" table:show-details="true"/>
                <table:data-pilot-member table:name="72,9" table:display="true" table:show-details="true"/>
                <table:data-pilot-member table:name="73,11" table:display="true" table:show-details="true"/>
                <table:data-pilot-member table:name="73,12" table:display="true" table:show-details="true"/>
                <table:data-pilot-member table:name="73,38" table:display="true" table:show-details="true"/>
                <table:data-pilot-member table:name="73,4" table:display="true" table:show-details="true"/>
                <table:data-pilot-member table:name="73,44" table:display="true" table:show-details="true"/>
                <table:data-pilot-member table:name="73,5" table:display="true" table:show-details="true"/>
                <table:data-pilot-member table:name="73,6" table:display="true" table:show-details="true"/>
                <table:data-pilot-member table:name="73,63" table:display="true" table:show-details="true"/>
                <table:data-pilot-member table:name="73,67" table:display="true" table:show-details="true"/>
                <table:data-pilot-member table:name="74" table:display="true" table:show-details="true"/>
                <table:data-pilot-member table:name="74,02" table:display="true" table:show-details="true"/>
                <table:data-pilot-member table:name="74,05" table:display="true" table:show-details="true"/>
                <table:data-pilot-member table:name="74,26" table:display="true" table:show-details="true"/>
                <table:data-pilot-member table:name="74,28" table:display="true" table:show-details="true"/>
                <table:data-pilot-member table:name="74,29" table:display="true" table:show-details="true"/>
                <table:data-pilot-member table:name="74,3" table:display="true" table:show-details="true"/>
                <table:data-pilot-member table:name="74,36" table:display="true" table:show-details="true"/>
                <table:data-pilot-member table:name="74,4" table:display="true" table:show-details="true"/>
                <table:data-pilot-member table:name="74,6" table:display="true" table:show-details="true"/>
                <table:data-pilot-member table:name="74,64" table:display="true" table:show-details="true"/>
                <table:data-pilot-member table:name="74,7" table:display="true" table:show-details="true"/>
                <table:data-pilot-member table:name="74,76" table:display="true" table:show-details="true"/>
                <table:data-pilot-member table:name="74,95" table:display="true" table:show-details="true"/>
                <table:data-pilot-member table:name="75" table:display="true" table:show-details="true"/>
                <table:data-pilot-member table:name="75,07" table:display="true" table:show-details="true"/>
                <table:data-pilot-member table:name="75,2" table:display="true" table:show-details="true"/>
                <table:data-pilot-member table:name="75,4" table:display="true" table:show-details="true"/>
                <table:data-pilot-member table:name="75,42" table:display="true" table:show-details="true"/>
                <table:data-pilot-member table:name="75,48" table:display="true" table:show-details="true"/>
                <table:data-pilot-member table:name="75,6" table:display="true" table:show-details="true"/>
                <table:data-pilot-member table:name="75,76" table:display="true" table:show-details="true"/>
                <table:data-pilot-member table:name="75,8" table:display="true" table:show-details="true"/>
                <table:data-pilot-member table:name="75,9" table:display="true" table:show-details="true"/>
                <table:data-pilot-member table:name="75,97" table:display="true" table:show-details="true"/>
                <table:data-pilot-member table:name="75,98" table:display="true" table:show-details="true"/>
                <table:data-pilot-member table:name="76,19" table:display="true" table:show-details="true"/>
                <table:data-pilot-member table:name="76,21" table:display="true" table:show-details="true"/>
                <table:data-pilot-member table:name="76,26" table:display="true" table:show-details="true"/>
                <table:data-pilot-member table:name="76,54" table:display="true" table:show-details="true"/>
                <table:data-pilot-member table:name="76,6" table:display="true" table:show-details="true"/>
                <table:data-pilot-member table:name="76,64" table:display="true" table:show-details="true"/>
                <table:data-pilot-member table:name="76,76" table:display="true" table:show-details="true"/>
                <table:data-pilot-member table:name="76,8" table:display="true" table:show-details="true"/>
                <table:data-pilot-member table:name="76,98" table:display="true" table:show-details="true"/>
                <table:data-pilot-member table:name="77,1" table:display="true" table:show-details="true"/>
                <table:data-pilot-member table:name="77,18" table:display="true" table:show-details="true"/>
                <table:data-pilot-member table:name="77,23" table:display="true" table:show-details="true"/>
                <table:data-pilot-member table:name="77,4" table:display="true" table:show-details="true"/>
                <table:data-pilot-member table:name="77,59" table:display="true" table:show-details="true"/>
                <table:data-pilot-member table:name="77,69" table:display="true" table:show-details="true"/>
                <table:data-pilot-member table:name="77,78" table:display="true" table:show-details="true"/>
                <table:data-pilot-member table:name="77,8" table:display="true" table:show-details="true"/>
                <table:data-pilot-member table:name="77,99" table:display="true" table:show-details="true"/>
                <table:data-pilot-member table:name="78,01" table:display="true" table:show-details="true"/>
                <table:data-pilot-member table:name="78,09" table:display="true" table:show-details="true"/>
                <table:data-pilot-member table:name="78,13" table:display="true" table:show-details="true"/>
                <table:data-pilot-member table:name="78,17" table:display="true" table:show-details="true"/>
                <table:data-pilot-member table:name="78,18" table:display="true" table:show-details="true"/>
                <table:data-pilot-member table:name="78,21" table:display="true" table:show-details="true"/>
                <table:data-pilot-member table:name="78,43" table:display="true" table:show-details="true"/>
                <table:data-pilot-member table:name="78,44" table:display="true" table:show-details="true"/>
                <table:data-pilot-member table:name="78,59" table:display="true" table:show-details="true"/>
                <table:data-pilot-member table:name="78,6" table:display="true" table:show-details="true"/>
                <table:data-pilot-member table:name="78,75" table:display="true" table:show-details="true"/>
                <table:data-pilot-member table:name="78,81" table:display="true" table:show-details="true"/>
                <table:data-pilot-member table:name="78,95" table:display="true" table:show-details="true"/>
                <table:data-pilot-member table:name="79" table:display="true" table:show-details="true"/>
                <table:data-pilot-member table:name="79,07" table:display="true" table:show-details="true"/>
                <table:data-pilot-member table:name="79,16" table:display="true" table:show-details="true"/>
                <table:data-pilot-member table:name="79,18" table:display="true" table:show-details="true"/>
                <table:data-pilot-member table:name="79,28" table:display="true" table:show-details="true"/>
                <table:data-pilot-member table:name="79,3" table:display="true" table:show-details="true"/>
                <table:data-pilot-member table:name="79,4" table:display="true" table:show-details="true"/>
                <table:data-pilot-member table:name="79,5" table:display="true" table:show-details="true"/>
                <table:data-pilot-member table:name="79,62" table:display="true" table:show-details="true"/>
                <table:data-pilot-member table:name="79,9" table:display="true" table:show-details="true"/>
                <table:data-pilot-member table:name="80" table:display="true" table:show-details="true"/>
                <table:data-pilot-member table:name="80,48" table:display="true" table:show-details="true"/>
                <table:data-pilot-member table:name="80,5" table:display="true" table:show-details="true"/>
                <table:data-pilot-member table:name="80,56" table:display="true" table:show-details="true"/>
                <table:data-pilot-member table:name="80,98" table:display="true" table:show-details="true"/>
                <table:data-pilot-member table:name="81" table:display="true" table:show-details="true"/>
                <table:data-pilot-member table:name="81,1" table:display="true" table:show-details="true"/>
                <table:data-pilot-member table:name="81,3" table:display="true" table:show-details="true"/>
                <table:data-pilot-member table:name="81,37" table:display="true" table:show-details="true"/>
                <table:data-pilot-member table:name="81,42" table:display="true" table:show-details="true"/>
                <table:data-pilot-member table:name="81,65" table:display="true" table:show-details="true"/>
                <table:data-pilot-member table:name="81,67" table:display="true" table:show-details="true"/>
                <table:data-pilot-member table:name="81,78" table:display="true" table:show-details="true"/>
                <table:data-pilot-member table:name="81,82" table:display="true" table:show-details="true"/>
                <table:data-pilot-member table:name="81,97" table:display="true" table:show-details="true"/>
                <table:data-pilot-member table:name="82" table:display="true" table:show-details="true"/>
                <table:data-pilot-member table:name="82,33" table:display="true" table:show-details="true"/>
                <table:data-pilot-member table:name="82,5" table:display="true" table:show-details="true"/>
                <table:data-pilot-member table:name="82,76" table:display="true" table:show-details="true"/>
                <table:data-pilot-member table:name="83" table:display="true" table:show-details="true"/>
                <table:data-pilot-member table:name="83,06" table:display="true" table:show-details="true"/>
                <table:data-pilot-member table:name="83,16" table:display="true" table:show-details="true"/>
                <table:data-pilot-member table:name="83,27" table:display="true" table:show-details="true"/>
                <table:data-pilot-member table:name="83,36" table:display="true" table:show-details="true"/>
                <table:data-pilot-member table:name="83,4" table:display="true" table:show-details="true"/>
                <table:data-pilot-member table:name="83,57" table:display="true" table:show-details="true"/>
                <table:data-pilot-member table:name="83,81" table:display="true" table:show-details="true"/>
                <table:data-pilot-member table:name="83,93" table:display="true" table:show-details="true"/>
                <table:data-pilot-member table:name="83,98" table:display="true" table:show-details="true"/>
                <table:data-pilot-member table:name="84" table:display="true" table:show-details="true"/>
                <table:data-pilot-member table:name="84,06" table:display="true" table:show-details="true"/>
                <table:data-pilot-member table:name="84,3" table:display="true" table:show-details="true"/>
                <table:data-pilot-member table:name="84,33" table:display="true" table:show-details="true"/>
                <table:data-pilot-member table:name="84,5" table:display="true" table:show-details="true"/>
                <table:data-pilot-member table:name="84,52" table:display="true" table:show-details="true"/>
                <table:data-pilot-member table:name="84,59" table:display="true" table:show-details="true"/>
                <table:data-pilot-member table:name="84,64" table:display="true" table:show-details="true"/>
                <table:data-pilot-member table:name="84,75" table:display="true" table:show-details="true"/>
                <table:data-pilot-member table:name="84,83" table:display="true" table:show-details="true"/>
                <table:data-pilot-member table:name="84,9" table:display="true" table:show-details="true"/>
                <table:data-pilot-member table:name="85,27" table:display="true" table:show-details="true"/>
                <table:data-pilot-member table:name="85,28" table:display="true" table:show-details="true"/>
                <table:data-pilot-member table:name="85,4" table:display="true" table:show-details="true"/>
                <table:data-pilot-member table:name="85,45" table:display="true" table:show-details="true"/>
                <table:data-pilot-member table:name="85,8" table:display="true" table:show-details="true"/>
                <table:data-pilot-member table:name="86,1" table:display="true" table:show-details="true"/>
                <table:data-pilot-member table:name="86,21" table:display="true" table:show-details="true"/>
                <table:data-pilot-member table:name="86,22" table:display="true" table:show-details="true"/>
                <table:data-pilot-member table:name="86,28" table:display="true" table:show-details="true"/>
                <table:data-pilot-member table:name="86,53" table:display="true" table:show-details="true"/>
                <table:data-pilot-member table:name="86,87" table:display="true" table:show-details="true"/>
                <table:data-pilot-member table:name="87,02" table:display="true" table:show-details="true"/>
                <table:data-pilot-member table:name="87,36" table:display="true" table:show-details="true"/>
                <table:data-pilot-member table:name="87,49" table:display="true" table:show-details="true"/>
                <table:data-pilot-member table:name="87,69" table:display="true" table:show-details="true"/>
                <table:data-pilot-member table:name="87,8" table:display="true" table:show-details="true"/>
                <table:data-pilot-member table:name="88" table:display="true" table:show-details="true"/>
                <table:data-pilot-member table:name="88,16" table:display="true" table:show-details="true"/>
                <table:data-pilot-member table:name="88,68" table:display="true" table:show-details="true"/>
                <table:data-pilot-member table:name="88,79" table:display="true" table:show-details="true"/>
                <table:data-pilot-member table:name="89,06" table:display="true" table:show-details="true"/>
                <table:data-pilot-member table:name="89,08" table:display="true" table:show-details="true"/>
                <table:data-pilot-member table:name="89,22" table:display="true" table:show-details="true"/>
                <table:data-pilot-member table:name="89,24" table:display="true" table:show-details="true"/>
                <table:data-pilot-member table:name="89,26" table:display="true" table:show-details="true"/>
                <table:data-pilot-member table:name="89,4" table:display="true" table:show-details="true"/>
                <table:data-pilot-member table:name="89,5" table:display="true" table:show-details="true"/>
                <table:data-pilot-member table:name="90" table:display="true" table:show-details="true"/>
                <table:data-pilot-member table:name="90,25" table:display="true" table:show-details="true"/>
                <table:data-pilot-member table:name="90,3" table:display="true" table:show-details="true"/>
                <table:data-pilot-member table:name="90,33" table:display="true" table:show-details="true"/>
                <table:data-pilot-member table:name="90,5" table:display="true" table:show-details="true"/>
                <table:data-pilot-member table:name="91,05" table:display="true" table:show-details="true"/>
                <table:data-pilot-member table:name="91,16" table:display="true" table:show-details="true"/>
                <table:data-pilot-member table:name="91,21" table:display="true" table:show-details="true"/>
                <table:data-pilot-member table:name="91,24" table:display="true" table:show-details="true"/>
                <table:data-pilot-member table:name="91,32" table:display="true" table:show-details="true"/>
                <table:data-pilot-member table:name="91,43" table:display="true" table:show-details="true"/>
                <table:data-pilot-member table:name="91,44" table:display="true" table:show-details="true"/>
                <table:data-pilot-member table:name="91,78" table:display="true" table:show-details="true"/>
                <table:data-pilot-member table:name="91,8" table:display="true" table:show-details="true"/>
                <table:data-pilot-member table:name="91,9" table:display="true" table:show-details="true"/>
                <table:data-pilot-member table:name="92" table:display="true" table:show-details="true"/>
                <table:data-pilot-member table:name="92,25" table:display="true" table:show-details="true"/>
                <table:data-pilot-member table:name="92,38" table:display="true" table:show-details="true"/>
                <table:data-pilot-member table:name="92,5" table:display="true" table:show-details="true"/>
                <table:data-pilot-member table:name="92,61" table:display="true" table:show-details="true"/>
                <table:data-pilot-member table:name="92,7" table:display="true" table:show-details="true"/>
                <table:data-pilot-member table:name="93,03" table:display="true" table:show-details="true"/>
                <table:data-pilot-member table:name="93,3" table:display="true" table:show-details="true"/>
                <table:data-pilot-member table:name="93,4" table:display="true" table:show-details="true"/>
                <table:data-pilot-member table:name="93,64" table:display="true" table:show-details="true"/>
                <table:data-pilot-member table:name="93,71" table:display="true" table:show-details="true"/>
                <table:data-pilot-member table:name="93,76" table:display="true" table:show-details="true"/>
                <table:data-pilot-member table:name="93,94" table:display="true" table:show-details="true"/>
                <table:data-pilot-member table:name="93,97" table:display="true" table:show-details="true"/>
                <table:data-pilot-member table:name="94,1" table:display="true" table:show-details="true"/>
                <table:data-pilot-member table:name="94,12" table:display="true" table:show-details="true"/>
                <table:data-pilot-member table:name="94,5" table:display="true" table:show-details="true"/>
                <table:data-pilot-member table:name="94,57" table:display="true" table:show-details="true"/>
                <table:data-pilot-member table:name="94,7" table:display="true" table:show-details="true"/>
                <table:data-pilot-member table:name="94,8" table:display="true" table:show-details="true"/>
                <table:data-pilot-member table:name="95,05" table:display="true" table:show-details="true"/>
                <table:data-pilot-member table:name="95,07" table:display="true" table:show-details="true"/>
                <table:data-pilot-member table:name="95,5" table:display="true" table:show-details="true"/>
                <table:data-pilot-member table:name="95,63" table:display="true" table:show-details="true"/>
                <table:data-pilot-member table:name="95,83" table:display="true" table:show-details="true"/>
                <table:data-pilot-member table:name="95,89" table:display="true" table:show-details="true"/>
                <table:data-pilot-member table:name="96" table:display="true" table:show-details="true"/>
                <table:data-pilot-member table:name="96,12" table:display="true" table:show-details="true"/>
                <table:data-pilot-member table:name="96,14" table:display="true" table:show-details="true"/>
                <table:data-pilot-member table:name="96,19" table:display="true" table:show-details="true"/>
                <table:data-pilot-member table:name="96,3" table:display="true" table:show-details="true"/>
                <table:data-pilot-member table:name="96,47" table:display="true" table:show-details="true"/>
                <table:data-pilot-member table:name="96,69" table:display="true" table:show-details="true"/>
                <table:data-pilot-member table:name="96,82" table:display="true" table:show-details="true"/>
                <table:data-pilot-member table:name="96,84" table:display="true" table:show-details="true"/>
                <table:data-pilot-member table:name="97,01" table:display="true" table:show-details="true"/>
                <table:data-pilot-member table:name="97,11" table:display="true" table:show-details="true"/>
                <table:data-pilot-member table:name="97,2" table:display="true" table:show-details="true"/>
                <table:data-pilot-member table:name="97,27" table:display="true" table:show-details="true"/>
                <table:data-pilot-member table:name="97,47" table:display="true" table:show-details="true"/>
                <table:data-pilot-member table:name="97,49" table:display="true" table:show-details="true"/>
                <table:data-pilot-member table:name="97,67" table:display="true" table:show-details="true"/>
                <table:data-pilot-member table:name="97,77" table:display="true" table:show-details="true"/>
                <table:data-pilot-member table:name="97,78" table:display="true" table:show-details="true"/>
                <table:data-pilot-member table:name="97,98" table:display="true" table:show-details="true"/>
                <table:data-pilot-member table:name="98" table:display="true" table:show-details="true"/>
                <table:data-pilot-member table:name="98,08" table:display="true" table:show-details="true"/>
                <table:data-pilot-member table:name="98,5" table:display="true" table:show-details="true"/>
                <table:data-pilot-member table:name="98,71" table:display="true" table:show-details="true"/>
                <table:data-pilot-member table:name="98,87" table:display="true" table:show-details="true"/>
                <table:data-pilot-member table:name="99" table:display="true" table:show-details="true"/>
                <table:data-pilot-member table:name="99,26" table:display="true" table:show-details="true"/>
                <table:data-pilot-member table:name="99,38" table:display="true" table:show-details="true"/>
                <table:data-pilot-member table:name="99,4" table:display="true" table:show-details="true"/>
                <table:data-pilot-member table:name="99,5" table:display="true" table:show-details="true"/>
                <table:data-pilot-member table:name="99,57" table:display="true" table:show-details="true"/>
                <table:data-pilot-member table:name="99,6" table:display="true" table:show-details="true"/>
                <table:data-pilot-member table:name="99,9" table:display="true" table:show-details="true"/>
                <table:data-pilot-member table:name="100,18" table:display="true" table:show-details="true"/>
                <table:data-pilot-member table:name="100,22" table:display="true" table:show-details="true"/>
                <table:data-pilot-member table:name="100,26" table:display="true" table:show-details="true"/>
                <table:data-pilot-member table:name="100,35" table:display="true" table:show-details="true"/>
                <table:data-pilot-member table:name="100,54" table:display="true" table:show-details="true"/>
                <table:data-pilot-member table:name="100,8" table:display="true" table:show-details="true"/>
                <table:data-pilot-member table:name="100,89" table:display="true" table:show-details="true"/>
                <table:data-pilot-member table:name="101,5" table:display="true" table:show-details="true"/>
                <table:data-pilot-member table:name="101,74" table:display="true" table:show-details="true"/>
                <table:data-pilot-member table:name="101,87" table:display="true" table:show-details="true"/>
                <table:data-pilot-member table:name="102,09" table:display="true" table:show-details="true"/>
                <table:data-pilot-member table:name="102,22" table:display="true" table:show-details="true"/>
                <table:data-pilot-member table:name="102,46" table:display="true" table:show-details="true"/>
                <table:data-pilot-member table:name="102,49" table:display="true" table:show-details="true"/>
                <table:data-pilot-member table:name="102,79" table:display="true" table:show-details="true"/>
                <table:data-pilot-member table:name="103,4" table:display="true" table:show-details="true"/>
                <table:data-pilot-member table:name="103,5" table:display="true" table:show-details="true"/>
                <table:data-pilot-member table:name="103,6" table:display="true" table:show-details="true"/>
                <table:data-pilot-member table:name="103,76" table:display="true" table:show-details="true"/>
                <table:data-pilot-member table:name="103,88" table:display="true" table:show-details="true"/>
                <table:data-pilot-member table:name="104" table:display="true" table:show-details="true"/>
                <table:data-pilot-member table:name="104,2" table:display="true" table:show-details="true"/>
                <table:data-pilot-member table:name="104,39" table:display="true" table:show-details="true"/>
                <table:data-pilot-member table:name="104,4" table:display="true" table:show-details="true"/>
                <table:data-pilot-member table:name="104,5" table:display="true" table:show-details="true"/>
                <table:data-pilot-member table:name="104,64" table:display="true" table:show-details="true"/>
                <table:data-pilot-member table:name="104,96" table:display="true" table:show-details="true"/>
                <table:data-pilot-member table:name="105" table:display="true" table:show-details="true"/>
                <table:data-pilot-member table:name="105,04" table:display="true" table:show-details="true"/>
                <table:data-pilot-member table:name="105,63" table:display="true" table:show-details="true"/>
                <table:data-pilot-member table:name="105,69" table:display="true" table:show-details="true"/>
                <table:data-pilot-member table:name="105,7" table:display="true" table:show-details="true"/>
                <table:data-pilot-member table:name="105,8" table:display="true" table:show-details="true"/>
                <table:data-pilot-member table:name="106,03" table:display="true" table:show-details="true"/>
                <table:data-pilot-member table:name="106,08" table:display="true" table:show-details="true"/>
                <table:data-pilot-member table:name="106,11" table:display="true" table:show-details="true"/>
                <table:data-pilot-member table:name="106,25" table:display="true" table:show-details="true"/>
                <table:data-pilot-member table:name="106,35" table:display="true" table:show-details="true"/>
                <table:data-pilot-member table:name="106,38" table:display="true" table:show-details="true"/>
                <table:data-pilot-member table:name="106,49" table:display="true" table:show-details="true"/>
                <table:data-pilot-member table:name="106,53" table:display="true" table:show-details="true"/>
                <table:data-pilot-member table:name="106,7" table:display="true" table:show-details="true"/>
                <table:data-pilot-member table:name="106,84" table:display="true" table:show-details="true"/>
                <table:data-pilot-member table:name="106,91" table:display="true" table:show-details="true"/>
                <table:data-pilot-member table:name="106,96" table:display="true" table:show-details="true"/>
                <table:data-pilot-member table:name="106,97" table:display="true" table:show-details="true"/>
                <table:data-pilot-member table:name="106,98" table:display="true" table:show-details="true"/>
                <table:data-pilot-member table:name="107,08" table:display="true" table:show-details="true"/>
                <table:data-pilot-member table:name="107,15" table:display="true" table:show-details="true"/>
                <table:data-pilot-member table:name="107,48" table:display="true" table:show-details="true"/>
                <table:data-pilot-member table:name="107,8" table:display="true" table:show-details="true"/>
                <table:data-pilot-member table:name="108,12" table:display="true" table:show-details="true"/>
                <table:data-pilot-member table:name="108,2" table:display="true" table:show-details="true"/>
                <table:data-pilot-member table:name="108,25" table:display="true" table:show-details="true"/>
                <table:data-pilot-member table:name="108,7" table:display="true" table:show-details="true"/>
                <table:data-pilot-member table:name="109,15" table:display="true" table:show-details="true"/>
                <table:data-pilot-member table:name="109,2" table:display="true" table:show-details="true"/>
                <table:data-pilot-member table:name="109,3" table:display="true" table:show-details="true"/>
                <table:data-pilot-member table:name="109,5" table:display="true" table:show-details="true"/>
                <table:data-pilot-member table:name="109,61" table:display="true" table:show-details="true"/>
                <table:data-pilot-member table:name="109,76" table:display="true" table:show-details="true"/>
                <table:data-pilot-member table:name="109,8" table:display="true" table:show-details="true"/>
                <table:data-pilot-member table:name="109,83" table:display="true" table:show-details="true"/>
                <table:data-pilot-member table:name="109,89" table:display="true" table:show-details="true"/>
                <table:data-pilot-member table:name="110" table:display="true" table:show-details="true"/>
                <table:data-pilot-member table:name="110,16" table:display="true" table:show-details="true"/>
                <table:data-pilot-member table:name="110,2" table:display="true" table:show-details="true"/>
                <table:data-pilot-member table:name="110,94" table:display="true" table:show-details="true"/>
                <table:data-pilot-member table:name="111" table:display="true" table:show-details="true"/>
                <table:data-pilot-member table:name="111,41" table:display="true" table:show-details="true"/>
                <table:data-pilot-member table:name="111,8" table:display="true" table:show-details="true"/>
                <table:data-pilot-member table:name="112,12" table:display="true" table:show-details="true"/>
                <table:data-pilot-member table:name="112,28" table:display="true" table:show-details="true"/>
                <table:data-pilot-member table:name="112,92" table:display="true" table:show-details="true"/>
                <table:data-pilot-member table:name="113,26" table:display="true" table:show-details="true"/>
                <table:data-pilot-member table:name="113,3" table:display="true" table:show-details="true"/>
                <table:data-pilot-member table:name="113,38" table:display="true" table:show-details="true"/>
                <table:data-pilot-member table:name="113,5" table:display="true" table:show-details="true"/>
                <table:data-pilot-member table:name="113,68" table:display="true" table:show-details="true"/>
                <table:data-pilot-member table:name="114" table:display="true" table:show-details="true"/>
                <table:data-pilot-member table:name="114,02" table:display="true" table:show-details="true"/>
                <table:data-pilot-member table:name="114,08" table:display="true" table:show-details="true"/>
                <table:data-pilot-member table:name="114,12" table:display="true" table:show-details="true"/>
                <table:data-pilot-member table:name="114,2" table:display="true" table:show-details="true"/>
                <table:data-pilot-member table:name="114,7" table:display="true" table:show-details="true"/>
                <table:data-pilot-member table:name="114,87" table:display="true" table:show-details="true"/>
                <table:data-pilot-member table:name="115,12" table:display="true" table:show-details="true"/>
                <table:data-pilot-member table:name="115,32" table:display="true" table:show-details="true"/>
                <table:data-pilot-member table:name="115,49" table:display="true" table:show-details="true"/>
                <table:data-pilot-member table:name="115,5" table:display="true" table:show-details="true"/>
                <table:data-pilot-member table:name="115,59" table:display="true" table:show-details="true"/>
                <table:data-pilot-member table:name="116,21" table:display="true" table:show-details="true"/>
                <table:data-pilot-member table:name="116,27" table:display="true" table:show-details="true"/>
                <table:data-pilot-member table:name="116,29" table:display="true" table:show-details="true"/>
                <table:data-pilot-member table:name="116,46" table:display="true" table:show-details="true"/>
                <table:data-pilot-member table:name="116,6" table:display="true" table:show-details="true"/>
                <table:data-pilot-member table:name="116,89" table:display="true" table:show-details="true"/>
                <table:data-pilot-member table:name="116,95" table:display="true" table:show-details="true"/>
                <table:data-pilot-member table:name="117,39" table:display="true" table:show-details="true"/>
                <table:data-pilot-member table:name="117,4" table:display="true" table:show-details="true"/>
                <table:data-pilot-member table:name="117,53" table:display="true" table:show-details="true"/>
                <table:data-pilot-member table:name="117,82" table:display="true" table:show-details="true"/>
                <table:data-pilot-member table:name="117,9" table:display="true" table:show-details="true"/>
                <table:data-pilot-member table:name="118,01" table:display="true" table:show-details="true"/>
                <table:data-pilot-member table:name="118,11" table:display="true" table:show-details="true"/>
                <table:data-pilot-member table:name="118,2" table:display="true" table:show-details="true"/>
                <table:data-pilot-member table:name="118,24" table:display="true" table:show-details="true"/>
                <table:data-pilot-member table:name="118,48" table:display="true" table:show-details="true"/>
                <table:data-pilot-member table:name="118,68" table:display="true" table:show-details="true"/>
                <table:data-pilot-member table:name="118,9" table:display="true" table:show-details="true"/>
                <table:data-pilot-member table:name="119,3" table:display="true" table:show-details="true"/>
                <table:data-pilot-member table:name="119,4" table:display="true" table:show-details="true"/>
                <table:data-pilot-member table:name="119,41" table:display="true" table:show-details="true"/>
                <table:data-pilot-member table:name="120" table:display="true" table:show-details="true"/>
                <table:data-pilot-member table:name="120,1" table:display="true" table:show-details="true"/>
                <table:data-pilot-member table:name="120,59" table:display="true" table:show-details="true"/>
                <table:data-pilot-member table:name="121,05" table:display="true" table:show-details="true"/>
                <table:data-pilot-member table:name="121,07" table:display="true" table:show-details="true"/>
                <table:data-pilot-member table:name="121,13" table:display="true" table:show-details="true"/>
                <table:data-pilot-member table:name="121,21" table:display="true" table:show-details="true"/>
                <table:data-pilot-member table:name="121,28" table:display="true" table:show-details="true"/>
                <table:data-pilot-member table:name="121,3" table:display="true" table:show-details="true"/>
                <table:data-pilot-member table:name="121,4" table:display="true" table:show-details="true"/>
                <table:data-pilot-member table:name="122,2" table:display="true" table:show-details="true"/>
                <table:data-pilot-member table:name="122,28" table:display="true" table:show-details="true"/>
                <table:data-pilot-member table:name="122,38" table:display="true" table:show-details="true"/>
                <table:data-pilot-member table:name="122,44" table:display="true" table:show-details="true"/>
                <table:data-pilot-member table:name="123,2" table:display="true" table:show-details="true"/>
                <table:data-pilot-member table:name="123,51" table:display="true" table:show-details="true"/>
                <table:data-pilot-member table:name="123,61" table:display="true" table:show-details="true"/>
                <table:data-pilot-member table:name="123,99" table:display="true" table:show-details="true"/>
                <table:data-pilot-member table:name="124,13" table:display="true" table:show-details="true"/>
                <table:data-pilot-member table:name="124,17" table:display="true" table:show-details="true"/>
                <table:data-pilot-member table:name="124,2" table:display="true" table:show-details="true"/>
                <table:data-pilot-member table:name="124,5" table:display="true" table:show-details="true"/>
                <table:data-pilot-member table:name="124,66" table:display="true" table:show-details="true"/>
                <table:data-pilot-member table:name="124,76" table:display="true" table:show-details="true"/>
                <table:data-pilot-member table:name="124,78" table:display="true" table:show-details="true"/>
                <table:data-pilot-member table:name="124,94" table:display="true" table:show-details="true"/>
                <table:data-pilot-member table:name="125,12" table:display="true" table:show-details="true"/>
                <table:data-pilot-member table:name="125,46" table:display="true" table:show-details="true"/>
                <table:data-pilot-member table:name="125,5" table:display="true" table:show-details="true"/>
                <table:data-pilot-member table:name="125,6" table:display="true" table:show-details="true"/>
                <table:data-pilot-member table:name="125,63" table:display="true" table:show-details="true"/>
                <table:data-pilot-member table:name="125,69" table:display="true" table:show-details="true"/>
                <table:data-pilot-member table:name="125,93" table:display="true" table:show-details="true"/>
                <table:data-pilot-member table:name="126,13" table:display="true" table:show-details="true"/>
                <table:data-pilot-member table:name="126,15" table:display="true" table:show-details="true"/>
                <table:data-pilot-member table:name="126,3" table:display="true" table:show-details="true"/>
                <table:data-pilot-member table:name="126,4" table:display="true" table:show-details="true"/>
                <table:data-pilot-member table:name="126,51" table:display="true" table:show-details="true"/>
                <table:data-pilot-member table:name="126,68" table:display="true" table:show-details="true"/>
                <table:data-pilot-member table:name="126,8" table:display="true" table:show-details="true"/>
                <table:data-pilot-member table:name="126,91" table:display="true" table:show-details="true"/>
                <table:data-pilot-member table:name="127,08" table:display="true" table:show-details="true"/>
                <table:data-pilot-member table:name="127,21" table:display="true" table:show-details="true"/>
                <table:data-pilot-member table:name="127,38" table:display="true" table:show-details="true"/>
                <table:data-pilot-member table:name="127,4" table:display="true" table:show-details="true"/>
                <table:data-pilot-member table:name="127,57" table:display="true" table:show-details="true"/>
                <table:data-pilot-member table:name="128" table:display="true" table:show-details="true"/>
                <table:data-pilot-member table:name="128,47" table:display="true" table:show-details="true"/>
                <table:data-pilot-member table:name="128,79" table:display="true" table:show-details="true"/>
                <table:data-pilot-member table:name="129,35" table:display="true" table:show-details="true"/>
                <table:data-pilot-member table:name="129,48" table:display="true" table:show-details="true"/>
                <table:data-pilot-member table:name="129,52" table:display="true" table:show-details="true"/>
                <table:data-pilot-member table:name="129,69" table:display="true" table:show-details="true"/>
                <table:data-pilot-member table:name="130,2" table:display="true" table:show-details="true"/>
                <table:data-pilot-member table:name="130,56" table:display="true" table:show-details="true"/>
                <table:data-pilot-member table:name="131,49" table:display="true" table:show-details="true"/>
                <table:data-pilot-member table:name="131,6" table:display="true" table:show-details="true"/>
                <table:data-pilot-member table:name="131,68" table:display="true" table:show-details="true"/>
                <table:data-pilot-member table:name="132,4" table:display="true" table:show-details="true"/>
                <table:data-pilot-member table:name="132,43" table:display="true" table:show-details="true"/>
                <table:data-pilot-member table:name="132,63" table:display="true" table:show-details="true"/>
                <table:data-pilot-member table:name="132,69" table:display="true" table:show-details="true"/>
                <table:data-pilot-member table:name="132,83" table:display="true" table:show-details="true"/>
                <table:data-pilot-member table:name="132,85" table:display="true" table:show-details="true"/>
                <table:data-pilot-member table:name="132,86" table:display="true" table:show-details="true"/>
                <table:data-pilot-member table:name="133,13" table:display="true" table:show-details="true"/>
                <table:data-pilot-member table:name="133,33" table:display="true" table:show-details="true"/>
                <table:data-pilot-member table:name="133,4" table:display="true" table:show-details="true"/>
                <table:data-pilot-member table:name="134" table:display="true" table:show-details="true"/>
                <table:data-pilot-member table:name="134,08" table:display="true" table:show-details="true"/>
                <table:data-pilot-member table:name="134,53" table:display="true" table:show-details="true"/>
                <table:data-pilot-member table:name="134,6" table:display="true" table:show-details="true"/>
                <table:data-pilot-member table:name="135,21" table:display="true" table:show-details="true"/>
                <table:data-pilot-member table:name="135,27" table:display="true" table:show-details="true"/>
                <table:data-pilot-member table:name="135,44" table:display="true" table:show-details="true"/>
                <table:data-pilot-member table:name="135,56" table:display="true" table:show-details="true"/>
                <table:data-pilot-member table:name="135,71" table:display="true" table:show-details="true"/>
                <table:data-pilot-member table:name="135,9" table:display="true" table:show-details="true"/>
                <table:data-pilot-member table:name="135,95" table:display="true" table:show-details="true"/>
                <table:data-pilot-member table:name="136" table:display="true" table:show-details="true"/>
                <table:data-pilot-member table:name="136,22" table:display="true" table:show-details="true"/>
                <table:data-pilot-member table:name="137,05" table:display="true" table:show-details="true"/>
                <table:data-pilot-member table:name="137,5" table:display="true" table:show-details="true"/>
                <table:data-pilot-member table:name="137,81" table:display="true" table:show-details="true"/>
                <table:data-pilot-member table:name="138" table:display="true" table:show-details="true"/>
                <table:data-pilot-member table:name="138,3" table:display="true" table:show-details="true"/>
                <table:data-pilot-member table:name="138,53" table:display="true" table:show-details="true"/>
                <table:data-pilot-member table:name="138,92" table:display="true" table:show-details="true"/>
                <table:data-pilot-member table:name="138,95" table:display="true" table:show-details="true"/>
                <table:data-pilot-member table:name="139,05" table:display="true" table:show-details="true"/>
                <table:data-pilot-member table:name="139,2" table:display="true" table:show-details="true"/>
                <table:data-pilot-member table:name="139,32" table:display="true" table:show-details="true"/>
                <table:data-pilot-member table:name="139,6" table:display="true" table:show-details="true"/>
                <table:data-pilot-member table:name="139,92" table:display="true" table:show-details="true"/>
                <table:data-pilot-member table:name="140,1" table:display="true" table:show-details="true"/>
                <table:data-pilot-member table:name="140,14" table:display="true" table:show-details="true"/>
                <table:data-pilot-member table:name="140,79" table:display="true" table:show-details="true"/>
                <table:data-pilot-member table:name="141,08" table:display="true" table:show-details="true"/>
                <table:data-pilot-member table:name="141,3" table:display="true" table:show-details="true"/>
                <table:data-pilot-member table:name="141,42" table:display="true" table:show-details="true"/>
                <table:data-pilot-member table:name="141,46" table:display="true" table:show-details="true"/>
                <table:data-pilot-member table:name="141,7" table:display="true" table:show-details="true"/>
                <table:data-pilot-member table:name="142,4" table:display="true" table:show-details="true"/>
                <table:data-pilot-member table:name="142,96" table:display="true" table:show-details="true"/>
                <table:data-pilot-member table:name="143,28" table:display="true" table:show-details="true"/>
                <table:data-pilot-member table:name="143,97" table:display="true" table:show-details="true"/>
                <table:data-pilot-member table:name="144,32" table:display="true" table:show-details="true"/>
                <table:data-pilot-member table:name="144,7" table:display="true" table:show-details="true"/>
                <table:data-pilot-member table:name="144,74" table:display="true" table:show-details="true"/>
                <table:data-pilot-member table:name="144,8" table:display="true" table:show-details="true"/>
                <table:data-pilot-member table:name="145,01" table:display="true" table:show-details="true"/>
                <table:data-pilot-member table:name="145,85" table:display="true" table:show-details="true"/>
                <table:data-pilot-member table:name="145,94" table:display="true" table:show-details="true"/>
                <table:data-pilot-member table:name="146,2" table:display="true" table:show-details="true"/>
                <table:data-pilot-member table:name="146,51" table:display="true" table:show-details="true"/>
                <table:data-pilot-member table:name="146,6" table:display="true" table:show-details="true"/>
                <table:data-pilot-member table:name="146,63" table:display="true" table:show-details="true"/>
                <table:data-pilot-member table:name="146,68" table:display="true" table:show-details="true"/>
                <table:data-pilot-member table:name="147,11" table:display="true" table:show-details="true"/>
                <table:data-pilot-member table:name="147,21" table:display="true" table:show-details="true"/>
                <table:data-pilot-member table:name="147,36" table:display="true" table:show-details="true"/>
                <table:data-pilot-member table:name="147,5" table:display="true" table:show-details="true"/>
                <table:data-pilot-member table:name="147,61" table:display="true" table:show-details="true"/>
                <table:data-pilot-member table:name="147,71" table:display="true" table:show-details="true"/>
                <table:data-pilot-member table:name="147,98" table:display="true" table:show-details="true"/>
                <table:data-pilot-member table:name="148,86" table:display="true" table:show-details="true"/>
                <table:data-pilot-member table:name="149,56" table:display="true" table:show-details="true"/>
                <table:data-pilot-member table:name="149,58" table:display="true" table:show-details="true"/>
                <table:data-pilot-member table:name="149,66" table:display="true" table:show-details="true"/>
                <table:data-pilot-member table:name="149,69" table:display="true" table:show-details="true"/>
                <table:data-pilot-member table:name="149,84" table:display="true" table:show-details="true"/>
                <table:data-pilot-member table:name="149,92" table:display="true" table:show-details="true"/>
                <table:data-pilot-member table:name="150" table:display="true" table:show-details="true"/>
                <table:data-pilot-member table:name="150,38" table:display="true" table:show-details="true"/>
                <table:data-pilot-member table:name="150,92" table:display="true" table:show-details="true"/>
                <table:data-pilot-member table:name="151,08" table:display="true" table:show-details="true"/>
                <table:data-pilot-member table:name="151,5" table:display="true" table:show-details="true"/>
                <table:data-pilot-member table:name="151,51" table:display="true" table:show-details="true"/>
                <table:data-pilot-member table:name="151,73" table:display="true" table:show-details="true"/>
                <table:data-pilot-member table:name="152" table:display="true" table:show-details="true"/>
                <table:data-pilot-member table:name="152,09" table:display="true" table:show-details="true"/>
                <table:data-pilot-member table:name="152,1" table:display="true" table:show-details="true"/>
                <table:data-pilot-member table:name="152,26" table:display="true" table:show-details="true"/>
                <table:data-pilot-member table:name="152,3" table:display="true" table:show-details="true"/>
                <table:data-pilot-member table:name="153,21" table:display="true" table:show-details="true"/>
                <table:data-pilot-member table:name="153,56" table:display="true" table:show-details="true"/>
                <table:data-pilot-member table:name="153,7" table:display="true" table:show-details="true"/>
                <table:data-pilot-member table:name="154,74" table:display="true" table:show-details="true"/>
                <table:data-pilot-member table:name="155,9" table:display="true" table:show-details="true"/>
                <table:data-pilot-member table:name="156" table:display="true" table:show-details="true"/>
                <table:data-pilot-member table:name="156,15" table:display="true" table:show-details="true"/>
                <table:data-pilot-member table:name="156,51" table:display="true" table:show-details="true"/>
                <table:data-pilot-member table:name="156,87" table:display="true" table:show-details="true"/>
                <table:data-pilot-member table:name="157" table:display="true" table:show-details="true"/>
                <table:data-pilot-member table:name="157,24" table:display="true" table:show-details="true"/>
                <table:data-pilot-member table:name="157,31" table:display="true" table:show-details="true"/>
                <table:data-pilot-member table:name="157,32" table:display="true" table:show-details="true"/>
                <table:data-pilot-member table:name="157,53" table:display="true" table:show-details="true"/>
                <table:data-pilot-member table:name="158" table:display="true" table:show-details="true"/>
                <table:data-pilot-member table:name="158,05" table:display="true" table:show-details="true"/>
                <table:data-pilot-member table:name="158,2" table:display="true" table:show-details="true"/>
                <table:data-pilot-member table:name="158,74" table:display="true" table:show-details="true"/>
                <table:data-pilot-member table:name="158,81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0,48" table:display="true" table:show-details="true"/>
                <table:data-pilot-member table:name="160,6" table:display="true" table:show-details="true"/>
                <table:data-pilot-member table:name="160,87" table:display="true" table:show-details="true"/>
                <table:data-pilot-member table:name="161,56" table:display="true" table:show-details="true"/>
                <table:data-pilot-member table:name="161,7" table:display="true" table:show-details="true"/>
                <table:data-pilot-member table:name="161,72" table:display="true" table:show-details="true"/>
                <table:data-pilot-member table:name="162" table:display="true" table:show-details="true"/>
                <table:data-pilot-member table:name="162,1" table:display="true" table:show-details="true"/>
                <table:data-pilot-member table:name="162,55" table:display="true" table:show-details="true"/>
                <table:data-pilot-member table:name="162,57" table:display="true" table:show-details="true"/>
                <table:data-pilot-member table:name="162,76" table:display="true" table:show-details="true"/>
                <table:data-pilot-member table:name="162,98" table:display="true" table:show-details="true"/>
                <table:data-pilot-member table:name="162,99" table:display="true" table:show-details="true"/>
                <table:data-pilot-member table:name="163,36" table:display="true" table:show-details="true"/>
                <table:data-pilot-member table:name="163,67" table:display="true" table:show-details="true"/>
                <table:data-pilot-member table:name="165,01" table:display="true" table:show-details="true"/>
                <table:data-pilot-member table:name="165,05" table:display="true" table:show-details="true"/>
                <table:data-pilot-member table:name="165,06" table:display="true" table:show-details="true"/>
                <table:data-pilot-member table:name="165,67" table:display="true" table:show-details="true"/>
                <table:data-pilot-member table:name="165,95" table:display="true" table:show-details="true"/>
                <table:data-pilot-member table:name="166,6" table:display="true" table:show-details="true"/>
                <table:data-pilot-member table:name="166,7" table:display="true" table:show-details="true"/>
                <table:data-pilot-member table:name="166,89" table:display="true" table:show-details="true"/>
                <table:data-pilot-member table:name="167,1" table:display="true" table:show-details="true"/>
                <table:data-pilot-member table:name="167,28" table:display="true" table:show-details="true"/>
                <table:data-pilot-member table:name="167,91" table:display="true" table:show-details="true"/>
                <table:data-pilot-member table:name="167,99" table:display="true" table:show-details="true"/>
                <table:data-pilot-member table:name="168,16" table:display="true" table:show-details="true"/>
                <table:data-pilot-member table:name="169,41" table:display="true" table:show-details="true"/>
                <table:data-pilot-member table:name="169,82" table:display="true" table:show-details="true"/>
                <table:data-pilot-member table:name="170,04" table:display="true" table:show-details="true"/>
                <table:data-pilot-member table:name="170,9" table:display="true" table:show-details="true"/>
                <table:data-pilot-member table:name="171,6" table:display="true" table:show-details="true"/>
                <table:data-pilot-member table:name="172,4" table:display="true" table:show-details="true"/>
                <table:data-pilot-member table:name="172,99" table:display="true" table:show-details="true"/>
                <table:data-pilot-member table:name="173,32" table:display="true" table:show-details="true"/>
                <table:data-pilot-member table:name="174,07" table:display="true" table:show-details="true"/>
                <table:data-pilot-member table:name="174,15" table:display="true" table:show-details="true"/>
                <table:data-pilot-member table:name="174,72" table:display="true" table:show-details="true"/>
                <table:data-pilot-member table:name="175,7" table:display="true" table:show-details="true"/>
                <table:data-pilot-member table:name="176,3" table:display="true" table:show-details="true"/>
                <table:data-pilot-member table:name="176,41" table:display="true" table:show-details="true"/>
                <table:data-pilot-member table:name="177,04" table:display="true" table:show-details="true"/>
                <table:data-pilot-member table:name="177,13" table:display="true" table:show-details="true"/>
                <table:data-pilot-member table:name="177,61" table:display="true" table:show-details="true"/>
                <table:data-pilot-member table:name="177,8" table:display="true" table:show-details="true"/>
                <table:data-pilot-member table:name="178,48" table:display="true" table:show-details="true"/>
                <table:data-pilot-member table:name="179,4" table:display="true" table:show-details="true"/>
                <table:data-pilot-member table:name="179,79" table:display="true" table:show-details="true"/>
                <table:data-pilot-member table:name="179,86" table:display="true" table:show-details="true"/>
                <table:data-pilot-member table:name="181,1" table:display="true" table:show-details="true"/>
                <table:data-pilot-member table:name="182,04" table:display="true" table:show-details="true"/>
                <table:data-pilot-member table:name="182,15" table:display="true" table:show-details="true"/>
                <table:data-pilot-member table:name="182,48" table:display="true" table:show-details="true"/>
                <table:data-pilot-member table:name="182,59" table:display="true" table:show-details="true"/>
                <table:data-pilot-member table:name="183,08" table:display="true" table:show-details="true"/>
                <table:data-pilot-member table:name="183,18" table:display="true" table:show-details="true"/>
                <table:data-pilot-member table:name="183,91" table:display="true" table:show-details="true"/>
                <table:data-pilot-member table:name="184,07" table:display="true" table:show-details="true"/>
                <table:data-pilot-member table:name="184,71" table:display="true" table:show-details="true"/>
                <table:data-pilot-member table:name="185,71" table:display="true" table:show-details="true"/>
                <table:data-pilot-member table:name="185,92" table:display="true" table:show-details="true"/>
                <table:data-pilot-member table:name="186,2" table:display="true" table:show-details="true"/>
                <table:data-pilot-member table:name="187,8" table:display="true" table:show-details="true"/>
                <table:data-pilot-member table:name="187,85" table:display="true" table:show-details="true"/>
                <table:data-pilot-member table:name="188,47" table:display="true" table:show-details="true"/>
                <table:data-pilot-member table:name="188,7" table:display="true" table:show-details="true"/>
                <table:data-pilot-member table:name="188,9" table:display="true" table:show-details="true"/>
                <table:data-pilot-member table:name="189,64" table:display="true" table:show-details="true"/>
                <table:data-pilot-member table:name="189,86" table:display="true" table:show-details="true"/>
                <table:data-pilot-member table:name="189,95" table:display="true" table:show-details="true"/>
                <table:data-pilot-member table:name="190,2" table:display="true" table:show-details="true"/>
                <table:data-pilot-member table:name="190,8" table:display="true" table:show-details="true"/>
                <table:data-pilot-member table:name="190,95" table:display="true" table:show-details="true"/>
                <table:data-pilot-member table:name="192,11" table:display="true" table:show-details="true"/>
                <table:data-pilot-member table:name="193,55" table:display="true" table:show-details="true"/>
                <table:data-pilot-member table:name="193,8" table:display="true" table:show-details="true"/>
                <table:data-pilot-member table:name="194,92" table:display="true" table:show-details="true"/>
                <table:data-pilot-member table:name="195,2" table:display="true" table:show-details="true"/>
                <table:data-pilot-member table:name="195,66" table:display="true" table:show-details="true"/>
                <table:data-pilot-member table:name="195,7" table:display="true" table:show-details="true"/>
                <table:data-pilot-member table:name="197,67" table:display="true" table:show-details="true"/>
                <table:data-pilot-member table:name="197,77" table:display="true" table:show-details="true"/>
                <table:data-pilot-member table:name="198,28" table:display="true" table:show-details="true"/>
                <table:data-pilot-member table:name="198,5" table:display="true" table:show-details="true"/>
                <table:data-pilot-member table:name="199,16" table:display="true" table:show-details="true"/>
                <table:data-pilot-member table:name="199,44" table:display="true" table:show-details="true"/>
                <table:data-pilot-member table:name="200,7" table:display="true" table:show-details="true"/>
                <table:data-pilot-member table:name="200,98" table:display="true" table:show-details="true"/>
                <table:data-pilot-member table:name="201,13" table:display="true" table:show-details="true"/>
                <table:data-pilot-member table:name="202,67" table:display="true" table:show-details="true"/>
                <table:data-pilot-member table:name="205,27" table:display="true" table:show-details="true"/>
                <table:data-pilot-member table:name="205,29" table:display="true" table:show-details="true"/>
                <table:data-pilot-member table:name="205,72" table:display="true" table:show-details="true"/>
                <table:data-pilot-member table:name="206,61" table:display="true" table:show-details="true"/>
                <table:data-pilot-member table:name="207,98" table:display="true" table:show-details="true"/>
                <table:data-pilot-member table:name="208,5" table:display="true" table:show-details="true"/>
                <table:data-pilot-member table:name="208,61" table:display="true" table:show-details="true"/>
                <table:data-pilot-member table:name="209,15" table:display="true" table:show-details="true"/>
                <table:data-pilot-member table:name="209,32" table:display="true" table:show-details="true"/>
                <table:data-pilot-member table:name="209,4" table:display="true" table:show-details="true"/>
                <table:data-pilot-member table:name="209,7" table:display="true" table:show-details="true"/>
                <table:data-pilot-member table:name="209,96" table:display="true" table:show-details="true"/>
                <table:data-pilot-member table:name="210,2" table:display="true" table:show-details="true"/>
                <table:data-pilot-member table:name="211,6" table:display="true" table:show-details="true"/>
                <table:data-pilot-member table:name="211,99" table:display="true" table:show-details="true"/>
                <table:data-pilot-member table:name="212,29" table:display="true" table:show-details="true"/>
                <table:data-pilot-member table:name="213,09" table:display="true" table:show-details="true"/>
                <table:data-pilot-member table:name="213,35" table:display="true" table:show-details="true"/>
                <table:data-pilot-member table:name="213,4" table:display="true" table:show-details="true"/>
                <table:data-pilot-member table:name="213,89" table:display="true" table:show-details="true"/>
                <table:data-pilot-member table:name="214,49" table:display="true" table:show-details="true"/>
                <table:data-pilot-member table:name="214,9" table:display="true" table:show-details="true"/>
                <table:data-pilot-member table:name="214,91" table:display="true" table:show-details="true"/>
                <table:data-pilot-member table:name="215,5" table:display="true" table:show-details="true"/>
                <table:data-pilot-member table:name="215,67" table:display="true" table:show-details="true"/>
                <table:data-pilot-member table:name="216,49" table:display="true" table:show-details="true"/>
                <table:data-pilot-member table:name="220,17" table:display="true" table:show-details="true"/>
                <table:data-pilot-member table:name="220,63" table:display="true" table:show-details="true"/>
                <table:data-pilot-member table:name="221" table:display="true" table:show-details="true"/>
                <table:data-pilot-member table:name="221,11" table:display="true" table:show-details="true"/>
                <table:data-pilot-member table:name="222,02" table:display="true" table:show-details="true"/>
                <table:data-pilot-member table:name="223,79" table:display="true" table:show-details="true"/>
                <table:data-pilot-member table:name="224,21" table:display="true" table:show-details="true"/>
                <table:data-pilot-member table:name="224,79" table:display="true" table:show-details="true"/>
                <table:data-pilot-member table:name="228,26" table:display="true" table:show-details="true"/>
                <table:data-pilot-member table:name="228,42" table:display="true" table:show-details="true"/>
                <table:data-pilot-member table:name="228,47" table:display="true" table:show-details="true"/>
                <table:data-pilot-member table:name="228,98" table:display="true" table:show-details="true"/>
                <table:data-pilot-member table:name="229,51" table:display="true" table:show-details="true"/>
                <table:data-pilot-member table:name="230,64" table:display="true" table:show-details="true"/>
                <table:data-pilot-member table:name="230,8" table:display="true" table:show-details="true"/>
                <table:data-pilot-member table:name="232,87" table:display="true" table:show-details="true"/>
                <table:data-pilot-member table:name="233,97" table:display="true" table:show-details="true"/>
                <table:data-pilot-member table:name="235,08" table:display="true" table:show-details="true"/>
                <table:data-pilot-member table:name="235,34" table:display="true" table:show-details="true"/>
                <table:data-pilot-member table:name="236,02" table:display="true" table:show-details="true"/>
                <table:data-pilot-member table:name="236,12" table:display="true" table:show-details="true"/>
                <table:data-pilot-member table:name="237,02" table:display="true" table:show-details="true"/>
                <table:data-pilot-member table:name="239,11" table:display="true" table:show-details="true"/>
                <table:data-pilot-member table:name="239,74" table:display="true" table:show-details="true"/>
                <table:data-pilot-member table:name="240,53" table:display="true" table:show-details="true"/>
                <table:data-pilot-member table:name="241,08" table:display="true" table:show-details="true"/>
                <table:data-pilot-member table:name="243,35" table:display="true" table:show-details="true"/>
                <table:data-pilot-member table:name="244,35" table:display="true" table:show-details="true"/>
                <table:data-pilot-member table:name="245,77" table:display="true" table:show-details="true"/>
                <table:data-pilot-member table:name="246,5" table:display="true" table:show-details="true"/>
                <table:data-pilot-member table:name="246,72" table:display="true" table:show-details="true"/>
                <table:data-pilot-member table:name="250,53" table:display="true" table:show-details="true"/>
                <table:data-pilot-member table:name="254,84" table:display="true" table:show-details="true"/>
                <table:data-pilot-member table:name="255,25" table:display="true" table:show-details="true"/>
                <table:data-pilot-member table:name="260,71" table:display="true" table:show-details="true"/>
                <table:data-pilot-member table:name="261,88" table:display="true" table:show-details="true"/>
                <table:data-pilot-member table:name="268,32" table:display="true" table:show-details="true"/>
                <table:data-pilot-member table:name="271,15" table:display="true" table:show-details="true"/>
                <table:data-pilot-member table:name="273,7" table:display="true" table:show-details="true"/>
                <table:data-pilot-member table:name="273,99" table:display="true" table:show-details="true"/>
                <table:data-pilot-member table:name="274,71" table:display="true" table:show-details="true"/>
                <table:data-pilot-member table:name="280,52" table:display="true" table:show-details="true"/>
                <table:data-pilot-member table:name="282,38" table:display="true" table:show-details="true"/>
                <table:data-pilot-member table:name="289" table:display="true" table:show-details="true"/>
                <table:data-pilot-member table:name="289,93" table:display="true" table:show-details="true"/>
                <table:data-pilot-member table:name="290,57" table:display="true" table:show-details="true"/>
                <table:data-pilot-member table:name="296,58" table:display="true" table:show-details="true"/>
                <table:data-pilot-member table:name="297,62" table:display="true" table:show-details="true"/>
                <table:data-pilot-member table:name="298,82" table:display="true" table:show-details="true"/>
                <table:data-pilot-member table:name="309,46" table:display="true" table:show-details="true"/>
                <table:data-pilot-member table:name="309,88" table:display="true" table:show-details="true"/>
                <table:data-pilot-member table:name="316,7" table:display="true" table:show-details="true"/>
                <table:data-pilot-member table:name="323,08" table:display="true" table:show-details="true"/>
                <table:data-pilot-member table:name="326,81" table:display="true" table:show-details="true"/>
                <table:data-pilot-member table:name="328,16" table:display="true" table:show-details="true"/>
                <table:data-pilot-member table:name="344,99" table:display="true" table:show-details="true"/>
                <table:data-pilot-member table:name="345" table:display="true" table:show-details="true"/>
                <table:data-pilot-member table:name="351,97" table:display="true" table:show-details="true"/>
                <table:data-pilot-member table:name="352,11" table:display="true" table:show-details="true"/>
                <table:data-pilot-member table:name="376,7" table:display="true" table:show-details="true"/>
                <table:data-pilot-member table:name="380,42" table:display="true" table:show-details="true"/>
                <table:data-pilot-member table:name="383,13" table:display="true" table:show-details="true"/>
                <table:data-pilot-member table:name="385,58" table:display="true" table:show-details="true"/>
                <table:data-pilot-member table:name="389,6" table:display="true" table:show-details="true"/>
                <table:data-pilot-member table:name="390,63" table:display="true" table:show-details="true"/>
                <table:data-pilot-member table:name="393,84" table:display="true" table:show-details="true"/>
                <table:data-pilot-member table:name="415,79" table:display="true" table:show-details="true"/>
                <table:data-pilot-member table:name="419,08" table:display="true" table:show-details="true"/>
                <table:data-pilot-member table:name="423,78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25,83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average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7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4" table:display="true" table:show-details="true"/>
                <table:data-pilot-member table:name="4,41" table:display="true" table:show-details="true"/>
                <table:data-pilot-member table:name="4,42" table:display="true" table:show-details="true"/>
                <table:data-pilot-member table:name="4,43" table:display="true" table:show-details="true"/>
                <table:data-pilot-member table:name="4,46" table:display="true" table:show-details="true"/>
                <table:data-pilot-member table:name="4,5" table:display="true" table:show-details="true"/>
                <table:data-pilot-member table:name="4,69" table:display="true" table:show-details="true"/>
                <table:data-pilot-member table:name="4,7" table:display="true" table:show-details="true"/>
                <table:data-pilot-member table:name="4,73" table:display="true" table:show-details="true"/>
                <table:data-pilot-member table:name="4,74" table:display="true" table:show-details="true"/>
                <table:data-pilot-member table:name="4,8" table:display="true" table:show-details="true"/>
                <table:data-pilot-member table:name="4,86" table:display="true" table:show-details="true"/>
                <table:data-pilot-member table:name="4,9" table:display="true" table:show-details="true"/>
                <table:data-pilot-member table:name="4,97" table:display="true" table:show-details="true"/>
                <table:data-pilot-member table:name="4,99" table:display="true" table:show-details="true"/>
                <table:data-pilot-member table:name="5" table:display="true" table:show-details="true"/>
                <table:data-pilot-member table:name="5,04" table:display="true" table:show-details="true"/>
                <table:data-pilot-member table:name="5,06" table:display="true" table:show-details="true"/>
                <table:data-pilot-member table:name="5,07" table:display="true" table:show-details="true"/>
                <table:data-pilot-member table:name="5,08" table:display="true" table:show-details="true"/>
                <table:data-pilot-member table:name="5,14" table:display="true" table:show-details="true"/>
                <table:data-pilot-member table:name="5,17" table:display="true" table:show-details="true"/>
                <table:data-pilot-member table:name="5,19" table:display="true" table:show-details="true"/>
                <table:data-pilot-member table:name="5,2" table:display="true" table:show-details="true"/>
                <table:data-pilot-member table:name="5,22" table:display="true" table:show-details="true"/>
                <table:data-pilot-member table:name="5,26" table:display="true" table:show-details="true"/>
                <table:data-pilot-member table:name="5,3" table:display="true" table:show-details="true"/>
                <table:data-pilot-member table:name="5,46" table:display="true" table:show-details="true"/>
                <table:data-pilot-member table:name="5,47" table:display="true" table:show-details="true"/>
                <table:data-pilot-member table:name="5,48" table:display="true" table:show-details="true"/>
                <table:data-pilot-member table:name="5,58" table:display="true" table:show-details="true"/>
                <table:data-pilot-member table:name="5,64" table:display="true" table:show-details="true"/>
                <table:data-pilot-member table:name="5,67" table:display="true" table:show-details="true"/>
                <table:data-pilot-member table:name="5,7" table:display="true" table:show-details="true"/>
                <table:data-pilot-member table:name="5,76" table:display="true" table:show-details="true"/>
                <table:data-pilot-member table:name="5,78" table:display="true" table:show-details="true"/>
                <table:data-pilot-member table:name="5,79" table:display="true" table:show-details="true"/>
                <table:data-pilot-member table:name="5,94" table:display="true" table:show-details="true"/>
                <table:data-pilot-member table:name="5,96" table:display="true" table:show-details="true"/>
                <table:data-pilot-member table:name="5,99" table:display="true" table:show-details="true"/>
                <table:data-pilot-member table:name="6" table:display="true" table:show-details="true"/>
                <table:data-pilot-member table:name="6,01" table:display="true" table:show-details="true"/>
                <table:data-pilot-member table:name="6,08" table:display="true" table:show-details="true"/>
                <table:data-pilot-member table:name="6,14" table:display="true" table:show-details="true"/>
                <table:data-pilot-member table:name="6,19" table:display="true" table:show-details="true"/>
                <table:data-pilot-member table:name="6,23" table:display="true" table:show-details="true"/>
                <table:data-pilot-member table:name="6,31" table:display="true" table:show-details="true"/>
                <table:data-pilot-member table:name="6,38" table:display="true" table:show-details="true"/>
                <table:data-pilot-member table:name="6,43" table:display="true" table:show-details="true"/>
                <table:data-pilot-member table:name="6,49" table:display="true" table:show-details="true"/>
                <table:data-pilot-member table:name="6,5" table:display="true" table:show-details="true"/>
                <table:data-pilot-member table:name="6,53" table:display="true" table:show-details="true"/>
                <table:data-pilot-member table:name="6,66" table:display="true" table:show-details="true"/>
                <table:data-pilot-member table:name="6,67" table:display="true" table:show-details="true"/>
                <table:data-pilot-member table:name="6,7" table:display="true" table:show-details="true"/>
                <table:data-pilot-member table:name="6,97" table:display="true" table:show-details="true"/>
                <table:data-pilot-member table:name="7" table:display="true" table:show-details="true"/>
                <table:data-pilot-member table:name="7,28" table:display="true" table:show-details="true"/>
                <table:data-pilot-member table:name="7,56" table:display="true" table:show-details="true"/>
                <table:data-pilot-member table:name="7,6" table:display="true" table:show-details="true"/>
                <table:data-pilot-member table:name="7,61" table:display="true" table:show-details="true"/>
                <table:data-pilot-member table:name="7,64" table:display="true" table:show-details="true"/>
                <table:data-pilot-member table:name="7,78" table:display="true" table:show-details="true"/>
                <table:data-pilot-member table:name="7,99" table:display="true" table:show-details="true"/>
                <table:data-pilot-member table:name="8" table:display="true" table:show-details="true"/>
                <table:data-pilot-member table:name="8,01" table:display="true" table:show-details="true"/>
                <table:data-pilot-member table:name="8,02" table:display="true" table:show-details="true"/>
                <table:data-pilot-member table:name="8,07" table:display="true" table:show-details="true"/>
                <table:data-pilot-member table:name="8,08" table:display="true" table:show-details="true"/>
                <table:data-pilot-member table:name="8,34" table:display="true" table:show-details="true"/>
                <table:data-pilot-member table:name="8,35" table:display="true" table:show-details="true"/>
                <table:data-pilot-member table:name="8,39" table:display="true" table:show-details="true"/>
                <table:data-pilot-member table:name="8,48" table:display="true" table:show-details="true"/>
                <table:data-pilot-member table:name="8,5" table:display="true" table:show-details="true"/>
                <table:data-pilot-member table:name="8,71" table:display="true" table:show-details="true"/>
                <table:data-pilot-member table:name="8,72" table:display="true" table:show-details="true"/>
                <table:data-pilot-member table:name="8,78" table:display="true" table:show-details="true"/>
                <table:data-pilot-member table:name="8,99" table:display="true" table:show-details="true"/>
                <table:data-pilot-member table:name="9" table:display="true" table:show-details="true"/>
                <table:data-pilot-member table:name="9,2" table:display="true" table:show-details="true"/>
                <table:data-pilot-member table:name="9,33" table:display="true" table:show-details="true"/>
                <table:data-pilot-member table:name="9,63" table:display="true" table:show-details="true"/>
                <table:data-pilot-member table:name="9,68" table:display="true" table:show-details="true"/>
                <table:data-pilot-member table:name="9,89" table:display="true" table:show-details="true"/>
                <table:data-pilot-member table:name="9,9" table:display="true" table:show-details="true"/>
                <table:data-pilot-member table:name="9,98" table:display="true" table:show-details="true"/>
                <table:data-pilot-member table:name="9,99" table:display="true" table:show-details="true"/>
                <table:data-pilot-member table:name="10" table:display="true" table:show-details="true"/>
                <table:data-pilot-member table:name="10,1" table:display="true" table:show-details="true"/>
                <table:data-pilot-member table:name="10,47" table:display="true" table:show-details="true"/>
                <table:data-pilot-member table:name="10,5" table:display="true" table:show-details="true"/>
                <table:data-pilot-member table:name="10,62" table:display="true" table:show-details="true"/>
                <table:data-pilot-member table:name="10,71" table:display="true" table:show-details="true"/>
                <table:data-pilot-member table:name="10,77" table:display="true" table:show-details="true"/>
                <table:data-pilot-member table:name="10,8" table:display="true" table:show-details="true"/>
                <table:data-pilot-member table:name="10,81" table:display="true" table:show-details="true"/>
                <table:data-pilot-member table:name="10,84" table:display="true" table:show-details="true"/>
                <table:data-pilot-member table:name="10,86" table:display="true" table:show-details="true"/>
                <table:data-pilot-member table:name="11" table:display="true" table:show-details="true"/>
                <table:data-pilot-member table:name="11,19" table:display="true" table:show-details="true"/>
                <table:data-pilot-member table:name="11,25" table:display="true" table:show-details="true"/>
                <table:data-pilot-member table:name="11,71" table:display="true" table:show-details="true"/>
                <table:data-pilot-member table:name="11,8" table:display="true" table:show-details="true"/>
                <table:data-pilot-member table:name="11,9" table:display="true" table:show-details="true"/>
                <table:data-pilot-member table:name="11,98" table:display="true" table:show-details="true"/>
                <table:data-pilot-member table:name="11,99" table:display="true" table:show-details="true"/>
                <table:data-pilot-member table:name="12" table:display="true" table:show-details="true"/>
                <table:data-pilot-member table:name="12,08" table:display="true" table:show-details="true"/>
                <table:data-pilot-member table:name="12,1" table:display="true" table:show-details="true"/>
                <table:data-pilot-member table:name="12,14" table:display="true" table:show-details="true"/>
                <table:data-pilot-member table:name="12,16" table:display="true" table:show-details="true"/>
                <table:data-pilot-member table:name="12,21" table:display="true" table:show-details="true"/>
                <table:data-pilot-member table:name="12,29" table:display="true" table:show-details="true"/>
                <table:data-pilot-member table:name="12,4" table:display="true" table:show-details="true"/>
                <table:data-pilot-member table:name="12,41" table:display="true" table:show-details="true"/>
                <table:data-pilot-member table:name="12,52" table:display="true" table:show-details="true"/>
                <table:data-pilot-member table:name="12,8" table:display="true" table:show-details="true"/>
                <table:data-pilot-member table:name="12,88" table:display="true" table:show-details="true"/>
                <table:data-pilot-member table:name="12,93" table:display="true" table:show-details="true"/>
                <table:data-pilot-member table:name="12,98" table:display="true" table:show-details="true"/>
                <table:data-pilot-member table:name="13" table:display="true" table:show-details="true"/>
                <table:data-pilot-member table:name="13,06" table:display="true" table:show-details="true"/>
                <table:data-pilot-member table:name="13,19" table:display="true" table:show-details="true"/>
                <table:data-pilot-member table:name="13,26" table:display="true" table:show-details="true"/>
                <table:data-pilot-member table:name="13,3" table:display="true" table:show-details="true"/>
                <table:data-pilot-member table:name="13,48" table:display="true" table:show-details="true"/>
                <table:data-pilot-member table:name="13,5" table:display="true" table:show-details="true"/>
                <table:data-pilot-member table:name="13,57" table:display="true" table:show-details="true"/>
                <table:data-pilot-member table:name="13,58" table:display="true" table:show-details="true"/>
                <table:data-pilot-member table:name="13,61" table:display="true" table:show-details="true"/>
                <table:data-pilot-member table:name="13,7" table:display="true" table:show-details="true"/>
                <table:data-pilot-member table:name="13,75" table:display="true" table:show-details="true"/>
                <table:data-pilot-member table:name="13,89" table:display="true" table:show-details="true"/>
                <table:data-pilot-member table:name="13,9" table:display="true" table:show-details="true"/>
                <table:data-pilot-member table:name="13,92" table:display="true" table:show-details="true"/>
                <table:data-pilot-member table:name="13,98" table:display="true" table:show-details="true"/>
                <table:data-pilot-member table:name="14" table:display="true" table:show-details="true"/>
                <table:data-pilot-member table:name="14,02" table:display="true" table:show-details="true"/>
                <table:data-pilot-member table:name="14,08" table:display="true" table:show-details="true"/>
                <table:data-pilot-member table:name="14,14" table:display="true" table:show-details="true"/>
                <table:data-pilot-member table:name="14,17" table:display="true" table:show-details="true"/>
                <table:data-pilot-member table:name="14,2" table:display="true" table:show-details="true"/>
                <table:data-pilot-member table:name="14,42" table:display="true" table:show-details="true"/>
                <table:data-pilot-member table:name="14,46" table:display="true" table:show-details="true"/>
                <table:data-pilot-member table:name="14,52" table:display="true" table:show-details="true"/>
                <table:data-pilot-member table:name="14,55" table:display="true" table:show-details="true"/>
                <table:data-pilot-member table:name="14,7" table:display="true" table:show-details="true"/>
                <table:data-pilot-member table:name="14,73" table:display="true" table:show-details="true"/>
                <table:data-pilot-member table:name="14,76" table:display="true" table:show-details="true"/>
                <table:data-pilot-member table:name="14,81" table:display="true" table:show-details="true"/>
                <table:data-pilot-member table:name="14,9" table:display="true" table:show-details="true"/>
                <table:data-pilot-member table:name="14,97" table:display="true" table:show-details="true"/>
                <table:data-pilot-member table:name="15" table:display="true" table:show-details="true"/>
                <table:data-pilot-member table:name="15,04" table:display="true" table:show-details="true"/>
                <table:data-pilot-member table:name="15,21" table:display="true" table:show-details="true"/>
                <table:data-pilot-member table:name="15,23" table:display="true" table:show-details="true"/>
                <table:data-pilot-member table:name="15,35" table:display="true" table:show-details="true"/>
                <table:data-pilot-member table:name="15,48" table:display="true" table:show-details="true"/>
                <table:data-pilot-member table:name="15,51" table:display="true" table:show-details="true"/>
                <table:data-pilot-member table:name="15,52" table:display="true" table:show-details="true"/>
                <table:data-pilot-member table:name="15,53" table:display="true" table:show-details="true"/>
                <table:data-pilot-member table:name="15,57" table:display="true" table:show-details="true"/>
                <table:data-pilot-member table:name="15,68" table:display="true" table:show-details="true"/>
                <table:data-pilot-member table:name="15,7" table:display="true" table:show-details="true"/>
                <table:data-pilot-member table:name="15,72" table:display="true" table:show-details="true"/>
                <table:data-pilot-member table:name="16" table:display="true" table:show-details="true"/>
                <table:data-pilot-member table:name="16,04" table:display="true" table:show-details="true"/>
                <table:data-pilot-member table:name="16,2" table:display="true" table:show-details="true"/>
                <table:data-pilot-member table:name="16,4" table:display="true" table:show-details="true"/>
                <table:data-pilot-member table:name="16,46" table:display="true" table:show-details="true"/>
                <table:data-pilot-member table:name="16,48" table:display="true" table:show-details="true"/>
                <table:data-pilot-member table:name="16,5" table:display="true" table:show-details="true"/>
                <table:data-pilot-member table:name="16,6" table:display="true" table:show-details="true"/>
                <table:data-pilot-member table:name="16,7" table:display="true" table:show-details="true"/>
                <table:data-pilot-member table:name="16,72" table:display="true" table:show-details="true"/>
                <table:data-pilot-member table:name="16,78" table:display="true" table:show-details="true"/>
                <table:data-pilot-member table:name="16,8" table:display="true" table:show-details="true"/>
                <table:data-pilot-member table:name="17" table:display="true" table:show-details="true"/>
                <table:data-pilot-member table:name="17,06" table:display="true" table:show-details="true"/>
                <table:data-pilot-member table:name="17,16" table:display="true" table:show-details="true"/>
                <table:data-pilot-member table:name="17,18" table:display="true" table:show-details="true"/>
                <table:data-pilot-member table:name="17,21" table:display="true" table:show-details="true"/>
                <table:data-pilot-member table:name="17,36" table:display="true" table:show-details="true"/>
                <table:data-pilot-member table:name="17,5" table:display="true" table:show-details="true"/>
                <table:data-pilot-member table:name="17,73" table:display="true" table:show-details="true"/>
                <table:data-pilot-member table:name="17,78" table:display="true" table:show-details="true"/>
                <table:data-pilot-member table:name="17,8" table:display="true" table:show-details="true"/>
                <table:data-pilot-member table:name="17,89" table:display="true" table:show-details="true"/>
                <table:data-pilot-member table:name="17,97" table:display="true" table:show-details="true"/>
                <table:data-pilot-member table:name="18" table:display="true" table:show-details="true"/>
                <table:data-pilot-member table:name="18,08" table:display="true" table:show-details="true"/>
                <table:data-pilot-member table:name="18,2" table:display="true" table:show-details="true"/>
                <table:data-pilot-member table:name="18,33" table:display="true" table:show-details="true"/>
                <table:data-pilot-member table:name="18,39" table:display="true" table:show-details="true"/>
                <table:data-pilot-member table:name="18,44" table:display="true" table:show-details="true"/>
                <table:data-pilot-member table:name="18,48" table:display="true" table:show-details="true"/>
                <table:data-pilot-member table:name="18,57" table:display="true" table:show-details="true"/>
                <table:data-pilot-member table:name="18,84" table:display="true" table:show-details="true"/>
                <table:data-pilot-member table:name="18,93" table:display="true" table:show-details="true"/>
                <table:data-pilot-member table:name="18,97" table:display="true" table:show-details="true"/>
                <table:data-pilot-member table:name="18,98" table:display="true" table:show-details="true"/>
                <table:data-pilot-member table:name="19,1" table:display="true" table:show-details="true"/>
                <table:data-pilot-member table:name="19,2" table:display="true" table:show-details="true"/>
                <table:data-pilot-member table:name="19,36" table:display="true" table:show-details="true"/>
                <table:data-pilot-member table:name="19,4" table:display="true" table:show-details="true"/>
                <table:data-pilot-member table:name="19,5" table:display="true" table:show-details="true"/>
                <table:data-pilot-member table:name="19,54" table:display="true" table:show-details="true"/>
                <table:data-pilot-member table:name="19,58" table:display="true" table:show-details="true"/>
                <table:data-pilot-member table:name="19,59" table:display="true" table:show-details="true"/>
                <table:data-pilot-member table:name="19,6" table:display="true" table:show-details="true"/>
                <table:data-pilot-member table:name="19,63" table:display="true" table:show-details="true"/>
                <table:data-pilot-member table:name="19,67" table:display="true" table:show-details="true"/>
                <table:data-pilot-member table:name="19,69" table:display="true" table:show-details="true"/>
                <table:data-pilot-member table:name="19,76" table:display="true" table:show-details="true"/>
                <table:data-pilot-member table:name="19,9" table:display="true" table:show-details="true"/>
                <table:data-pilot-member table:name="20" table:display="true" table:show-details="true"/>
                <table:data-pilot-member table:name="20,1" table:display="true" table:show-details="true"/>
                <table:data-pilot-member table:name="20,3" table:display="true" table:show-details="true"/>
                <table:data-pilot-member table:name="20,36" table:display="true" table:show-details="true"/>
                <table:data-pilot-member table:name="20,4" table:display="true" table:show-details="true"/>
                <table:data-pilot-member table:name="20,46" table:display="true" table:show-details="true"/>
                <table:data-pilot-member table:name="20,56" table:display="true" table:show-details="true"/>
                <table:data-pilot-member table:name="20,59" table:display="true" table:show-details="true"/>
                <table:data-pilot-member table:name="20,6" table:display="true" table:show-details="true"/>
                <table:data-pilot-member table:name="20,64" table:display="true" table:show-details="true"/>
                <table:data-pilot-member table:name="20,7" table:display="true" table:show-details="true"/>
                <table:data-pilot-member table:name="20,88" table:display="true" table:show-details="true"/>
                <table:data-pilot-member table:name="20,9" table:display="true" table:show-details="true"/>
                <table:data-pilot-member table:name="20,91" table:display="true" table:show-details="true"/>
                <table:data-pilot-member table:name="20,98" table:display="true" table:show-details="true"/>
                <table:data-pilot-member table:name="21" table:display="true" table:show-details="true"/>
                <table:data-pilot-member table:name="21,01" table:display="true" table:show-details="true"/>
                <table:data-pilot-member table:name="21,2" table:display="true" table:show-details="true"/>
                <table:data-pilot-member table:name="21,23" table:display="true" table:show-details="true"/>
                <table:data-pilot-member table:name="21,3" table:display="true" table:show-details="true"/>
                <table:data-pilot-member table:name="21,36" table:display="true" table:show-details="true"/>
                <table:data-pilot-member table:name="21,47" table:display="true" table:show-details="true"/>
                <table:data-pilot-member table:name="21,5" table:display="true" table:show-details="true"/>
                <table:data-pilot-member table:name="21,57" table:display="true" table:show-details="true"/>
                <table:data-pilot-member table:name="21,6" table:display="true" table:show-details="true"/>
                <table:data-pilot-member table:name="21,7" table:display="true" table:show-details="true"/>
                <table:data-pilot-member table:name="21,76" table:display="true" table:show-details="true"/>
                <table:data-pilot-member table:name="21,8" table:display="true" table:show-details="true"/>
                <table:data-pilot-member table:name="21,88" table:display="true" table:show-details="true"/>
                <table:data-pilot-member table:name="21,9" table:display="true" table:show-details="true"/>
                <table:data-pilot-member table:name="22" table:display="true" table:show-details="true"/>
                <table:data-pilot-member table:name="22,1" table:display="true" table:show-details="true"/>
                <table:data-pilot-member table:name="22,19" table:display="true" table:show-details="true"/>
                <table:data-pilot-member table:name="22,2" table:display="true" table:show-details="true"/>
                <table:data-pilot-member table:name="22,24" table:display="true" table:show-details="true"/>
                <table:data-pilot-member table:name="22,4" table:display="true" table:show-details="true"/>
                <table:data-pilot-member table:name="22,41" table:display="true" table:show-details="true"/>
                <table:data-pilot-member table:name="22,46" table:display="true" table:show-details="true"/>
                <table:data-pilot-member table:name="22,48" table:display="true" table:show-details="true"/>
                <table:data-pilot-member table:name="22,8" table:display="true" table:show-details="true"/>
                <table:data-pilot-member table:name="22,86" table:display="true" table:show-details="true"/>
                <table:data-pilot-member table:name="22,89" table:display="true" table:show-details="true"/>
                <table:data-pilot-member table:name="22,98" table:display="true" table:show-details="true"/>
                <table:data-pilot-member table:name="22,99" table:display="true" table:show-details="true"/>
                <table:data-pilot-member table:name="23" table:display="true" table:show-details="true"/>
                <table:data-pilot-member table:name="23,18" table:display="true" table:show-details="true"/>
                <table:data-pilot-member table:name="23,2" table:display="true" table:show-details="true"/>
                <table:data-pilot-member table:name="23,35" table:display="true" table:show-details="true"/>
                <table:data-pilot-member table:name="23,4" table:display="true" table:show-details="true"/>
                <table:data-pilot-member table:name="23,5" table:display="true" table:show-details="true"/>
                <table:data-pilot-member table:name="23,6" table:display="true" table:show-details="true"/>
                <table:data-pilot-member table:name="23,64" table:display="true" table:show-details="true"/>
                <table:data-pilot-member table:name="23,68" table:display="true" table:show-details="true"/>
                <table:data-pilot-member table:name="23,73" table:display="true" table:show-details="true"/>
                <table:data-pilot-member table:name="23,79" table:display="true" table:show-details="true"/>
                <table:data-pilot-member table:name="23,8" table:display="true" table:show-details="true"/>
                <table:data-pilot-member table:name="23,88" table:display="true" table:show-details="true"/>
                <table:data-pilot-member table:name="23,9" table:display="true" table:show-details="true"/>
                <table:data-pilot-member table:name="23,94" table:display="true" table:show-details="true"/>
                <table:data-pilot-member table:name="24" table:display="true" table:show-details="true"/>
                <table:data-pilot-member table:name="24,12" table:display="true" table:show-details="true"/>
                <table:data-pilot-member table:name="24,3" table:display="true" table:show-details="true"/>
                <table:data-pilot-member table:name="24,35" table:display="true" table:show-details="true"/>
                <table:data-pilot-member table:name="24,48" table:display="true" table:show-details="true"/>
                <table:data-pilot-member table:name="24,5" table:display="true" table:show-details="true"/>
                <table:data-pilot-member table:name="24,54" table:display="true" table:show-details="true"/>
                <table:data-pilot-member table:name="24,57" table:display="true" table:show-details="true"/>
                <table:data-pilot-member table:name="24,6" table:display="true" table:show-details="true"/>
                <table:data-pilot-member table:name="24,83" table:display="true" table:show-details="true"/>
                <table:data-pilot-member table:name="24,93" table:display="true" table:show-details="true"/>
                <table:data-pilot-member table:name="24,94" table:display="true" table:show-details="true"/>
                <table:data-pilot-member table:name="25" table:display="true" table:show-details="true"/>
                <table:data-pilot-member table:name="25,02" table:display="true" table:show-details="true"/>
                <table:data-pilot-member table:name="25,04" table:display="true" table:show-details="true"/>
                <table:data-pilot-member table:name="25,1" table:display="true" table:show-details="true"/>
                <table:data-pilot-member table:name="25,12" table:display="true" table:show-details="true"/>
                <table:data-pilot-member table:name="25,2" table:display="true" table:show-details="true"/>
                <table:data-pilot-member table:name="25,22" table:display="true" table:show-details="true"/>
                <table:data-pilot-member table:name="25,29" table:display="true" table:show-details="true"/>
                <table:data-pilot-member table:name="25,41" table:display="true" table:show-details="true"/>
                <table:data-pilot-member table:name="25,42" table:display="true" table:show-details="true"/>
                <table:data-pilot-member table:name="25,43" table:display="true" table:show-details="true"/>
                <table:data-pilot-member table:name="25,57" table:display="true" table:show-details="true"/>
                <table:data-pilot-member table:name="25,6" table:display="true" table:show-details="true"/>
                <table:data-pilot-member table:name="25,69" table:display="true" table:show-details="true"/>
                <table:data-pilot-member table:name="25,72" table:display="true" table:show-details="true"/>
                <table:data-pilot-member table:name="25,76" table:display="true" table:show-details="true"/>
                <table:data-pilot-member table:name="25,79" table:display="true" table:show-details="true"/>
                <table:data-pilot-member table:name="25,8" table:display="true" table:show-details="true"/>
                <table:data-pilot-member table:name="25,81" table:display="true" table:show-details="true"/>
                <table:data-pilot-member table:name="25,82" table:display="true" table:show-details="true"/>
                <table:data-pilot-member table:name="25,93" table:display="true" table:show-details="true"/>
                <table:data-pilot-member table:name="26" table:display="true" table:show-details="true"/>
                <table:data-pilot-member table:name="26,09" table:display="true" table:show-details="true"/>
                <table:data-pilot-member table:name="26,12" table:display="true" table:show-details="true"/>
                <table:data-pilot-member table:name="26,45" table:display="true" table:show-details="true"/>
                <table:data-pilot-member table:name="26,52" table:display="true" table:show-details="true"/>
                <table:data-pilot-member table:name="26,6" table:display="true" table:show-details="true"/>
                <table:data-pilot-member table:name="26,69" table:display="true" table:show-details="true"/>
                <table:data-pilot-member table:name="26,7" table:display="true" table:show-details="true"/>
                <table:data-pilot-member table:name="26,8" table:display="true" table:show-details="true"/>
                <table:data-pilot-member table:name="26,85" table:display="true" table:show-details="true"/>
                <table:data-pilot-member table:name="26,87" table:display="true" table:show-details="true"/>
                <table:data-pilot-member table:name="26,88" table:display="true" table:show-details="true"/>
                <table:data-pilot-member table:name="26,98" table:display="true" table:show-details="true"/>
                <table:data-pilot-member table:name="27" table:display="true" table:show-details="true"/>
                <table:data-pilot-member table:name="27,01" table:display="true" table:show-details="true"/>
                <table:data-pilot-member table:name="27,1" table:display="true" table:show-details="true"/>
                <table:data-pilot-member table:name="27,19" table:display="true" table:show-details="true"/>
                <table:data-pilot-member table:name="27,2" table:display="true" table:show-details="true"/>
                <table:data-pilot-member table:name="27,33" table:display="true" table:show-details="true"/>
                <table:data-pilot-member table:name="27,43" table:display="true" table:show-details="true"/>
                <table:data-pilot-member table:name="27,46" table:display="true" table:show-details="true"/>
                <table:data-pilot-member table:name="27,5" table:display="true" table:show-details="true"/>
                <table:data-pilot-member table:name="27,53" table:display="true" table:show-details="true"/>
                <table:data-pilot-member table:name="27,57" table:display="true" table:show-details="true"/>
                <table:data-pilot-member table:name="27,6" table:display="true" table:show-details="true"/>
                <table:data-pilot-member table:name="27,61" table:display="true" table:show-details="true"/>
                <table:data-pilot-member table:name="27,63" table:display="true" table:show-details="true"/>
                <table:data-pilot-member table:name="27,67" table:display="true" table:show-details="true"/>
                <table:data-pilot-member table:name="27,76" table:display="true" table:show-details="true"/>
                <table:data-pilot-member table:name="27,9" table:display="true" table:show-details="true"/>
                <table:data-pilot-member table:name="27,96" table:display="true" table:show-details="true"/>
                <table:data-pilot-member table:name="28" table:display="true" table:show-details="true"/>
                <table:data-pilot-member table:name="28,17" table:display="true" table:show-details="true"/>
                <table:data-pilot-member table:name="28,26" table:display="true" table:show-details="true"/>
                <table:data-pilot-member table:name="28,28" table:display="true" table:show-details="true"/>
                <table:data-pilot-member table:name="28,33" table:display="true" table:show-details="true"/>
                <table:data-pilot-member table:name="28,4" table:display="true" table:show-details="true"/>
                <table:data-pilot-member table:name="28,49" table:display="true" table:show-details="true"/>
                <table:data-pilot-member table:name="28,54" table:display="true" table:show-details="true"/>
                <table:data-pilot-member table:name="28,66" table:display="true" table:show-details="true"/>
                <table:data-pilot-member table:name="28,69" table:display="true" table:show-details="true"/>
                <table:data-pilot-member table:name="28,75" table:display="true" table:show-details="true"/>
                <table:data-pilot-member table:name="28,77" table:display="true" table:show-details="true"/>
                <table:data-pilot-member table:name="28,8" table:display="true" table:show-details="true"/>
                <table:data-pilot-member table:name="28,84" table:display="true" table:show-details="true"/>
                <table:data-pilot-member table:name="28,9" table:display="true" table:show-details="true"/>
                <table:data-pilot-member table:name="28,92" table:display="true" table:show-details="true"/>
                <table:data-pilot-member table:name="29,04" table:display="true" table:show-details="true"/>
                <table:data-pilot-member table:name="29,1" table:display="true" table:show-details="true"/>
                <table:data-pilot-member table:name="29,11" table:display="true" table:show-details="true"/>
                <table:data-pilot-member table:name="29,26" table:display="true" table:show-details="true"/>
                <table:data-pilot-member table:name="29,37" table:display="true" table:show-details="true"/>
                <table:data-pilot-member table:name="29,5" table:display="true" table:show-details="true"/>
                <table:data-pilot-member table:name="29,57" table:display="true" table:show-details="true"/>
                <table:data-pilot-member table:name="29,63" table:display="true" table:show-details="true"/>
                <table:data-pilot-member table:name="29,65" table:display="true" table:show-details="true"/>
                <table:data-pilot-member table:name="29,66" table:display="true" table:show-details="true"/>
                <table:data-pilot-member table:name="29,74" table:display="true" table:show-details="true"/>
                <table:data-pilot-member table:name="29,83" table:display="true" table:show-details="true"/>
                <table:data-pilot-member table:name="29,9" table:display="true" table:show-details="true"/>
                <table:data-pilot-member table:name="29,95" table:display="true" table:show-details="true"/>
                <table:data-pilot-member table:name="30" table:display="true" table:show-details="true"/>
                <table:data-pilot-member table:name="30,04" table:display="true" table:show-details="true"/>
                <table:data-pilot-member table:name="30,27" table:display="true" table:show-details="true"/>
                <table:data-pilot-member table:name="30,28" table:display="true" table:show-details="true"/>
                <table:data-pilot-member table:name="30,3" table:display="true" table:show-details="true"/>
                <table:data-pilot-member table:name="30,4" table:display="true" table:show-details="true"/>
                <table:data-pilot-member table:name="30,44" table:display="true" table:show-details="true"/>
                <table:data-pilot-member table:name="30,46" table:display="true" table:show-details="true"/>
                <table:data-pilot-member table:name="30,5" table:display="true" table:show-details="true"/>
                <table:data-pilot-member table:name="30,56" table:display="true" table:show-details="true"/>
                <table:data-pilot-member table:name="30,58" table:display="true" table:show-details="true"/>
                <table:data-pilot-member table:name="30,69" table:display="true" table:show-details="true"/>
                <table:data-pilot-member table:name="30,79" table:display="true" table:show-details="true"/>
                <table:data-pilot-member table:name="30,8" table:display="true" table:show-details="true"/>
                <table:data-pilot-member table:name="30,9" table:display="true" table:show-details="true"/>
                <table:data-pilot-member table:name="30,94" table:display="true" table:show-details="true"/>
                <table:data-pilot-member table:name="31" table:display="true" table:show-details="true"/>
                <table:data-pilot-member table:name="31,08" table:display="true" table:show-details="true"/>
                <table:data-pilot-member table:name="31,24" table:display="true" table:show-details="true"/>
                <table:data-pilot-member table:name="31,3" table:display="true" table:show-details="true"/>
                <table:data-pilot-member table:name="31,41" table:display="true" table:show-details="true"/>
                <table:data-pilot-member table:name="31,45" table:display="true" table:show-details="true"/>
                <table:data-pilot-member table:name="31,52" table:display="true" table:show-details="true"/>
                <table:data-pilot-member table:name="31,58" table:display="true" table:show-details="true"/>
                <table:data-pilot-member table:name="31,65" table:display="true" table:show-details="true"/>
                <table:data-pilot-member table:name="31,74" table:display="true" table:show-details="true"/>
                <table:data-pilot-member table:name="31,76" table:display="true" table:show-details="true"/>
                <table:data-pilot-member table:name="31,8" table:display="true" table:show-details="true"/>
                <table:data-pilot-member table:name="31,89" table:display="true" table:show-details="true"/>
                <table:data-pilot-member table:name="31,9" table:display="true" table:show-details="true"/>
                <table:data-pilot-member table:name="32" table:display="true" table:show-details="true"/>
                <table:data-pilot-member table:name="32,03" table:display="true" table:show-details="true"/>
                <table:data-pilot-member table:name="32,04" table:display="true" table:show-details="true"/>
                <table:data-pilot-member table:name="32,07" table:display="true" table:show-details="true"/>
                <table:data-pilot-member table:name="32,1" table:display="true" table:show-details="true"/>
                <table:data-pilot-member table:name="32,13" table:display="true" table:show-details="true"/>
                <table:data-pilot-member table:name="32,19" table:display="true" table:show-details="true"/>
                <table:data-pilot-member table:name="32,2" table:display="true" table:show-details="true"/>
                <table:data-pilot-member table:name="32,3" table:display="true" table:show-details="true"/>
                <table:data-pilot-member table:name="32,48" table:display="true" table:show-details="true"/>
                <table:data-pilot-member table:name="32,5" table:display="true" table:show-details="true"/>
                <table:data-pilot-member table:name="32,72" table:display="true" table:show-details="true"/>
                <table:data-pilot-member table:name="32,73" table:display="true" table:show-details="true"/>
                <table:data-pilot-member table:name="32,8" table:display="true" table:show-details="true"/>
                <table:data-pilot-member table:name="32,94" table:display="true" table:show-details="true"/>
                <table:data-pilot-member table:name="32,96" table:display="true" table:show-details="true"/>
                <table:data-pilot-member table:name="32,97" table:display="true" table:show-details="true"/>
                <table:data-pilot-member table:name="33" table:display="true" table:show-details="true"/>
                <table:data-pilot-member table:name="33,06" table:display="true" table:show-details="true"/>
                <table:data-pilot-member table:name="33,2" table:display="true" table:show-details="true"/>
                <table:data-pilot-member table:name="33,21" table:display="true" table:show-details="true"/>
                <table:data-pilot-member table:name="33,4" table:display="true" table:show-details="true"/>
                <table:data-pilot-member table:name="33,58" table:display="true" table:show-details="true"/>
                <table:data-pilot-member table:name="33,61" table:display="true" table:show-details="true"/>
                <table:data-pilot-member table:name="33,68" table:display="true" table:show-details="true"/>
                <table:data-pilot-member table:name="33,77" table:display="true" table:show-details="true"/>
                <table:data-pilot-member table:name="33,8" table:display="true" table:show-details="true"/>
                <table:data-pilot-member table:name="33,85" table:display="true" table:show-details="true"/>
                <table:data-pilot-member table:name="33,96" table:display="true" table:show-details="true"/>
                <table:data-pilot-member table:name="34" table:display="true" table:show-details="true"/>
                <table:data-pilot-member table:name="34,09" table:display="true" table:show-details="true"/>
                <table:data-pilot-member table:name="34,1" table:display="true" table:show-details="true"/>
                <table:data-pilot-member table:name="34,18" table:display="true" table:show-details="true"/>
                <table:data-pilot-member table:name="34,2" table:display="true" table:show-details="true"/>
                <table:data-pilot-member table:name="34,4" table:display="true" table:show-details="true"/>
                <table:data-pilot-member table:name="34,49" table:display="true" table:show-details="true"/>
                <table:data-pilot-member table:name="34,54" table:display="true" table:show-details="true"/>
                <table:data-pilot-member table:name="34,57" table:display="true" table:show-details="true"/>
                <table:data-pilot-member table:name="34,6" table:display="true" table:show-details="true"/>
                <table:data-pilot-member table:name="34,61" table:display="true" table:show-details="true"/>
                <table:data-pilot-member table:name="34,67" table:display="true" table:show-details="true"/>
                <table:data-pilot-member table:name="34,7" table:display="true" table:show-details="true"/>
                <table:data-pilot-member table:name="34,74" table:display="true" table:show-details="true"/>
                <table:data-pilot-member table:name="34,77" table:display="true" table:show-details="true"/>
                <table:data-pilot-member table:name="34,79" table:display="true" table:show-details="true"/>
                <table:data-pilot-member table:name="34,83" table:display="true" table:show-details="true"/>
                <table:data-pilot-member table:name="34,84" table:display="true" table:show-details="true"/>
                <table:data-pilot-member table:name="34,87" table:display="true" table:show-details="true"/>
                <table:data-pilot-member table:name="34,98" table:display="true" table:show-details="true"/>
                <table:data-pilot-member table:name="35" table:display="true" table:show-details="true"/>
                <table:data-pilot-member table:name="35,06" table:display="true" table:show-details="true"/>
                <table:data-pilot-member table:name="35,1" table:display="true" table:show-details="true"/>
                <table:data-pilot-member table:name="35,16" table:display="true" table:show-details="true"/>
                <table:data-pilot-member table:name="35,2" table:display="true" table:show-details="true"/>
                <table:data-pilot-member table:name="35,25" table:display="true" table:show-details="true"/>
                <table:data-pilot-member table:name="35,32" table:display="true" table:show-details="true"/>
                <table:data-pilot-member table:name="35,34" table:display="true" table:show-details="true"/>
                <table:data-pilot-member table:name="35,48" table:display="true" table:show-details="true"/>
                <table:data-pilot-member table:name="35,58" table:display="true" table:show-details="true"/>
                <table:data-pilot-member table:name="35,6" table:display="true" table:show-details="true"/>
                <table:data-pilot-member table:name="35,63" table:display="true" table:show-details="true"/>
                <table:data-pilot-member table:name="35,71" table:display="true" table:show-details="true"/>
                <table:data-pilot-member table:name="35,8" table:display="true" table:show-details="true"/>
                <table:data-pilot-member table:name="35,9" table:display="true" table:show-details="true"/>
                <table:data-pilot-member table:name="36" table:display="true" table:show-details="true"/>
                <table:data-pilot-member table:name="36,08" table:display="true" table:show-details="true"/>
                <table:data-pilot-member table:name="36,1" table:display="true" table:show-details="true"/>
                <table:data-pilot-member table:name="36,2" table:display="true" table:show-details="true"/>
                <table:data-pilot-member table:name="36,33" table:display="true" table:show-details="true"/>
                <table:data-pilot-member table:name="36,37" table:display="true" table:show-details="true"/>
                <table:data-pilot-member table:name="36,4" table:display="true" table:show-details="true"/>
                <table:data-pilot-member table:name="36,5" table:display="true" table:show-details="true"/>
                <table:data-pilot-member table:name="36,65" table:display="true" table:show-details="true"/>
                <table:data-pilot-member table:name="36,77" table:display="true" table:show-details="true"/>
                <table:data-pilot-member table:name="36,87" table:display="true" table:show-details="true"/>
                <table:data-pilot-member table:name="37" table:display="true" table:show-details="true"/>
                <table:data-pilot-member table:name="37,01" table:display="true" table:show-details="true"/>
                <table:data-pilot-member table:name="37,1" table:display="true" table:show-details="true"/>
                <table:data-pilot-member table:name="37,11" table:display="true" table:show-details="true"/>
                <table:data-pilot-member table:name="37,26" table:display="true" table:show-details="true"/>
                <table:data-pilot-member table:name="37,32" table:display="true" table:show-details="true"/>
                <table:data-pilot-member table:name="37,4" table:display="true" table:show-details="true"/>
                <table:data-pilot-member table:name="37,46" table:display="true" table:show-details="true"/>
                <table:data-pilot-member table:name="37,58" table:display="true" table:show-details="true"/>
                <table:data-pilot-member table:name="37,68" table:display="true" table:show-details="true"/>
                <table:data-pilot-member table:name="37,82" table:display="true" table:show-details="true"/>
                <table:data-pilot-member table:name="37,9" table:display="true" table:show-details="true"/>
                <table:data-pilot-member table:name="38" table:display="true" table:show-details="true"/>
                <table:data-pilot-member table:name="38,07" table:display="true" table:show-details="true"/>
                <table:data-pilot-member table:name="38,08" table:display="true" table:show-details="true"/>
                <table:data-pilot-member table:name="38,1" table:display="true" table:show-details="true"/>
                <table:data-pilot-member table:name="38,15" table:display="true" table:show-details="true"/>
                <table:data-pilot-member table:name="38,18" table:display="true" table:show-details="true"/>
                <table:data-pilot-member table:name="38,27" table:display="true" table:show-details="true"/>
                <table:data-pilot-member table:name="38,39" table:display="true" table:show-details="true"/>
                <table:data-pilot-member table:name="38,44" table:display="true" table:show-details="true"/>
                <table:data-pilot-member table:name="38,48" table:display="true" table:show-details="true"/>
                <table:data-pilot-member table:name="38,5" table:display="true" table:show-details="true"/>
                <table:data-pilot-member table:name="38,6" table:display="true" table:show-details="true"/>
                <table:data-pilot-member table:name="38,73" table:display="true" table:show-details="true"/>
                <table:data-pilot-member table:name="38,82" table:display="true" table:show-details="true"/>
                <table:data-pilot-member table:name="38,9" table:display="true" table:show-details="true"/>
                <table:data-pilot-member table:name="38,91" table:display="true" table:show-details="true"/>
                <table:data-pilot-member table:name="39" table:display="true" table:show-details="true"/>
                <table:data-pilot-member table:name="39,04" table:display="true" table:show-details="true"/>
                <table:data-pilot-member table:name="39,1" table:display="true" table:show-details="true"/>
                <table:data-pilot-member table:name="39,13" table:display="true" table:show-details="true"/>
                <table:data-pilot-member table:name="39,25" table:display="true" table:show-details="true"/>
                <table:data-pilot-member table:name="39,28" table:display="true" table:show-details="true"/>
                <table:data-pilot-member table:name="39,32" table:display="true" table:show-details="true"/>
                <table:data-pilot-member table:name="39,4" table:display="true" table:show-details="true"/>
                <table:data-pilot-member table:name="39,41" table:display="true" table:show-details="true"/>
                <table:data-pilot-member table:name="39,44" table:display="true" table:show-details="true"/>
                <table:data-pilot-member table:name="39,5" table:display="true" table:show-details="true"/>
                <table:data-pilot-member table:name="39,6" table:display="true" table:show-details="true"/>
                <table:data-pilot-member table:name="39,73" table:display="true" table:show-details="true"/>
                <table:data-pilot-member table:name="39,74" table:display="true" table:show-details="true"/>
                <table:data-pilot-member table:name="39,78" table:display="true" table:show-details="true"/>
                <table:data-pilot-member table:name="39,88" table:display="true" table:show-details="true"/>
                <table:data-pilot-member table:name="39,9" table:display="true" table:show-details="true"/>
                <table:data-pilot-member table:name="39,94" table:display="true" table:show-details="true"/>
                <table:data-pilot-member table:name="39,97" table:display="true" table:show-details="true"/>
                <table:data-pilot-member table:name="39,99" table:display="true" table:show-details="true"/>
                <table:data-pilot-member table:name="40" table:display="true" table:show-details="true"/>
                <table:data-pilot-member table:name="40,03" table:display="true" table:show-details="true"/>
                <table:data-pilot-member table:name="40,08" table:display="true" table:show-details="true"/>
                <table:data-pilot-member table:name="40,1" table:display="true" table:show-details="true"/>
                <table:data-pilot-member table:name="40,2" table:display="true" table:show-details="true"/>
                <table:data-pilot-member table:name="40,3" table:display="true" table:show-details="true"/>
                <table:data-pilot-member table:name="40,31" table:display="true" table:show-details="true"/>
                <table:data-pilot-member table:name="40,37" table:display="true" table:show-details="true"/>
                <table:data-pilot-member table:name="40,38" table:display="true" table:show-details="true"/>
                <table:data-pilot-member table:name="40,41" table:display="true" table:show-details="true"/>
                <table:data-pilot-member table:name="40,66" table:display="true" table:show-details="true"/>
                <table:data-pilot-member table:name="40,68" table:display="true" table:show-details="true"/>
                <table:data-pilot-member table:name="40,9" table:display="true" table:show-details="true"/>
                <table:data-pilot-member table:name="40,97" table:display="true" table:show-details="true"/>
                <table:data-pilot-member table:name="40,98" table:display="true" table:show-details="true"/>
                <table:data-pilot-member table:name="40,99" table:display="true" table:show-details="true"/>
                <table:data-pilot-member table:name="41,07" table:display="true" table:show-details="true"/>
                <table:data-pilot-member table:name="41,08" table:display="true" table:show-details="true"/>
                <table:data-pilot-member table:name="41,18" table:display="true" table:show-details="true"/>
                <table:data-pilot-member table:name="41,23" table:display="true" table:show-details="true"/>
                <table:data-pilot-member table:name="41,27" table:display="true" table:show-details="true"/>
                <table:data-pilot-member table:name="41,28" table:display="true" table:show-details="true"/>
                <table:data-pilot-member table:name="41,3" table:display="true" table:show-details="true"/>
                <table:data-pilot-member table:name="41,36" table:display="true" table:show-details="true"/>
                <table:data-pilot-member table:name="41,38" table:display="true" table:show-details="true"/>
                <table:data-pilot-member table:name="41,4" table:display="true" table:show-details="true"/>
                <table:data-pilot-member table:name="41,5" table:display="true" table:show-details="true"/>
                <table:data-pilot-member table:name="41,57" table:display="true" table:show-details="true"/>
                <table:data-pilot-member table:name="41,64" table:display="true" table:show-details="true"/>
                <table:data-pilot-member table:name="41,83" table:display="true" table:show-details="true"/>
                <table:data-pilot-member table:name="41,9" table:display="true" table:show-details="true"/>
                <table:data-pilot-member table:name="42,07" table:display="true" table:show-details="true"/>
                <table:data-pilot-member table:name="42,25" table:display="true" table:show-details="true"/>
                <table:data-pilot-member table:name="42,28" table:display="true" table:show-details="true"/>
                <table:data-pilot-member table:name="42,48" table:display="true" table:show-details="true"/>
                <table:data-pilot-member table:name="42,54" table:display="true" table:show-details="true"/>
                <table:data-pilot-member table:name="42,64" table:display="true" table:show-details="true"/>
                <table:data-pilot-member table:name="42,69" table:display="true" table:show-details="true"/>
                <table:data-pilot-member table:name="42,8" table:display="true" table:show-details="true"/>
                <table:data-pilot-member table:name="42,9" table:display="true" table:show-details="true"/>
                <table:data-pilot-member table:name="43" table:display="true" table:show-details="true"/>
                <table:data-pilot-member table:name="43,03" table:display="true" table:show-details="true"/>
                <table:data-pilot-member table:name="43,06" table:display="true" table:show-details="true"/>
                <table:data-pilot-member table:name="43,29" table:display="true" table:show-details="true"/>
                <table:data-pilot-member table:name="43,32" table:display="true" table:show-details="true"/>
                <table:data-pilot-member table:name="43,34" table:display="true" table:show-details="true"/>
                <table:data-pilot-member table:name="43,5" table:display="true" table:show-details="true"/>
                <table:data-pilot-member table:name="43,55" table:display="true" table:show-details="true"/>
                <table:data-pilot-member table:name="43,64" table:display="true" table:show-details="true"/>
                <table:data-pilot-member table:name="43,76" table:display="true" table:show-details="true"/>
                <table:data-pilot-member table:name="43,8" table:display="true" table:show-details="true"/>
                <table:data-pilot-member table:name="43,99" table:display="true" table:show-details="true"/>
                <table:data-pilot-member table:name="44" table:display="true" table:show-details="true"/>
                <table:data-pilot-member table:name="44,08" table:display="true" table:show-details="true"/>
                <table:data-pilot-member table:name="44,1" table:display="true" table:show-details="true"/>
                <table:data-pilot-member table:name="44,26" table:display="true" table:show-details="true"/>
                <table:data-pilot-member table:name="44,28" table:display="true" table:show-details="true"/>
                <table:data-pilot-member table:name="44,36" table:display="true" table:show-details="true"/>
                <table:data-pilot-member table:name="44,5" table:display="true" table:show-details="true"/>
                <table:data-pilot-member table:name="44,62" table:display="true" table:show-details="true"/>
                <table:data-pilot-member table:name="44,7" table:display="true" table:show-details="true"/>
                <table:data-pilot-member table:name="44,73" table:display="true" table:show-details="true"/>
                <table:data-pilot-member table:name="44,8" table:display="true" table:show-details="true"/>
                <table:data-pilot-member table:name="44,9" table:display="true" table:show-details="true"/>
                <table:data-pilot-member table:name="44,95" table:display="true" table:show-details="true"/>
                <table:data-pilot-member table:name="45" table:display="true" table:show-details="true"/>
                <table:data-pilot-member table:name="45,06" table:display="true" table:show-details="true"/>
                <table:data-pilot-member table:name="45,07" table:display="true" table:show-details="true"/>
                <table:data-pilot-member table:name="45,1" table:display="true" table:show-details="true"/>
                <table:data-pilot-member table:name="45,2" table:display="true" table:show-details="true"/>
                <table:data-pilot-member table:name="45,22" table:display="true" table:show-details="true"/>
                <table:data-pilot-member table:name="45,27" table:display="true" table:show-details="true"/>
                <table:data-pilot-member table:name="45,28" table:display="true" table:show-details="true"/>
                <table:data-pilot-member table:name="45,4" table:display="true" table:show-details="true"/>
                <table:data-pilot-member table:name="45,58" table:display="true" table:show-details="true"/>
                <table:data-pilot-member table:name="45,6" table:display="true" table:show-details="true"/>
                <table:data-pilot-member table:name="45,61" table:display="true" table:show-details="true"/>
                <table:data-pilot-member table:name="45,66" table:display="true" table:show-details="true"/>
                <table:data-pilot-member table:name="45,67" table:display="true" table:show-details="true"/>
                <table:data-pilot-member table:name="45,75" table:display="true" table:show-details="true"/>
                <table:data-pilot-member table:name="45,8" table:display="true" table:show-details="true"/>
                <table:data-pilot-member table:name="45,81" table:display="true" table:show-details="true"/>
                <table:data-pilot-member table:name="45,88" table:display="true" table:show-details="true"/>
                <table:data-pilot-member table:name="45,9" table:display="true" table:show-details="true"/>
                <table:data-pilot-member table:name="45,92" table:display="true" table:show-details="true"/>
                <table:data-pilot-member table:name="45,94" table:display="true" table:show-details="true"/>
                <table:data-pilot-member table:name="45,97" table:display="true" table:show-details="true"/>
                <table:data-pilot-member table:name="46" table:display="true" table:show-details="true"/>
                <table:data-pilot-member table:name="46,01" table:display="true" table:show-details="true"/>
                <table:data-pilot-member table:name="46,02" table:display="true" table:show-details="true"/>
                <table:data-pilot-member table:name="46,15" table:display="true" table:show-details="true"/>
                <table:data-pilot-member table:name="46,16" table:display="true" table:show-details="true"/>
                <table:data-pilot-member table:name="46,17" table:display="true" table:show-details="true"/>
                <table:data-pilot-member table:name="46,18" table:display="true" table:show-details="true"/>
                <table:data-pilot-member table:name="46,2" table:display="true" table:show-details="true"/>
                <table:data-pilot-member table:name="46,4" table:display="true" table:show-details="true"/>
                <table:data-pilot-member table:name="46,48" table:display="true" table:show-details="true"/>
                <table:data-pilot-member table:name="46,5" table:display="true" table:show-details="true"/>
                <table:data-pilot-member table:name="46,64" table:display="true" table:show-details="true"/>
                <table:data-pilot-member table:name="46,74" table:display="true" table:show-details="true"/>
                <table:data-pilot-member table:name="46,81" table:display="true" table:show-details="true"/>
                <table:data-pilot-member table:name="46,87" table:display="true" table:show-details="true"/>
                <table:data-pilot-member table:name="46,88" table:display="true" table:show-details="true"/>
                <table:data-pilot-member table:name="46,91" table:display="true" table:show-details="true"/>
                <table:data-pilot-member table:name="46,94" table:display="true" table:show-details="true"/>
                <table:data-pilot-member table:name="46,95" table:display="true" table:show-details="true"/>
                <table:data-pilot-member table:name="47,05" table:display="true" table:show-details="true"/>
                <table:data-pilot-member table:name="47,21" table:display="true" table:show-details="true"/>
                <table:data-pilot-member table:name="47,24" table:display="true" table:show-details="true"/>
                <table:data-pilot-member table:name="47,25" table:display="true" table:show-details="true"/>
                <table:data-pilot-member table:name="47,39" table:display="true" table:show-details="true"/>
                <table:data-pilot-member table:name="47,5" table:display="true" table:show-details="true"/>
                <table:data-pilot-member table:name="47,6" table:display="true" table:show-details="true"/>
                <table:data-pilot-member table:name="47,7" table:display="true" table:show-details="true"/>
                <table:data-pilot-member table:name="47,8" table:display="true" table:show-details="true"/>
                <table:data-pilot-member table:name="47,9" table:display="true" table:show-details="true"/>
                <table:data-pilot-member table:name="47,96" table:display="true" table:show-details="true"/>
                <table:data-pilot-member table:name="47,97" table:display="true" table:show-details="true"/>
                <table:data-pilot-member table:name="48" table:display="true" table:show-details="true"/>
                <table:data-pilot-member table:name="48,01" table:display="true" table:show-details="true"/>
                <table:data-pilot-member table:name="48,1" table:display="true" table:show-details="true"/>
                <table:data-pilot-member table:name="48,24" table:display="true" table:show-details="true"/>
                <table:data-pilot-member table:name="48,4" table:display="true" table:show-details="true"/>
                <table:data-pilot-member table:name="48,47" table:display="true" table:show-details="true"/>
                <table:data-pilot-member table:name="48,5" table:display="true" table:show-details="true"/>
                <table:data-pilot-member table:name="48,56" table:display="true" table:show-details="true"/>
                <table:data-pilot-member table:name="48,59" table:display="true" table:show-details="true"/>
                <table:data-pilot-member table:name="48,61" table:display="true" table:show-details="true"/>
                <table:data-pilot-member table:name="48,65" table:display="true" table:show-details="true"/>
                <table:data-pilot-member table:name="48,67" table:display="true" table:show-details="true"/>
                <table:data-pilot-member table:name="48,68" table:display="true" table:show-details="true"/>
                <table:data-pilot-member table:name="48,8" table:display="true" table:show-details="true"/>
                <table:data-pilot-member table:name="48,89" table:display="true" table:show-details="true"/>
                <table:data-pilot-member table:name="48,9" table:display="true" table:show-details="true"/>
                <table:data-pilot-member table:name="49,25" table:display="true" table:show-details="true"/>
                <table:data-pilot-member table:name="49,29" table:display="true" table:show-details="true"/>
                <table:data-pilot-member table:name="49,31" table:display="true" table:show-details="true"/>
                <table:data-pilot-member table:name="49,33" table:display="true" table:show-details="true"/>
                <table:data-pilot-member table:name="49,4" table:display="true" table:show-details="true"/>
                <table:data-pilot-member table:name="49,42" table:display="true" table:show-details="true"/>
                <table:data-pilot-member table:name="49,46" table:display="true" table:show-details="true"/>
                <table:data-pilot-member table:name="49,5" table:display="true" table:show-details="true"/>
                <table:data-pilot-member table:name="49,67" table:display="true" table:show-details="true"/>
                <table:data-pilot-member table:name="49,79" table:display="true" table:show-details="true"/>
                <table:data-pilot-member table:name="49,8" table:display="true" table:show-details="true"/>
                <table:data-pilot-member table:name="49,85" table:display="true" table:show-details="true"/>
                <table:data-pilot-member table:name="49,89" table:display="true" table:show-details="true"/>
                <table:data-pilot-member table:name="49,9" table:display="true" table:show-details="true"/>
                <table:data-pilot-member table:name="49,91" table:display="true" table:show-details="true"/>
                <table:data-pilot-member table:name="49,96" table:display="true" table:show-details="true"/>
                <table:data-pilot-member table:name="50" table:display="true" table:show-details="true"/>
                <table:data-pilot-member table:name="50,15" table:display="true" table:show-details="true"/>
                <table:data-pilot-member table:name="50,19" table:display="true" table:show-details="true"/>
                <table:data-pilot-member table:name="50,26" table:display="true" table:show-details="true"/>
                <table:data-pilot-member table:name="50,31" table:display="true" table:show-details="true"/>
                <table:data-pilot-member table:name="50,36" table:display="true" table:show-details="true"/>
                <table:data-pilot-member table:name="50,38" table:display="true" table:show-details="true"/>
                <table:data-pilot-member table:name="50,42" table:display="true" table:show-details="true"/>
                <table:data-pilot-member table:name="50,45" table:display="true" table:show-details="true"/>
                <table:data-pilot-member table:name="50,5" table:display="true" table:show-details="true"/>
                <table:data-pilot-member table:name="51" table:display="true" table:show-details="true"/>
                <table:data-pilot-member table:name="51,08" table:display="true" table:show-details="true"/>
                <table:data-pilot-member table:name="51,11" table:display="true" table:show-details="true"/>
                <table:data-pilot-member table:name="51,12" table:display="true" table:show-details="true"/>
                <table:data-pilot-member table:name="51,2" table:display="true" table:show-details="true"/>
                <table:data-pilot-member table:name="51,3" table:display="true" table:show-details="true"/>
                <table:data-pilot-member table:name="51,38" table:display="true" table:show-details="true"/>
                <table:data-pilot-member table:name="51,67" table:display="true" table:show-details="true"/>
                <table:data-pilot-member table:name="51,68" table:display="true" table:show-details="true"/>
                <table:data-pilot-member table:name="51,7" table:display="true" table:show-details="true"/>
                <table:data-pilot-member table:name="51,8" table:display="true" table:show-details="true"/>
                <table:data-pilot-member table:name="52" table:display="true" table:show-details="true"/>
                <table:data-pilot-member table:name="52,04" table:display="true" table:show-details="true"/>
                <table:data-pilot-member table:name="52,17" table:display="true" table:show-details="true"/>
                <table:data-pilot-member table:name="52,2" table:display="true" table:show-details="true"/>
                <table:data-pilot-member table:name="52,49" table:display="true" table:show-details="true"/>
                <table:data-pilot-member table:name="52,57" table:display="true" table:show-details="true"/>
                <table:data-pilot-member table:name="52,8" table:display="true" table:show-details="true"/>
                <table:data-pilot-member table:name="52,98" table:display="true" table:show-details="true"/>
                <table:data-pilot-member table:name="53" table:display="true" table:show-details="true"/>
                <table:data-pilot-member table:name="53,25" table:display="true" table:show-details="true"/>
                <table:data-pilot-member table:name="53,27" table:display="true" table:show-details="true"/>
                <table:data-pilot-member table:name="53,38" table:display="true" table:show-details="true"/>
                <table:data-pilot-member table:name="53,4" table:display="true" table:show-details="true"/>
                <table:data-pilot-member table:name="53,47" table:display="true" table:show-details="true"/>
                <table:data-pilot-member table:name="53,7" table:display="true" table:show-details="true"/>
                <table:data-pilot-member table:name="53,77" table:display="true" table:show-details="true"/>
                <table:data-pilot-member table:name="54" table:display="true" table:show-details="true"/>
                <table:data-pilot-member table:name="54,18" table:display="true" table:show-details="true"/>
                <table:data-pilot-member table:name="54,3" table:display="true" table:show-details="true"/>
                <table:data-pilot-member table:name="54,31" table:display="true" table:show-details="true"/>
                <table:data-pilot-member table:name="54,33" table:display="true" table:show-details="true"/>
                <table:data-pilot-member table:name="54,36" table:display="true" table:show-details="true"/>
                <table:data-pilot-member table:name="54,39" table:display="true" table:show-details="true"/>
                <table:data-pilot-member table:name="54,6" table:display="true" table:show-details="true"/>
                <table:data-pilot-member table:name="54,65" table:display="true" table:show-details="true"/>
                <table:data-pilot-member table:name="54,8" table:display="true" table:show-details="true"/>
                <table:data-pilot-member table:name="54,9" table:display="true" table:show-details="true"/>
                <table:data-pilot-member table:name="54,98" table:display="true" table:show-details="true"/>
                <table:data-pilot-member table:name="54,99" table:display="true" table:show-details="true"/>
                <table:data-pilot-member table:name="55" table:display="true" table:show-details="true"/>
                <table:data-pilot-member table:name="55,14" table:display="true" table:show-details="true"/>
                <table:data-pilot-member table:name="55,26" table:display="true" table:show-details="true"/>
                <table:data-pilot-member table:name="55,27" table:display="true" table:show-details="true"/>
                <table:data-pilot-member table:name="55,3" table:display="true" table:show-details="true"/>
                <table:data-pilot-member table:name="55,5" table:display="true" table:show-details="true"/>
                <table:data-pilot-member table:name="55,52" table:display="true" table:show-details="true"/>
                <table:data-pilot-member table:name="55,6" table:display="true" table:show-details="true"/>
                <table:data-pilot-member table:name="55,61" table:display="true" table:show-details="true"/>
                <table:data-pilot-member table:name="55,7" table:display="true" table:show-details="true"/>
                <table:data-pilot-member table:name="55,77" table:display="true" table:show-details="true"/>
                <table:data-pilot-member table:name="55,8" table:display="true" table:show-details="true"/>
                <table:data-pilot-member table:name="55,81" table:display="true" table:show-details="true"/>
                <table:data-pilot-member table:name="55,89" table:display="true" table:show-details="true"/>
                <table:data-pilot-member table:name="56" table:display="true" table:show-details="true"/>
                <table:data-pilot-member table:name="56,08" table:display="true" table:show-details="true"/>
                <table:data-pilot-member table:name="56,2" table:display="true" table:show-details="true"/>
                <table:data-pilot-member table:name="56,3" table:display="true" table:show-details="true"/>
                <table:data-pilot-member table:name="56,36" table:display="true" table:show-details="true"/>
                <table:data-pilot-member table:name="56,4" table:display="true" table:show-details="true"/>
                <table:data-pilot-member table:name="56,5" table:display="true" table:show-details="true"/>
                <table:data-pilot-member table:name="56,6" table:display="true" table:show-details="true"/>
                <table:data-pilot-member table:name="56,67" table:display="true" table:show-details="true"/>
                <table:data-pilot-member table:name="56,68" table:display="true" table:show-details="true"/>
                <table:data-pilot-member table:name="56,77" table:display="true" table:show-details="true"/>
                <table:data-pilot-member table:name="56,8" table:display="true" table:show-details="true"/>
                <table:data-pilot-member table:name="56,91" table:display="true" table:show-details="true"/>
                <table:data-pilot-member table:name="57" table:display="true" table:show-details="true"/>
                <table:data-pilot-member table:name="57,02" table:display="true" table:show-details="true"/>
                <table:data-pilot-member table:name="57,03" table:display="true" table:show-details="true"/>
                <table:data-pilot-member table:name="57,1" table:display="true" table:show-details="true"/>
                <table:data-pilot-member table:name="57,11" table:display="true" table:show-details="true"/>
                <table:data-pilot-member table:name="57,14" table:display="true" table:show-details="true"/>
                <table:data-pilot-member table:name="57,2" table:display="true" table:show-details="true"/>
                <table:data-pilot-member table:name="57,31" table:display="true" table:show-details="true"/>
                <table:data-pilot-member table:name="57,4" table:display="true" table:show-details="true"/>
                <table:data-pilot-member table:name="57,46" table:display="true" table:show-details="true"/>
                <table:data-pilot-member table:name="57,5" table:display="true" table:show-details="true"/>
                <table:data-pilot-member table:name="57,6" table:display="true" table:show-details="true"/>
                <table:data-pilot-member table:name="57,63" table:display="true" table:show-details="true"/>
                <table:data-pilot-member table:name="57,67" table:display="true" table:show-details="true"/>
                <table:data-pilot-member table:name="57,68" table:display="true" table:show-details="true"/>
                <table:data-pilot-member table:name="57,85" table:display="true" table:show-details="true"/>
                <table:data-pilot-member table:name="57,88" table:display="true" table:show-details="true"/>
                <table:data-pilot-member table:name="57,95" table:display="true" table:show-details="true"/>
                <table:data-pilot-member table:name="58,08" table:display="true" table:show-details="true"/>
                <table:data-pilot-member table:name="58,19" table:display="true" table:show-details="true"/>
                <table:data-pilot-member table:name="58,34" table:display="true" table:show-details="true"/>
                <table:data-pilot-member table:name="58,4" table:display="true" table:show-details="true"/>
                <table:data-pilot-member table:name="58,52" table:display="true" table:show-details="true"/>
                <table:data-pilot-member table:name="58,58" table:display="true" table:show-details="true"/>
                <table:data-pilot-member table:name="58,6" table:display="true" table:show-details="true"/>
                <table:data-pilot-member table:name="58,8" table:display="true" table:show-details="true"/>
                <table:data-pilot-member table:name="58,89" table:display="true" table:show-details="true"/>
                <table:data-pilot-member table:name="58,9" table:display="true" table:show-details="true"/>
                <table:data-pilot-member table:name="59" table:display="true" table:show-details="true"/>
                <table:data-pilot-member table:name="59,04" table:display="true" table:show-details="true"/>
                <table:data-pilot-member table:name="59,08" table:display="true" table:show-details="true"/>
                <table:data-pilot-member table:name="59,09" table:display="true" table:show-details="true"/>
                <table:data-pilot-member table:name="59,14" table:display="true" table:show-details="true"/>
                <table:data-pilot-member table:name="59,26" table:display="true" table:show-details="true"/>
                <table:data-pilot-member table:name="59,29" table:display="true" table:show-details="true"/>
                <table:data-pilot-member table:name="59,3" table:display="true" table:show-details="true"/>
                <table:data-pilot-member table:name="59,37" table:display="true" table:show-details="true"/>
                <table:data-pilot-member table:name="59,4" table:display="true" table:show-details="true"/>
                <table:data-pilot-member table:name="59,41" table:display="true" table:show-details="true"/>
                <table:data-pilot-member table:name="59,47" table:display="true" table:show-details="true"/>
                <table:data-pilot-member table:name="59,63" table:display="true" table:show-details="true"/>
                <table:data-pilot-member table:name="59,64" table:display="true" table:show-details="true"/>
                <table:data-pilot-member table:name="59,7" table:display="true" table:show-details="true"/>
                <table:data-pilot-member table:name="59,8" table:display="true" table:show-details="true"/>
                <table:data-pilot-member table:name="59,85" table:display="true" table:show-details="true"/>
                <table:data-pilot-member table:name="59,86" table:display="true" table:show-details="true"/>
                <table:data-pilot-member table:name="59,9" table:display="true" table:show-details="true"/>
                <table:data-pilot-member table:name="59,94" table:display="true" table:show-details="true"/>
                <table:data-pilot-member table:name="60" table:display="true" table:show-details="true"/>
                <table:data-pilot-member table:name="60,07" table:display="true" table:show-details="true"/>
                <table:data-pilot-member table:name="60,23" table:display="true" table:show-details="true"/>
                <table:data-pilot-member table:name="60,28" table:display="true" table:show-details="true"/>
                <table:data-pilot-member table:name="60,32" table:display="true" table:show-details="true"/>
                <table:data-pilot-member table:name="60,4" table:display="true" table:show-details="true"/>
                <table:data-pilot-member table:name="60,42" table:display="true" table:show-details="true"/>
                <table:data-pilot-member table:name="60,5" table:display="true" table:show-details="true"/>
                <table:data-pilot-member table:name="60,59" table:display="true" table:show-details="true"/>
                <table:data-pilot-member table:name="60,6" table:display="true" table:show-details="true"/>
                <table:data-pilot-member table:name="60,9" table:display="true" table:show-details="true"/>
                <table:data-pilot-member table:name="60,92" table:display="true" table:show-details="true"/>
                <table:data-pilot-member table:name="60,94" table:display="true" table:show-details="true"/>
                <table:data-pilot-member table:name="61" table:display="true" table:show-details="true"/>
                <table:data-pilot-member table:name="61,1" table:display="true" table:show-details="true"/>
                <table:data-pilot-member table:name="61,16" table:display="true" table:show-details="true"/>
                <table:data-pilot-member table:name="61,2" table:display="true" table:show-details="true"/>
                <table:data-pilot-member table:name="61,22" table:display="true" table:show-details="true"/>
                <table:data-pilot-member table:name="61,36" table:display="true" table:show-details="true"/>
                <table:data-pilot-member table:name="61,4" table:display="true" table:show-details="true"/>
                <table:data-pilot-member table:name="61,5" table:display="true" table:show-details="true"/>
                <table:data-pilot-member table:name="61,55" table:display="true" table:show-details="true"/>
                <table:data-pilot-member table:name="61,58" table:display="true" table:show-details="true"/>
                <table:data-pilot-member table:name="61,73" table:display="true" table:show-details="true"/>
                <table:data-pilot-member table:name="61,9" table:display="true" table:show-details="true"/>
                <table:data-pilot-member table:name="61,98" table:display="true" table:show-details="true"/>
                <table:data-pilot-member table:name="62" table:display="true" table:show-details="true"/>
                <table:data-pilot-member table:name="62,3" table:display="true" table:show-details="true"/>
                <table:data-pilot-member table:name="62,48" table:display="true" table:show-details="true"/>
                <table:data-pilot-member table:name="62,49" table:display="true" table:show-details="true"/>
                <table:data-pilot-member table:name="62,5" table:display="true" table:show-details="true"/>
                <table:data-pilot-member table:name="62,58" table:display="true" table:show-details="true"/>
                <table:data-pilot-member table:name="62,6" table:display="true" table:show-details="true"/>
                <table:data-pilot-member table:name="62,78" table:display="true" table:show-details="true"/>
                <table:data-pilot-member table:name="62,88" table:display="true" table:show-details="true"/>
                <table:data-pilot-member table:name="62,99" table:display="true" table:show-details="true"/>
                <table:data-pilot-member table:name="63,1" table:display="true" table:show-details="true"/>
                <table:data-pilot-member table:name="63,29" table:display="true" table:show-details="true"/>
                <table:data-pilot-member table:name="63,38" table:display="true" table:show-details="true"/>
                <table:data-pilot-member table:name="63,39" table:display="true" table:show-details="true"/>
                <table:data-pilot-member table:name="63,4" table:display="true" table:show-details="true"/>
                <table:data-pilot-member table:name="63,47" table:display="true" table:show-details="true"/>
                <table:data-pilot-member table:name="63,54" table:display="true" table:show-details="true"/>
                <table:data-pilot-member table:name="63,56" table:display="true" table:show-details="true"/>
                <table:data-pilot-member table:name="63,6" table:display="true" table:show-details="true"/>
                <table:data-pilot-member table:name="63,65" table:display="true" table:show-details="true"/>
                <table:data-pilot-member table:name="63,9" table:display="true" table:show-details="true"/>
                <table:data-pilot-member table:name="64" table:display="true" table:show-details="true"/>
                <table:data-pilot-member table:name="64,01" table:display="true" table:show-details="true"/>
                <table:data-pilot-member table:name="64,19" table:display="true" table:show-details="true"/>
                <table:data-pilot-member table:name="64,29" table:display="true" table:show-details="true"/>
                <table:data-pilot-member table:name="64,4" table:display="true" table:show-details="true"/>
                <table:data-pilot-member table:name="64,5" table:display="true" table:show-details="true"/>
                <table:data-pilot-member table:name="64,65" table:display="true" table:show-details="true"/>
                <table:data-pilot-member table:name="64,67" table:display="true" table:show-details="true"/>
                <table:data-pilot-member table:name="64,69" table:display="true" table:show-details="true"/>
                <table:data-pilot-member table:name="64,76" table:display="true" table:show-details="true"/>
                <table:data-pilot-member table:name="64,85" table:display="true" table:show-details="true"/>
                <table:data-pilot-member table:name="64,89" table:display="true" table:show-details="true"/>
                <table:data-pilot-member table:name="65" table:display="true" table:show-details="true"/>
                <table:data-pilot-member table:name="65,18" table:display="true" table:show-details="true"/>
                <table:data-pilot-member table:name="65,25" table:display="true" table:show-details="true"/>
                <table:data-pilot-member table:name="65,37" table:display="true" table:show-details="true"/>
                <table:data-pilot-member table:name="65,52" table:display="true" table:show-details="true"/>
                <table:data-pilot-member table:name="65,53" table:display="true" table:show-details="true"/>
                <table:data-pilot-member table:name="65,56" table:display="true" table:show-details="true"/>
                <table:data-pilot-member table:name="65,57" table:display="true" table:show-details="true"/>
                <table:data-pilot-member table:name="65,58" table:display="true" table:show-details="true"/>
                <table:data-pilot-member table:name="65,6" table:display="true" table:show-details="true"/>
                <table:data-pilot-member table:name="65,64" table:display="true" table:show-details="true"/>
                <table:data-pilot-member table:name="65,79" table:display="true" table:show-details="true"/>
                <table:data-pilot-member table:name="65,8" table:display="true" table:show-details="true"/>
                <table:data-pilot-member table:name="65,81" table:display="true" table:show-details="true"/>
                <table:data-pilot-member table:name="65,82" table:display="true" table:show-details="true"/>
                <table:data-pilot-member table:name="65,9" table:display="true" table:show-details="true"/>
                <table:data-pilot-member table:name="65,96" table:display="true" table:show-details="true"/>
                <table:data-pilot-member table:name="65,99" table:display="true" table:show-details="true"/>
                <table:data-pilot-member table:name="66" table:display="true" table:show-details="true"/>
                <table:data-pilot-member table:name="66,03" table:display="true" table:show-details="true"/>
                <table:data-pilot-member table:name="66,09" table:display="true" table:show-details="true"/>
                <table:data-pilot-member table:name="66,1" table:display="true" table:show-details="true"/>
                <table:data-pilot-member table:name="66,3" table:display="true" table:show-details="true"/>
                <table:data-pilot-member table:name="66,4" table:display="true" table:show-details="true"/>
                <table:data-pilot-member table:name="66,5" table:display="true" table:show-details="true"/>
                <table:data-pilot-member table:name="66,6" table:display="true" table:show-details="true"/>
                <table:data-pilot-member table:name="66,78" table:display="true" table:show-details="true"/>
                <table:data-pilot-member table:name="66,8" table:display="true" table:show-details="true"/>
                <table:data-pilot-member table:name="66,89" table:display="true" table:show-details="true"/>
                <table:data-pilot-member table:name="66,9" table:display="true" table:show-details="true"/>
                <table:data-pilot-member table:name="66,96" table:display="true" table:show-details="true"/>
                <table:data-pilot-member table:name="67,09" table:display="true" table:show-details="true"/>
                <table:data-pilot-member table:name="67,14" table:display="true" table:show-details="true"/>
                <table:data-pilot-member table:name="67,26" table:display="true" table:show-details="true"/>
                <table:data-pilot-member table:name="67,4" table:display="true" table:show-details="true"/>
                <table:data-pilot-member table:name="67,5" table:display="true" table:show-details="true"/>
                <table:data-pilot-member table:name="67,6" table:display="true" table:show-details="true"/>
                <table:data-pilot-member table:name="67,8" table:display="true" table:show-details="true"/>
                <table:data-pilot-member table:name="67,81" table:display="true" table:show-details="true"/>
                <table:data-pilot-member table:name="67,86" table:display="true" table:show-details="true"/>
                <table:data-pilot-member table:name="67,89" table:display="true" table:show-details="true"/>
                <table:data-pilot-member table:name="68,03" table:display="true" table:show-details="true"/>
                <table:data-pilot-member table:name="68,33" table:display="true" table:show-details="true"/>
                <table:data-pilot-member table:name="68,42" table:display="true" table:show-details="true"/>
                <table:data-pilot-member table:name="68,45" table:display="true" table:show-details="true"/>
                <table:data-pilot-member table:name="68,46" table:display="true" table:show-details="true"/>
                <table:data-pilot-member table:name="68,53" table:display="true" table:show-details="true"/>
                <table:data-pilot-member table:name="68,55" table:display="true" table:show-details="true"/>
                <table:data-pilot-member table:name="68,71" table:display="true" table:show-details="true"/>
                <table:data-pilot-member table:name="68,73" table:display="true" table:show-details="true"/>
                <table:data-pilot-member table:name="68,76" table:display="true" table:show-details="true"/>
                <table:data-pilot-member table:name="68,8" table:display="true" table:show-details="true"/>
                <table:data-pilot-member table:name="68,82" table:display="true" table:show-details="true"/>
                <table:data-pilot-member table:name="68,86" table:display="true" table:show-details="true"/>
                <table:data-pilot-member table:name="69,3" table:display="true" table:show-details="true"/>
                <table:data-pilot-member table:name="69,36" table:display="true" table:show-details="true"/>
                <table:data-pilot-member table:name="69,5" table:display="true" table:show-details="true"/>
                <table:data-pilot-member table:name="69,6" table:display="true" table:show-details="true"/>
                <table:data-pilot-member table:name="69,64" table:display="true" table:show-details="true"/>
                <table:data-pilot-member table:name="69,67" table:display="true" table:show-details="true"/>
                <table:data-pilot-member table:name="69,95" table:display="true" table:show-details="true"/>
                <table:data-pilot-member table:name="70" table:display="true" table:show-details="true"/>
                <table:data-pilot-member table:name="70,16" table:display="true" table:show-details="true"/>
                <table:data-pilot-member table:name="70,44" table:display="true" table:show-details="true"/>
                <table:data-pilot-member table:name="70,65" table:display="true" table:show-details="true"/>
                <table:data-pilot-member table:name="70,73" table:display="true" table:show-details="true"/>
                <table:data-pilot-member table:name="70,74" table:display="true" table:show-details="true"/>
                <table:data-pilot-member table:name="70,8" table:display="true" table:show-details="true"/>
                <table:data-pilot-member table:name="70,88" table:display="true" table:show-details="true"/>
                <table:data-pilot-member table:name="70,97" table:display="true" table:show-details="true"/>
                <table:data-pilot-member table:name="71" table:display="true" table:show-details="true"/>
                <table:data-pilot-member table:name="71,01" table:display="true" table:show-details="true"/>
                <table:data-pilot-member table:name="71,14" table:display="true" table:show-details="true"/>
                <table:data-pilot-member table:name="71,24" table:display="true" table:show-details="true"/>
                <table:data-pilot-member table:name="71,27" table:display="true" table:show-details="true"/>
                <table:data-pilot-member table:name="71,4" table:display="true" table:show-details="true"/>
                <table:data-pilot-member table:name="71,47" table:display="true" table:show-details="true"/>
                <table:data-pilot-member table:name="71,5" table:display="true" table:show-details="true"/>
                <table:data-pilot-member table:name="71,61" table:display="true" table:show-details="true"/>
                <table:data-pilot-member table:name="71,64" table:display="true" table:show-details="true"/>
                <table:data-pilot-member table:name="71,71" table:display="true" table:show-details="true"/>
                <table:data-pilot-member table:name="71,8" table:display="true" table:show-details="true"/>
                <table:data-pilot-member table:name="71,84" table:display="true" table:show-details="true"/>
                <table:data-pilot-member table:name="72" table:display="true" table:show-details="true"/>
                <table:data-pilot-member table:name="72,12" table:display="true" table:show-details="true"/>
                <table:data-pilot-member table:name="72,67" table:display="true" table:show-details="true"/>
                <table:data-pilot-member table:name="72,68" table:display="true" table:show-details="true"/>
                <table:data-pilot-member table:name="72,7" table:display="true" table:show-details="true"/>
                <table:data-pilot-member table:name="72,77" table:display="true" table:show-details="true"/>
                <table:data-pilot-member table:name="72,8" table:display="true" table:show-details="true"/>
                <table:data-pilot-member table:name="72,9" table:display="true" table:show-details="true"/>
                <table:data-pilot-member table:name="73,11" table:display="true" table:show-details="true"/>
                <table:data-pilot-member table:name="73,12" table:display="true" table:show-details="true"/>
                <table:data-pilot-member table:name="73,38" table:display="true" table:show-details="true"/>
                <table:data-pilot-member table:name="73,4" table:display="true" table:show-details="true"/>
                <table:data-pilot-member table:name="73,44" table:display="true" table:show-details="true"/>
                <table:data-pilot-member table:name="73,5" table:display="true" table:show-details="true"/>
                <table:data-pilot-member table:name="73,6" table:display="true" table:show-details="true"/>
                <table:data-pilot-member table:name="73,63" table:display="true" table:show-details="true"/>
                <table:data-pilot-member table:name="73,67" table:display="true" table:show-details="true"/>
                <table:data-pilot-member table:name="74" table:display="true" table:show-details="true"/>
                <table:data-pilot-member table:name="74,02" table:display="true" table:show-details="true"/>
                <table:data-pilot-member table:name="74,05" table:display="true" table:show-details="true"/>
                <table:data-pilot-member table:name="74,26" table:display="true" table:show-details="true"/>
                <table:data-pilot-member table:name="74,28" table:display="true" table:show-details="true"/>
                <table:data-pilot-member table:name="74,29" table:display="true" table:show-details="true"/>
                <table:data-pilot-member table:name="74,3" table:display="true" table:show-details="true"/>
                <table:data-pilot-member table:name="74,36" table:display="true" table:show-details="true"/>
                <table:data-pilot-member table:name="74,4" table:display="true" table:show-details="true"/>
                <table:data-pilot-member table:name="74,6" table:display="true" table:show-details="true"/>
                <table:data-pilot-member table:name="74,64" table:display="true" table:show-details="true"/>
                <table:data-pilot-member table:name="74,7" table:display="true" table:show-details="true"/>
                <table:data-pilot-member table:name="74,76" table:display="true" table:show-details="true"/>
                <table:data-pilot-member table:name="74,95" table:display="true" table:show-details="true"/>
                <table:data-pilot-member table:name="75" table:display="true" table:show-details="true"/>
                <table:data-pilot-member table:name="75,07" table:display="true" table:show-details="true"/>
                <table:data-pilot-member table:name="75,2" table:display="true" table:show-details="true"/>
                <table:data-pilot-member table:name="75,4" table:display="true" table:show-details="true"/>
                <table:data-pilot-member table:name="75,42" table:display="true" table:show-details="true"/>
                <table:data-pilot-member table:name="75,48" table:display="true" table:show-details="true"/>
                <table:data-pilot-member table:name="75,6" table:display="true" table:show-details="true"/>
                <table:data-pilot-member table:name="75,76" table:display="true" table:show-details="true"/>
                <table:data-pilot-member table:name="75,8" table:display="true" table:show-details="true"/>
                <table:data-pilot-member table:name="75,9" table:display="true" table:show-details="true"/>
                <table:data-pilot-member table:name="75,97" table:display="true" table:show-details="true"/>
                <table:data-pilot-member table:name="75,98" table:display="true" table:show-details="true"/>
                <table:data-pilot-member table:name="76,19" table:display="true" table:show-details="true"/>
                <table:data-pilot-member table:name="76,21" table:display="true" table:show-details="true"/>
                <table:data-pilot-member table:name="76,26" table:display="true" table:show-details="true"/>
                <table:data-pilot-member table:name="76,54" table:display="true" table:show-details="true"/>
                <table:data-pilot-member table:name="76,6" table:display="true" table:show-details="true"/>
                <table:data-pilot-member table:name="76,64" table:display="true" table:show-details="true"/>
                <table:data-pilot-member table:name="76,76" table:display="true" table:show-details="true"/>
                <table:data-pilot-member table:name="76,8" table:display="true" table:show-details="true"/>
                <table:data-pilot-member table:name="76,98" table:display="true" table:show-details="true"/>
                <table:data-pilot-member table:name="77,1" table:display="true" table:show-details="true"/>
                <table:data-pilot-member table:name="77,18" table:display="true" table:show-details="true"/>
                <table:data-pilot-member table:name="77,23" table:display="true" table:show-details="true"/>
                <table:data-pilot-member table:name="77,4" table:display="true" table:show-details="true"/>
                <table:data-pilot-member table:name="77,59" table:display="true" table:show-details="true"/>
                <table:data-pilot-member table:name="77,69" table:display="true" table:show-details="true"/>
                <table:data-pilot-member table:name="77,78" table:display="true" table:show-details="true"/>
                <table:data-pilot-member table:name="77,8" table:display="true" table:show-details="true"/>
                <table:data-pilot-member table:name="77,99" table:display="true" table:show-details="true"/>
                <table:data-pilot-member table:name="78,01" table:display="true" table:show-details="true"/>
                <table:data-pilot-member table:name="78,09" table:display="true" table:show-details="true"/>
                <table:data-pilot-member table:name="78,13" table:display="true" table:show-details="true"/>
                <table:data-pilot-member table:name="78,17" table:display="true" table:show-details="true"/>
                <table:data-pilot-member table:name="78,18" table:display="true" table:show-details="true"/>
                <table:data-pilot-member table:name="78,21" table:display="true" table:show-details="true"/>
                <table:data-pilot-member table:name="78,43" table:display="true" table:show-details="true"/>
                <table:data-pilot-member table:name="78,44" table:display="true" table:show-details="true"/>
                <table:data-pilot-member table:name="78,59" table:display="true" table:show-details="true"/>
                <table:data-pilot-member table:name="78,6" table:display="true" table:show-details="true"/>
                <table:data-pilot-member table:name="78,75" table:display="true" table:show-details="true"/>
                <table:data-pilot-member table:name="78,81" table:display="true" table:show-details="true"/>
                <table:data-pilot-member table:name="78,95" table:display="true" table:show-details="true"/>
                <table:data-pilot-member table:name="79" table:display="true" table:show-details="true"/>
                <table:data-pilot-member table:name="79,07" table:display="true" table:show-details="true"/>
                <table:data-pilot-member table:name="79,16" table:display="true" table:show-details="true"/>
                <table:data-pilot-member table:name="79,18" table:display="true" table:show-details="true"/>
                <table:data-pilot-member table:name="79,28" table:display="true" table:show-details="true"/>
                <table:data-pilot-member table:name="79,3" table:display="true" table:show-details="true"/>
                <table:data-pilot-member table:name="79,4" table:display="true" table:show-details="true"/>
                <table:data-pilot-member table:name="79,5" table:display="true" table:show-details="true"/>
                <table:data-pilot-member table:name="79,62" table:display="true" table:show-details="true"/>
                <table:data-pilot-member table:name="79,9" table:display="true" table:show-details="true"/>
                <table:data-pilot-member table:name="80" table:display="true" table:show-details="true"/>
                <table:data-pilot-member table:name="80,48" table:display="true" table:show-details="true"/>
                <table:data-pilot-member table:name="80,5" table:display="true" table:show-details="true"/>
                <table:data-pilot-member table:name="80,56" table:display="true" table:show-details="true"/>
                <table:data-pilot-member table:name="80,98" table:display="true" table:show-details="true"/>
                <table:data-pilot-member table:name="81" table:display="true" table:show-details="true"/>
                <table:data-pilot-member table:name="81,1" table:display="true" table:show-details="true"/>
                <table:data-pilot-member table:name="81,3" table:display="true" table:show-details="true"/>
                <table:data-pilot-member table:name="81,37" table:display="true" table:show-details="true"/>
                <table:data-pilot-member table:name="81,42" table:display="true" table:show-details="true"/>
                <table:data-pilot-member table:name="81,65" table:display="true" table:show-details="true"/>
                <table:data-pilot-member table:name="81,67" table:display="true" table:show-details="true"/>
                <table:data-pilot-member table:name="81,78" table:display="true" table:show-details="true"/>
                <table:data-pilot-member table:name="81,82" table:display="true" table:show-details="true"/>
                <table:data-pilot-member table:name="81,97" table:display="true" table:show-details="true"/>
                <table:data-pilot-member table:name="82" table:display="true" table:show-details="true"/>
                <table:data-pilot-member table:name="82,33" table:display="true" table:show-details="true"/>
                <table:data-pilot-member table:name="82,5" table:display="true" table:show-details="true"/>
                <table:data-pilot-member table:name="82,76" table:display="true" table:show-details="true"/>
                <table:data-pilot-member table:name="83" table:display="true" table:show-details="true"/>
                <table:data-pilot-member table:name="83,06" table:display="true" table:show-details="true"/>
                <table:data-pilot-member table:name="83,16" table:display="true" table:show-details="true"/>
                <table:data-pilot-member table:name="83,27" table:display="true" table:show-details="true"/>
                <table:data-pilot-member table:name="83,36" table:display="true" table:show-details="true"/>
                <table:data-pilot-member table:name="83,4" table:display="true" table:show-details="true"/>
                <table:data-pilot-member table:name="83,57" table:display="true" table:show-details="true"/>
                <table:data-pilot-member table:name="83,81" table:display="true" table:show-details="true"/>
                <table:data-pilot-member table:name="83,93" table:display="true" table:show-details="true"/>
                <table:data-pilot-member table:name="83,98" table:display="true" table:show-details="true"/>
                <table:data-pilot-member table:name="84" table:display="true" table:show-details="true"/>
                <table:data-pilot-member table:name="84,06" table:display="true" table:show-details="true"/>
                <table:data-pilot-member table:name="84,3" table:display="true" table:show-details="true"/>
                <table:data-pilot-member table:name="84,33" table:display="true" table:show-details="true"/>
                <table:data-pilot-member table:name="84,5" table:display="true" table:show-details="true"/>
                <table:data-pilot-member table:name="84,52" table:display="true" table:show-details="true"/>
                <table:data-pilot-member table:name="84,59" table:display="true" table:show-details="true"/>
                <table:data-pilot-member table:name="84,64" table:display="true" table:show-details="true"/>
                <table:data-pilot-member table:name="84,75" table:display="true" table:show-details="true"/>
                <table:data-pilot-member table:name="84,83" table:display="true" table:show-details="true"/>
                <table:data-pilot-member table:name="84,9" table:display="true" table:show-details="true"/>
                <table:data-pilot-member table:name="85,27" table:display="true" table:show-details="true"/>
                <table:data-pilot-member table:name="85,28" table:display="true" table:show-details="true"/>
                <table:data-pilot-member table:name="85,4" table:display="true" table:show-details="true"/>
                <table:data-pilot-member table:name="85,45" table:display="true" table:show-details="true"/>
                <table:data-pilot-member table:name="85,8" table:display="true" table:show-details="true"/>
                <table:data-pilot-member table:name="86,1" table:display="true" table:show-details="true"/>
                <table:data-pilot-member table:name="86,21" table:display="true" table:show-details="true"/>
                <table:data-pilot-member table:name="86,22" table:display="true" table:show-details="true"/>
                <table:data-pilot-member table:name="86,28" table:display="true" table:show-details="true"/>
                <table:data-pilot-member table:name="86,53" table:display="true" table:show-details="true"/>
                <table:data-pilot-member table:name="86,87" table:display="true" table:show-details="true"/>
                <table:data-pilot-member table:name="87,02" table:display="true" table:show-details="true"/>
                <table:data-pilot-member table:name="87,36" table:display="true" table:show-details="true"/>
                <table:data-pilot-member table:name="87,49" table:display="true" table:show-details="true"/>
                <table:data-pilot-member table:name="87,69" table:display="true" table:show-details="true"/>
                <table:data-pilot-member table:name="87,8" table:display="true" table:show-details="true"/>
                <table:data-pilot-member table:name="88" table:display="true" table:show-details="true"/>
                <table:data-pilot-member table:name="88,16" table:display="true" table:show-details="true"/>
                <table:data-pilot-member table:name="88,68" table:display="true" table:show-details="true"/>
                <table:data-pilot-member table:name="88,79" table:display="true" table:show-details="true"/>
                <table:data-pilot-member table:name="89,06" table:display="true" table:show-details="true"/>
                <table:data-pilot-member table:name="89,08" table:display="true" table:show-details="true"/>
                <table:data-pilot-member table:name="89,22" table:display="true" table:show-details="true"/>
                <table:data-pilot-member table:name="89,24" table:display="true" table:show-details="true"/>
                <table:data-pilot-member table:name="89,26" table:display="true" table:show-details="true"/>
                <table:data-pilot-member table:name="89,4" table:display="true" table:show-details="true"/>
                <table:data-pilot-member table:name="89,5" table:display="true" table:show-details="true"/>
                <table:data-pilot-member table:name="90" table:display="true" table:show-details="true"/>
                <table:data-pilot-member table:name="90,25" table:display="true" table:show-details="true"/>
                <table:data-pilot-member table:name="90,3" table:display="true" table:show-details="true"/>
                <table:data-pilot-member table:name="90,33" table:display="true" table:show-details="true"/>
                <table:data-pilot-member table:name="90,5" table:display="true" table:show-details="true"/>
                <table:data-pilot-member table:name="91,05" table:display="true" table:show-details="true"/>
                <table:data-pilot-member table:name="91,16" table:display="true" table:show-details="true"/>
                <table:data-pilot-member table:name="91,21" table:display="true" table:show-details="true"/>
                <table:data-pilot-member table:name="91,24" table:display="true" table:show-details="true"/>
                <table:data-pilot-member table:name="91,32" table:display="true" table:show-details="true"/>
                <table:data-pilot-member table:name="91,43" table:display="true" table:show-details="true"/>
                <table:data-pilot-member table:name="91,44" table:display="true" table:show-details="true"/>
                <table:data-pilot-member table:name="91,78" table:display="true" table:show-details="true"/>
                <table:data-pilot-member table:name="91,8" table:display="true" table:show-details="true"/>
                <table:data-pilot-member table:name="91,9" table:display="true" table:show-details="true"/>
                <table:data-pilot-member table:name="92" table:display="true" table:show-details="true"/>
                <table:data-pilot-member table:name="92,25" table:display="true" table:show-details="true"/>
                <table:data-pilot-member table:name="92,38" table:display="true" table:show-details="true"/>
                <table:data-pilot-member table:name="92,5" table:display="true" table:show-details="true"/>
                <table:data-pilot-member table:name="92,61" table:display="true" table:show-details="true"/>
                <table:data-pilot-member table:name="92,7" table:display="true" table:show-details="true"/>
                <table:data-pilot-member table:name="93,03" table:display="true" table:show-details="true"/>
                <table:data-pilot-member table:name="93,3" table:display="true" table:show-details="true"/>
                <table:data-pilot-member table:name="93,4" table:display="true" table:show-details="true"/>
                <table:data-pilot-member table:name="93,64" table:display="true" table:show-details="true"/>
                <table:data-pilot-member table:name="93,71" table:display="true" table:show-details="true"/>
                <table:data-pilot-member table:name="93,76" table:display="true" table:show-details="true"/>
                <table:data-pilot-member table:name="93,94" table:display="true" table:show-details="true"/>
                <table:data-pilot-member table:name="93,97" table:display="true" table:show-details="true"/>
                <table:data-pilot-member table:name="94,1" table:display="true" table:show-details="true"/>
                <table:data-pilot-member table:name="94,12" table:display="true" table:show-details="true"/>
                <table:data-pilot-member table:name="94,5" table:display="true" table:show-details="true"/>
                <table:data-pilot-member table:name="94,57" table:display="true" table:show-details="true"/>
                <table:data-pilot-member table:name="94,7" table:display="true" table:show-details="true"/>
                <table:data-pilot-member table:name="94,8" table:display="true" table:show-details="true"/>
                <table:data-pilot-member table:name="95,05" table:display="true" table:show-details="true"/>
                <table:data-pilot-member table:name="95,07" table:display="true" table:show-details="true"/>
                <table:data-pilot-member table:name="95,5" table:display="true" table:show-details="true"/>
                <table:data-pilot-member table:name="95,63" table:display="true" table:show-details="true"/>
                <table:data-pilot-member table:name="95,83" table:display="true" table:show-details="true"/>
                <table:data-pilot-member table:name="95,89" table:display="true" table:show-details="true"/>
                <table:data-pilot-member table:name="96" table:display="true" table:show-details="true"/>
                <table:data-pilot-member table:name="96,12" table:display="true" table:show-details="true"/>
                <table:data-pilot-member table:name="96,14" table:display="true" table:show-details="true"/>
                <table:data-pilot-member table:name="96,19" table:display="true" table:show-details="true"/>
                <table:data-pilot-member table:name="96,3" table:display="true" table:show-details="true"/>
                <table:data-pilot-member table:name="96,47" table:display="true" table:show-details="true"/>
                <table:data-pilot-member table:name="96,69" table:display="true" table:show-details="true"/>
                <table:data-pilot-member table:name="96,82" table:display="true" table:show-details="true"/>
                <table:data-pilot-member table:name="96,84" table:display="true" table:show-details="true"/>
                <table:data-pilot-member table:name="97,01" table:display="true" table:show-details="true"/>
                <table:data-pilot-member table:name="97,11" table:display="true" table:show-details="true"/>
                <table:data-pilot-member table:name="97,2" table:display="true" table:show-details="true"/>
                <table:data-pilot-member table:name="97,27" table:display="true" table:show-details="true"/>
                <table:data-pilot-member table:name="97,47" table:display="true" table:show-details="true"/>
                <table:data-pilot-member table:name="97,49" table:display="true" table:show-details="true"/>
                <table:data-pilot-member table:name="97,67" table:display="true" table:show-details="true"/>
                <table:data-pilot-member table:name="97,77" table:display="true" table:show-details="true"/>
                <table:data-pilot-member table:name="97,78" table:display="true" table:show-details="true"/>
                <table:data-pilot-member table:name="97,98" table:display="true" table:show-details="true"/>
                <table:data-pilot-member table:name="98" table:display="true" table:show-details="true"/>
                <table:data-pilot-member table:name="98,08" table:display="true" table:show-details="true"/>
                <table:data-pilot-member table:name="98,5" table:display="true" table:show-details="true"/>
                <table:data-pilot-member table:name="98,71" table:display="true" table:show-details="true"/>
                <table:data-pilot-member table:name="98,87" table:display="true" table:show-details="true"/>
                <table:data-pilot-member table:name="99" table:display="true" table:show-details="true"/>
                <table:data-pilot-member table:name="99,26" table:display="true" table:show-details="true"/>
                <table:data-pilot-member table:name="99,38" table:display="true" table:show-details="true"/>
                <table:data-pilot-member table:name="99,4" table:display="true" table:show-details="true"/>
                <table:data-pilot-member table:name="99,5" table:display="true" table:show-details="true"/>
                <table:data-pilot-member table:name="99,57" table:display="true" table:show-details="true"/>
                <table:data-pilot-member table:name="99,6" table:display="true" table:show-details="true"/>
                <table:data-pilot-member table:name="99,9" table:display="true" table:show-details="true"/>
                <table:data-pilot-member table:name="100,18" table:display="true" table:show-details="true"/>
                <table:data-pilot-member table:name="100,22" table:display="true" table:show-details="true"/>
                <table:data-pilot-member table:name="100,26" table:display="true" table:show-details="true"/>
                <table:data-pilot-member table:name="100,35" table:display="true" table:show-details="true"/>
                <table:data-pilot-member table:name="100,54" table:display="true" table:show-details="true"/>
                <table:data-pilot-member table:name="100,8" table:display="true" table:show-details="true"/>
                <table:data-pilot-member table:name="100,89" table:display="true" table:show-details="true"/>
                <table:data-pilot-member table:name="101,5" table:display="true" table:show-details="true"/>
                <table:data-pilot-member table:name="101,74" table:display="true" table:show-details="true"/>
                <table:data-pilot-member table:name="101,87" table:display="true" table:show-details="true"/>
                <table:data-pilot-member table:name="102,09" table:display="true" table:show-details="true"/>
                <table:data-pilot-member table:name="102,22" table:display="true" table:show-details="true"/>
                <table:data-pilot-member table:name="102,46" table:display="true" table:show-details="true"/>
                <table:data-pilot-member table:name="102,49" table:display="true" table:show-details="true"/>
                <table:data-pilot-member table:name="102,79" table:display="true" table:show-details="true"/>
                <table:data-pilot-member table:name="103,4" table:display="true" table:show-details="true"/>
                <table:data-pilot-member table:name="103,5" table:display="true" table:show-details="true"/>
                <table:data-pilot-member table:name="103,6" table:display="true" table:show-details="true"/>
                <table:data-pilot-member table:name="103,76" table:display="true" table:show-details="true"/>
                <table:data-pilot-member table:name="103,88" table:display="true" table:show-details="true"/>
                <table:data-pilot-member table:name="104" table:display="true" table:show-details="true"/>
                <table:data-pilot-member table:name="104,2" table:display="true" table:show-details="true"/>
                <table:data-pilot-member table:name="104,39" table:display="true" table:show-details="true"/>
                <table:data-pilot-member table:name="104,4" table:display="true" table:show-details="true"/>
                <table:data-pilot-member table:name="104,5" table:display="true" table:show-details="true"/>
                <table:data-pilot-member table:name="104,64" table:display="true" table:show-details="true"/>
                <table:data-pilot-member table:name="104,96" table:display="true" table:show-details="true"/>
                <table:data-pilot-member table:name="105" table:display="true" table:show-details="true"/>
                <table:data-pilot-member table:name="105,04" table:display="true" table:show-details="true"/>
                <table:data-pilot-member table:name="105,63" table:display="true" table:show-details="true"/>
                <table:data-pilot-member table:name="105,69" table:display="true" table:show-details="true"/>
                <table:data-pilot-member table:name="105,7" table:display="true" table:show-details="true"/>
                <table:data-pilot-member table:name="105,8" table:display="true" table:show-details="true"/>
                <table:data-pilot-member table:name="106,03" table:display="true" table:show-details="true"/>
                <table:data-pilot-member table:name="106,08" table:display="true" table:show-details="true"/>
                <table:data-pilot-member table:name="106,11" table:display="true" table:show-details="true"/>
                <table:data-pilot-member table:name="106,25" table:display="true" table:show-details="true"/>
                <table:data-pilot-member table:name="106,35" table:display="true" table:show-details="true"/>
                <table:data-pilot-member table:name="106,38" table:display="true" table:show-details="true"/>
                <table:data-pilot-member table:name="106,49" table:display="true" table:show-details="true"/>
                <table:data-pilot-member table:name="106,53" table:display="true" table:show-details="true"/>
                <table:data-pilot-member table:name="106,7" table:display="true" table:show-details="true"/>
                <table:data-pilot-member table:name="106,84" table:display="true" table:show-details="true"/>
                <table:data-pilot-member table:name="106,91" table:display="true" table:show-details="true"/>
                <table:data-pilot-member table:name="106,96" table:display="true" table:show-details="true"/>
                <table:data-pilot-member table:name="106,97" table:display="true" table:show-details="true"/>
                <table:data-pilot-member table:name="106,98" table:display="true" table:show-details="true"/>
                <table:data-pilot-member table:name="107,08" table:display="true" table:show-details="true"/>
                <table:data-pilot-member table:name="107,15" table:display="true" table:show-details="true"/>
                <table:data-pilot-member table:name="107,48" table:display="true" table:show-details="true"/>
                <table:data-pilot-member table:name="107,8" table:display="true" table:show-details="true"/>
                <table:data-pilot-member table:name="108,12" table:display="true" table:show-details="true"/>
                <table:data-pilot-member table:name="108,2" table:display="true" table:show-details="true"/>
                <table:data-pilot-member table:name="108,25" table:display="true" table:show-details="true"/>
                <table:data-pilot-member table:name="108,7" table:display="true" table:show-details="true"/>
                <table:data-pilot-member table:name="109,15" table:display="true" table:show-details="true"/>
                <table:data-pilot-member table:name="109,2" table:display="true" table:show-details="true"/>
                <table:data-pilot-member table:name="109,3" table:display="true" table:show-details="true"/>
                <table:data-pilot-member table:name="109,5" table:display="true" table:show-details="true"/>
                <table:data-pilot-member table:name="109,61" table:display="true" table:show-details="true"/>
                <table:data-pilot-member table:name="109,76" table:display="true" table:show-details="true"/>
                <table:data-pilot-member table:name="109,8" table:display="true" table:show-details="true"/>
                <table:data-pilot-member table:name="109,83" table:display="true" table:show-details="true"/>
                <table:data-pilot-member table:name="109,89" table:display="true" table:show-details="true"/>
                <table:data-pilot-member table:name="110" table:display="true" table:show-details="true"/>
                <table:data-pilot-member table:name="110,16" table:display="true" table:show-details="true"/>
                <table:data-pilot-member table:name="110,2" table:display="true" table:show-details="true"/>
                <table:data-pilot-member table:name="110,94" table:display="true" table:show-details="true"/>
                <table:data-pilot-member table:name="111" table:display="true" table:show-details="true"/>
                <table:data-pilot-member table:name="111,41" table:display="true" table:show-details="true"/>
                <table:data-pilot-member table:name="111,8" table:display="true" table:show-details="true"/>
                <table:data-pilot-member table:name="112,12" table:display="true" table:show-details="true"/>
                <table:data-pilot-member table:name="112,28" table:display="true" table:show-details="true"/>
                <table:data-pilot-member table:name="112,92" table:display="true" table:show-details="true"/>
                <table:data-pilot-member table:name="113,26" table:display="true" table:show-details="true"/>
                <table:data-pilot-member table:name="113,3" table:display="true" table:show-details="true"/>
                <table:data-pilot-member table:name="113,38" table:display="true" table:show-details="true"/>
                <table:data-pilot-member table:name="113,5" table:display="true" table:show-details="true"/>
                <table:data-pilot-member table:name="113,68" table:display="true" table:show-details="true"/>
                <table:data-pilot-member table:name="114" table:display="true" table:show-details="true"/>
                <table:data-pilot-member table:name="114,02" table:display="true" table:show-details="true"/>
                <table:data-pilot-member table:name="114,08" table:display="true" table:show-details="true"/>
                <table:data-pilot-member table:name="114,12" table:display="true" table:show-details="true"/>
                <table:data-pilot-member table:name="114,2" table:display="true" table:show-details="true"/>
                <table:data-pilot-member table:name="114,7" table:display="true" table:show-details="true"/>
                <table:data-pilot-member table:name="114,87" table:display="true" table:show-details="true"/>
                <table:data-pilot-member table:name="115,12" table:display="true" table:show-details="true"/>
                <table:data-pilot-member table:name="115,32" table:display="true" table:show-details="true"/>
                <table:data-pilot-member table:name="115,49" table:display="true" table:show-details="true"/>
                <table:data-pilot-member table:name="115,5" table:display="true" table:show-details="true"/>
                <table:data-pilot-member table:name="115,59" table:display="true" table:show-details="true"/>
                <table:data-pilot-member table:name="116,21" table:display="true" table:show-details="true"/>
                <table:data-pilot-member table:name="116,27" table:display="true" table:show-details="true"/>
                <table:data-pilot-member table:name="116,29" table:display="true" table:show-details="true"/>
                <table:data-pilot-member table:name="116,46" table:display="true" table:show-details="true"/>
                <table:data-pilot-member table:name="116,6" table:display="true" table:show-details="true"/>
                <table:data-pilot-member table:name="116,89" table:display="true" table:show-details="true"/>
                <table:data-pilot-member table:name="116,95" table:display="true" table:show-details="true"/>
                <table:data-pilot-member table:name="117,39" table:display="true" table:show-details="true"/>
                <table:data-pilot-member table:name="117,4" table:display="true" table:show-details="true"/>
                <table:data-pilot-member table:name="117,53" table:display="true" table:show-details="true"/>
                <table:data-pilot-member table:name="117,82" table:display="true" table:show-details="true"/>
                <table:data-pilot-member table:name="117,9" table:display="true" table:show-details="true"/>
                <table:data-pilot-member table:name="118,01" table:display="true" table:show-details="true"/>
                <table:data-pilot-member table:name="118,11" table:display="true" table:show-details="true"/>
                <table:data-pilot-member table:name="118,2" table:display="true" table:show-details="true"/>
                <table:data-pilot-member table:name="118,24" table:display="true" table:show-details="true"/>
                <table:data-pilot-member table:name="118,48" table:display="true" table:show-details="true"/>
                <table:data-pilot-member table:name="118,68" table:display="true" table:show-details="true"/>
                <table:data-pilot-member table:name="118,9" table:display="true" table:show-details="true"/>
                <table:data-pilot-member table:name="119,3" table:display="true" table:show-details="true"/>
                <table:data-pilot-member table:name="119,4" table:display="true" table:show-details="true"/>
                <table:data-pilot-member table:name="119,41" table:display="true" table:show-details="true"/>
                <table:data-pilot-member table:name="120" table:display="true" table:show-details="true"/>
                <table:data-pilot-member table:name="120,1" table:display="true" table:show-details="true"/>
                <table:data-pilot-member table:name="120,59" table:display="true" table:show-details="true"/>
                <table:data-pilot-member table:name="121,05" table:display="true" table:show-details="true"/>
                <table:data-pilot-member table:name="121,07" table:display="true" table:show-details="true"/>
                <table:data-pilot-member table:name="121,13" table:display="true" table:show-details="true"/>
                <table:data-pilot-member table:name="121,21" table:display="true" table:show-details="true"/>
                <table:data-pilot-member table:name="121,28" table:display="true" table:show-details="true"/>
                <table:data-pilot-member table:name="121,3" table:display="true" table:show-details="true"/>
                <table:data-pilot-member table:name="121,4" table:display="true" table:show-details="true"/>
                <table:data-pilot-member table:name="122,2" table:display="true" table:show-details="true"/>
                <table:data-pilot-member table:name="122,28" table:display="true" table:show-details="true"/>
                <table:data-pilot-member table:name="122,38" table:display="true" table:show-details="true"/>
                <table:data-pilot-member table:name="122,44" table:display="true" table:show-details="true"/>
                <table:data-pilot-member table:name="123,2" table:display="true" table:show-details="true"/>
                <table:data-pilot-member table:name="123,51" table:display="true" table:show-details="true"/>
                <table:data-pilot-member table:name="123,61" table:display="true" table:show-details="true"/>
                <table:data-pilot-member table:name="123,99" table:display="true" table:show-details="true"/>
                <table:data-pilot-member table:name="124,13" table:display="true" table:show-details="true"/>
                <table:data-pilot-member table:name="124,17" table:display="true" table:show-details="true"/>
                <table:data-pilot-member table:name="124,2" table:display="true" table:show-details="true"/>
                <table:data-pilot-member table:name="124,5" table:display="true" table:show-details="true"/>
                <table:data-pilot-member table:name="124,66" table:display="true" table:show-details="true"/>
                <table:data-pilot-member table:name="124,76" table:display="true" table:show-details="true"/>
                <table:data-pilot-member table:name="124,78" table:display="true" table:show-details="true"/>
                <table:data-pilot-member table:name="124,94" table:display="true" table:show-details="true"/>
                <table:data-pilot-member table:name="125,12" table:display="true" table:show-details="true"/>
                <table:data-pilot-member table:name="125,46" table:display="true" table:show-details="true"/>
                <table:data-pilot-member table:name="125,5" table:display="true" table:show-details="true"/>
                <table:data-pilot-member table:name="125,6" table:display="true" table:show-details="true"/>
                <table:data-pilot-member table:name="125,63" table:display="true" table:show-details="true"/>
                <table:data-pilot-member table:name="125,69" table:display="true" table:show-details="true"/>
                <table:data-pilot-member table:name="125,93" table:display="true" table:show-details="true"/>
                <table:data-pilot-member table:name="126,13" table:display="true" table:show-details="true"/>
                <table:data-pilot-member table:name="126,15" table:display="true" table:show-details="true"/>
                <table:data-pilot-member table:name="126,3" table:display="true" table:show-details="true"/>
                <table:data-pilot-member table:name="126,4" table:display="true" table:show-details="true"/>
                <table:data-pilot-member table:name="126,51" table:display="true" table:show-details="true"/>
                <table:data-pilot-member table:name="126,68" table:display="true" table:show-details="true"/>
                <table:data-pilot-member table:name="126,8" table:display="true" table:show-details="true"/>
                <table:data-pilot-member table:name="126,91" table:display="true" table:show-details="true"/>
                <table:data-pilot-member table:name="127,08" table:display="true" table:show-details="true"/>
                <table:data-pilot-member table:name="127,21" table:display="true" table:show-details="true"/>
                <table:data-pilot-member table:name="127,38" table:display="true" table:show-details="true"/>
                <table:data-pilot-member table:name="127,4" table:display="true" table:show-details="true"/>
                <table:data-pilot-member table:name="127,57" table:display="true" table:show-details="true"/>
                <table:data-pilot-member table:name="128" table:display="true" table:show-details="true"/>
                <table:data-pilot-member table:name="128,47" table:display="true" table:show-details="true"/>
                <table:data-pilot-member table:name="128,79" table:display="true" table:show-details="true"/>
                <table:data-pilot-member table:name="129,35" table:display="true" table:show-details="true"/>
                <table:data-pilot-member table:name="129,48" table:display="true" table:show-details="true"/>
                <table:data-pilot-member table:name="129,52" table:display="true" table:show-details="true"/>
                <table:data-pilot-member table:name="129,69" table:display="true" table:show-details="true"/>
                <table:data-pilot-member table:name="130,2" table:display="true" table:show-details="true"/>
                <table:data-pilot-member table:name="130,56" table:display="true" table:show-details="true"/>
                <table:data-pilot-member table:name="131,49" table:display="true" table:show-details="true"/>
                <table:data-pilot-member table:name="131,6" table:display="true" table:show-details="true"/>
                <table:data-pilot-member table:name="131,68" table:display="true" table:show-details="true"/>
                <table:data-pilot-member table:name="132,4" table:display="true" table:show-details="true"/>
                <table:data-pilot-member table:name="132,43" table:display="true" table:show-details="true"/>
                <table:data-pilot-member table:name="132,63" table:display="true" table:show-details="true"/>
                <table:data-pilot-member table:name="132,69" table:display="true" table:show-details="true"/>
                <table:data-pilot-member table:name="132,83" table:display="true" table:show-details="true"/>
                <table:data-pilot-member table:name="132,85" table:display="true" table:show-details="true"/>
                <table:data-pilot-member table:name="132,86" table:display="true" table:show-details="true"/>
                <table:data-pilot-member table:name="133,13" table:display="true" table:show-details="true"/>
                <table:data-pilot-member table:name="133,33" table:display="true" table:show-details="true"/>
                <table:data-pilot-member table:name="133,4" table:display="true" table:show-details="true"/>
                <table:data-pilot-member table:name="134" table:display="true" table:show-details="true"/>
                <table:data-pilot-member table:name="134,08" table:display="true" table:show-details="true"/>
                <table:data-pilot-member table:name="134,53" table:display="true" table:show-details="true"/>
                <table:data-pilot-member table:name="134,6" table:display="true" table:show-details="true"/>
                <table:data-pilot-member table:name="135,21" table:display="true" table:show-details="true"/>
                <table:data-pilot-member table:name="135,27" table:display="true" table:show-details="true"/>
                <table:data-pilot-member table:name="135,44" table:display="true" table:show-details="true"/>
                <table:data-pilot-member table:name="135,56" table:display="true" table:show-details="true"/>
                <table:data-pilot-member table:name="135,71" table:display="true" table:show-details="true"/>
                <table:data-pilot-member table:name="135,9" table:display="true" table:show-details="true"/>
                <table:data-pilot-member table:name="135,95" table:display="true" table:show-details="true"/>
                <table:data-pilot-member table:name="136" table:display="true" table:show-details="true"/>
                <table:data-pilot-member table:name="136,22" table:display="true" table:show-details="true"/>
                <table:data-pilot-member table:name="137,05" table:display="true" table:show-details="true"/>
                <table:data-pilot-member table:name="137,5" table:display="true" table:show-details="true"/>
                <table:data-pilot-member table:name="137,81" table:display="true" table:show-details="true"/>
                <table:data-pilot-member table:name="138" table:display="true" table:show-details="true"/>
                <table:data-pilot-member table:name="138,3" table:display="true" table:show-details="true"/>
                <table:data-pilot-member table:name="138,53" table:display="true" table:show-details="true"/>
                <table:data-pilot-member table:name="138,92" table:display="true" table:show-details="true"/>
                <table:data-pilot-member table:name="138,95" table:display="true" table:show-details="true"/>
                <table:data-pilot-member table:name="139,05" table:display="true" table:show-details="true"/>
                <table:data-pilot-member table:name="139,2" table:display="true" table:show-details="true"/>
                <table:data-pilot-member table:name="139,32" table:display="true" table:show-details="true"/>
                <table:data-pilot-member table:name="139,6" table:display="true" table:show-details="true"/>
                <table:data-pilot-member table:name="139,92" table:display="true" table:show-details="true"/>
                <table:data-pilot-member table:name="140,1" table:display="true" table:show-details="true"/>
                <table:data-pilot-member table:name="140,14" table:display="true" table:show-details="true"/>
                <table:data-pilot-member table:name="140,79" table:display="true" table:show-details="true"/>
                <table:data-pilot-member table:name="141,08" table:display="true" table:show-details="true"/>
                <table:data-pilot-member table:name="141,3" table:display="true" table:show-details="true"/>
                <table:data-pilot-member table:name="141,42" table:display="true" table:show-details="true"/>
                <table:data-pilot-member table:name="141,46" table:display="true" table:show-details="true"/>
                <table:data-pilot-member table:name="141,7" table:display="true" table:show-details="true"/>
                <table:data-pilot-member table:name="142,4" table:display="true" table:show-details="true"/>
                <table:data-pilot-member table:name="142,96" table:display="true" table:show-details="true"/>
                <table:data-pilot-member table:name="143,28" table:display="true" table:show-details="true"/>
                <table:data-pilot-member table:name="143,97" table:display="true" table:show-details="true"/>
                <table:data-pilot-member table:name="144,32" table:display="true" table:show-details="true"/>
                <table:data-pilot-member table:name="144,7" table:display="true" table:show-details="true"/>
                <table:data-pilot-member table:name="144,74" table:display="true" table:show-details="true"/>
                <table:data-pilot-member table:name="144,8" table:display="true" table:show-details="true"/>
                <table:data-pilot-member table:name="145,01" table:display="true" table:show-details="true"/>
                <table:data-pilot-member table:name="145,85" table:display="true" table:show-details="true"/>
                <table:data-pilot-member table:name="145,94" table:display="true" table:show-details="true"/>
                <table:data-pilot-member table:name="146,2" table:display="true" table:show-details="true"/>
                <table:data-pilot-member table:name="146,51" table:display="true" table:show-details="true"/>
                <table:data-pilot-member table:name="146,6" table:display="true" table:show-details="true"/>
                <table:data-pilot-member table:name="146,63" table:display="true" table:show-details="true"/>
                <table:data-pilot-member table:name="146,68" table:display="true" table:show-details="true"/>
                <table:data-pilot-member table:name="147,11" table:display="true" table:show-details="true"/>
                <table:data-pilot-member table:name="147,21" table:display="true" table:show-details="true"/>
                <table:data-pilot-member table:name="147,36" table:display="true" table:show-details="true"/>
                <table:data-pilot-member table:name="147,5" table:display="true" table:show-details="true"/>
                <table:data-pilot-member table:name="147,61" table:display="true" table:show-details="true"/>
                <table:data-pilot-member table:name="147,71" table:display="true" table:show-details="true"/>
                <table:data-pilot-member table:name="147,98" table:display="true" table:show-details="true"/>
                <table:data-pilot-member table:name="148,86" table:display="true" table:show-details="true"/>
                <table:data-pilot-member table:name="149,56" table:display="true" table:show-details="true"/>
                <table:data-pilot-member table:name="149,58" table:display="true" table:show-details="true"/>
                <table:data-pilot-member table:name="149,66" table:display="true" table:show-details="true"/>
                <table:data-pilot-member table:name="149,69" table:display="true" table:show-details="true"/>
                <table:data-pilot-member table:name="149,84" table:display="true" table:show-details="true"/>
                <table:data-pilot-member table:name="149,92" table:display="true" table:show-details="true"/>
                <table:data-pilot-member table:name="150" table:display="true" table:show-details="true"/>
                <table:data-pilot-member table:name="150,38" table:display="true" table:show-details="true"/>
                <table:data-pilot-member table:name="150,92" table:display="true" table:show-details="true"/>
                <table:data-pilot-member table:name="151,08" table:display="true" table:show-details="true"/>
                <table:data-pilot-member table:name="151,5" table:display="true" table:show-details="true"/>
                <table:data-pilot-member table:name="151,51" table:display="true" table:show-details="true"/>
                <table:data-pilot-member table:name="151,73" table:display="true" table:show-details="true"/>
                <table:data-pilot-member table:name="152" table:display="true" table:show-details="true"/>
                <table:data-pilot-member table:name="152,09" table:display="true" table:show-details="true"/>
                <table:data-pilot-member table:name="152,1" table:display="true" table:show-details="true"/>
                <table:data-pilot-member table:name="152,26" table:display="true" table:show-details="true"/>
                <table:data-pilot-member table:name="152,3" table:display="true" table:show-details="true"/>
                <table:data-pilot-member table:name="153,21" table:display="true" table:show-details="true"/>
                <table:data-pilot-member table:name="153,56" table:display="true" table:show-details="true"/>
                <table:data-pilot-member table:name="153,7" table:display="true" table:show-details="true"/>
                <table:data-pilot-member table:name="154,74" table:display="true" table:show-details="true"/>
                <table:data-pilot-member table:name="155,9" table:display="true" table:show-details="true"/>
                <table:data-pilot-member table:name="156" table:display="true" table:show-details="true"/>
                <table:data-pilot-member table:name="156,15" table:display="true" table:show-details="true"/>
                <table:data-pilot-member table:name="156,51" table:display="true" table:show-details="true"/>
                <table:data-pilot-member table:name="156,87" table:display="true" table:show-details="true"/>
                <table:data-pilot-member table:name="157" table:display="true" table:show-details="true"/>
                <table:data-pilot-member table:name="157,24" table:display="true" table:show-details="true"/>
                <table:data-pilot-member table:name="157,31" table:display="true" table:show-details="true"/>
                <table:data-pilot-member table:name="157,32" table:display="true" table:show-details="true"/>
                <table:data-pilot-member table:name="157,53" table:display="true" table:show-details="true"/>
                <table:data-pilot-member table:name="158" table:display="true" table:show-details="true"/>
                <table:data-pilot-member table:name="158,05" table:display="true" table:show-details="true"/>
                <table:data-pilot-member table:name="158,2" table:display="true" table:show-details="true"/>
                <table:data-pilot-member table:name="158,74" table:display="true" table:show-details="true"/>
                <table:data-pilot-member table:name="158,81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0,48" table:display="true" table:show-details="true"/>
                <table:data-pilot-member table:name="160,6" table:display="true" table:show-details="true"/>
                <table:data-pilot-member table:name="160,87" table:display="true" table:show-details="true"/>
                <table:data-pilot-member table:name="161,56" table:display="true" table:show-details="true"/>
                <table:data-pilot-member table:name="161,7" table:display="true" table:show-details="true"/>
                <table:data-pilot-member table:name="161,72" table:display="true" table:show-details="true"/>
                <table:data-pilot-member table:name="162" table:display="true" table:show-details="true"/>
                <table:data-pilot-member table:name="162,1" table:display="true" table:show-details="true"/>
                <table:data-pilot-member table:name="162,55" table:display="true" table:show-details="true"/>
                <table:data-pilot-member table:name="162,57" table:display="true" table:show-details="true"/>
                <table:data-pilot-member table:name="162,76" table:display="true" table:show-details="true"/>
                <table:data-pilot-member table:name="162,98" table:display="true" table:show-details="true"/>
                <table:data-pilot-member table:name="162,99" table:display="true" table:show-details="true"/>
                <table:data-pilot-member table:name="163,36" table:display="true" table:show-details="true"/>
                <table:data-pilot-member table:name="163,67" table:display="true" table:show-details="true"/>
                <table:data-pilot-member table:name="165,01" table:display="true" table:show-details="true"/>
                <table:data-pilot-member table:name="165,05" table:display="true" table:show-details="true"/>
                <table:data-pilot-member table:name="165,06" table:display="true" table:show-details="true"/>
                <table:data-pilot-member table:name="165,67" table:display="true" table:show-details="true"/>
                <table:data-pilot-member table:name="165,95" table:display="true" table:show-details="true"/>
                <table:data-pilot-member table:name="166,6" table:display="true" table:show-details="true"/>
                <table:data-pilot-member table:name="166,7" table:display="true" table:show-details="true"/>
                <table:data-pilot-member table:name="166,89" table:display="true" table:show-details="true"/>
                <table:data-pilot-member table:name="167,1" table:display="true" table:show-details="true"/>
                <table:data-pilot-member table:name="167,28" table:display="true" table:show-details="true"/>
                <table:data-pilot-member table:name="167,91" table:display="true" table:show-details="true"/>
                <table:data-pilot-member table:name="167,99" table:display="true" table:show-details="true"/>
                <table:data-pilot-member table:name="168,16" table:display="true" table:show-details="true"/>
                <table:data-pilot-member table:name="169,41" table:display="true" table:show-details="true"/>
                <table:data-pilot-member table:name="169,82" table:display="true" table:show-details="true"/>
                <table:data-pilot-member table:name="170,04" table:display="true" table:show-details="true"/>
                <table:data-pilot-member table:name="170,9" table:display="true" table:show-details="true"/>
                <table:data-pilot-member table:name="171,6" table:display="true" table:show-details="true"/>
                <table:data-pilot-member table:name="172,4" table:display="true" table:show-details="true"/>
                <table:data-pilot-member table:name="172,99" table:display="true" table:show-details="true"/>
                <table:data-pilot-member table:name="173,32" table:display="true" table:show-details="true"/>
                <table:data-pilot-member table:name="174,07" table:display="true" table:show-details="true"/>
                <table:data-pilot-member table:name="174,15" table:display="true" table:show-details="true"/>
                <table:data-pilot-member table:name="174,72" table:display="true" table:show-details="true"/>
                <table:data-pilot-member table:name="175,7" table:display="true" table:show-details="true"/>
                <table:data-pilot-member table:name="176,3" table:display="true" table:show-details="true"/>
                <table:data-pilot-member table:name="176,41" table:display="true" table:show-details="true"/>
                <table:data-pilot-member table:name="177,04" table:display="true" table:show-details="true"/>
                <table:data-pilot-member table:name="177,13" table:display="true" table:show-details="true"/>
                <table:data-pilot-member table:name="177,61" table:display="true" table:show-details="true"/>
                <table:data-pilot-member table:name="177,8" table:display="true" table:show-details="true"/>
                <table:data-pilot-member table:name="178,48" table:display="true" table:show-details="true"/>
                <table:data-pilot-member table:name="179,4" table:display="true" table:show-details="true"/>
                <table:data-pilot-member table:name="179,79" table:display="true" table:show-details="true"/>
                <table:data-pilot-member table:name="179,86" table:display="true" table:show-details="true"/>
                <table:data-pilot-member table:name="181,1" table:display="true" table:show-details="true"/>
                <table:data-pilot-member table:name="182,04" table:display="true" table:show-details="true"/>
                <table:data-pilot-member table:name="182,15" table:display="true" table:show-details="true"/>
                <table:data-pilot-member table:name="182,48" table:display="true" table:show-details="true"/>
                <table:data-pilot-member table:name="182,59" table:display="true" table:show-details="true"/>
                <table:data-pilot-member table:name="183,08" table:display="true" table:show-details="true"/>
                <table:data-pilot-member table:name="183,18" table:display="true" table:show-details="true"/>
                <table:data-pilot-member table:name="183,91" table:display="true" table:show-details="true"/>
                <table:data-pilot-member table:name="184,07" table:display="true" table:show-details="true"/>
                <table:data-pilot-member table:name="184,71" table:display="true" table:show-details="true"/>
                <table:data-pilot-member table:name="185,71" table:display="true" table:show-details="true"/>
                <table:data-pilot-member table:name="185,92" table:display="true" table:show-details="true"/>
                <table:data-pilot-member table:name="186,2" table:display="true" table:show-details="true"/>
                <table:data-pilot-member table:name="187,8" table:display="true" table:show-details="true"/>
                <table:data-pilot-member table:name="187,85" table:display="true" table:show-details="true"/>
                <table:data-pilot-member table:name="188,47" table:display="true" table:show-details="true"/>
                <table:data-pilot-member table:name="188,7" table:display="true" table:show-details="true"/>
                <table:data-pilot-member table:name="188,9" table:display="true" table:show-details="true"/>
                <table:data-pilot-member table:name="189,64" table:display="true" table:show-details="true"/>
                <table:data-pilot-member table:name="189,86" table:display="true" table:show-details="true"/>
                <table:data-pilot-member table:name="189,95" table:display="true" table:show-details="true"/>
                <table:data-pilot-member table:name="190,2" table:display="true" table:show-details="true"/>
                <table:data-pilot-member table:name="190,8" table:display="true" table:show-details="true"/>
                <table:data-pilot-member table:name="190,95" table:display="true" table:show-details="true"/>
                <table:data-pilot-member table:name="192,11" table:display="true" table:show-details="true"/>
                <table:data-pilot-member table:name="193,55" table:display="true" table:show-details="true"/>
                <table:data-pilot-member table:name="193,8" table:display="true" table:show-details="true"/>
                <table:data-pilot-member table:name="194,92" table:display="true" table:show-details="true"/>
                <table:data-pilot-member table:name="195,2" table:display="true" table:show-details="true"/>
                <table:data-pilot-member table:name="195,66" table:display="true" table:show-details="true"/>
                <table:data-pilot-member table:name="195,7" table:display="true" table:show-details="true"/>
                <table:data-pilot-member table:name="197,67" table:display="true" table:show-details="true"/>
                <table:data-pilot-member table:name="197,77" table:display="true" table:show-details="true"/>
                <table:data-pilot-member table:name="198,28" table:display="true" table:show-details="true"/>
                <table:data-pilot-member table:name="198,5" table:display="true" table:show-details="true"/>
                <table:data-pilot-member table:name="199,16" table:display="true" table:show-details="true"/>
                <table:data-pilot-member table:name="199,44" table:display="true" table:show-details="true"/>
                <table:data-pilot-member table:name="200,7" table:display="true" table:show-details="true"/>
                <table:data-pilot-member table:name="200,98" table:display="true" table:show-details="true"/>
                <table:data-pilot-member table:name="201,13" table:display="true" table:show-details="true"/>
                <table:data-pilot-member table:name="202,67" table:display="true" table:show-details="true"/>
                <table:data-pilot-member table:name="205,27" table:display="true" table:show-details="true"/>
                <table:data-pilot-member table:name="205,29" table:display="true" table:show-details="true"/>
                <table:data-pilot-member table:name="205,72" table:display="true" table:show-details="true"/>
                <table:data-pilot-member table:name="206,61" table:display="true" table:show-details="true"/>
                <table:data-pilot-member table:name="207,98" table:display="true" table:show-details="true"/>
                <table:data-pilot-member table:name="208,5" table:display="true" table:show-details="true"/>
                <table:data-pilot-member table:name="208,61" table:display="true" table:show-details="true"/>
                <table:data-pilot-member table:name="209,15" table:display="true" table:show-details="true"/>
                <table:data-pilot-member table:name="209,32" table:display="true" table:show-details="true"/>
                <table:data-pilot-member table:name="209,4" table:display="true" table:show-details="true"/>
                <table:data-pilot-member table:name="209,7" table:display="true" table:show-details="true"/>
                <table:data-pilot-member table:name="209,96" table:display="true" table:show-details="true"/>
                <table:data-pilot-member table:name="210,2" table:display="true" table:show-details="true"/>
                <table:data-pilot-member table:name="211,6" table:display="true" table:show-details="true"/>
                <table:data-pilot-member table:name="211,99" table:display="true" table:show-details="true"/>
                <table:data-pilot-member table:name="212,29" table:display="true" table:show-details="true"/>
                <table:data-pilot-member table:name="213,09" table:display="true" table:show-details="true"/>
                <table:data-pilot-member table:name="213,35" table:display="true" table:show-details="true"/>
                <table:data-pilot-member table:name="213,4" table:display="true" table:show-details="true"/>
                <table:data-pilot-member table:name="213,89" table:display="true" table:show-details="true"/>
                <table:data-pilot-member table:name="214,49" table:display="true" table:show-details="true"/>
                <table:data-pilot-member table:name="214,9" table:display="true" table:show-details="true"/>
                <table:data-pilot-member table:name="214,91" table:display="true" table:show-details="true"/>
                <table:data-pilot-member table:name="215,5" table:display="true" table:show-details="true"/>
                <table:data-pilot-member table:name="215,67" table:display="true" table:show-details="true"/>
                <table:data-pilot-member table:name="216,49" table:display="true" table:show-details="true"/>
                <table:data-pilot-member table:name="220,17" table:display="true" table:show-details="true"/>
                <table:data-pilot-member table:name="220,63" table:display="true" table:show-details="true"/>
                <table:data-pilot-member table:name="221" table:display="true" table:show-details="true"/>
                <table:data-pilot-member table:name="221,11" table:display="true" table:show-details="true"/>
                <table:data-pilot-member table:name="222,02" table:display="true" table:show-details="true"/>
                <table:data-pilot-member table:name="223,79" table:display="true" table:show-details="true"/>
                <table:data-pilot-member table:name="224,21" table:display="true" table:show-details="true"/>
                <table:data-pilot-member table:name="224,79" table:display="true" table:show-details="true"/>
                <table:data-pilot-member table:name="228,26" table:display="true" table:show-details="true"/>
                <table:data-pilot-member table:name="228,42" table:display="true" table:show-details="true"/>
                <table:data-pilot-member table:name="228,47" table:display="true" table:show-details="true"/>
                <table:data-pilot-member table:name="228,98" table:display="true" table:show-details="true"/>
                <table:data-pilot-member table:name="229,51" table:display="true" table:show-details="true"/>
                <table:data-pilot-member table:name="230,64" table:display="true" table:show-details="true"/>
                <table:data-pilot-member table:name="230,8" table:display="true" table:show-details="true"/>
                <table:data-pilot-member table:name="232,87" table:display="true" table:show-details="true"/>
                <table:data-pilot-member table:name="233,97" table:display="true" table:show-details="true"/>
                <table:data-pilot-member table:name="235,08" table:display="true" table:show-details="true"/>
                <table:data-pilot-member table:name="235,34" table:display="true" table:show-details="true"/>
                <table:data-pilot-member table:name="236,02" table:display="true" table:show-details="true"/>
                <table:data-pilot-member table:name="236,12" table:display="true" table:show-details="true"/>
                <table:data-pilot-member table:name="237,02" table:display="true" table:show-details="true"/>
                <table:data-pilot-member table:name="239,11" table:display="true" table:show-details="true"/>
                <table:data-pilot-member table:name="239,74" table:display="true" table:show-details="true"/>
                <table:data-pilot-member table:name="240,53" table:display="true" table:show-details="true"/>
                <table:data-pilot-member table:name="241,08" table:display="true" table:show-details="true"/>
                <table:data-pilot-member table:name="243,35" table:display="true" table:show-details="true"/>
                <table:data-pilot-member table:name="244,35" table:display="true" table:show-details="true"/>
                <table:data-pilot-member table:name="245,77" table:display="true" table:show-details="true"/>
                <table:data-pilot-member table:name="246,5" table:display="true" table:show-details="true"/>
                <table:data-pilot-member table:name="246,72" table:display="true" table:show-details="true"/>
                <table:data-pilot-member table:name="250,53" table:display="true" table:show-details="true"/>
                <table:data-pilot-member table:name="254,84" table:display="true" table:show-details="true"/>
                <table:data-pilot-member table:name="255,25" table:display="true" table:show-details="true"/>
                <table:data-pilot-member table:name="260,71" table:display="true" table:show-details="true"/>
                <table:data-pilot-member table:name="261,88" table:display="true" table:show-details="true"/>
                <table:data-pilot-member table:name="268,32" table:display="true" table:show-details="true"/>
                <table:data-pilot-member table:name="271,15" table:display="true" table:show-details="true"/>
                <table:data-pilot-member table:name="273,7" table:display="true" table:show-details="true"/>
                <table:data-pilot-member table:name="273,99" table:display="true" table:show-details="true"/>
                <table:data-pilot-member table:name="274,71" table:display="true" table:show-details="true"/>
                <table:data-pilot-member table:name="280,52" table:display="true" table:show-details="true"/>
                <table:data-pilot-member table:name="282,38" table:display="true" table:show-details="true"/>
                <table:data-pilot-member table:name="289" table:display="true" table:show-details="true"/>
                <table:data-pilot-member table:name="289,93" table:display="true" table:show-details="true"/>
                <table:data-pilot-member table:name="290,57" table:display="true" table:show-details="true"/>
                <table:data-pilot-member table:name="296,58" table:display="true" table:show-details="true"/>
                <table:data-pilot-member table:name="297,62" table:display="true" table:show-details="true"/>
                <table:data-pilot-member table:name="298,82" table:display="true" table:show-details="true"/>
                <table:data-pilot-member table:name="309,46" table:display="true" table:show-details="true"/>
                <table:data-pilot-member table:name="309,88" table:display="true" table:show-details="true"/>
                <table:data-pilot-member table:name="316,7" table:display="true" table:show-details="true"/>
                <table:data-pilot-member table:name="323,08" table:display="true" table:show-details="true"/>
                <table:data-pilot-member table:name="326,81" table:display="true" table:show-details="true"/>
                <table:data-pilot-member table:name="328,16" table:display="true" table:show-details="true"/>
                <table:data-pilot-member table:name="344,99" table:display="true" table:show-details="true"/>
                <table:data-pilot-member table:name="345" table:display="true" table:show-details="true"/>
                <table:data-pilot-member table:name="351,97" table:display="true" table:show-details="true"/>
                <table:data-pilot-member table:name="352,11" table:display="true" table:show-details="true"/>
                <table:data-pilot-member table:name="376,7" table:display="true" table:show-details="true"/>
                <table:data-pilot-member table:name="380,42" table:display="true" table:show-details="true"/>
                <table:data-pilot-member table:name="383,13" table:display="true" table:show-details="true"/>
                <table:data-pilot-member table:name="385,58" table:display="true" table:show-details="true"/>
                <table:data-pilot-member table:name="389,6" table:display="true" table:show-details="true"/>
                <table:data-pilot-member table:name="390,63" table:display="true" table:show-details="true"/>
                <table:data-pilot-member table:name="393,84" table:display="true" table:show-details="true"/>
                <table:data-pilot-member table:name="415,79" table:display="true" table:show-details="true"/>
                <table:data-pilot-member table:name="419,08" table:display="true" table:show-details="true"/>
                <table:data-pilot-member table:name="423,78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25,83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min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7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4" table:display="true" table:show-details="true"/>
                <table:data-pilot-member table:name="4,41" table:display="true" table:show-details="true"/>
                <table:data-pilot-member table:name="4,42" table:display="true" table:show-details="true"/>
                <table:data-pilot-member table:name="4,43" table:display="true" table:show-details="true"/>
                <table:data-pilot-member table:name="4,46" table:display="true" table:show-details="true"/>
                <table:data-pilot-member table:name="4,5" table:display="true" table:show-details="true"/>
                <table:data-pilot-member table:name="4,69" table:display="true" table:show-details="true"/>
                <table:data-pilot-member table:name="4,7" table:display="true" table:show-details="true"/>
                <table:data-pilot-member table:name="4,73" table:display="true" table:show-details="true"/>
                <table:data-pilot-member table:name="4,74" table:display="true" table:show-details="true"/>
                <table:data-pilot-member table:name="4,8" table:display="true" table:show-details="true"/>
                <table:data-pilot-member table:name="4,86" table:display="true" table:show-details="true"/>
                <table:data-pilot-member table:name="4,9" table:display="true" table:show-details="true"/>
                <table:data-pilot-member table:name="4,97" table:display="true" table:show-details="true"/>
                <table:data-pilot-member table:name="4,99" table:display="true" table:show-details="true"/>
                <table:data-pilot-member table:name="5" table:display="true" table:show-details="true"/>
                <table:data-pilot-member table:name="5,04" table:display="true" table:show-details="true"/>
                <table:data-pilot-member table:name="5,06" table:display="true" table:show-details="true"/>
                <table:data-pilot-member table:name="5,07" table:display="true" table:show-details="true"/>
                <table:data-pilot-member table:name="5,08" table:display="true" table:show-details="true"/>
                <table:data-pilot-member table:name="5,14" table:display="true" table:show-details="true"/>
                <table:data-pilot-member table:name="5,17" table:display="true" table:show-details="true"/>
                <table:data-pilot-member table:name="5,19" table:display="true" table:show-details="true"/>
                <table:data-pilot-member table:name="5,2" table:display="true" table:show-details="true"/>
                <table:data-pilot-member table:name="5,22" table:display="true" table:show-details="true"/>
                <table:data-pilot-member table:name="5,26" table:display="true" table:show-details="true"/>
                <table:data-pilot-member table:name="5,3" table:display="true" table:show-details="true"/>
                <table:data-pilot-member table:name="5,46" table:display="true" table:show-details="true"/>
                <table:data-pilot-member table:name="5,47" table:display="true" table:show-details="true"/>
                <table:data-pilot-member table:name="5,48" table:display="true" table:show-details="true"/>
                <table:data-pilot-member table:name="5,58" table:display="true" table:show-details="true"/>
                <table:data-pilot-member table:name="5,64" table:display="true" table:show-details="true"/>
                <table:data-pilot-member table:name="5,67" table:display="true" table:show-details="true"/>
                <table:data-pilot-member table:name="5,7" table:display="true" table:show-details="true"/>
                <table:data-pilot-member table:name="5,76" table:display="true" table:show-details="true"/>
                <table:data-pilot-member table:name="5,78" table:display="true" table:show-details="true"/>
                <table:data-pilot-member table:name="5,79" table:display="true" table:show-details="true"/>
                <table:data-pilot-member table:name="5,94" table:display="true" table:show-details="true"/>
                <table:data-pilot-member table:name="5,96" table:display="true" table:show-details="true"/>
                <table:data-pilot-member table:name="5,99" table:display="true" table:show-details="true"/>
                <table:data-pilot-member table:name="6" table:display="true" table:show-details="true"/>
                <table:data-pilot-member table:name="6,01" table:display="true" table:show-details="true"/>
                <table:data-pilot-member table:name="6,08" table:display="true" table:show-details="true"/>
                <table:data-pilot-member table:name="6,14" table:display="true" table:show-details="true"/>
                <table:data-pilot-member table:name="6,19" table:display="true" table:show-details="true"/>
                <table:data-pilot-member table:name="6,23" table:display="true" table:show-details="true"/>
                <table:data-pilot-member table:name="6,31" table:display="true" table:show-details="true"/>
                <table:data-pilot-member table:name="6,38" table:display="true" table:show-details="true"/>
                <table:data-pilot-member table:name="6,43" table:display="true" table:show-details="true"/>
                <table:data-pilot-member table:name="6,49" table:display="true" table:show-details="true"/>
                <table:data-pilot-member table:name="6,5" table:display="true" table:show-details="true"/>
                <table:data-pilot-member table:name="6,53" table:display="true" table:show-details="true"/>
                <table:data-pilot-member table:name="6,66" table:display="true" table:show-details="true"/>
                <table:data-pilot-member table:name="6,67" table:display="true" table:show-details="true"/>
                <table:data-pilot-member table:name="6,7" table:display="true" table:show-details="true"/>
                <table:data-pilot-member table:name="6,97" table:display="true" table:show-details="true"/>
                <table:data-pilot-member table:name="7" table:display="true" table:show-details="true"/>
                <table:data-pilot-member table:name="7,28" table:display="true" table:show-details="true"/>
                <table:data-pilot-member table:name="7,56" table:display="true" table:show-details="true"/>
                <table:data-pilot-member table:name="7,6" table:display="true" table:show-details="true"/>
                <table:data-pilot-member table:name="7,61" table:display="true" table:show-details="true"/>
                <table:data-pilot-member table:name="7,64" table:display="true" table:show-details="true"/>
                <table:data-pilot-member table:name="7,78" table:display="true" table:show-details="true"/>
                <table:data-pilot-member table:name="7,99" table:display="true" table:show-details="true"/>
                <table:data-pilot-member table:name="8" table:display="true" table:show-details="true"/>
                <table:data-pilot-member table:name="8,01" table:display="true" table:show-details="true"/>
                <table:data-pilot-member table:name="8,02" table:display="true" table:show-details="true"/>
                <table:data-pilot-member table:name="8,07" table:display="true" table:show-details="true"/>
                <table:data-pilot-member table:name="8,08" table:display="true" table:show-details="true"/>
                <table:data-pilot-member table:name="8,34" table:display="true" table:show-details="true"/>
                <table:data-pilot-member table:name="8,35" table:display="true" table:show-details="true"/>
                <table:data-pilot-member table:name="8,39" table:display="true" table:show-details="true"/>
                <table:data-pilot-member table:name="8,48" table:display="true" table:show-details="true"/>
                <table:data-pilot-member table:name="8,5" table:display="true" table:show-details="true"/>
                <table:data-pilot-member table:name="8,71" table:display="true" table:show-details="true"/>
                <table:data-pilot-member table:name="8,72" table:display="true" table:show-details="true"/>
                <table:data-pilot-member table:name="8,78" table:display="true" table:show-details="true"/>
                <table:data-pilot-member table:name="8,99" table:display="true" table:show-details="true"/>
                <table:data-pilot-member table:name="9" table:display="true" table:show-details="true"/>
                <table:data-pilot-member table:name="9,2" table:display="true" table:show-details="true"/>
                <table:data-pilot-member table:name="9,33" table:display="true" table:show-details="true"/>
                <table:data-pilot-member table:name="9,63" table:display="true" table:show-details="true"/>
                <table:data-pilot-member table:name="9,68" table:display="true" table:show-details="true"/>
                <table:data-pilot-member table:name="9,89" table:display="true" table:show-details="true"/>
                <table:data-pilot-member table:name="9,9" table:display="true" table:show-details="true"/>
                <table:data-pilot-member table:name="9,98" table:display="true" table:show-details="true"/>
                <table:data-pilot-member table:name="9,99" table:display="true" table:show-details="true"/>
                <table:data-pilot-member table:name="10" table:display="true" table:show-details="true"/>
                <table:data-pilot-member table:name="10,1" table:display="true" table:show-details="true"/>
                <table:data-pilot-member table:name="10,47" table:display="true" table:show-details="true"/>
                <table:data-pilot-member table:name="10,5" table:display="true" table:show-details="true"/>
                <table:data-pilot-member table:name="10,62" table:display="true" table:show-details="true"/>
                <table:data-pilot-member table:name="10,71" table:display="true" table:show-details="true"/>
                <table:data-pilot-member table:name="10,77" table:display="true" table:show-details="true"/>
                <table:data-pilot-member table:name="10,8" table:display="true" table:show-details="true"/>
                <table:data-pilot-member table:name="10,81" table:display="true" table:show-details="true"/>
                <table:data-pilot-member table:name="10,84" table:display="true" table:show-details="true"/>
                <table:data-pilot-member table:name="10,86" table:display="true" table:show-details="true"/>
                <table:data-pilot-member table:name="11" table:display="true" table:show-details="true"/>
                <table:data-pilot-member table:name="11,19" table:display="true" table:show-details="true"/>
                <table:data-pilot-member table:name="11,25" table:display="true" table:show-details="true"/>
                <table:data-pilot-member table:name="11,71" table:display="true" table:show-details="true"/>
                <table:data-pilot-member table:name="11,8" table:display="true" table:show-details="true"/>
                <table:data-pilot-member table:name="11,9" table:display="true" table:show-details="true"/>
                <table:data-pilot-member table:name="11,98" table:display="true" table:show-details="true"/>
                <table:data-pilot-member table:name="11,99" table:display="true" table:show-details="true"/>
                <table:data-pilot-member table:name="12" table:display="true" table:show-details="true"/>
                <table:data-pilot-member table:name="12,08" table:display="true" table:show-details="true"/>
                <table:data-pilot-member table:name="12,1" table:display="true" table:show-details="true"/>
                <table:data-pilot-member table:name="12,14" table:display="true" table:show-details="true"/>
                <table:data-pilot-member table:name="12,16" table:display="true" table:show-details="true"/>
                <table:data-pilot-member table:name="12,21" table:display="true" table:show-details="true"/>
                <table:data-pilot-member table:name="12,29" table:display="true" table:show-details="true"/>
                <table:data-pilot-member table:name="12,4" table:display="true" table:show-details="true"/>
                <table:data-pilot-member table:name="12,41" table:display="true" table:show-details="true"/>
                <table:data-pilot-member table:name="12,52" table:display="true" table:show-details="true"/>
                <table:data-pilot-member table:name="12,8" table:display="true" table:show-details="true"/>
                <table:data-pilot-member table:name="12,88" table:display="true" table:show-details="true"/>
                <table:data-pilot-member table:name="12,93" table:display="true" table:show-details="true"/>
                <table:data-pilot-member table:name="12,98" table:display="true" table:show-details="true"/>
                <table:data-pilot-member table:name="13" table:display="true" table:show-details="true"/>
                <table:data-pilot-member table:name="13,06" table:display="true" table:show-details="true"/>
                <table:data-pilot-member table:name="13,19" table:display="true" table:show-details="true"/>
                <table:data-pilot-member table:name="13,26" table:display="true" table:show-details="true"/>
                <table:data-pilot-member table:name="13,3" table:display="true" table:show-details="true"/>
                <table:data-pilot-member table:name="13,48" table:display="true" table:show-details="true"/>
                <table:data-pilot-member table:name="13,5" table:display="true" table:show-details="true"/>
                <table:data-pilot-member table:name="13,57" table:display="true" table:show-details="true"/>
                <table:data-pilot-member table:name="13,58" table:display="true" table:show-details="true"/>
                <table:data-pilot-member table:name="13,61" table:display="true" table:show-details="true"/>
                <table:data-pilot-member table:name="13,7" table:display="true" table:show-details="true"/>
                <table:data-pilot-member table:name="13,75" table:display="true" table:show-details="true"/>
                <table:data-pilot-member table:name="13,89" table:display="true" table:show-details="true"/>
                <table:data-pilot-member table:name="13,9" table:display="true" table:show-details="true"/>
                <table:data-pilot-member table:name="13,92" table:display="true" table:show-details="true"/>
                <table:data-pilot-member table:name="13,98" table:display="true" table:show-details="true"/>
                <table:data-pilot-member table:name="14" table:display="true" table:show-details="true"/>
                <table:data-pilot-member table:name="14,02" table:display="true" table:show-details="true"/>
                <table:data-pilot-member table:name="14,08" table:display="true" table:show-details="true"/>
                <table:data-pilot-member table:name="14,14" table:display="true" table:show-details="true"/>
                <table:data-pilot-member table:name="14,17" table:display="true" table:show-details="true"/>
                <table:data-pilot-member table:name="14,2" table:display="true" table:show-details="true"/>
                <table:data-pilot-member table:name="14,42" table:display="true" table:show-details="true"/>
                <table:data-pilot-member table:name="14,46" table:display="true" table:show-details="true"/>
                <table:data-pilot-member table:name="14,52" table:display="true" table:show-details="true"/>
                <table:data-pilot-member table:name="14,55" table:display="true" table:show-details="true"/>
                <table:data-pilot-member table:name="14,7" table:display="true" table:show-details="true"/>
                <table:data-pilot-member table:name="14,73" table:display="true" table:show-details="true"/>
                <table:data-pilot-member table:name="14,76" table:display="true" table:show-details="true"/>
                <table:data-pilot-member table:name="14,81" table:display="true" table:show-details="true"/>
                <table:data-pilot-member table:name="14,9" table:display="true" table:show-details="true"/>
                <table:data-pilot-member table:name="14,97" table:display="true" table:show-details="true"/>
                <table:data-pilot-member table:name="15" table:display="true" table:show-details="true"/>
                <table:data-pilot-member table:name="15,04" table:display="true" table:show-details="true"/>
                <table:data-pilot-member table:name="15,21" table:display="true" table:show-details="true"/>
                <table:data-pilot-member table:name="15,23" table:display="true" table:show-details="true"/>
                <table:data-pilot-member table:name="15,35" table:display="true" table:show-details="true"/>
                <table:data-pilot-member table:name="15,48" table:display="true" table:show-details="true"/>
                <table:data-pilot-member table:name="15,51" table:display="true" table:show-details="true"/>
                <table:data-pilot-member table:name="15,52" table:display="true" table:show-details="true"/>
                <table:data-pilot-member table:name="15,53" table:display="true" table:show-details="true"/>
                <table:data-pilot-member table:name="15,57" table:display="true" table:show-details="true"/>
                <table:data-pilot-member table:name="15,68" table:display="true" table:show-details="true"/>
                <table:data-pilot-member table:name="15,7" table:display="true" table:show-details="true"/>
                <table:data-pilot-member table:name="15,72" table:display="true" table:show-details="true"/>
                <table:data-pilot-member table:name="16" table:display="true" table:show-details="true"/>
                <table:data-pilot-member table:name="16,04" table:display="true" table:show-details="true"/>
                <table:data-pilot-member table:name="16,2" table:display="true" table:show-details="true"/>
                <table:data-pilot-member table:name="16,4" table:display="true" table:show-details="true"/>
                <table:data-pilot-member table:name="16,46" table:display="true" table:show-details="true"/>
                <table:data-pilot-member table:name="16,48" table:display="true" table:show-details="true"/>
                <table:data-pilot-member table:name="16,5" table:display="true" table:show-details="true"/>
                <table:data-pilot-member table:name="16,6" table:display="true" table:show-details="true"/>
                <table:data-pilot-member table:name="16,7" table:display="true" table:show-details="true"/>
                <table:data-pilot-member table:name="16,72" table:display="true" table:show-details="true"/>
                <table:data-pilot-member table:name="16,78" table:display="true" table:show-details="true"/>
                <table:data-pilot-member table:name="16,8" table:display="true" table:show-details="true"/>
                <table:data-pilot-member table:name="17" table:display="true" table:show-details="true"/>
                <table:data-pilot-member table:name="17,06" table:display="true" table:show-details="true"/>
                <table:data-pilot-member table:name="17,16" table:display="true" table:show-details="true"/>
                <table:data-pilot-member table:name="17,18" table:display="true" table:show-details="true"/>
                <table:data-pilot-member table:name="17,21" table:display="true" table:show-details="true"/>
                <table:data-pilot-member table:name="17,36" table:display="true" table:show-details="true"/>
                <table:data-pilot-member table:name="17,5" table:display="true" table:show-details="true"/>
                <table:data-pilot-member table:name="17,73" table:display="true" table:show-details="true"/>
                <table:data-pilot-member table:name="17,78" table:display="true" table:show-details="true"/>
                <table:data-pilot-member table:name="17,8" table:display="true" table:show-details="true"/>
                <table:data-pilot-member table:name="17,89" table:display="true" table:show-details="true"/>
                <table:data-pilot-member table:name="17,97" table:display="true" table:show-details="true"/>
                <table:data-pilot-member table:name="18" table:display="true" table:show-details="true"/>
                <table:data-pilot-member table:name="18,08" table:display="true" table:show-details="true"/>
                <table:data-pilot-member table:name="18,2" table:display="true" table:show-details="true"/>
                <table:data-pilot-member table:name="18,33" table:display="true" table:show-details="true"/>
                <table:data-pilot-member table:name="18,39" table:display="true" table:show-details="true"/>
                <table:data-pilot-member table:name="18,44" table:display="true" table:show-details="true"/>
                <table:data-pilot-member table:name="18,48" table:display="true" table:show-details="true"/>
                <table:data-pilot-member table:name="18,57" table:display="true" table:show-details="true"/>
                <table:data-pilot-member table:name="18,84" table:display="true" table:show-details="true"/>
                <table:data-pilot-member table:name="18,93" table:display="true" table:show-details="true"/>
                <table:data-pilot-member table:name="18,97" table:display="true" table:show-details="true"/>
                <table:data-pilot-member table:name="18,98" table:display="true" table:show-details="true"/>
                <table:data-pilot-member table:name="19,1" table:display="true" table:show-details="true"/>
                <table:data-pilot-member table:name="19,2" table:display="true" table:show-details="true"/>
                <table:data-pilot-member table:name="19,36" table:display="true" table:show-details="true"/>
                <table:data-pilot-member table:name="19,4" table:display="true" table:show-details="true"/>
                <table:data-pilot-member table:name="19,5" table:display="true" table:show-details="true"/>
                <table:data-pilot-member table:name="19,54" table:display="true" table:show-details="true"/>
                <table:data-pilot-member table:name="19,58" table:display="true" table:show-details="true"/>
                <table:data-pilot-member table:name="19,59" table:display="true" table:show-details="true"/>
                <table:data-pilot-member table:name="19,6" table:display="true" table:show-details="true"/>
                <table:data-pilot-member table:name="19,63" table:display="true" table:show-details="true"/>
                <table:data-pilot-member table:name="19,67" table:display="true" table:show-details="true"/>
                <table:data-pilot-member table:name="19,69" table:display="true" table:show-details="true"/>
                <table:data-pilot-member table:name="19,76" table:display="true" table:show-details="true"/>
                <table:data-pilot-member table:name="19,9" table:display="true" table:show-details="true"/>
                <table:data-pilot-member table:name="20" table:display="true" table:show-details="true"/>
                <table:data-pilot-member table:name="20,1" table:display="true" table:show-details="true"/>
                <table:data-pilot-member table:name="20,3" table:display="true" table:show-details="true"/>
                <table:data-pilot-member table:name="20,36" table:display="true" table:show-details="true"/>
                <table:data-pilot-member table:name="20,4" table:display="true" table:show-details="true"/>
                <table:data-pilot-member table:name="20,46" table:display="true" table:show-details="true"/>
                <table:data-pilot-member table:name="20,56" table:display="true" table:show-details="true"/>
                <table:data-pilot-member table:name="20,59" table:display="true" table:show-details="true"/>
                <table:data-pilot-member table:name="20,6" table:display="true" table:show-details="true"/>
                <table:data-pilot-member table:name="20,64" table:display="true" table:show-details="true"/>
                <table:data-pilot-member table:name="20,7" table:display="true" table:show-details="true"/>
                <table:data-pilot-member table:name="20,88" table:display="true" table:show-details="true"/>
                <table:data-pilot-member table:name="20,9" table:display="true" table:show-details="true"/>
                <table:data-pilot-member table:name="20,91" table:display="true" table:show-details="true"/>
                <table:data-pilot-member table:name="20,98" table:display="true" table:show-details="true"/>
                <table:data-pilot-member table:name="21" table:display="true" table:show-details="true"/>
                <table:data-pilot-member table:name="21,01" table:display="true" table:show-details="true"/>
                <table:data-pilot-member table:name="21,2" table:display="true" table:show-details="true"/>
                <table:data-pilot-member table:name="21,23" table:display="true" table:show-details="true"/>
                <table:data-pilot-member table:name="21,3" table:display="true" table:show-details="true"/>
                <table:data-pilot-member table:name="21,36" table:display="true" table:show-details="true"/>
                <table:data-pilot-member table:name="21,47" table:display="true" table:show-details="true"/>
                <table:data-pilot-member table:name="21,5" table:display="true" table:show-details="true"/>
                <table:data-pilot-member table:name="21,57" table:display="true" table:show-details="true"/>
                <table:data-pilot-member table:name="21,6" table:display="true" table:show-details="true"/>
                <table:data-pilot-member table:name="21,7" table:display="true" table:show-details="true"/>
                <table:data-pilot-member table:name="21,76" table:display="true" table:show-details="true"/>
                <table:data-pilot-member table:name="21,8" table:display="true" table:show-details="true"/>
                <table:data-pilot-member table:name="21,88" table:display="true" table:show-details="true"/>
                <table:data-pilot-member table:name="21,9" table:display="true" table:show-details="true"/>
                <table:data-pilot-member table:name="22" table:display="true" table:show-details="true"/>
                <table:data-pilot-member table:name="22,1" table:display="true" table:show-details="true"/>
                <table:data-pilot-member table:name="22,19" table:display="true" table:show-details="true"/>
                <table:data-pilot-member table:name="22,2" table:display="true" table:show-details="true"/>
                <table:data-pilot-member table:name="22,24" table:display="true" table:show-details="true"/>
                <table:data-pilot-member table:name="22,4" table:display="true" table:show-details="true"/>
                <table:data-pilot-member table:name="22,41" table:display="true" table:show-details="true"/>
                <table:data-pilot-member table:name="22,46" table:display="true" table:show-details="true"/>
                <table:data-pilot-member table:name="22,48" table:display="true" table:show-details="true"/>
                <table:data-pilot-member table:name="22,8" table:display="true" table:show-details="true"/>
                <table:data-pilot-member table:name="22,86" table:display="true" table:show-details="true"/>
                <table:data-pilot-member table:name="22,89" table:display="true" table:show-details="true"/>
                <table:data-pilot-member table:name="22,98" table:display="true" table:show-details="true"/>
                <table:data-pilot-member table:name="22,99" table:display="true" table:show-details="true"/>
                <table:data-pilot-member table:name="23" table:display="true" table:show-details="true"/>
                <table:data-pilot-member table:name="23,18" table:display="true" table:show-details="true"/>
                <table:data-pilot-member table:name="23,2" table:display="true" table:show-details="true"/>
                <table:data-pilot-member table:name="23,35" table:display="true" table:show-details="true"/>
                <table:data-pilot-member table:name="23,4" table:display="true" table:show-details="true"/>
                <table:data-pilot-member table:name="23,5" table:display="true" table:show-details="true"/>
                <table:data-pilot-member table:name="23,6" table:display="true" table:show-details="true"/>
                <table:data-pilot-member table:name="23,64" table:display="true" table:show-details="true"/>
                <table:data-pilot-member table:name="23,68" table:display="true" table:show-details="true"/>
                <table:data-pilot-member table:name="23,73" table:display="true" table:show-details="true"/>
                <table:data-pilot-member table:name="23,79" table:display="true" table:show-details="true"/>
                <table:data-pilot-member table:name="23,8" table:display="true" table:show-details="true"/>
                <table:data-pilot-member table:name="23,88" table:display="true" table:show-details="true"/>
                <table:data-pilot-member table:name="23,9" table:display="true" table:show-details="true"/>
                <table:data-pilot-member table:name="23,94" table:display="true" table:show-details="true"/>
                <table:data-pilot-member table:name="24" table:display="true" table:show-details="true"/>
                <table:data-pilot-member table:name="24,12" table:display="true" table:show-details="true"/>
                <table:data-pilot-member table:name="24,3" table:display="true" table:show-details="true"/>
                <table:data-pilot-member table:name="24,35" table:display="true" table:show-details="true"/>
                <table:data-pilot-member table:name="24,48" table:display="true" table:show-details="true"/>
                <table:data-pilot-member table:name="24,5" table:display="true" table:show-details="true"/>
                <table:data-pilot-member table:name="24,54" table:display="true" table:show-details="true"/>
                <table:data-pilot-member table:name="24,57" table:display="true" table:show-details="true"/>
                <table:data-pilot-member table:name="24,6" table:display="true" table:show-details="true"/>
                <table:data-pilot-member table:name="24,83" table:display="true" table:show-details="true"/>
                <table:data-pilot-member table:name="24,93" table:display="true" table:show-details="true"/>
                <table:data-pilot-member table:name="24,94" table:display="true" table:show-details="true"/>
                <table:data-pilot-member table:name="25" table:display="true" table:show-details="true"/>
                <table:data-pilot-member table:name="25,02" table:display="true" table:show-details="true"/>
                <table:data-pilot-member table:name="25,04" table:display="true" table:show-details="true"/>
                <table:data-pilot-member table:name="25,1" table:display="true" table:show-details="true"/>
                <table:data-pilot-member table:name="25,12" table:display="true" table:show-details="true"/>
                <table:data-pilot-member table:name="25,2" table:display="true" table:show-details="true"/>
                <table:data-pilot-member table:name="25,22" table:display="true" table:show-details="true"/>
                <table:data-pilot-member table:name="25,29" table:display="true" table:show-details="true"/>
                <table:data-pilot-member table:name="25,41" table:display="true" table:show-details="true"/>
                <table:data-pilot-member table:name="25,42" table:display="true" table:show-details="true"/>
                <table:data-pilot-member table:name="25,43" table:display="true" table:show-details="true"/>
                <table:data-pilot-member table:name="25,57" table:display="true" table:show-details="true"/>
                <table:data-pilot-member table:name="25,6" table:display="true" table:show-details="true"/>
                <table:data-pilot-member table:name="25,69" table:display="true" table:show-details="true"/>
                <table:data-pilot-member table:name="25,72" table:display="true" table:show-details="true"/>
                <table:data-pilot-member table:name="25,76" table:display="true" table:show-details="true"/>
                <table:data-pilot-member table:name="25,79" table:display="true" table:show-details="true"/>
                <table:data-pilot-member table:name="25,8" table:display="true" table:show-details="true"/>
                <table:data-pilot-member table:name="25,81" table:display="true" table:show-details="true"/>
                <table:data-pilot-member table:name="25,82" table:display="true" table:show-details="true"/>
                <table:data-pilot-member table:name="25,93" table:display="true" table:show-details="true"/>
                <table:data-pilot-member table:name="26" table:display="true" table:show-details="true"/>
                <table:data-pilot-member table:name="26,09" table:display="true" table:show-details="true"/>
                <table:data-pilot-member table:name="26,12" table:display="true" table:show-details="true"/>
                <table:data-pilot-member table:name="26,45" table:display="true" table:show-details="true"/>
                <table:data-pilot-member table:name="26,52" table:display="true" table:show-details="true"/>
                <table:data-pilot-member table:name="26,6" table:display="true" table:show-details="true"/>
                <table:data-pilot-member table:name="26,69" table:display="true" table:show-details="true"/>
                <table:data-pilot-member table:name="26,7" table:display="true" table:show-details="true"/>
                <table:data-pilot-member table:name="26,8" table:display="true" table:show-details="true"/>
                <table:data-pilot-member table:name="26,85" table:display="true" table:show-details="true"/>
                <table:data-pilot-member table:name="26,87" table:display="true" table:show-details="true"/>
                <table:data-pilot-member table:name="26,88" table:display="true" table:show-details="true"/>
                <table:data-pilot-member table:name="26,98" table:display="true" table:show-details="true"/>
                <table:data-pilot-member table:name="27" table:display="true" table:show-details="true"/>
                <table:data-pilot-member table:name="27,01" table:display="true" table:show-details="true"/>
                <table:data-pilot-member table:name="27,1" table:display="true" table:show-details="true"/>
                <table:data-pilot-member table:name="27,19" table:display="true" table:show-details="true"/>
                <table:data-pilot-member table:name="27,2" table:display="true" table:show-details="true"/>
                <table:data-pilot-member table:name="27,33" table:display="true" table:show-details="true"/>
                <table:data-pilot-member table:name="27,43" table:display="true" table:show-details="true"/>
                <table:data-pilot-member table:name="27,46" table:display="true" table:show-details="true"/>
                <table:data-pilot-member table:name="27,5" table:display="true" table:show-details="true"/>
                <table:data-pilot-member table:name="27,53" table:display="true" table:show-details="true"/>
                <table:data-pilot-member table:name="27,57" table:display="true" table:show-details="true"/>
                <table:data-pilot-member table:name="27,6" table:display="true" table:show-details="true"/>
                <table:data-pilot-member table:name="27,61" table:display="true" table:show-details="true"/>
                <table:data-pilot-member table:name="27,63" table:display="true" table:show-details="true"/>
                <table:data-pilot-member table:name="27,67" table:display="true" table:show-details="true"/>
                <table:data-pilot-member table:name="27,76" table:display="true" table:show-details="true"/>
                <table:data-pilot-member table:name="27,9" table:display="true" table:show-details="true"/>
                <table:data-pilot-member table:name="27,96" table:display="true" table:show-details="true"/>
                <table:data-pilot-member table:name="28" table:display="true" table:show-details="true"/>
                <table:data-pilot-member table:name="28,17" table:display="true" table:show-details="true"/>
                <table:data-pilot-member table:name="28,26" table:display="true" table:show-details="true"/>
                <table:data-pilot-member table:name="28,28" table:display="true" table:show-details="true"/>
                <table:data-pilot-member table:name="28,33" table:display="true" table:show-details="true"/>
                <table:data-pilot-member table:name="28,4" table:display="true" table:show-details="true"/>
                <table:data-pilot-member table:name="28,49" table:display="true" table:show-details="true"/>
                <table:data-pilot-member table:name="28,54" table:display="true" table:show-details="true"/>
                <table:data-pilot-member table:name="28,66" table:display="true" table:show-details="true"/>
                <table:data-pilot-member table:name="28,69" table:display="true" table:show-details="true"/>
                <table:data-pilot-member table:name="28,75" table:display="true" table:show-details="true"/>
                <table:data-pilot-member table:name="28,77" table:display="true" table:show-details="true"/>
                <table:data-pilot-member table:name="28,8" table:display="true" table:show-details="true"/>
                <table:data-pilot-member table:name="28,84" table:display="true" table:show-details="true"/>
                <table:data-pilot-member table:name="28,9" table:display="true" table:show-details="true"/>
                <table:data-pilot-member table:name="28,92" table:display="true" table:show-details="true"/>
                <table:data-pilot-member table:name="29,04" table:display="true" table:show-details="true"/>
                <table:data-pilot-member table:name="29,1" table:display="true" table:show-details="true"/>
                <table:data-pilot-member table:name="29,11" table:display="true" table:show-details="true"/>
                <table:data-pilot-member table:name="29,26" table:display="true" table:show-details="true"/>
                <table:data-pilot-member table:name="29,37" table:display="true" table:show-details="true"/>
                <table:data-pilot-member table:name="29,5" table:display="true" table:show-details="true"/>
                <table:data-pilot-member table:name="29,57" table:display="true" table:show-details="true"/>
                <table:data-pilot-member table:name="29,63" table:display="true" table:show-details="true"/>
                <table:data-pilot-member table:name="29,65" table:display="true" table:show-details="true"/>
                <table:data-pilot-member table:name="29,66" table:display="true" table:show-details="true"/>
                <table:data-pilot-member table:name="29,74" table:display="true" table:show-details="true"/>
                <table:data-pilot-member table:name="29,83" table:display="true" table:show-details="true"/>
                <table:data-pilot-member table:name="29,9" table:display="true" table:show-details="true"/>
                <table:data-pilot-member table:name="29,95" table:display="true" table:show-details="true"/>
                <table:data-pilot-member table:name="30" table:display="true" table:show-details="true"/>
                <table:data-pilot-member table:name="30,04" table:display="true" table:show-details="true"/>
                <table:data-pilot-member table:name="30,27" table:display="true" table:show-details="true"/>
                <table:data-pilot-member table:name="30,28" table:display="true" table:show-details="true"/>
                <table:data-pilot-member table:name="30,3" table:display="true" table:show-details="true"/>
                <table:data-pilot-member table:name="30,4" table:display="true" table:show-details="true"/>
                <table:data-pilot-member table:name="30,44" table:display="true" table:show-details="true"/>
                <table:data-pilot-member table:name="30,46" table:display="true" table:show-details="true"/>
                <table:data-pilot-member table:name="30,5" table:display="true" table:show-details="true"/>
                <table:data-pilot-member table:name="30,56" table:display="true" table:show-details="true"/>
                <table:data-pilot-member table:name="30,58" table:display="true" table:show-details="true"/>
                <table:data-pilot-member table:name="30,69" table:display="true" table:show-details="true"/>
                <table:data-pilot-member table:name="30,79" table:display="true" table:show-details="true"/>
                <table:data-pilot-member table:name="30,8" table:display="true" table:show-details="true"/>
                <table:data-pilot-member table:name="30,9" table:display="true" table:show-details="true"/>
                <table:data-pilot-member table:name="30,94" table:display="true" table:show-details="true"/>
                <table:data-pilot-member table:name="31" table:display="true" table:show-details="true"/>
                <table:data-pilot-member table:name="31,08" table:display="true" table:show-details="true"/>
                <table:data-pilot-member table:name="31,24" table:display="true" table:show-details="true"/>
                <table:data-pilot-member table:name="31,3" table:display="true" table:show-details="true"/>
                <table:data-pilot-member table:name="31,41" table:display="true" table:show-details="true"/>
                <table:data-pilot-member table:name="31,45" table:display="true" table:show-details="true"/>
                <table:data-pilot-member table:name="31,52" table:display="true" table:show-details="true"/>
                <table:data-pilot-member table:name="31,58" table:display="true" table:show-details="true"/>
                <table:data-pilot-member table:name="31,65" table:display="true" table:show-details="true"/>
                <table:data-pilot-member table:name="31,74" table:display="true" table:show-details="true"/>
                <table:data-pilot-member table:name="31,76" table:display="true" table:show-details="true"/>
                <table:data-pilot-member table:name="31,8" table:display="true" table:show-details="true"/>
                <table:data-pilot-member table:name="31,89" table:display="true" table:show-details="true"/>
                <table:data-pilot-member table:name="31,9" table:display="true" table:show-details="true"/>
                <table:data-pilot-member table:name="32" table:display="true" table:show-details="true"/>
                <table:data-pilot-member table:name="32,03" table:display="true" table:show-details="true"/>
                <table:data-pilot-member table:name="32,04" table:display="true" table:show-details="true"/>
                <table:data-pilot-member table:name="32,07" table:display="true" table:show-details="true"/>
                <table:data-pilot-member table:name="32,1" table:display="true" table:show-details="true"/>
                <table:data-pilot-member table:name="32,13" table:display="true" table:show-details="true"/>
                <table:data-pilot-member table:name="32,19" table:display="true" table:show-details="true"/>
                <table:data-pilot-member table:name="32,2" table:display="true" table:show-details="true"/>
                <table:data-pilot-member table:name="32,3" table:display="true" table:show-details="true"/>
                <table:data-pilot-member table:name="32,48" table:display="true" table:show-details="true"/>
                <table:data-pilot-member table:name="32,5" table:display="true" table:show-details="true"/>
                <table:data-pilot-member table:name="32,72" table:display="true" table:show-details="true"/>
                <table:data-pilot-member table:name="32,73" table:display="true" table:show-details="true"/>
                <table:data-pilot-member table:name="32,8" table:display="true" table:show-details="true"/>
                <table:data-pilot-member table:name="32,94" table:display="true" table:show-details="true"/>
                <table:data-pilot-member table:name="32,96" table:display="true" table:show-details="true"/>
                <table:data-pilot-member table:name="32,97" table:display="true" table:show-details="true"/>
                <table:data-pilot-member table:name="33" table:display="true" table:show-details="true"/>
                <table:data-pilot-member table:name="33,06" table:display="true" table:show-details="true"/>
                <table:data-pilot-member table:name="33,2" table:display="true" table:show-details="true"/>
                <table:data-pilot-member table:name="33,21" table:display="true" table:show-details="true"/>
                <table:data-pilot-member table:name="33,4" table:display="true" table:show-details="true"/>
                <table:data-pilot-member table:name="33,58" table:display="true" table:show-details="true"/>
                <table:data-pilot-member table:name="33,61" table:display="true" table:show-details="true"/>
                <table:data-pilot-member table:name="33,68" table:display="true" table:show-details="true"/>
                <table:data-pilot-member table:name="33,77" table:display="true" table:show-details="true"/>
                <table:data-pilot-member table:name="33,8" table:display="true" table:show-details="true"/>
                <table:data-pilot-member table:name="33,85" table:display="true" table:show-details="true"/>
                <table:data-pilot-member table:name="33,96" table:display="true" table:show-details="true"/>
                <table:data-pilot-member table:name="34" table:display="true" table:show-details="true"/>
                <table:data-pilot-member table:name="34,09" table:display="true" table:show-details="true"/>
                <table:data-pilot-member table:name="34,1" table:display="true" table:show-details="true"/>
                <table:data-pilot-member table:name="34,18" table:display="true" table:show-details="true"/>
                <table:data-pilot-member table:name="34,2" table:display="true" table:show-details="true"/>
                <table:data-pilot-member table:name="34,4" table:display="true" table:show-details="true"/>
                <table:data-pilot-member table:name="34,49" table:display="true" table:show-details="true"/>
                <table:data-pilot-member table:name="34,54" table:display="true" table:show-details="true"/>
                <table:data-pilot-member table:name="34,57" table:display="true" table:show-details="true"/>
                <table:data-pilot-member table:name="34,6" table:display="true" table:show-details="true"/>
                <table:data-pilot-member table:name="34,61" table:display="true" table:show-details="true"/>
                <table:data-pilot-member table:name="34,67" table:display="true" table:show-details="true"/>
                <table:data-pilot-member table:name="34,7" table:display="true" table:show-details="true"/>
                <table:data-pilot-member table:name="34,74" table:display="true" table:show-details="true"/>
                <table:data-pilot-member table:name="34,77" table:display="true" table:show-details="true"/>
                <table:data-pilot-member table:name="34,79" table:display="true" table:show-details="true"/>
                <table:data-pilot-member table:name="34,83" table:display="true" table:show-details="true"/>
                <table:data-pilot-member table:name="34,84" table:display="true" table:show-details="true"/>
                <table:data-pilot-member table:name="34,87" table:display="true" table:show-details="true"/>
                <table:data-pilot-member table:name="34,98" table:display="true" table:show-details="true"/>
                <table:data-pilot-member table:name="35" table:display="true" table:show-details="true"/>
                <table:data-pilot-member table:name="35,06" table:display="true" table:show-details="true"/>
                <table:data-pilot-member table:name="35,1" table:display="true" table:show-details="true"/>
                <table:data-pilot-member table:name="35,16" table:display="true" table:show-details="true"/>
                <table:data-pilot-member table:name="35,2" table:display="true" table:show-details="true"/>
                <table:data-pilot-member table:name="35,25" table:display="true" table:show-details="true"/>
                <table:data-pilot-member table:name="35,32" table:display="true" table:show-details="true"/>
                <table:data-pilot-member table:name="35,34" table:display="true" table:show-details="true"/>
                <table:data-pilot-member table:name="35,48" table:display="true" table:show-details="true"/>
                <table:data-pilot-member table:name="35,58" table:display="true" table:show-details="true"/>
                <table:data-pilot-member table:name="35,6" table:display="true" table:show-details="true"/>
                <table:data-pilot-member table:name="35,63" table:display="true" table:show-details="true"/>
                <table:data-pilot-member table:name="35,71" table:display="true" table:show-details="true"/>
                <table:data-pilot-member table:name="35,8" table:display="true" table:show-details="true"/>
                <table:data-pilot-member table:name="35,9" table:display="true" table:show-details="true"/>
                <table:data-pilot-member table:name="36" table:display="true" table:show-details="true"/>
                <table:data-pilot-member table:name="36,08" table:display="true" table:show-details="true"/>
                <table:data-pilot-member table:name="36,1" table:display="true" table:show-details="true"/>
                <table:data-pilot-member table:name="36,2" table:display="true" table:show-details="true"/>
                <table:data-pilot-member table:name="36,33" table:display="true" table:show-details="true"/>
                <table:data-pilot-member table:name="36,37" table:display="true" table:show-details="true"/>
                <table:data-pilot-member table:name="36,4" table:display="true" table:show-details="true"/>
                <table:data-pilot-member table:name="36,5" table:display="true" table:show-details="true"/>
                <table:data-pilot-member table:name="36,65" table:display="true" table:show-details="true"/>
                <table:data-pilot-member table:name="36,77" table:display="true" table:show-details="true"/>
                <table:data-pilot-member table:name="36,87" table:display="true" table:show-details="true"/>
                <table:data-pilot-member table:name="37" table:display="true" table:show-details="true"/>
                <table:data-pilot-member table:name="37,01" table:display="true" table:show-details="true"/>
                <table:data-pilot-member table:name="37,1" table:display="true" table:show-details="true"/>
                <table:data-pilot-member table:name="37,11" table:display="true" table:show-details="true"/>
                <table:data-pilot-member table:name="37,26" table:display="true" table:show-details="true"/>
                <table:data-pilot-member table:name="37,32" table:display="true" table:show-details="true"/>
                <table:data-pilot-member table:name="37,4" table:display="true" table:show-details="true"/>
                <table:data-pilot-member table:name="37,46" table:display="true" table:show-details="true"/>
                <table:data-pilot-member table:name="37,58" table:display="true" table:show-details="true"/>
                <table:data-pilot-member table:name="37,68" table:display="true" table:show-details="true"/>
                <table:data-pilot-member table:name="37,82" table:display="true" table:show-details="true"/>
                <table:data-pilot-member table:name="37,9" table:display="true" table:show-details="true"/>
                <table:data-pilot-member table:name="38" table:display="true" table:show-details="true"/>
                <table:data-pilot-member table:name="38,07" table:display="true" table:show-details="true"/>
                <table:data-pilot-member table:name="38,08" table:display="true" table:show-details="true"/>
                <table:data-pilot-member table:name="38,1" table:display="true" table:show-details="true"/>
                <table:data-pilot-member table:name="38,15" table:display="true" table:show-details="true"/>
                <table:data-pilot-member table:name="38,18" table:display="true" table:show-details="true"/>
                <table:data-pilot-member table:name="38,27" table:display="true" table:show-details="true"/>
                <table:data-pilot-member table:name="38,39" table:display="true" table:show-details="true"/>
                <table:data-pilot-member table:name="38,44" table:display="true" table:show-details="true"/>
                <table:data-pilot-member table:name="38,48" table:display="true" table:show-details="true"/>
                <table:data-pilot-member table:name="38,5" table:display="true" table:show-details="true"/>
                <table:data-pilot-member table:name="38,6" table:display="true" table:show-details="true"/>
                <table:data-pilot-member table:name="38,73" table:display="true" table:show-details="true"/>
                <table:data-pilot-member table:name="38,82" table:display="true" table:show-details="true"/>
                <table:data-pilot-member table:name="38,9" table:display="true" table:show-details="true"/>
                <table:data-pilot-member table:name="38,91" table:display="true" table:show-details="true"/>
                <table:data-pilot-member table:name="39" table:display="true" table:show-details="true"/>
                <table:data-pilot-member table:name="39,04" table:display="true" table:show-details="true"/>
                <table:data-pilot-member table:name="39,1" table:display="true" table:show-details="true"/>
                <table:data-pilot-member table:name="39,13" table:display="true" table:show-details="true"/>
                <table:data-pilot-member table:name="39,25" table:display="true" table:show-details="true"/>
                <table:data-pilot-member table:name="39,28" table:display="true" table:show-details="true"/>
                <table:data-pilot-member table:name="39,32" table:display="true" table:show-details="true"/>
                <table:data-pilot-member table:name="39,4" table:display="true" table:show-details="true"/>
                <table:data-pilot-member table:name="39,41" table:display="true" table:show-details="true"/>
                <table:data-pilot-member table:name="39,44" table:display="true" table:show-details="true"/>
                <table:data-pilot-member table:name="39,5" table:display="true" table:show-details="true"/>
                <table:data-pilot-member table:name="39,6" table:display="true" table:show-details="true"/>
                <table:data-pilot-member table:name="39,73" table:display="true" table:show-details="true"/>
                <table:data-pilot-member table:name="39,74" table:display="true" table:show-details="true"/>
                <table:data-pilot-member table:name="39,78" table:display="true" table:show-details="true"/>
                <table:data-pilot-member table:name="39,88" table:display="true" table:show-details="true"/>
                <table:data-pilot-member table:name="39,9" table:display="true" table:show-details="true"/>
                <table:data-pilot-member table:name="39,94" table:display="true" table:show-details="true"/>
                <table:data-pilot-member table:name="39,97" table:display="true" table:show-details="true"/>
                <table:data-pilot-member table:name="39,99" table:display="true" table:show-details="true"/>
                <table:data-pilot-member table:name="40" table:display="true" table:show-details="true"/>
                <table:data-pilot-member table:name="40,03" table:display="true" table:show-details="true"/>
                <table:data-pilot-member table:name="40,08" table:display="true" table:show-details="true"/>
                <table:data-pilot-member table:name="40,1" table:display="true" table:show-details="true"/>
                <table:data-pilot-member table:name="40,2" table:display="true" table:show-details="true"/>
                <table:data-pilot-member table:name="40,3" table:display="true" table:show-details="true"/>
                <table:data-pilot-member table:name="40,31" table:display="true" table:show-details="true"/>
                <table:data-pilot-member table:name="40,37" table:display="true" table:show-details="true"/>
                <table:data-pilot-member table:name="40,38" table:display="true" table:show-details="true"/>
                <table:data-pilot-member table:name="40,41" table:display="true" table:show-details="true"/>
                <table:data-pilot-member table:name="40,66" table:display="true" table:show-details="true"/>
                <table:data-pilot-member table:name="40,68" table:display="true" table:show-details="true"/>
                <table:data-pilot-member table:name="40,9" table:display="true" table:show-details="true"/>
                <table:data-pilot-member table:name="40,97" table:display="true" table:show-details="true"/>
                <table:data-pilot-member table:name="40,98" table:display="true" table:show-details="true"/>
                <table:data-pilot-member table:name="40,99" table:display="true" table:show-details="true"/>
                <table:data-pilot-member table:name="41,07" table:display="true" table:show-details="true"/>
                <table:data-pilot-member table:name="41,08" table:display="true" table:show-details="true"/>
                <table:data-pilot-member table:name="41,18" table:display="true" table:show-details="true"/>
                <table:data-pilot-member table:name="41,23" table:display="true" table:show-details="true"/>
                <table:data-pilot-member table:name="41,27" table:display="true" table:show-details="true"/>
                <table:data-pilot-member table:name="41,28" table:display="true" table:show-details="true"/>
                <table:data-pilot-member table:name="41,3" table:display="true" table:show-details="true"/>
                <table:data-pilot-member table:name="41,36" table:display="true" table:show-details="true"/>
                <table:data-pilot-member table:name="41,38" table:display="true" table:show-details="true"/>
                <table:data-pilot-member table:name="41,4" table:display="true" table:show-details="true"/>
                <table:data-pilot-member table:name="41,5" table:display="true" table:show-details="true"/>
                <table:data-pilot-member table:name="41,57" table:display="true" table:show-details="true"/>
                <table:data-pilot-member table:name="41,64" table:display="true" table:show-details="true"/>
                <table:data-pilot-member table:name="41,83" table:display="true" table:show-details="true"/>
                <table:data-pilot-member table:name="41,9" table:display="true" table:show-details="true"/>
                <table:data-pilot-member table:name="42,07" table:display="true" table:show-details="true"/>
                <table:data-pilot-member table:name="42,25" table:display="true" table:show-details="true"/>
                <table:data-pilot-member table:name="42,28" table:display="true" table:show-details="true"/>
                <table:data-pilot-member table:name="42,48" table:display="true" table:show-details="true"/>
                <table:data-pilot-member table:name="42,54" table:display="true" table:show-details="true"/>
                <table:data-pilot-member table:name="42,64" table:display="true" table:show-details="true"/>
                <table:data-pilot-member table:name="42,69" table:display="true" table:show-details="true"/>
                <table:data-pilot-member table:name="42,8" table:display="true" table:show-details="true"/>
                <table:data-pilot-member table:name="42,9" table:display="true" table:show-details="true"/>
                <table:data-pilot-member table:name="43" table:display="true" table:show-details="true"/>
                <table:data-pilot-member table:name="43,03" table:display="true" table:show-details="true"/>
                <table:data-pilot-member table:name="43,06" table:display="true" table:show-details="true"/>
                <table:data-pilot-member table:name="43,29" table:display="true" table:show-details="true"/>
                <table:data-pilot-member table:name="43,32" table:display="true" table:show-details="true"/>
                <table:data-pilot-member table:name="43,34" table:display="true" table:show-details="true"/>
                <table:data-pilot-member table:name="43,5" table:display="true" table:show-details="true"/>
                <table:data-pilot-member table:name="43,55" table:display="true" table:show-details="true"/>
                <table:data-pilot-member table:name="43,64" table:display="true" table:show-details="true"/>
                <table:data-pilot-member table:name="43,76" table:display="true" table:show-details="true"/>
                <table:data-pilot-member table:name="43,8" table:display="true" table:show-details="true"/>
                <table:data-pilot-member table:name="43,99" table:display="true" table:show-details="true"/>
                <table:data-pilot-member table:name="44" table:display="true" table:show-details="true"/>
                <table:data-pilot-member table:name="44,08" table:display="true" table:show-details="true"/>
                <table:data-pilot-member table:name="44,1" table:display="true" table:show-details="true"/>
                <table:data-pilot-member table:name="44,26" table:display="true" table:show-details="true"/>
                <table:data-pilot-member table:name="44,28" table:display="true" table:show-details="true"/>
                <table:data-pilot-member table:name="44,36" table:display="true" table:show-details="true"/>
                <table:data-pilot-member table:name="44,5" table:display="true" table:show-details="true"/>
                <table:data-pilot-member table:name="44,62" table:display="true" table:show-details="true"/>
                <table:data-pilot-member table:name="44,7" table:display="true" table:show-details="true"/>
                <table:data-pilot-member table:name="44,73" table:display="true" table:show-details="true"/>
                <table:data-pilot-member table:name="44,8" table:display="true" table:show-details="true"/>
                <table:data-pilot-member table:name="44,9" table:display="true" table:show-details="true"/>
                <table:data-pilot-member table:name="44,95" table:display="true" table:show-details="true"/>
                <table:data-pilot-member table:name="45" table:display="true" table:show-details="true"/>
                <table:data-pilot-member table:name="45,06" table:display="true" table:show-details="true"/>
                <table:data-pilot-member table:name="45,07" table:display="true" table:show-details="true"/>
                <table:data-pilot-member table:name="45,1" table:display="true" table:show-details="true"/>
                <table:data-pilot-member table:name="45,2" table:display="true" table:show-details="true"/>
                <table:data-pilot-member table:name="45,22" table:display="true" table:show-details="true"/>
                <table:data-pilot-member table:name="45,27" table:display="true" table:show-details="true"/>
                <table:data-pilot-member table:name="45,28" table:display="true" table:show-details="true"/>
                <table:data-pilot-member table:name="45,4" table:display="true" table:show-details="true"/>
                <table:data-pilot-member table:name="45,58" table:display="true" table:show-details="true"/>
                <table:data-pilot-member table:name="45,6" table:display="true" table:show-details="true"/>
                <table:data-pilot-member table:name="45,61" table:display="true" table:show-details="true"/>
                <table:data-pilot-member table:name="45,66" table:display="true" table:show-details="true"/>
                <table:data-pilot-member table:name="45,67" table:display="true" table:show-details="true"/>
                <table:data-pilot-member table:name="45,75" table:display="true" table:show-details="true"/>
                <table:data-pilot-member table:name="45,8" table:display="true" table:show-details="true"/>
                <table:data-pilot-member table:name="45,81" table:display="true" table:show-details="true"/>
                <table:data-pilot-member table:name="45,88" table:display="true" table:show-details="true"/>
                <table:data-pilot-member table:name="45,9" table:display="true" table:show-details="true"/>
                <table:data-pilot-member table:name="45,92" table:display="true" table:show-details="true"/>
                <table:data-pilot-member table:name="45,94" table:display="true" table:show-details="true"/>
                <table:data-pilot-member table:name="45,97" table:display="true" table:show-details="true"/>
                <table:data-pilot-member table:name="46" table:display="true" table:show-details="true"/>
                <table:data-pilot-member table:name="46,01" table:display="true" table:show-details="true"/>
                <table:data-pilot-member table:name="46,02" table:display="true" table:show-details="true"/>
                <table:data-pilot-member table:name="46,15" table:display="true" table:show-details="true"/>
                <table:data-pilot-member table:name="46,16" table:display="true" table:show-details="true"/>
                <table:data-pilot-member table:name="46,17" table:display="true" table:show-details="true"/>
                <table:data-pilot-member table:name="46,18" table:display="true" table:show-details="true"/>
                <table:data-pilot-member table:name="46,2" table:display="true" table:show-details="true"/>
                <table:data-pilot-member table:name="46,4" table:display="true" table:show-details="true"/>
                <table:data-pilot-member table:name="46,48" table:display="true" table:show-details="true"/>
                <table:data-pilot-member table:name="46,5" table:display="true" table:show-details="true"/>
                <table:data-pilot-member table:name="46,64" table:display="true" table:show-details="true"/>
                <table:data-pilot-member table:name="46,74" table:display="true" table:show-details="true"/>
                <table:data-pilot-member table:name="46,81" table:display="true" table:show-details="true"/>
                <table:data-pilot-member table:name="46,87" table:display="true" table:show-details="true"/>
                <table:data-pilot-member table:name="46,88" table:display="true" table:show-details="true"/>
                <table:data-pilot-member table:name="46,91" table:display="true" table:show-details="true"/>
                <table:data-pilot-member table:name="46,94" table:display="true" table:show-details="true"/>
                <table:data-pilot-member table:name="46,95" table:display="true" table:show-details="true"/>
                <table:data-pilot-member table:name="47,05" table:display="true" table:show-details="true"/>
                <table:data-pilot-member table:name="47,21" table:display="true" table:show-details="true"/>
                <table:data-pilot-member table:name="47,24" table:display="true" table:show-details="true"/>
                <table:data-pilot-member table:name="47,25" table:display="true" table:show-details="true"/>
                <table:data-pilot-member table:name="47,39" table:display="true" table:show-details="true"/>
                <table:data-pilot-member table:name="47,5" table:display="true" table:show-details="true"/>
                <table:data-pilot-member table:name="47,6" table:display="true" table:show-details="true"/>
                <table:data-pilot-member table:name="47,7" table:display="true" table:show-details="true"/>
                <table:data-pilot-member table:name="47,8" table:display="true" table:show-details="true"/>
                <table:data-pilot-member table:name="47,9" table:display="true" table:show-details="true"/>
                <table:data-pilot-member table:name="47,96" table:display="true" table:show-details="true"/>
                <table:data-pilot-member table:name="47,97" table:display="true" table:show-details="true"/>
                <table:data-pilot-member table:name="48" table:display="true" table:show-details="true"/>
                <table:data-pilot-member table:name="48,01" table:display="true" table:show-details="true"/>
                <table:data-pilot-member table:name="48,1" table:display="true" table:show-details="true"/>
                <table:data-pilot-member table:name="48,24" table:display="true" table:show-details="true"/>
                <table:data-pilot-member table:name="48,4" table:display="true" table:show-details="true"/>
                <table:data-pilot-member table:name="48,47" table:display="true" table:show-details="true"/>
                <table:data-pilot-member table:name="48,5" table:display="true" table:show-details="true"/>
                <table:data-pilot-member table:name="48,56" table:display="true" table:show-details="true"/>
                <table:data-pilot-member table:name="48,59" table:display="true" table:show-details="true"/>
                <table:data-pilot-member table:name="48,61" table:display="true" table:show-details="true"/>
                <table:data-pilot-member table:name="48,65" table:display="true" table:show-details="true"/>
                <table:data-pilot-member table:name="48,67" table:display="true" table:show-details="true"/>
                <table:data-pilot-member table:name="48,68" table:display="true" table:show-details="true"/>
                <table:data-pilot-member table:name="48,8" table:display="true" table:show-details="true"/>
                <table:data-pilot-member table:name="48,89" table:display="true" table:show-details="true"/>
                <table:data-pilot-member table:name="48,9" table:display="true" table:show-details="true"/>
                <table:data-pilot-member table:name="49,25" table:display="true" table:show-details="true"/>
                <table:data-pilot-member table:name="49,29" table:display="true" table:show-details="true"/>
                <table:data-pilot-member table:name="49,31" table:display="true" table:show-details="true"/>
                <table:data-pilot-member table:name="49,33" table:display="true" table:show-details="true"/>
                <table:data-pilot-member table:name="49,4" table:display="true" table:show-details="true"/>
                <table:data-pilot-member table:name="49,42" table:display="true" table:show-details="true"/>
                <table:data-pilot-member table:name="49,46" table:display="true" table:show-details="true"/>
                <table:data-pilot-member table:name="49,5" table:display="true" table:show-details="true"/>
                <table:data-pilot-member table:name="49,67" table:display="true" table:show-details="true"/>
                <table:data-pilot-member table:name="49,79" table:display="true" table:show-details="true"/>
                <table:data-pilot-member table:name="49,8" table:display="true" table:show-details="true"/>
                <table:data-pilot-member table:name="49,85" table:display="true" table:show-details="true"/>
                <table:data-pilot-member table:name="49,89" table:display="true" table:show-details="true"/>
                <table:data-pilot-member table:name="49,9" table:display="true" table:show-details="true"/>
                <table:data-pilot-member table:name="49,91" table:display="true" table:show-details="true"/>
                <table:data-pilot-member table:name="49,96" table:display="true" table:show-details="true"/>
                <table:data-pilot-member table:name="50" table:display="true" table:show-details="true"/>
                <table:data-pilot-member table:name="50,15" table:display="true" table:show-details="true"/>
                <table:data-pilot-member table:name="50,19" table:display="true" table:show-details="true"/>
                <table:data-pilot-member table:name="50,26" table:display="true" table:show-details="true"/>
                <table:data-pilot-member table:name="50,31" table:display="true" table:show-details="true"/>
                <table:data-pilot-member table:name="50,36" table:display="true" table:show-details="true"/>
                <table:data-pilot-member table:name="50,38" table:display="true" table:show-details="true"/>
                <table:data-pilot-member table:name="50,42" table:display="true" table:show-details="true"/>
                <table:data-pilot-member table:name="50,45" table:display="true" table:show-details="true"/>
                <table:data-pilot-member table:name="50,5" table:display="true" table:show-details="true"/>
                <table:data-pilot-member table:name="51" table:display="true" table:show-details="true"/>
                <table:data-pilot-member table:name="51,08" table:display="true" table:show-details="true"/>
                <table:data-pilot-member table:name="51,11" table:display="true" table:show-details="true"/>
                <table:data-pilot-member table:name="51,12" table:display="true" table:show-details="true"/>
                <table:data-pilot-member table:name="51,2" table:display="true" table:show-details="true"/>
                <table:data-pilot-member table:name="51,3" table:display="true" table:show-details="true"/>
                <table:data-pilot-member table:name="51,38" table:display="true" table:show-details="true"/>
                <table:data-pilot-member table:name="51,67" table:display="true" table:show-details="true"/>
                <table:data-pilot-member table:name="51,68" table:display="true" table:show-details="true"/>
                <table:data-pilot-member table:name="51,7" table:display="true" table:show-details="true"/>
                <table:data-pilot-member table:name="51,8" table:display="true" table:show-details="true"/>
                <table:data-pilot-member table:name="52" table:display="true" table:show-details="true"/>
                <table:data-pilot-member table:name="52,04" table:display="true" table:show-details="true"/>
                <table:data-pilot-member table:name="52,17" table:display="true" table:show-details="true"/>
                <table:data-pilot-member table:name="52,2" table:display="true" table:show-details="true"/>
                <table:data-pilot-member table:name="52,49" table:display="true" table:show-details="true"/>
                <table:data-pilot-member table:name="52,57" table:display="true" table:show-details="true"/>
                <table:data-pilot-member table:name="52,8" table:display="true" table:show-details="true"/>
                <table:data-pilot-member table:name="52,98" table:display="true" table:show-details="true"/>
                <table:data-pilot-member table:name="53" table:display="true" table:show-details="true"/>
                <table:data-pilot-member table:name="53,25" table:display="true" table:show-details="true"/>
                <table:data-pilot-member table:name="53,27" table:display="true" table:show-details="true"/>
                <table:data-pilot-member table:name="53,38" table:display="true" table:show-details="true"/>
                <table:data-pilot-member table:name="53,4" table:display="true" table:show-details="true"/>
                <table:data-pilot-member table:name="53,47" table:display="true" table:show-details="true"/>
                <table:data-pilot-member table:name="53,7" table:display="true" table:show-details="true"/>
                <table:data-pilot-member table:name="53,77" table:display="true" table:show-details="true"/>
                <table:data-pilot-member table:name="54" table:display="true" table:show-details="true"/>
                <table:data-pilot-member table:name="54,18" table:display="true" table:show-details="true"/>
                <table:data-pilot-member table:name="54,3" table:display="true" table:show-details="true"/>
                <table:data-pilot-member table:name="54,31" table:display="true" table:show-details="true"/>
                <table:data-pilot-member table:name="54,33" table:display="true" table:show-details="true"/>
                <table:data-pilot-member table:name="54,36" table:display="true" table:show-details="true"/>
                <table:data-pilot-member table:name="54,39" table:display="true" table:show-details="true"/>
                <table:data-pilot-member table:name="54,6" table:display="true" table:show-details="true"/>
                <table:data-pilot-member table:name="54,65" table:display="true" table:show-details="true"/>
                <table:data-pilot-member table:name="54,8" table:display="true" table:show-details="true"/>
                <table:data-pilot-member table:name="54,9" table:display="true" table:show-details="true"/>
                <table:data-pilot-member table:name="54,98" table:display="true" table:show-details="true"/>
                <table:data-pilot-member table:name="54,99" table:display="true" table:show-details="true"/>
                <table:data-pilot-member table:name="55" table:display="true" table:show-details="true"/>
                <table:data-pilot-member table:name="55,14" table:display="true" table:show-details="true"/>
                <table:data-pilot-member table:name="55,26" table:display="true" table:show-details="true"/>
                <table:data-pilot-member table:name="55,27" table:display="true" table:show-details="true"/>
                <table:data-pilot-member table:name="55,3" table:display="true" table:show-details="true"/>
                <table:data-pilot-member table:name="55,5" table:display="true" table:show-details="true"/>
                <table:data-pilot-member table:name="55,52" table:display="true" table:show-details="true"/>
                <table:data-pilot-member table:name="55,6" table:display="true" table:show-details="true"/>
                <table:data-pilot-member table:name="55,61" table:display="true" table:show-details="true"/>
                <table:data-pilot-member table:name="55,7" table:display="true" table:show-details="true"/>
                <table:data-pilot-member table:name="55,77" table:display="true" table:show-details="true"/>
                <table:data-pilot-member table:name="55,8" table:display="true" table:show-details="true"/>
                <table:data-pilot-member table:name="55,81" table:display="true" table:show-details="true"/>
                <table:data-pilot-member table:name="55,89" table:display="true" table:show-details="true"/>
                <table:data-pilot-member table:name="56" table:display="true" table:show-details="true"/>
                <table:data-pilot-member table:name="56,08" table:display="true" table:show-details="true"/>
                <table:data-pilot-member table:name="56,2" table:display="true" table:show-details="true"/>
                <table:data-pilot-member table:name="56,3" table:display="true" table:show-details="true"/>
                <table:data-pilot-member table:name="56,36" table:display="true" table:show-details="true"/>
                <table:data-pilot-member table:name="56,4" table:display="true" table:show-details="true"/>
                <table:data-pilot-member table:name="56,5" table:display="true" table:show-details="true"/>
                <table:data-pilot-member table:name="56,6" table:display="true" table:show-details="true"/>
                <table:data-pilot-member table:name="56,67" table:display="true" table:show-details="true"/>
                <table:data-pilot-member table:name="56,68" table:display="true" table:show-details="true"/>
                <table:data-pilot-member table:name="56,77" table:display="true" table:show-details="true"/>
                <table:data-pilot-member table:name="56,8" table:display="true" table:show-details="true"/>
                <table:data-pilot-member table:name="56,91" table:display="true" table:show-details="true"/>
                <table:data-pilot-member table:name="57" table:display="true" table:show-details="true"/>
                <table:data-pilot-member table:name="57,02" table:display="true" table:show-details="true"/>
                <table:data-pilot-member table:name="57,03" table:display="true" table:show-details="true"/>
                <table:data-pilot-member table:name="57,1" table:display="true" table:show-details="true"/>
                <table:data-pilot-member table:name="57,11" table:display="true" table:show-details="true"/>
                <table:data-pilot-member table:name="57,14" table:display="true" table:show-details="true"/>
                <table:data-pilot-member table:name="57,2" table:display="true" table:show-details="true"/>
                <table:data-pilot-member table:name="57,31" table:display="true" table:show-details="true"/>
                <table:data-pilot-member table:name="57,4" table:display="true" table:show-details="true"/>
                <table:data-pilot-member table:name="57,46" table:display="true" table:show-details="true"/>
                <table:data-pilot-member table:name="57,5" table:display="true" table:show-details="true"/>
                <table:data-pilot-member table:name="57,6" table:display="true" table:show-details="true"/>
                <table:data-pilot-member table:name="57,63" table:display="true" table:show-details="true"/>
                <table:data-pilot-member table:name="57,67" table:display="true" table:show-details="true"/>
                <table:data-pilot-member table:name="57,68" table:display="true" table:show-details="true"/>
                <table:data-pilot-member table:name="57,85" table:display="true" table:show-details="true"/>
                <table:data-pilot-member table:name="57,88" table:display="true" table:show-details="true"/>
                <table:data-pilot-member table:name="57,95" table:display="true" table:show-details="true"/>
                <table:data-pilot-member table:name="58,08" table:display="true" table:show-details="true"/>
                <table:data-pilot-member table:name="58,19" table:display="true" table:show-details="true"/>
                <table:data-pilot-member table:name="58,34" table:display="true" table:show-details="true"/>
                <table:data-pilot-member table:name="58,4" table:display="true" table:show-details="true"/>
                <table:data-pilot-member table:name="58,52" table:display="true" table:show-details="true"/>
                <table:data-pilot-member table:name="58,58" table:display="true" table:show-details="true"/>
                <table:data-pilot-member table:name="58,6" table:display="true" table:show-details="true"/>
                <table:data-pilot-member table:name="58,8" table:display="true" table:show-details="true"/>
                <table:data-pilot-member table:name="58,89" table:display="true" table:show-details="true"/>
                <table:data-pilot-member table:name="58,9" table:display="true" table:show-details="true"/>
                <table:data-pilot-member table:name="59" table:display="true" table:show-details="true"/>
                <table:data-pilot-member table:name="59,04" table:display="true" table:show-details="true"/>
                <table:data-pilot-member table:name="59,08" table:display="true" table:show-details="true"/>
                <table:data-pilot-member table:name="59,09" table:display="true" table:show-details="true"/>
                <table:data-pilot-member table:name="59,14" table:display="true" table:show-details="true"/>
                <table:data-pilot-member table:name="59,26" table:display="true" table:show-details="true"/>
                <table:data-pilot-member table:name="59,29" table:display="true" table:show-details="true"/>
                <table:data-pilot-member table:name="59,3" table:display="true" table:show-details="true"/>
                <table:data-pilot-member table:name="59,37" table:display="true" table:show-details="true"/>
                <table:data-pilot-member table:name="59,4" table:display="true" table:show-details="true"/>
                <table:data-pilot-member table:name="59,41" table:display="true" table:show-details="true"/>
                <table:data-pilot-member table:name="59,47" table:display="true" table:show-details="true"/>
                <table:data-pilot-member table:name="59,63" table:display="true" table:show-details="true"/>
                <table:data-pilot-member table:name="59,64" table:display="true" table:show-details="true"/>
                <table:data-pilot-member table:name="59,7" table:display="true" table:show-details="true"/>
                <table:data-pilot-member table:name="59,8" table:display="true" table:show-details="true"/>
                <table:data-pilot-member table:name="59,85" table:display="true" table:show-details="true"/>
                <table:data-pilot-member table:name="59,86" table:display="true" table:show-details="true"/>
                <table:data-pilot-member table:name="59,9" table:display="true" table:show-details="true"/>
                <table:data-pilot-member table:name="59,94" table:display="true" table:show-details="true"/>
                <table:data-pilot-member table:name="60" table:display="true" table:show-details="true"/>
                <table:data-pilot-member table:name="60,07" table:display="true" table:show-details="true"/>
                <table:data-pilot-member table:name="60,23" table:display="true" table:show-details="true"/>
                <table:data-pilot-member table:name="60,28" table:display="true" table:show-details="true"/>
                <table:data-pilot-member table:name="60,32" table:display="true" table:show-details="true"/>
                <table:data-pilot-member table:name="60,4" table:display="true" table:show-details="true"/>
                <table:data-pilot-member table:name="60,42" table:display="true" table:show-details="true"/>
                <table:data-pilot-member table:name="60,5" table:display="true" table:show-details="true"/>
                <table:data-pilot-member table:name="60,59" table:display="true" table:show-details="true"/>
                <table:data-pilot-member table:name="60,6" table:display="true" table:show-details="true"/>
                <table:data-pilot-member table:name="60,9" table:display="true" table:show-details="true"/>
                <table:data-pilot-member table:name="60,92" table:display="true" table:show-details="true"/>
                <table:data-pilot-member table:name="60,94" table:display="true" table:show-details="true"/>
                <table:data-pilot-member table:name="61" table:display="true" table:show-details="true"/>
                <table:data-pilot-member table:name="61,1" table:display="true" table:show-details="true"/>
                <table:data-pilot-member table:name="61,16" table:display="true" table:show-details="true"/>
                <table:data-pilot-member table:name="61,2" table:display="true" table:show-details="true"/>
                <table:data-pilot-member table:name="61,22" table:display="true" table:show-details="true"/>
                <table:data-pilot-member table:name="61,36" table:display="true" table:show-details="true"/>
                <table:data-pilot-member table:name="61,4" table:display="true" table:show-details="true"/>
                <table:data-pilot-member table:name="61,5" table:display="true" table:show-details="true"/>
                <table:data-pilot-member table:name="61,55" table:display="true" table:show-details="true"/>
                <table:data-pilot-member table:name="61,58" table:display="true" table:show-details="true"/>
                <table:data-pilot-member table:name="61,73" table:display="true" table:show-details="true"/>
                <table:data-pilot-member table:name="61,9" table:display="true" table:show-details="true"/>
                <table:data-pilot-member table:name="61,98" table:display="true" table:show-details="true"/>
                <table:data-pilot-member table:name="62" table:display="true" table:show-details="true"/>
                <table:data-pilot-member table:name="62,3" table:display="true" table:show-details="true"/>
                <table:data-pilot-member table:name="62,48" table:display="true" table:show-details="true"/>
                <table:data-pilot-member table:name="62,49" table:display="true" table:show-details="true"/>
                <table:data-pilot-member table:name="62,5" table:display="true" table:show-details="true"/>
                <table:data-pilot-member table:name="62,58" table:display="true" table:show-details="true"/>
                <table:data-pilot-member table:name="62,6" table:display="true" table:show-details="true"/>
                <table:data-pilot-member table:name="62,78" table:display="true" table:show-details="true"/>
                <table:data-pilot-member table:name="62,88" table:display="true" table:show-details="true"/>
                <table:data-pilot-member table:name="62,99" table:display="true" table:show-details="true"/>
                <table:data-pilot-member table:name="63,1" table:display="true" table:show-details="true"/>
                <table:data-pilot-member table:name="63,29" table:display="true" table:show-details="true"/>
                <table:data-pilot-member table:name="63,38" table:display="true" table:show-details="true"/>
                <table:data-pilot-member table:name="63,39" table:display="true" table:show-details="true"/>
                <table:data-pilot-member table:name="63,4" table:display="true" table:show-details="true"/>
                <table:data-pilot-member table:name="63,47" table:display="true" table:show-details="true"/>
                <table:data-pilot-member table:name="63,54" table:display="true" table:show-details="true"/>
                <table:data-pilot-member table:name="63,56" table:display="true" table:show-details="true"/>
                <table:data-pilot-member table:name="63,6" table:display="true" table:show-details="true"/>
                <table:data-pilot-member table:name="63,65" table:display="true" table:show-details="true"/>
                <table:data-pilot-member table:name="63,9" table:display="true" table:show-details="true"/>
                <table:data-pilot-member table:name="64" table:display="true" table:show-details="true"/>
                <table:data-pilot-member table:name="64,01" table:display="true" table:show-details="true"/>
                <table:data-pilot-member table:name="64,19" table:display="true" table:show-details="true"/>
                <table:data-pilot-member table:name="64,29" table:display="true" table:show-details="true"/>
                <table:data-pilot-member table:name="64,4" table:display="true" table:show-details="true"/>
                <table:data-pilot-member table:name="64,5" table:display="true" table:show-details="true"/>
                <table:data-pilot-member table:name="64,65" table:display="true" table:show-details="true"/>
                <table:data-pilot-member table:name="64,67" table:display="true" table:show-details="true"/>
                <table:data-pilot-member table:name="64,69" table:display="true" table:show-details="true"/>
                <table:data-pilot-member table:name="64,76" table:display="true" table:show-details="true"/>
                <table:data-pilot-member table:name="64,85" table:display="true" table:show-details="true"/>
                <table:data-pilot-member table:name="64,89" table:display="true" table:show-details="true"/>
                <table:data-pilot-member table:name="65" table:display="true" table:show-details="true"/>
                <table:data-pilot-member table:name="65,18" table:display="true" table:show-details="true"/>
                <table:data-pilot-member table:name="65,25" table:display="true" table:show-details="true"/>
                <table:data-pilot-member table:name="65,37" table:display="true" table:show-details="true"/>
                <table:data-pilot-member table:name="65,52" table:display="true" table:show-details="true"/>
                <table:data-pilot-member table:name="65,53" table:display="true" table:show-details="true"/>
                <table:data-pilot-member table:name="65,56" table:display="true" table:show-details="true"/>
                <table:data-pilot-member table:name="65,57" table:display="true" table:show-details="true"/>
                <table:data-pilot-member table:name="65,58" table:display="true" table:show-details="true"/>
                <table:data-pilot-member table:name="65,6" table:display="true" table:show-details="true"/>
                <table:data-pilot-member table:name="65,64" table:display="true" table:show-details="true"/>
                <table:data-pilot-member table:name="65,79" table:display="true" table:show-details="true"/>
                <table:data-pilot-member table:name="65,8" table:display="true" table:show-details="true"/>
                <table:data-pilot-member table:name="65,81" table:display="true" table:show-details="true"/>
                <table:data-pilot-member table:name="65,82" table:display="true" table:show-details="true"/>
                <table:data-pilot-member table:name="65,9" table:display="true" table:show-details="true"/>
                <table:data-pilot-member table:name="65,96" table:display="true" table:show-details="true"/>
                <table:data-pilot-member table:name="65,99" table:display="true" table:show-details="true"/>
                <table:data-pilot-member table:name="66" table:display="true" table:show-details="true"/>
                <table:data-pilot-member table:name="66,03" table:display="true" table:show-details="true"/>
                <table:data-pilot-member table:name="66,09" table:display="true" table:show-details="true"/>
                <table:data-pilot-member table:name="66,1" table:display="true" table:show-details="true"/>
                <table:data-pilot-member table:name="66,3" table:display="true" table:show-details="true"/>
                <table:data-pilot-member table:name="66,4" table:display="true" table:show-details="true"/>
                <table:data-pilot-member table:name="66,5" table:display="true" table:show-details="true"/>
                <table:data-pilot-member table:name="66,6" table:display="true" table:show-details="true"/>
                <table:data-pilot-member table:name="66,78" table:display="true" table:show-details="true"/>
                <table:data-pilot-member table:name="66,8" table:display="true" table:show-details="true"/>
                <table:data-pilot-member table:name="66,89" table:display="true" table:show-details="true"/>
                <table:data-pilot-member table:name="66,9" table:display="true" table:show-details="true"/>
                <table:data-pilot-member table:name="66,96" table:display="true" table:show-details="true"/>
                <table:data-pilot-member table:name="67,09" table:display="true" table:show-details="true"/>
                <table:data-pilot-member table:name="67,14" table:display="true" table:show-details="true"/>
                <table:data-pilot-member table:name="67,26" table:display="true" table:show-details="true"/>
                <table:data-pilot-member table:name="67,4" table:display="true" table:show-details="true"/>
                <table:data-pilot-member table:name="67,5" table:display="true" table:show-details="true"/>
                <table:data-pilot-member table:name="67,6" table:display="true" table:show-details="true"/>
                <table:data-pilot-member table:name="67,8" table:display="true" table:show-details="true"/>
                <table:data-pilot-member table:name="67,81" table:display="true" table:show-details="true"/>
                <table:data-pilot-member table:name="67,86" table:display="true" table:show-details="true"/>
                <table:data-pilot-member table:name="67,89" table:display="true" table:show-details="true"/>
                <table:data-pilot-member table:name="68,03" table:display="true" table:show-details="true"/>
                <table:data-pilot-member table:name="68,33" table:display="true" table:show-details="true"/>
                <table:data-pilot-member table:name="68,42" table:display="true" table:show-details="true"/>
                <table:data-pilot-member table:name="68,45" table:display="true" table:show-details="true"/>
                <table:data-pilot-member table:name="68,46" table:display="true" table:show-details="true"/>
                <table:data-pilot-member table:name="68,53" table:display="true" table:show-details="true"/>
                <table:data-pilot-member table:name="68,55" table:display="true" table:show-details="true"/>
                <table:data-pilot-member table:name="68,71" table:display="true" table:show-details="true"/>
                <table:data-pilot-member table:name="68,73" table:display="true" table:show-details="true"/>
                <table:data-pilot-member table:name="68,76" table:display="true" table:show-details="true"/>
                <table:data-pilot-member table:name="68,8" table:display="true" table:show-details="true"/>
                <table:data-pilot-member table:name="68,82" table:display="true" table:show-details="true"/>
                <table:data-pilot-member table:name="68,86" table:display="true" table:show-details="true"/>
                <table:data-pilot-member table:name="69,3" table:display="true" table:show-details="true"/>
                <table:data-pilot-member table:name="69,36" table:display="true" table:show-details="true"/>
                <table:data-pilot-member table:name="69,5" table:display="true" table:show-details="true"/>
                <table:data-pilot-member table:name="69,6" table:display="true" table:show-details="true"/>
                <table:data-pilot-member table:name="69,64" table:display="true" table:show-details="true"/>
                <table:data-pilot-member table:name="69,67" table:display="true" table:show-details="true"/>
                <table:data-pilot-member table:name="69,95" table:display="true" table:show-details="true"/>
                <table:data-pilot-member table:name="70" table:display="true" table:show-details="true"/>
                <table:data-pilot-member table:name="70,16" table:display="true" table:show-details="true"/>
                <table:data-pilot-member table:name="70,44" table:display="true" table:show-details="true"/>
                <table:data-pilot-member table:name="70,65" table:display="true" table:show-details="true"/>
                <table:data-pilot-member table:name="70,73" table:display="true" table:show-details="true"/>
                <table:data-pilot-member table:name="70,74" table:display="true" table:show-details="true"/>
                <table:data-pilot-member table:name="70,8" table:display="true" table:show-details="true"/>
                <table:data-pilot-member table:name="70,88" table:display="true" table:show-details="true"/>
                <table:data-pilot-member table:name="70,97" table:display="true" table:show-details="true"/>
                <table:data-pilot-member table:name="71" table:display="true" table:show-details="true"/>
                <table:data-pilot-member table:name="71,01" table:display="true" table:show-details="true"/>
                <table:data-pilot-member table:name="71,14" table:display="true" table:show-details="true"/>
                <table:data-pilot-member table:name="71,24" table:display="true" table:show-details="true"/>
                <table:data-pilot-member table:name="71,27" table:display="true" table:show-details="true"/>
                <table:data-pilot-member table:name="71,4" table:display="true" table:show-details="true"/>
                <table:data-pilot-member table:name="71,47" table:display="true" table:show-details="true"/>
                <table:data-pilot-member table:name="71,5" table:display="true" table:show-details="true"/>
                <table:data-pilot-member table:name="71,61" table:display="true" table:show-details="true"/>
                <table:data-pilot-member table:name="71,64" table:display="true" table:show-details="true"/>
                <table:data-pilot-member table:name="71,71" table:display="true" table:show-details="true"/>
                <table:data-pilot-member table:name="71,8" table:display="true" table:show-details="true"/>
                <table:data-pilot-member table:name="71,84" table:display="true" table:show-details="true"/>
                <table:data-pilot-member table:name="72" table:display="true" table:show-details="true"/>
                <table:data-pilot-member table:name="72,12" table:display="true" table:show-details="true"/>
                <table:data-pilot-member table:name="72,67" table:display="true" table:show-details="true"/>
                <table:data-pilot-member table:name="72,68" table:display="true" table:show-details="true"/>
                <table:data-pilot-member table:name="72,7" table:display="true" table:show-details="true"/>
                <table:data-pilot-member table:name="72,77" table:display="true" table:show-details="true"/>
                <table:data-pilot-member table:name="72,8" table:display="true" table:show-details="true"/>
                <table:data-pilot-member table:name="72,9" table:display="true" table:show-details="true"/>
                <table:data-pilot-member table:name="73,11" table:display="true" table:show-details="true"/>
                <table:data-pilot-member table:name="73,12" table:display="true" table:show-details="true"/>
                <table:data-pilot-member table:name="73,38" table:display="true" table:show-details="true"/>
                <table:data-pilot-member table:name="73,4" table:display="true" table:show-details="true"/>
                <table:data-pilot-member table:name="73,44" table:display="true" table:show-details="true"/>
                <table:data-pilot-member table:name="73,5" table:display="true" table:show-details="true"/>
                <table:data-pilot-member table:name="73,6" table:display="true" table:show-details="true"/>
                <table:data-pilot-member table:name="73,63" table:display="true" table:show-details="true"/>
                <table:data-pilot-member table:name="73,67" table:display="true" table:show-details="true"/>
                <table:data-pilot-member table:name="74" table:display="true" table:show-details="true"/>
                <table:data-pilot-member table:name="74,02" table:display="true" table:show-details="true"/>
                <table:data-pilot-member table:name="74,05" table:display="true" table:show-details="true"/>
                <table:data-pilot-member table:name="74,26" table:display="true" table:show-details="true"/>
                <table:data-pilot-member table:name="74,28" table:display="true" table:show-details="true"/>
                <table:data-pilot-member table:name="74,29" table:display="true" table:show-details="true"/>
                <table:data-pilot-member table:name="74,3" table:display="true" table:show-details="true"/>
                <table:data-pilot-member table:name="74,36" table:display="true" table:show-details="true"/>
                <table:data-pilot-member table:name="74,4" table:display="true" table:show-details="true"/>
                <table:data-pilot-member table:name="74,6" table:display="true" table:show-details="true"/>
                <table:data-pilot-member table:name="74,64" table:display="true" table:show-details="true"/>
                <table:data-pilot-member table:name="74,7" table:display="true" table:show-details="true"/>
                <table:data-pilot-member table:name="74,76" table:display="true" table:show-details="true"/>
                <table:data-pilot-member table:name="74,95" table:display="true" table:show-details="true"/>
                <table:data-pilot-member table:name="75" table:display="true" table:show-details="true"/>
                <table:data-pilot-member table:name="75,07" table:display="true" table:show-details="true"/>
                <table:data-pilot-member table:name="75,2" table:display="true" table:show-details="true"/>
                <table:data-pilot-member table:name="75,4" table:display="true" table:show-details="true"/>
                <table:data-pilot-member table:name="75,42" table:display="true" table:show-details="true"/>
                <table:data-pilot-member table:name="75,48" table:display="true" table:show-details="true"/>
                <table:data-pilot-member table:name="75,6" table:display="true" table:show-details="true"/>
                <table:data-pilot-member table:name="75,76" table:display="true" table:show-details="true"/>
                <table:data-pilot-member table:name="75,8" table:display="true" table:show-details="true"/>
                <table:data-pilot-member table:name="75,9" table:display="true" table:show-details="true"/>
                <table:data-pilot-member table:name="75,97" table:display="true" table:show-details="true"/>
                <table:data-pilot-member table:name="75,98" table:display="true" table:show-details="true"/>
                <table:data-pilot-member table:name="76,19" table:display="true" table:show-details="true"/>
                <table:data-pilot-member table:name="76,21" table:display="true" table:show-details="true"/>
                <table:data-pilot-member table:name="76,26" table:display="true" table:show-details="true"/>
                <table:data-pilot-member table:name="76,54" table:display="true" table:show-details="true"/>
                <table:data-pilot-member table:name="76,6" table:display="true" table:show-details="true"/>
                <table:data-pilot-member table:name="76,64" table:display="true" table:show-details="true"/>
                <table:data-pilot-member table:name="76,76" table:display="true" table:show-details="true"/>
                <table:data-pilot-member table:name="76,8" table:display="true" table:show-details="true"/>
                <table:data-pilot-member table:name="76,98" table:display="true" table:show-details="true"/>
                <table:data-pilot-member table:name="77,1" table:display="true" table:show-details="true"/>
                <table:data-pilot-member table:name="77,18" table:display="true" table:show-details="true"/>
                <table:data-pilot-member table:name="77,23" table:display="true" table:show-details="true"/>
                <table:data-pilot-member table:name="77,4" table:display="true" table:show-details="true"/>
                <table:data-pilot-member table:name="77,59" table:display="true" table:show-details="true"/>
                <table:data-pilot-member table:name="77,69" table:display="true" table:show-details="true"/>
                <table:data-pilot-member table:name="77,78" table:display="true" table:show-details="true"/>
                <table:data-pilot-member table:name="77,8" table:display="true" table:show-details="true"/>
                <table:data-pilot-member table:name="77,99" table:display="true" table:show-details="true"/>
                <table:data-pilot-member table:name="78,01" table:display="true" table:show-details="true"/>
                <table:data-pilot-member table:name="78,09" table:display="true" table:show-details="true"/>
                <table:data-pilot-member table:name="78,13" table:display="true" table:show-details="true"/>
                <table:data-pilot-member table:name="78,17" table:display="true" table:show-details="true"/>
                <table:data-pilot-member table:name="78,18" table:display="true" table:show-details="true"/>
                <table:data-pilot-member table:name="78,21" table:display="true" table:show-details="true"/>
                <table:data-pilot-member table:name="78,43" table:display="true" table:show-details="true"/>
                <table:data-pilot-member table:name="78,44" table:display="true" table:show-details="true"/>
                <table:data-pilot-member table:name="78,59" table:display="true" table:show-details="true"/>
                <table:data-pilot-member table:name="78,6" table:display="true" table:show-details="true"/>
                <table:data-pilot-member table:name="78,75" table:display="true" table:show-details="true"/>
                <table:data-pilot-member table:name="78,81" table:display="true" table:show-details="true"/>
                <table:data-pilot-member table:name="78,95" table:display="true" table:show-details="true"/>
                <table:data-pilot-member table:name="79" table:display="true" table:show-details="true"/>
                <table:data-pilot-member table:name="79,07" table:display="true" table:show-details="true"/>
                <table:data-pilot-member table:name="79,16" table:display="true" table:show-details="true"/>
                <table:data-pilot-member table:name="79,18" table:display="true" table:show-details="true"/>
                <table:data-pilot-member table:name="79,28" table:display="true" table:show-details="true"/>
                <table:data-pilot-member table:name="79,3" table:display="true" table:show-details="true"/>
                <table:data-pilot-member table:name="79,4" table:display="true" table:show-details="true"/>
                <table:data-pilot-member table:name="79,5" table:display="true" table:show-details="true"/>
                <table:data-pilot-member table:name="79,62" table:display="true" table:show-details="true"/>
                <table:data-pilot-member table:name="79,9" table:display="true" table:show-details="true"/>
                <table:data-pilot-member table:name="80" table:display="true" table:show-details="true"/>
                <table:data-pilot-member table:name="80,48" table:display="true" table:show-details="true"/>
                <table:data-pilot-member table:name="80,5" table:display="true" table:show-details="true"/>
                <table:data-pilot-member table:name="80,56" table:display="true" table:show-details="true"/>
                <table:data-pilot-member table:name="80,98" table:display="true" table:show-details="true"/>
                <table:data-pilot-member table:name="81" table:display="true" table:show-details="true"/>
                <table:data-pilot-member table:name="81,1" table:display="true" table:show-details="true"/>
                <table:data-pilot-member table:name="81,3" table:display="true" table:show-details="true"/>
                <table:data-pilot-member table:name="81,37" table:display="true" table:show-details="true"/>
                <table:data-pilot-member table:name="81,42" table:display="true" table:show-details="true"/>
                <table:data-pilot-member table:name="81,65" table:display="true" table:show-details="true"/>
                <table:data-pilot-member table:name="81,67" table:display="true" table:show-details="true"/>
                <table:data-pilot-member table:name="81,78" table:display="true" table:show-details="true"/>
                <table:data-pilot-member table:name="81,82" table:display="true" table:show-details="true"/>
                <table:data-pilot-member table:name="81,97" table:display="true" table:show-details="true"/>
                <table:data-pilot-member table:name="82" table:display="true" table:show-details="true"/>
                <table:data-pilot-member table:name="82,33" table:display="true" table:show-details="true"/>
                <table:data-pilot-member table:name="82,5" table:display="true" table:show-details="true"/>
                <table:data-pilot-member table:name="82,76" table:display="true" table:show-details="true"/>
                <table:data-pilot-member table:name="83" table:display="true" table:show-details="true"/>
                <table:data-pilot-member table:name="83,06" table:display="true" table:show-details="true"/>
                <table:data-pilot-member table:name="83,16" table:display="true" table:show-details="true"/>
                <table:data-pilot-member table:name="83,27" table:display="true" table:show-details="true"/>
                <table:data-pilot-member table:name="83,36" table:display="true" table:show-details="true"/>
                <table:data-pilot-member table:name="83,4" table:display="true" table:show-details="true"/>
                <table:data-pilot-member table:name="83,57" table:display="true" table:show-details="true"/>
                <table:data-pilot-member table:name="83,81" table:display="true" table:show-details="true"/>
                <table:data-pilot-member table:name="83,93" table:display="true" table:show-details="true"/>
                <table:data-pilot-member table:name="83,98" table:display="true" table:show-details="true"/>
                <table:data-pilot-member table:name="84" table:display="true" table:show-details="true"/>
                <table:data-pilot-member table:name="84,06" table:display="true" table:show-details="true"/>
                <table:data-pilot-member table:name="84,3" table:display="true" table:show-details="true"/>
                <table:data-pilot-member table:name="84,33" table:display="true" table:show-details="true"/>
                <table:data-pilot-member table:name="84,5" table:display="true" table:show-details="true"/>
                <table:data-pilot-member table:name="84,52" table:display="true" table:show-details="true"/>
                <table:data-pilot-member table:name="84,59" table:display="true" table:show-details="true"/>
                <table:data-pilot-member table:name="84,64" table:display="true" table:show-details="true"/>
                <table:data-pilot-member table:name="84,75" table:display="true" table:show-details="true"/>
                <table:data-pilot-member table:name="84,83" table:display="true" table:show-details="true"/>
                <table:data-pilot-member table:name="84,9" table:display="true" table:show-details="true"/>
                <table:data-pilot-member table:name="85,27" table:display="true" table:show-details="true"/>
                <table:data-pilot-member table:name="85,28" table:display="true" table:show-details="true"/>
                <table:data-pilot-member table:name="85,4" table:display="true" table:show-details="true"/>
                <table:data-pilot-member table:name="85,45" table:display="true" table:show-details="true"/>
                <table:data-pilot-member table:name="85,8" table:display="true" table:show-details="true"/>
                <table:data-pilot-member table:name="86,1" table:display="true" table:show-details="true"/>
                <table:data-pilot-member table:name="86,21" table:display="true" table:show-details="true"/>
                <table:data-pilot-member table:name="86,22" table:display="true" table:show-details="true"/>
                <table:data-pilot-member table:name="86,28" table:display="true" table:show-details="true"/>
                <table:data-pilot-member table:name="86,53" table:display="true" table:show-details="true"/>
                <table:data-pilot-member table:name="86,87" table:display="true" table:show-details="true"/>
                <table:data-pilot-member table:name="87,02" table:display="true" table:show-details="true"/>
                <table:data-pilot-member table:name="87,36" table:display="true" table:show-details="true"/>
                <table:data-pilot-member table:name="87,49" table:display="true" table:show-details="true"/>
                <table:data-pilot-member table:name="87,69" table:display="true" table:show-details="true"/>
                <table:data-pilot-member table:name="87,8" table:display="true" table:show-details="true"/>
                <table:data-pilot-member table:name="88" table:display="true" table:show-details="true"/>
                <table:data-pilot-member table:name="88,16" table:display="true" table:show-details="true"/>
                <table:data-pilot-member table:name="88,68" table:display="true" table:show-details="true"/>
                <table:data-pilot-member table:name="88,79" table:display="true" table:show-details="true"/>
                <table:data-pilot-member table:name="89,06" table:display="true" table:show-details="true"/>
                <table:data-pilot-member table:name="89,08" table:display="true" table:show-details="true"/>
                <table:data-pilot-member table:name="89,22" table:display="true" table:show-details="true"/>
                <table:data-pilot-member table:name="89,24" table:display="true" table:show-details="true"/>
                <table:data-pilot-member table:name="89,26" table:display="true" table:show-details="true"/>
                <table:data-pilot-member table:name="89,4" table:display="true" table:show-details="true"/>
                <table:data-pilot-member table:name="89,5" table:display="true" table:show-details="true"/>
                <table:data-pilot-member table:name="90" table:display="true" table:show-details="true"/>
                <table:data-pilot-member table:name="90,25" table:display="true" table:show-details="true"/>
                <table:data-pilot-member table:name="90,3" table:display="true" table:show-details="true"/>
                <table:data-pilot-member table:name="90,33" table:display="true" table:show-details="true"/>
                <table:data-pilot-member table:name="90,5" table:display="true" table:show-details="true"/>
                <table:data-pilot-member table:name="91,05" table:display="true" table:show-details="true"/>
                <table:data-pilot-member table:name="91,16" table:display="true" table:show-details="true"/>
                <table:data-pilot-member table:name="91,21" table:display="true" table:show-details="true"/>
                <table:data-pilot-member table:name="91,24" table:display="true" table:show-details="true"/>
                <table:data-pilot-member table:name="91,32" table:display="true" table:show-details="true"/>
                <table:data-pilot-member table:name="91,43" table:display="true" table:show-details="true"/>
                <table:data-pilot-member table:name="91,44" table:display="true" table:show-details="true"/>
                <table:data-pilot-member table:name="91,78" table:display="true" table:show-details="true"/>
                <table:data-pilot-member table:name="91,8" table:display="true" table:show-details="true"/>
                <table:data-pilot-member table:name="91,9" table:display="true" table:show-details="true"/>
                <table:data-pilot-member table:name="92" table:display="true" table:show-details="true"/>
                <table:data-pilot-member table:name="92,25" table:display="true" table:show-details="true"/>
                <table:data-pilot-member table:name="92,38" table:display="true" table:show-details="true"/>
                <table:data-pilot-member table:name="92,5" table:display="true" table:show-details="true"/>
                <table:data-pilot-member table:name="92,61" table:display="true" table:show-details="true"/>
                <table:data-pilot-member table:name="92,7" table:display="true" table:show-details="true"/>
                <table:data-pilot-member table:name="93,03" table:display="true" table:show-details="true"/>
                <table:data-pilot-member table:name="93,3" table:display="true" table:show-details="true"/>
                <table:data-pilot-member table:name="93,4" table:display="true" table:show-details="true"/>
                <table:data-pilot-member table:name="93,64" table:display="true" table:show-details="true"/>
                <table:data-pilot-member table:name="93,71" table:display="true" table:show-details="true"/>
                <table:data-pilot-member table:name="93,76" table:display="true" table:show-details="true"/>
                <table:data-pilot-member table:name="93,94" table:display="true" table:show-details="true"/>
                <table:data-pilot-member table:name="93,97" table:display="true" table:show-details="true"/>
                <table:data-pilot-member table:name="94,1" table:display="true" table:show-details="true"/>
                <table:data-pilot-member table:name="94,12" table:display="true" table:show-details="true"/>
                <table:data-pilot-member table:name="94,5" table:display="true" table:show-details="true"/>
                <table:data-pilot-member table:name="94,57" table:display="true" table:show-details="true"/>
                <table:data-pilot-member table:name="94,7" table:display="true" table:show-details="true"/>
                <table:data-pilot-member table:name="94,8" table:display="true" table:show-details="true"/>
                <table:data-pilot-member table:name="95,05" table:display="true" table:show-details="true"/>
                <table:data-pilot-member table:name="95,07" table:display="true" table:show-details="true"/>
                <table:data-pilot-member table:name="95,5" table:display="true" table:show-details="true"/>
                <table:data-pilot-member table:name="95,63" table:display="true" table:show-details="true"/>
                <table:data-pilot-member table:name="95,83" table:display="true" table:show-details="true"/>
                <table:data-pilot-member table:name="95,89" table:display="true" table:show-details="true"/>
                <table:data-pilot-member table:name="96" table:display="true" table:show-details="true"/>
                <table:data-pilot-member table:name="96,12" table:display="true" table:show-details="true"/>
                <table:data-pilot-member table:name="96,14" table:display="true" table:show-details="true"/>
                <table:data-pilot-member table:name="96,19" table:display="true" table:show-details="true"/>
                <table:data-pilot-member table:name="96,3" table:display="true" table:show-details="true"/>
                <table:data-pilot-member table:name="96,47" table:display="true" table:show-details="true"/>
                <table:data-pilot-member table:name="96,69" table:display="true" table:show-details="true"/>
                <table:data-pilot-member table:name="96,82" table:display="true" table:show-details="true"/>
                <table:data-pilot-member table:name="96,84" table:display="true" table:show-details="true"/>
                <table:data-pilot-member table:name="97,01" table:display="true" table:show-details="true"/>
                <table:data-pilot-member table:name="97,11" table:display="true" table:show-details="true"/>
                <table:data-pilot-member table:name="97,2" table:display="true" table:show-details="true"/>
                <table:data-pilot-member table:name="97,27" table:display="true" table:show-details="true"/>
                <table:data-pilot-member table:name="97,47" table:display="true" table:show-details="true"/>
                <table:data-pilot-member table:name="97,49" table:display="true" table:show-details="true"/>
                <table:data-pilot-member table:name="97,67" table:display="true" table:show-details="true"/>
                <table:data-pilot-member table:name="97,77" table:display="true" table:show-details="true"/>
                <table:data-pilot-member table:name="97,78" table:display="true" table:show-details="true"/>
                <table:data-pilot-member table:name="97,98" table:display="true" table:show-details="true"/>
                <table:data-pilot-member table:name="98" table:display="true" table:show-details="true"/>
                <table:data-pilot-member table:name="98,08" table:display="true" table:show-details="true"/>
                <table:data-pilot-member table:name="98,5" table:display="true" table:show-details="true"/>
                <table:data-pilot-member table:name="98,71" table:display="true" table:show-details="true"/>
                <table:data-pilot-member table:name="98,87" table:display="true" table:show-details="true"/>
                <table:data-pilot-member table:name="99" table:display="true" table:show-details="true"/>
                <table:data-pilot-member table:name="99,26" table:display="true" table:show-details="true"/>
                <table:data-pilot-member table:name="99,38" table:display="true" table:show-details="true"/>
                <table:data-pilot-member table:name="99,4" table:display="true" table:show-details="true"/>
                <table:data-pilot-member table:name="99,5" table:display="true" table:show-details="true"/>
                <table:data-pilot-member table:name="99,57" table:display="true" table:show-details="true"/>
                <table:data-pilot-member table:name="99,6" table:display="true" table:show-details="true"/>
                <table:data-pilot-member table:name="99,9" table:display="true" table:show-details="true"/>
                <table:data-pilot-member table:name="100,18" table:display="true" table:show-details="true"/>
                <table:data-pilot-member table:name="100,22" table:display="true" table:show-details="true"/>
                <table:data-pilot-member table:name="100,26" table:display="true" table:show-details="true"/>
                <table:data-pilot-member table:name="100,35" table:display="true" table:show-details="true"/>
                <table:data-pilot-member table:name="100,54" table:display="true" table:show-details="true"/>
                <table:data-pilot-member table:name="100,8" table:display="true" table:show-details="true"/>
                <table:data-pilot-member table:name="100,89" table:display="true" table:show-details="true"/>
                <table:data-pilot-member table:name="101,5" table:display="true" table:show-details="true"/>
                <table:data-pilot-member table:name="101,74" table:display="true" table:show-details="true"/>
                <table:data-pilot-member table:name="101,87" table:display="true" table:show-details="true"/>
                <table:data-pilot-member table:name="102,09" table:display="true" table:show-details="true"/>
                <table:data-pilot-member table:name="102,22" table:display="true" table:show-details="true"/>
                <table:data-pilot-member table:name="102,46" table:display="true" table:show-details="true"/>
                <table:data-pilot-member table:name="102,49" table:display="true" table:show-details="true"/>
                <table:data-pilot-member table:name="102,79" table:display="true" table:show-details="true"/>
                <table:data-pilot-member table:name="103,4" table:display="true" table:show-details="true"/>
                <table:data-pilot-member table:name="103,5" table:display="true" table:show-details="true"/>
                <table:data-pilot-member table:name="103,6" table:display="true" table:show-details="true"/>
                <table:data-pilot-member table:name="103,76" table:display="true" table:show-details="true"/>
                <table:data-pilot-member table:name="103,88" table:display="true" table:show-details="true"/>
                <table:data-pilot-member table:name="104" table:display="true" table:show-details="true"/>
                <table:data-pilot-member table:name="104,2" table:display="true" table:show-details="true"/>
                <table:data-pilot-member table:name="104,39" table:display="true" table:show-details="true"/>
                <table:data-pilot-member table:name="104,4" table:display="true" table:show-details="true"/>
                <table:data-pilot-member table:name="104,5" table:display="true" table:show-details="true"/>
                <table:data-pilot-member table:name="104,64" table:display="true" table:show-details="true"/>
                <table:data-pilot-member table:name="104,96" table:display="true" table:show-details="true"/>
                <table:data-pilot-member table:name="105" table:display="true" table:show-details="true"/>
                <table:data-pilot-member table:name="105,04" table:display="true" table:show-details="true"/>
                <table:data-pilot-member table:name="105,63" table:display="true" table:show-details="true"/>
                <table:data-pilot-member table:name="105,69" table:display="true" table:show-details="true"/>
                <table:data-pilot-member table:name="105,7" table:display="true" table:show-details="true"/>
                <table:data-pilot-member table:name="105,8" table:display="true" table:show-details="true"/>
                <table:data-pilot-member table:name="106,03" table:display="true" table:show-details="true"/>
                <table:data-pilot-member table:name="106,08" table:display="true" table:show-details="true"/>
                <table:data-pilot-member table:name="106,11" table:display="true" table:show-details="true"/>
                <table:data-pilot-member table:name="106,25" table:display="true" table:show-details="true"/>
                <table:data-pilot-member table:name="106,35" table:display="true" table:show-details="true"/>
                <table:data-pilot-member table:name="106,38" table:display="true" table:show-details="true"/>
                <table:data-pilot-member table:name="106,49" table:display="true" table:show-details="true"/>
                <table:data-pilot-member table:name="106,53" table:display="true" table:show-details="true"/>
                <table:data-pilot-member table:name="106,7" table:display="true" table:show-details="true"/>
                <table:data-pilot-member table:name="106,84" table:display="true" table:show-details="true"/>
                <table:data-pilot-member table:name="106,91" table:display="true" table:show-details="true"/>
                <table:data-pilot-member table:name="106,96" table:display="true" table:show-details="true"/>
                <table:data-pilot-member table:name="106,97" table:display="true" table:show-details="true"/>
                <table:data-pilot-member table:name="106,98" table:display="true" table:show-details="true"/>
                <table:data-pilot-member table:name="107,08" table:display="true" table:show-details="true"/>
                <table:data-pilot-member table:name="107,15" table:display="true" table:show-details="true"/>
                <table:data-pilot-member table:name="107,48" table:display="true" table:show-details="true"/>
                <table:data-pilot-member table:name="107,8" table:display="true" table:show-details="true"/>
                <table:data-pilot-member table:name="108,12" table:display="true" table:show-details="true"/>
                <table:data-pilot-member table:name="108,2" table:display="true" table:show-details="true"/>
                <table:data-pilot-member table:name="108,25" table:display="true" table:show-details="true"/>
                <table:data-pilot-member table:name="108,7" table:display="true" table:show-details="true"/>
                <table:data-pilot-member table:name="109,15" table:display="true" table:show-details="true"/>
                <table:data-pilot-member table:name="109,2" table:display="true" table:show-details="true"/>
                <table:data-pilot-member table:name="109,3" table:display="true" table:show-details="true"/>
                <table:data-pilot-member table:name="109,5" table:display="true" table:show-details="true"/>
                <table:data-pilot-member table:name="109,61" table:display="true" table:show-details="true"/>
                <table:data-pilot-member table:name="109,76" table:display="true" table:show-details="true"/>
                <table:data-pilot-member table:name="109,8" table:display="true" table:show-details="true"/>
                <table:data-pilot-member table:name="109,83" table:display="true" table:show-details="true"/>
                <table:data-pilot-member table:name="109,89" table:display="true" table:show-details="true"/>
                <table:data-pilot-member table:name="110" table:display="true" table:show-details="true"/>
                <table:data-pilot-member table:name="110,16" table:display="true" table:show-details="true"/>
                <table:data-pilot-member table:name="110,2" table:display="true" table:show-details="true"/>
                <table:data-pilot-member table:name="110,94" table:display="true" table:show-details="true"/>
                <table:data-pilot-member table:name="111" table:display="true" table:show-details="true"/>
                <table:data-pilot-member table:name="111,41" table:display="true" table:show-details="true"/>
                <table:data-pilot-member table:name="111,8" table:display="true" table:show-details="true"/>
                <table:data-pilot-member table:name="112,12" table:display="true" table:show-details="true"/>
                <table:data-pilot-member table:name="112,28" table:display="true" table:show-details="true"/>
                <table:data-pilot-member table:name="112,92" table:display="true" table:show-details="true"/>
                <table:data-pilot-member table:name="113,26" table:display="true" table:show-details="true"/>
                <table:data-pilot-member table:name="113,3" table:display="true" table:show-details="true"/>
                <table:data-pilot-member table:name="113,38" table:display="true" table:show-details="true"/>
                <table:data-pilot-member table:name="113,5" table:display="true" table:show-details="true"/>
                <table:data-pilot-member table:name="113,68" table:display="true" table:show-details="true"/>
                <table:data-pilot-member table:name="114" table:display="true" table:show-details="true"/>
                <table:data-pilot-member table:name="114,02" table:display="true" table:show-details="true"/>
                <table:data-pilot-member table:name="114,08" table:display="true" table:show-details="true"/>
                <table:data-pilot-member table:name="114,12" table:display="true" table:show-details="true"/>
                <table:data-pilot-member table:name="114,2" table:display="true" table:show-details="true"/>
                <table:data-pilot-member table:name="114,7" table:display="true" table:show-details="true"/>
                <table:data-pilot-member table:name="114,87" table:display="true" table:show-details="true"/>
                <table:data-pilot-member table:name="115,12" table:display="true" table:show-details="true"/>
                <table:data-pilot-member table:name="115,32" table:display="true" table:show-details="true"/>
                <table:data-pilot-member table:name="115,49" table:display="true" table:show-details="true"/>
                <table:data-pilot-member table:name="115,5" table:display="true" table:show-details="true"/>
                <table:data-pilot-member table:name="115,59" table:display="true" table:show-details="true"/>
                <table:data-pilot-member table:name="116,21" table:display="true" table:show-details="true"/>
                <table:data-pilot-member table:name="116,27" table:display="true" table:show-details="true"/>
                <table:data-pilot-member table:name="116,29" table:display="true" table:show-details="true"/>
                <table:data-pilot-member table:name="116,46" table:display="true" table:show-details="true"/>
                <table:data-pilot-member table:name="116,6" table:display="true" table:show-details="true"/>
                <table:data-pilot-member table:name="116,89" table:display="true" table:show-details="true"/>
                <table:data-pilot-member table:name="116,95" table:display="true" table:show-details="true"/>
                <table:data-pilot-member table:name="117,39" table:display="true" table:show-details="true"/>
                <table:data-pilot-member table:name="117,4" table:display="true" table:show-details="true"/>
                <table:data-pilot-member table:name="117,53" table:display="true" table:show-details="true"/>
                <table:data-pilot-member table:name="117,82" table:display="true" table:show-details="true"/>
                <table:data-pilot-member table:name="117,9" table:display="true" table:show-details="true"/>
                <table:data-pilot-member table:name="118,01" table:display="true" table:show-details="true"/>
                <table:data-pilot-member table:name="118,11" table:display="true" table:show-details="true"/>
                <table:data-pilot-member table:name="118,2" table:display="true" table:show-details="true"/>
                <table:data-pilot-member table:name="118,24" table:display="true" table:show-details="true"/>
                <table:data-pilot-member table:name="118,48" table:display="true" table:show-details="true"/>
                <table:data-pilot-member table:name="118,68" table:display="true" table:show-details="true"/>
                <table:data-pilot-member table:name="118,9" table:display="true" table:show-details="true"/>
                <table:data-pilot-member table:name="119,3" table:display="true" table:show-details="true"/>
                <table:data-pilot-member table:name="119,4" table:display="true" table:show-details="true"/>
                <table:data-pilot-member table:name="119,41" table:display="true" table:show-details="true"/>
                <table:data-pilot-member table:name="120" table:display="true" table:show-details="true"/>
                <table:data-pilot-member table:name="120,1" table:display="true" table:show-details="true"/>
                <table:data-pilot-member table:name="120,59" table:display="true" table:show-details="true"/>
                <table:data-pilot-member table:name="121,05" table:display="true" table:show-details="true"/>
                <table:data-pilot-member table:name="121,07" table:display="true" table:show-details="true"/>
                <table:data-pilot-member table:name="121,13" table:display="true" table:show-details="true"/>
                <table:data-pilot-member table:name="121,21" table:display="true" table:show-details="true"/>
                <table:data-pilot-member table:name="121,28" table:display="true" table:show-details="true"/>
                <table:data-pilot-member table:name="121,3" table:display="true" table:show-details="true"/>
                <table:data-pilot-member table:name="121,4" table:display="true" table:show-details="true"/>
                <table:data-pilot-member table:name="122,2" table:display="true" table:show-details="true"/>
                <table:data-pilot-member table:name="122,28" table:display="true" table:show-details="true"/>
                <table:data-pilot-member table:name="122,38" table:display="true" table:show-details="true"/>
                <table:data-pilot-member table:name="122,44" table:display="true" table:show-details="true"/>
                <table:data-pilot-member table:name="123,2" table:display="true" table:show-details="true"/>
                <table:data-pilot-member table:name="123,51" table:display="true" table:show-details="true"/>
                <table:data-pilot-member table:name="123,61" table:display="true" table:show-details="true"/>
                <table:data-pilot-member table:name="123,99" table:display="true" table:show-details="true"/>
                <table:data-pilot-member table:name="124,13" table:display="true" table:show-details="true"/>
                <table:data-pilot-member table:name="124,17" table:display="true" table:show-details="true"/>
                <table:data-pilot-member table:name="124,2" table:display="true" table:show-details="true"/>
                <table:data-pilot-member table:name="124,5" table:display="true" table:show-details="true"/>
                <table:data-pilot-member table:name="124,66" table:display="true" table:show-details="true"/>
                <table:data-pilot-member table:name="124,76" table:display="true" table:show-details="true"/>
                <table:data-pilot-member table:name="124,78" table:display="true" table:show-details="true"/>
                <table:data-pilot-member table:name="124,94" table:display="true" table:show-details="true"/>
                <table:data-pilot-member table:name="125,12" table:display="true" table:show-details="true"/>
                <table:data-pilot-member table:name="125,46" table:display="true" table:show-details="true"/>
                <table:data-pilot-member table:name="125,5" table:display="true" table:show-details="true"/>
                <table:data-pilot-member table:name="125,6" table:display="true" table:show-details="true"/>
                <table:data-pilot-member table:name="125,63" table:display="true" table:show-details="true"/>
                <table:data-pilot-member table:name="125,69" table:display="true" table:show-details="true"/>
                <table:data-pilot-member table:name="125,93" table:display="true" table:show-details="true"/>
                <table:data-pilot-member table:name="126,13" table:display="true" table:show-details="true"/>
                <table:data-pilot-member table:name="126,15" table:display="true" table:show-details="true"/>
                <table:data-pilot-member table:name="126,3" table:display="true" table:show-details="true"/>
                <table:data-pilot-member table:name="126,4" table:display="true" table:show-details="true"/>
                <table:data-pilot-member table:name="126,51" table:display="true" table:show-details="true"/>
                <table:data-pilot-member table:name="126,68" table:display="true" table:show-details="true"/>
                <table:data-pilot-member table:name="126,8" table:display="true" table:show-details="true"/>
                <table:data-pilot-member table:name="126,91" table:display="true" table:show-details="true"/>
                <table:data-pilot-member table:name="127,08" table:display="true" table:show-details="true"/>
                <table:data-pilot-member table:name="127,21" table:display="true" table:show-details="true"/>
                <table:data-pilot-member table:name="127,38" table:display="true" table:show-details="true"/>
                <table:data-pilot-member table:name="127,4" table:display="true" table:show-details="true"/>
                <table:data-pilot-member table:name="127,57" table:display="true" table:show-details="true"/>
                <table:data-pilot-member table:name="128" table:display="true" table:show-details="true"/>
                <table:data-pilot-member table:name="128,47" table:display="true" table:show-details="true"/>
                <table:data-pilot-member table:name="128,79" table:display="true" table:show-details="true"/>
                <table:data-pilot-member table:name="129,35" table:display="true" table:show-details="true"/>
                <table:data-pilot-member table:name="129,48" table:display="true" table:show-details="true"/>
                <table:data-pilot-member table:name="129,52" table:display="true" table:show-details="true"/>
                <table:data-pilot-member table:name="129,69" table:display="true" table:show-details="true"/>
                <table:data-pilot-member table:name="130,2" table:display="true" table:show-details="true"/>
                <table:data-pilot-member table:name="130,56" table:display="true" table:show-details="true"/>
                <table:data-pilot-member table:name="131,49" table:display="true" table:show-details="true"/>
                <table:data-pilot-member table:name="131,6" table:display="true" table:show-details="true"/>
                <table:data-pilot-member table:name="131,68" table:display="true" table:show-details="true"/>
                <table:data-pilot-member table:name="132,4" table:display="true" table:show-details="true"/>
                <table:data-pilot-member table:name="132,43" table:display="true" table:show-details="true"/>
                <table:data-pilot-member table:name="132,63" table:display="true" table:show-details="true"/>
                <table:data-pilot-member table:name="132,69" table:display="true" table:show-details="true"/>
                <table:data-pilot-member table:name="132,83" table:display="true" table:show-details="true"/>
                <table:data-pilot-member table:name="132,85" table:display="true" table:show-details="true"/>
                <table:data-pilot-member table:name="132,86" table:display="true" table:show-details="true"/>
                <table:data-pilot-member table:name="133,13" table:display="true" table:show-details="true"/>
                <table:data-pilot-member table:name="133,33" table:display="true" table:show-details="true"/>
                <table:data-pilot-member table:name="133,4" table:display="true" table:show-details="true"/>
                <table:data-pilot-member table:name="134" table:display="true" table:show-details="true"/>
                <table:data-pilot-member table:name="134,08" table:display="true" table:show-details="true"/>
                <table:data-pilot-member table:name="134,53" table:display="true" table:show-details="true"/>
                <table:data-pilot-member table:name="134,6" table:display="true" table:show-details="true"/>
                <table:data-pilot-member table:name="135,21" table:display="true" table:show-details="true"/>
                <table:data-pilot-member table:name="135,27" table:display="true" table:show-details="true"/>
                <table:data-pilot-member table:name="135,44" table:display="true" table:show-details="true"/>
                <table:data-pilot-member table:name="135,56" table:display="true" table:show-details="true"/>
                <table:data-pilot-member table:name="135,71" table:display="true" table:show-details="true"/>
                <table:data-pilot-member table:name="135,9" table:display="true" table:show-details="true"/>
                <table:data-pilot-member table:name="135,95" table:display="true" table:show-details="true"/>
                <table:data-pilot-member table:name="136" table:display="true" table:show-details="true"/>
                <table:data-pilot-member table:name="136,22" table:display="true" table:show-details="true"/>
                <table:data-pilot-member table:name="137,05" table:display="true" table:show-details="true"/>
                <table:data-pilot-member table:name="137,5" table:display="true" table:show-details="true"/>
                <table:data-pilot-member table:name="137,81" table:display="true" table:show-details="true"/>
                <table:data-pilot-member table:name="138" table:display="true" table:show-details="true"/>
                <table:data-pilot-member table:name="138,3" table:display="true" table:show-details="true"/>
                <table:data-pilot-member table:name="138,53" table:display="true" table:show-details="true"/>
                <table:data-pilot-member table:name="138,92" table:display="true" table:show-details="true"/>
                <table:data-pilot-member table:name="138,95" table:display="true" table:show-details="true"/>
                <table:data-pilot-member table:name="139,05" table:display="true" table:show-details="true"/>
                <table:data-pilot-member table:name="139,2" table:display="true" table:show-details="true"/>
                <table:data-pilot-member table:name="139,32" table:display="true" table:show-details="true"/>
                <table:data-pilot-member table:name="139,6" table:display="true" table:show-details="true"/>
                <table:data-pilot-member table:name="139,92" table:display="true" table:show-details="true"/>
                <table:data-pilot-member table:name="140,1" table:display="true" table:show-details="true"/>
                <table:data-pilot-member table:name="140,14" table:display="true" table:show-details="true"/>
                <table:data-pilot-member table:name="140,79" table:display="true" table:show-details="true"/>
                <table:data-pilot-member table:name="141,08" table:display="true" table:show-details="true"/>
                <table:data-pilot-member table:name="141,3" table:display="true" table:show-details="true"/>
                <table:data-pilot-member table:name="141,42" table:display="true" table:show-details="true"/>
                <table:data-pilot-member table:name="141,46" table:display="true" table:show-details="true"/>
                <table:data-pilot-member table:name="141,7" table:display="true" table:show-details="true"/>
                <table:data-pilot-member table:name="142,4" table:display="true" table:show-details="true"/>
                <table:data-pilot-member table:name="142,96" table:display="true" table:show-details="true"/>
                <table:data-pilot-member table:name="143,28" table:display="true" table:show-details="true"/>
                <table:data-pilot-member table:name="143,97" table:display="true" table:show-details="true"/>
                <table:data-pilot-member table:name="144,32" table:display="true" table:show-details="true"/>
                <table:data-pilot-member table:name="144,7" table:display="true" table:show-details="true"/>
                <table:data-pilot-member table:name="144,74" table:display="true" table:show-details="true"/>
                <table:data-pilot-member table:name="144,8" table:display="true" table:show-details="true"/>
                <table:data-pilot-member table:name="145,01" table:display="true" table:show-details="true"/>
                <table:data-pilot-member table:name="145,85" table:display="true" table:show-details="true"/>
                <table:data-pilot-member table:name="145,94" table:display="true" table:show-details="true"/>
                <table:data-pilot-member table:name="146,2" table:display="true" table:show-details="true"/>
                <table:data-pilot-member table:name="146,51" table:display="true" table:show-details="true"/>
                <table:data-pilot-member table:name="146,6" table:display="true" table:show-details="true"/>
                <table:data-pilot-member table:name="146,63" table:display="true" table:show-details="true"/>
                <table:data-pilot-member table:name="146,68" table:display="true" table:show-details="true"/>
                <table:data-pilot-member table:name="147,11" table:display="true" table:show-details="true"/>
                <table:data-pilot-member table:name="147,21" table:display="true" table:show-details="true"/>
                <table:data-pilot-member table:name="147,36" table:display="true" table:show-details="true"/>
                <table:data-pilot-member table:name="147,5" table:display="true" table:show-details="true"/>
                <table:data-pilot-member table:name="147,61" table:display="true" table:show-details="true"/>
                <table:data-pilot-member table:name="147,71" table:display="true" table:show-details="true"/>
                <table:data-pilot-member table:name="147,98" table:display="true" table:show-details="true"/>
                <table:data-pilot-member table:name="148,86" table:display="true" table:show-details="true"/>
                <table:data-pilot-member table:name="149,56" table:display="true" table:show-details="true"/>
                <table:data-pilot-member table:name="149,58" table:display="true" table:show-details="true"/>
                <table:data-pilot-member table:name="149,66" table:display="true" table:show-details="true"/>
                <table:data-pilot-member table:name="149,69" table:display="true" table:show-details="true"/>
                <table:data-pilot-member table:name="149,84" table:display="true" table:show-details="true"/>
                <table:data-pilot-member table:name="149,92" table:display="true" table:show-details="true"/>
                <table:data-pilot-member table:name="150" table:display="true" table:show-details="true"/>
                <table:data-pilot-member table:name="150,38" table:display="true" table:show-details="true"/>
                <table:data-pilot-member table:name="150,92" table:display="true" table:show-details="true"/>
                <table:data-pilot-member table:name="151,08" table:display="true" table:show-details="true"/>
                <table:data-pilot-member table:name="151,5" table:display="true" table:show-details="true"/>
                <table:data-pilot-member table:name="151,51" table:display="true" table:show-details="true"/>
                <table:data-pilot-member table:name="151,73" table:display="true" table:show-details="true"/>
                <table:data-pilot-member table:name="152" table:display="true" table:show-details="true"/>
                <table:data-pilot-member table:name="152,09" table:display="true" table:show-details="true"/>
                <table:data-pilot-member table:name="152,1" table:display="true" table:show-details="true"/>
                <table:data-pilot-member table:name="152,26" table:display="true" table:show-details="true"/>
                <table:data-pilot-member table:name="152,3" table:display="true" table:show-details="true"/>
                <table:data-pilot-member table:name="153,21" table:display="true" table:show-details="true"/>
                <table:data-pilot-member table:name="153,56" table:display="true" table:show-details="true"/>
                <table:data-pilot-member table:name="153,7" table:display="true" table:show-details="true"/>
                <table:data-pilot-member table:name="154,74" table:display="true" table:show-details="true"/>
                <table:data-pilot-member table:name="155,9" table:display="true" table:show-details="true"/>
                <table:data-pilot-member table:name="156" table:display="true" table:show-details="true"/>
                <table:data-pilot-member table:name="156,15" table:display="true" table:show-details="true"/>
                <table:data-pilot-member table:name="156,51" table:display="true" table:show-details="true"/>
                <table:data-pilot-member table:name="156,87" table:display="true" table:show-details="true"/>
                <table:data-pilot-member table:name="157" table:display="true" table:show-details="true"/>
                <table:data-pilot-member table:name="157,24" table:display="true" table:show-details="true"/>
                <table:data-pilot-member table:name="157,31" table:display="true" table:show-details="true"/>
                <table:data-pilot-member table:name="157,32" table:display="true" table:show-details="true"/>
                <table:data-pilot-member table:name="157,53" table:display="true" table:show-details="true"/>
                <table:data-pilot-member table:name="158" table:display="true" table:show-details="true"/>
                <table:data-pilot-member table:name="158,05" table:display="true" table:show-details="true"/>
                <table:data-pilot-member table:name="158,2" table:display="true" table:show-details="true"/>
                <table:data-pilot-member table:name="158,74" table:display="true" table:show-details="true"/>
                <table:data-pilot-member table:name="158,81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0,48" table:display="true" table:show-details="true"/>
                <table:data-pilot-member table:name="160,6" table:display="true" table:show-details="true"/>
                <table:data-pilot-member table:name="160,87" table:display="true" table:show-details="true"/>
                <table:data-pilot-member table:name="161,56" table:display="true" table:show-details="true"/>
                <table:data-pilot-member table:name="161,7" table:display="true" table:show-details="true"/>
                <table:data-pilot-member table:name="161,72" table:display="true" table:show-details="true"/>
                <table:data-pilot-member table:name="162" table:display="true" table:show-details="true"/>
                <table:data-pilot-member table:name="162,1" table:display="true" table:show-details="true"/>
                <table:data-pilot-member table:name="162,55" table:display="true" table:show-details="true"/>
                <table:data-pilot-member table:name="162,57" table:display="true" table:show-details="true"/>
                <table:data-pilot-member table:name="162,76" table:display="true" table:show-details="true"/>
                <table:data-pilot-member table:name="162,98" table:display="true" table:show-details="true"/>
                <table:data-pilot-member table:name="162,99" table:display="true" table:show-details="true"/>
                <table:data-pilot-member table:name="163,36" table:display="true" table:show-details="true"/>
                <table:data-pilot-member table:name="163,67" table:display="true" table:show-details="true"/>
                <table:data-pilot-member table:name="165,01" table:display="true" table:show-details="true"/>
                <table:data-pilot-member table:name="165,05" table:display="true" table:show-details="true"/>
                <table:data-pilot-member table:name="165,06" table:display="true" table:show-details="true"/>
                <table:data-pilot-member table:name="165,67" table:display="true" table:show-details="true"/>
                <table:data-pilot-member table:name="165,95" table:display="true" table:show-details="true"/>
                <table:data-pilot-member table:name="166,6" table:display="true" table:show-details="true"/>
                <table:data-pilot-member table:name="166,7" table:display="true" table:show-details="true"/>
                <table:data-pilot-member table:name="166,89" table:display="true" table:show-details="true"/>
                <table:data-pilot-member table:name="167,1" table:display="true" table:show-details="true"/>
                <table:data-pilot-member table:name="167,28" table:display="true" table:show-details="true"/>
                <table:data-pilot-member table:name="167,91" table:display="true" table:show-details="true"/>
                <table:data-pilot-member table:name="167,99" table:display="true" table:show-details="true"/>
                <table:data-pilot-member table:name="168,16" table:display="true" table:show-details="true"/>
                <table:data-pilot-member table:name="169,41" table:display="true" table:show-details="true"/>
                <table:data-pilot-member table:name="169,82" table:display="true" table:show-details="true"/>
                <table:data-pilot-member table:name="170,04" table:display="true" table:show-details="true"/>
                <table:data-pilot-member table:name="170,9" table:display="true" table:show-details="true"/>
                <table:data-pilot-member table:name="171,6" table:display="true" table:show-details="true"/>
                <table:data-pilot-member table:name="172,4" table:display="true" table:show-details="true"/>
                <table:data-pilot-member table:name="172,99" table:display="true" table:show-details="true"/>
                <table:data-pilot-member table:name="173,32" table:display="true" table:show-details="true"/>
                <table:data-pilot-member table:name="174,07" table:display="true" table:show-details="true"/>
                <table:data-pilot-member table:name="174,15" table:display="true" table:show-details="true"/>
                <table:data-pilot-member table:name="174,72" table:display="true" table:show-details="true"/>
                <table:data-pilot-member table:name="175,7" table:display="true" table:show-details="true"/>
                <table:data-pilot-member table:name="176,3" table:display="true" table:show-details="true"/>
                <table:data-pilot-member table:name="176,41" table:display="true" table:show-details="true"/>
                <table:data-pilot-member table:name="177,04" table:display="true" table:show-details="true"/>
                <table:data-pilot-member table:name="177,13" table:display="true" table:show-details="true"/>
                <table:data-pilot-member table:name="177,61" table:display="true" table:show-details="true"/>
                <table:data-pilot-member table:name="177,8" table:display="true" table:show-details="true"/>
                <table:data-pilot-member table:name="178,48" table:display="true" table:show-details="true"/>
                <table:data-pilot-member table:name="179,4" table:display="true" table:show-details="true"/>
                <table:data-pilot-member table:name="179,79" table:display="true" table:show-details="true"/>
                <table:data-pilot-member table:name="179,86" table:display="true" table:show-details="true"/>
                <table:data-pilot-member table:name="181,1" table:display="true" table:show-details="true"/>
                <table:data-pilot-member table:name="182,04" table:display="true" table:show-details="true"/>
                <table:data-pilot-member table:name="182,15" table:display="true" table:show-details="true"/>
                <table:data-pilot-member table:name="182,48" table:display="true" table:show-details="true"/>
                <table:data-pilot-member table:name="182,59" table:display="true" table:show-details="true"/>
                <table:data-pilot-member table:name="183,08" table:display="true" table:show-details="true"/>
                <table:data-pilot-member table:name="183,18" table:display="true" table:show-details="true"/>
                <table:data-pilot-member table:name="183,91" table:display="true" table:show-details="true"/>
                <table:data-pilot-member table:name="184,07" table:display="true" table:show-details="true"/>
                <table:data-pilot-member table:name="184,71" table:display="true" table:show-details="true"/>
                <table:data-pilot-member table:name="185,71" table:display="true" table:show-details="true"/>
                <table:data-pilot-member table:name="185,92" table:display="true" table:show-details="true"/>
                <table:data-pilot-member table:name="186,2" table:display="true" table:show-details="true"/>
                <table:data-pilot-member table:name="187,8" table:display="true" table:show-details="true"/>
                <table:data-pilot-member table:name="187,85" table:display="true" table:show-details="true"/>
                <table:data-pilot-member table:name="188,47" table:display="true" table:show-details="true"/>
                <table:data-pilot-member table:name="188,7" table:display="true" table:show-details="true"/>
                <table:data-pilot-member table:name="188,9" table:display="true" table:show-details="true"/>
                <table:data-pilot-member table:name="189,64" table:display="true" table:show-details="true"/>
                <table:data-pilot-member table:name="189,86" table:display="true" table:show-details="true"/>
                <table:data-pilot-member table:name="189,95" table:display="true" table:show-details="true"/>
                <table:data-pilot-member table:name="190,2" table:display="true" table:show-details="true"/>
                <table:data-pilot-member table:name="190,8" table:display="true" table:show-details="true"/>
                <table:data-pilot-member table:name="190,95" table:display="true" table:show-details="true"/>
                <table:data-pilot-member table:name="192,11" table:display="true" table:show-details="true"/>
                <table:data-pilot-member table:name="193,55" table:display="true" table:show-details="true"/>
                <table:data-pilot-member table:name="193,8" table:display="true" table:show-details="true"/>
                <table:data-pilot-member table:name="194,92" table:display="true" table:show-details="true"/>
                <table:data-pilot-member table:name="195,2" table:display="true" table:show-details="true"/>
                <table:data-pilot-member table:name="195,66" table:display="true" table:show-details="true"/>
                <table:data-pilot-member table:name="195,7" table:display="true" table:show-details="true"/>
                <table:data-pilot-member table:name="197,67" table:display="true" table:show-details="true"/>
                <table:data-pilot-member table:name="197,77" table:display="true" table:show-details="true"/>
                <table:data-pilot-member table:name="198,28" table:display="true" table:show-details="true"/>
                <table:data-pilot-member table:name="198,5" table:display="true" table:show-details="true"/>
                <table:data-pilot-member table:name="199,16" table:display="true" table:show-details="true"/>
                <table:data-pilot-member table:name="199,44" table:display="true" table:show-details="true"/>
                <table:data-pilot-member table:name="200,7" table:display="true" table:show-details="true"/>
                <table:data-pilot-member table:name="200,98" table:display="true" table:show-details="true"/>
                <table:data-pilot-member table:name="201,13" table:display="true" table:show-details="true"/>
                <table:data-pilot-member table:name="202,67" table:display="true" table:show-details="true"/>
                <table:data-pilot-member table:name="205,27" table:display="true" table:show-details="true"/>
                <table:data-pilot-member table:name="205,29" table:display="true" table:show-details="true"/>
                <table:data-pilot-member table:name="205,72" table:display="true" table:show-details="true"/>
                <table:data-pilot-member table:name="206,61" table:display="true" table:show-details="true"/>
                <table:data-pilot-member table:name="207,98" table:display="true" table:show-details="true"/>
                <table:data-pilot-member table:name="208,5" table:display="true" table:show-details="true"/>
                <table:data-pilot-member table:name="208,61" table:display="true" table:show-details="true"/>
                <table:data-pilot-member table:name="209,15" table:display="true" table:show-details="true"/>
                <table:data-pilot-member table:name="209,32" table:display="true" table:show-details="true"/>
                <table:data-pilot-member table:name="209,4" table:display="true" table:show-details="true"/>
                <table:data-pilot-member table:name="209,7" table:display="true" table:show-details="true"/>
                <table:data-pilot-member table:name="209,96" table:display="true" table:show-details="true"/>
                <table:data-pilot-member table:name="210,2" table:display="true" table:show-details="true"/>
                <table:data-pilot-member table:name="211,6" table:display="true" table:show-details="true"/>
                <table:data-pilot-member table:name="211,99" table:display="true" table:show-details="true"/>
                <table:data-pilot-member table:name="212,29" table:display="true" table:show-details="true"/>
                <table:data-pilot-member table:name="213,09" table:display="true" table:show-details="true"/>
                <table:data-pilot-member table:name="213,35" table:display="true" table:show-details="true"/>
                <table:data-pilot-member table:name="213,4" table:display="true" table:show-details="true"/>
                <table:data-pilot-member table:name="213,89" table:display="true" table:show-details="true"/>
                <table:data-pilot-member table:name="214,49" table:display="true" table:show-details="true"/>
                <table:data-pilot-member table:name="214,9" table:display="true" table:show-details="true"/>
                <table:data-pilot-member table:name="214,91" table:display="true" table:show-details="true"/>
                <table:data-pilot-member table:name="215,5" table:display="true" table:show-details="true"/>
                <table:data-pilot-member table:name="215,67" table:display="true" table:show-details="true"/>
                <table:data-pilot-member table:name="216,49" table:display="true" table:show-details="true"/>
                <table:data-pilot-member table:name="220,17" table:display="true" table:show-details="true"/>
                <table:data-pilot-member table:name="220,63" table:display="true" table:show-details="true"/>
                <table:data-pilot-member table:name="221" table:display="true" table:show-details="true"/>
                <table:data-pilot-member table:name="221,11" table:display="true" table:show-details="true"/>
                <table:data-pilot-member table:name="222,02" table:display="true" table:show-details="true"/>
                <table:data-pilot-member table:name="223,79" table:display="true" table:show-details="true"/>
                <table:data-pilot-member table:name="224,21" table:display="true" table:show-details="true"/>
                <table:data-pilot-member table:name="224,79" table:display="true" table:show-details="true"/>
                <table:data-pilot-member table:name="228,26" table:display="true" table:show-details="true"/>
                <table:data-pilot-member table:name="228,42" table:display="true" table:show-details="true"/>
                <table:data-pilot-member table:name="228,47" table:display="true" table:show-details="true"/>
                <table:data-pilot-member table:name="228,98" table:display="true" table:show-details="true"/>
                <table:data-pilot-member table:name="229,51" table:display="true" table:show-details="true"/>
                <table:data-pilot-member table:name="230,64" table:display="true" table:show-details="true"/>
                <table:data-pilot-member table:name="230,8" table:display="true" table:show-details="true"/>
                <table:data-pilot-member table:name="232,87" table:display="true" table:show-details="true"/>
                <table:data-pilot-member table:name="233,97" table:display="true" table:show-details="true"/>
                <table:data-pilot-member table:name="235,08" table:display="true" table:show-details="true"/>
                <table:data-pilot-member table:name="235,34" table:display="true" table:show-details="true"/>
                <table:data-pilot-member table:name="236,02" table:display="true" table:show-details="true"/>
                <table:data-pilot-member table:name="236,12" table:display="true" table:show-details="true"/>
                <table:data-pilot-member table:name="237,02" table:display="true" table:show-details="true"/>
                <table:data-pilot-member table:name="239,11" table:display="true" table:show-details="true"/>
                <table:data-pilot-member table:name="239,74" table:display="true" table:show-details="true"/>
                <table:data-pilot-member table:name="240,53" table:display="true" table:show-details="true"/>
                <table:data-pilot-member table:name="241,08" table:display="true" table:show-details="true"/>
                <table:data-pilot-member table:name="243,35" table:display="true" table:show-details="true"/>
                <table:data-pilot-member table:name="244,35" table:display="true" table:show-details="true"/>
                <table:data-pilot-member table:name="245,77" table:display="true" table:show-details="true"/>
                <table:data-pilot-member table:name="246,5" table:display="true" table:show-details="true"/>
                <table:data-pilot-member table:name="246,72" table:display="true" table:show-details="true"/>
                <table:data-pilot-member table:name="250,53" table:display="true" table:show-details="true"/>
                <table:data-pilot-member table:name="254,84" table:display="true" table:show-details="true"/>
                <table:data-pilot-member table:name="255,25" table:display="true" table:show-details="true"/>
                <table:data-pilot-member table:name="260,71" table:display="true" table:show-details="true"/>
                <table:data-pilot-member table:name="261,88" table:display="true" table:show-details="true"/>
                <table:data-pilot-member table:name="268,32" table:display="true" table:show-details="true"/>
                <table:data-pilot-member table:name="271,15" table:display="true" table:show-details="true"/>
                <table:data-pilot-member table:name="273,7" table:display="true" table:show-details="true"/>
                <table:data-pilot-member table:name="273,99" table:display="true" table:show-details="true"/>
                <table:data-pilot-member table:name="274,71" table:display="true" table:show-details="true"/>
                <table:data-pilot-member table:name="280,52" table:display="true" table:show-details="true"/>
                <table:data-pilot-member table:name="282,38" table:display="true" table:show-details="true"/>
                <table:data-pilot-member table:name="289" table:display="true" table:show-details="true"/>
                <table:data-pilot-member table:name="289,93" table:display="true" table:show-details="true"/>
                <table:data-pilot-member table:name="290,57" table:display="true" table:show-details="true"/>
                <table:data-pilot-member table:name="296,58" table:display="true" table:show-details="true"/>
                <table:data-pilot-member table:name="297,62" table:display="true" table:show-details="true"/>
                <table:data-pilot-member table:name="298,82" table:display="true" table:show-details="true"/>
                <table:data-pilot-member table:name="309,46" table:display="true" table:show-details="true"/>
                <table:data-pilot-member table:name="309,88" table:display="true" table:show-details="true"/>
                <table:data-pilot-member table:name="316,7" table:display="true" table:show-details="true"/>
                <table:data-pilot-member table:name="323,08" table:display="true" table:show-details="true"/>
                <table:data-pilot-member table:name="326,81" table:display="true" table:show-details="true"/>
                <table:data-pilot-member table:name="328,16" table:display="true" table:show-details="true"/>
                <table:data-pilot-member table:name="344,99" table:display="true" table:show-details="true"/>
                <table:data-pilot-member table:name="345" table:display="true" table:show-details="true"/>
                <table:data-pilot-member table:name="351,97" table:display="true" table:show-details="true"/>
                <table:data-pilot-member table:name="352,11" table:display="true" table:show-details="true"/>
                <table:data-pilot-member table:name="376,7" table:display="true" table:show-details="true"/>
                <table:data-pilot-member table:name="380,42" table:display="true" table:show-details="true"/>
                <table:data-pilot-member table:name="383,13" table:display="true" table:show-details="true"/>
                <table:data-pilot-member table:name="385,58" table:display="true" table:show-details="true"/>
                <table:data-pilot-member table:name="389,6" table:display="true" table:show-details="true"/>
                <table:data-pilot-member table:name="390,63" table:display="true" table:show-details="true"/>
                <table:data-pilot-member table:name="393,84" table:display="true" table:show-details="true"/>
                <table:data-pilot-member table:name="415,79" table:display="true" table:show-details="true"/>
                <table:data-pilot-member table:name="419,08" table:display="true" table:show-details="true"/>
                <table:data-pilot-member table:name="423,78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25,83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Sheet1_1_1'.A3:'Table dynamique_Table dynamique_Sheet1_1_1'.D11" table:buttons="'Table dynamique_Table dynamique_Sheet1_1_1'.A4 'Table dynamique_Table dynamique_Sheet1_1_1'.B3" table:show-filter-button="false" table:drill-down-on-double-click="false">
          <table:database-source-query table:database-name="Graphique_Librairie" table:query-name="Graphique 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max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7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4" table:display="true" table:show-details="true"/>
                <table:data-pilot-member table:name="4,41" table:display="true" table:show-details="true"/>
                <table:data-pilot-member table:name="4,42" table:display="true" table:show-details="true"/>
                <table:data-pilot-member table:name="4,43" table:display="true" table:show-details="true"/>
                <table:data-pilot-member table:name="4,46" table:display="true" table:show-details="true"/>
                <table:data-pilot-member table:name="4,5" table:display="true" table:show-details="true"/>
                <table:data-pilot-member table:name="4,69" table:display="true" table:show-details="true"/>
                <table:data-pilot-member table:name="4,7" table:display="true" table:show-details="true"/>
                <table:data-pilot-member table:name="4,73" table:display="true" table:show-details="true"/>
                <table:data-pilot-member table:name="4,74" table:display="true" table:show-details="true"/>
                <table:data-pilot-member table:name="4,8" table:display="true" table:show-details="true"/>
                <table:data-pilot-member table:name="4,86" table:display="true" table:show-details="true"/>
                <table:data-pilot-member table:name="4,9" table:display="true" table:show-details="true"/>
                <table:data-pilot-member table:name="4,97" table:display="true" table:show-details="true"/>
                <table:data-pilot-member table:name="4,99" table:display="true" table:show-details="true"/>
                <table:data-pilot-member table:name="5" table:display="true" table:show-details="true"/>
                <table:data-pilot-member table:name="5,04" table:display="true" table:show-details="true"/>
                <table:data-pilot-member table:name="5,06" table:display="true" table:show-details="true"/>
                <table:data-pilot-member table:name="5,07" table:display="true" table:show-details="true"/>
                <table:data-pilot-member table:name="5,08" table:display="true" table:show-details="true"/>
                <table:data-pilot-member table:name="5,14" table:display="true" table:show-details="true"/>
                <table:data-pilot-member table:name="5,17" table:display="true" table:show-details="true"/>
                <table:data-pilot-member table:name="5,19" table:display="true" table:show-details="true"/>
                <table:data-pilot-member table:name="5,2" table:display="true" table:show-details="true"/>
                <table:data-pilot-member table:name="5,22" table:display="true" table:show-details="true"/>
                <table:data-pilot-member table:name="5,26" table:display="true" table:show-details="true"/>
                <table:data-pilot-member table:name="5,3" table:display="true" table:show-details="true"/>
                <table:data-pilot-member table:name="5,46" table:display="true" table:show-details="true"/>
                <table:data-pilot-member table:name="5,47" table:display="true" table:show-details="true"/>
                <table:data-pilot-member table:name="5,48" table:display="true" table:show-details="true"/>
                <table:data-pilot-member table:name="5,58" table:display="true" table:show-details="true"/>
                <table:data-pilot-member table:name="5,64" table:display="true" table:show-details="true"/>
                <table:data-pilot-member table:name="5,67" table:display="true" table:show-details="true"/>
                <table:data-pilot-member table:name="5,7" table:display="true" table:show-details="true"/>
                <table:data-pilot-member table:name="5,76" table:display="true" table:show-details="true"/>
                <table:data-pilot-member table:name="5,78" table:display="true" table:show-details="true"/>
                <table:data-pilot-member table:name="5,79" table:display="true" table:show-details="true"/>
                <table:data-pilot-member table:name="5,94" table:display="true" table:show-details="true"/>
                <table:data-pilot-member table:name="5,96" table:display="true" table:show-details="true"/>
                <table:data-pilot-member table:name="5,99" table:display="true" table:show-details="true"/>
                <table:data-pilot-member table:name="6" table:display="true" table:show-details="true"/>
                <table:data-pilot-member table:name="6,01" table:display="true" table:show-details="true"/>
                <table:data-pilot-member table:name="6,08" table:display="true" table:show-details="true"/>
                <table:data-pilot-member table:name="6,14" table:display="true" table:show-details="true"/>
                <table:data-pilot-member table:name="6,19" table:display="true" table:show-details="true"/>
                <table:data-pilot-member table:name="6,23" table:display="true" table:show-details="true"/>
                <table:data-pilot-member table:name="6,31" table:display="true" table:show-details="true"/>
                <table:data-pilot-member table:name="6,38" table:display="true" table:show-details="true"/>
                <table:data-pilot-member table:name="6,43" table:display="true" table:show-details="true"/>
                <table:data-pilot-member table:name="6,49" table:display="true" table:show-details="true"/>
                <table:data-pilot-member table:name="6,5" table:display="true" table:show-details="true"/>
                <table:data-pilot-member table:name="6,53" table:display="true" table:show-details="true"/>
                <table:data-pilot-member table:name="6,66" table:display="true" table:show-details="true"/>
                <table:data-pilot-member table:name="6,67" table:display="true" table:show-details="true"/>
                <table:data-pilot-member table:name="6,7" table:display="true" table:show-details="true"/>
                <table:data-pilot-member table:name="6,97" table:display="true" table:show-details="true"/>
                <table:data-pilot-member table:name="7" table:display="true" table:show-details="true"/>
                <table:data-pilot-member table:name="7,28" table:display="true" table:show-details="true"/>
                <table:data-pilot-member table:name="7,56" table:display="true" table:show-details="true"/>
                <table:data-pilot-member table:name="7,6" table:display="true" table:show-details="true"/>
                <table:data-pilot-member table:name="7,61" table:display="true" table:show-details="true"/>
                <table:data-pilot-member table:name="7,64" table:display="true" table:show-details="true"/>
                <table:data-pilot-member table:name="7,78" table:display="true" table:show-details="true"/>
                <table:data-pilot-member table:name="7,99" table:display="true" table:show-details="true"/>
                <table:data-pilot-member table:name="8" table:display="true" table:show-details="true"/>
                <table:data-pilot-member table:name="8,01" table:display="true" table:show-details="true"/>
                <table:data-pilot-member table:name="8,02" table:display="true" table:show-details="true"/>
                <table:data-pilot-member table:name="8,07" table:display="true" table:show-details="true"/>
                <table:data-pilot-member table:name="8,08" table:display="true" table:show-details="true"/>
                <table:data-pilot-member table:name="8,34" table:display="true" table:show-details="true"/>
                <table:data-pilot-member table:name="8,35" table:display="true" table:show-details="true"/>
                <table:data-pilot-member table:name="8,39" table:display="true" table:show-details="true"/>
                <table:data-pilot-member table:name="8,48" table:display="true" table:show-details="true"/>
                <table:data-pilot-member table:name="8,5" table:display="true" table:show-details="true"/>
                <table:data-pilot-member table:name="8,71" table:display="true" table:show-details="true"/>
                <table:data-pilot-member table:name="8,72" table:display="true" table:show-details="true"/>
                <table:data-pilot-member table:name="8,78" table:display="true" table:show-details="true"/>
                <table:data-pilot-member table:name="8,99" table:display="true" table:show-details="true"/>
                <table:data-pilot-member table:name="9" table:display="true" table:show-details="true"/>
                <table:data-pilot-member table:name="9,2" table:display="true" table:show-details="true"/>
                <table:data-pilot-member table:name="9,33" table:display="true" table:show-details="true"/>
                <table:data-pilot-member table:name="9,63" table:display="true" table:show-details="true"/>
                <table:data-pilot-member table:name="9,68" table:display="true" table:show-details="true"/>
                <table:data-pilot-member table:name="9,89" table:display="true" table:show-details="true"/>
                <table:data-pilot-member table:name="9,9" table:display="true" table:show-details="true"/>
                <table:data-pilot-member table:name="9,98" table:display="true" table:show-details="true"/>
                <table:data-pilot-member table:name="9,99" table:display="true" table:show-details="true"/>
                <table:data-pilot-member table:name="10" table:display="true" table:show-details="true"/>
                <table:data-pilot-member table:name="10,1" table:display="true" table:show-details="true"/>
                <table:data-pilot-member table:name="10,47" table:display="true" table:show-details="true"/>
                <table:data-pilot-member table:name="10,5" table:display="true" table:show-details="true"/>
                <table:data-pilot-member table:name="10,62" table:display="true" table:show-details="true"/>
                <table:data-pilot-member table:name="10,71" table:display="true" table:show-details="true"/>
                <table:data-pilot-member table:name="10,77" table:display="true" table:show-details="true"/>
                <table:data-pilot-member table:name="10,8" table:display="true" table:show-details="true"/>
                <table:data-pilot-member table:name="10,81" table:display="true" table:show-details="true"/>
                <table:data-pilot-member table:name="10,84" table:display="true" table:show-details="true"/>
                <table:data-pilot-member table:name="10,86" table:display="true" table:show-details="true"/>
                <table:data-pilot-member table:name="11" table:display="true" table:show-details="true"/>
                <table:data-pilot-member table:name="11,19" table:display="true" table:show-details="true"/>
                <table:data-pilot-member table:name="11,25" table:display="true" table:show-details="true"/>
                <table:data-pilot-member table:name="11,71" table:display="true" table:show-details="true"/>
                <table:data-pilot-member table:name="11,8" table:display="true" table:show-details="true"/>
                <table:data-pilot-member table:name="11,9" table:display="true" table:show-details="true"/>
                <table:data-pilot-member table:name="11,98" table:display="true" table:show-details="true"/>
                <table:data-pilot-member table:name="11,99" table:display="true" table:show-details="true"/>
                <table:data-pilot-member table:name="12" table:display="true" table:show-details="true"/>
                <table:data-pilot-member table:name="12,08" table:display="true" table:show-details="true"/>
                <table:data-pilot-member table:name="12,1" table:display="true" table:show-details="true"/>
                <table:data-pilot-member table:name="12,14" table:display="true" table:show-details="true"/>
                <table:data-pilot-member table:name="12,16" table:display="true" table:show-details="true"/>
                <table:data-pilot-member table:name="12,21" table:display="true" table:show-details="true"/>
                <table:data-pilot-member table:name="12,29" table:display="true" table:show-details="true"/>
                <table:data-pilot-member table:name="12,4" table:display="true" table:show-details="true"/>
                <table:data-pilot-member table:name="12,41" table:display="true" table:show-details="true"/>
                <table:data-pilot-member table:name="12,52" table:display="true" table:show-details="true"/>
                <table:data-pilot-member table:name="12,8" table:display="true" table:show-details="true"/>
                <table:data-pilot-member table:name="12,88" table:display="true" table:show-details="true"/>
                <table:data-pilot-member table:name="12,93" table:display="true" table:show-details="true"/>
                <table:data-pilot-member table:name="12,98" table:display="true" table:show-details="true"/>
                <table:data-pilot-member table:name="13" table:display="true" table:show-details="true"/>
                <table:data-pilot-member table:name="13,06" table:display="true" table:show-details="true"/>
                <table:data-pilot-member table:name="13,19" table:display="true" table:show-details="true"/>
                <table:data-pilot-member table:name="13,26" table:display="true" table:show-details="true"/>
                <table:data-pilot-member table:name="13,3" table:display="true" table:show-details="true"/>
                <table:data-pilot-member table:name="13,48" table:display="true" table:show-details="true"/>
                <table:data-pilot-member table:name="13,5" table:display="true" table:show-details="true"/>
                <table:data-pilot-member table:name="13,57" table:display="true" table:show-details="true"/>
                <table:data-pilot-member table:name="13,58" table:display="true" table:show-details="true"/>
                <table:data-pilot-member table:name="13,61" table:display="true" table:show-details="true"/>
                <table:data-pilot-member table:name="13,7" table:display="true" table:show-details="true"/>
                <table:data-pilot-member table:name="13,75" table:display="true" table:show-details="true"/>
                <table:data-pilot-member table:name="13,89" table:display="true" table:show-details="true"/>
                <table:data-pilot-member table:name="13,9" table:display="true" table:show-details="true"/>
                <table:data-pilot-member table:name="13,92" table:display="true" table:show-details="true"/>
                <table:data-pilot-member table:name="13,98" table:display="true" table:show-details="true"/>
                <table:data-pilot-member table:name="14" table:display="true" table:show-details="true"/>
                <table:data-pilot-member table:name="14,02" table:display="true" table:show-details="true"/>
                <table:data-pilot-member table:name="14,08" table:display="true" table:show-details="true"/>
                <table:data-pilot-member table:name="14,14" table:display="true" table:show-details="true"/>
                <table:data-pilot-member table:name="14,17" table:display="true" table:show-details="true"/>
                <table:data-pilot-member table:name="14,2" table:display="true" table:show-details="true"/>
                <table:data-pilot-member table:name="14,42" table:display="true" table:show-details="true"/>
                <table:data-pilot-member table:name="14,46" table:display="true" table:show-details="true"/>
                <table:data-pilot-member table:name="14,52" table:display="true" table:show-details="true"/>
                <table:data-pilot-member table:name="14,55" table:display="true" table:show-details="true"/>
                <table:data-pilot-member table:name="14,7" table:display="true" table:show-details="true"/>
                <table:data-pilot-member table:name="14,73" table:display="true" table:show-details="true"/>
                <table:data-pilot-member table:name="14,76" table:display="true" table:show-details="true"/>
                <table:data-pilot-member table:name="14,81" table:display="true" table:show-details="true"/>
                <table:data-pilot-member table:name="14,9" table:display="true" table:show-details="true"/>
                <table:data-pilot-member table:name="14,97" table:display="true" table:show-details="true"/>
                <table:data-pilot-member table:name="15" table:display="true" table:show-details="true"/>
                <table:data-pilot-member table:name="15,04" table:display="true" table:show-details="true"/>
                <table:data-pilot-member table:name="15,21" table:display="true" table:show-details="true"/>
                <table:data-pilot-member table:name="15,23" table:display="true" table:show-details="true"/>
                <table:data-pilot-member table:name="15,35" table:display="true" table:show-details="true"/>
                <table:data-pilot-member table:name="15,48" table:display="true" table:show-details="true"/>
                <table:data-pilot-member table:name="15,51" table:display="true" table:show-details="true"/>
                <table:data-pilot-member table:name="15,52" table:display="true" table:show-details="true"/>
                <table:data-pilot-member table:name="15,53" table:display="true" table:show-details="true"/>
                <table:data-pilot-member table:name="15,57" table:display="true" table:show-details="true"/>
                <table:data-pilot-member table:name="15,68" table:display="true" table:show-details="true"/>
                <table:data-pilot-member table:name="15,7" table:display="true" table:show-details="true"/>
                <table:data-pilot-member table:name="15,72" table:display="true" table:show-details="true"/>
                <table:data-pilot-member table:name="16" table:display="true" table:show-details="true"/>
                <table:data-pilot-member table:name="16,04" table:display="true" table:show-details="true"/>
                <table:data-pilot-member table:name="16,2" table:display="true" table:show-details="true"/>
                <table:data-pilot-member table:name="16,4" table:display="true" table:show-details="true"/>
                <table:data-pilot-member table:name="16,46" table:display="true" table:show-details="true"/>
                <table:data-pilot-member table:name="16,48" table:display="true" table:show-details="true"/>
                <table:data-pilot-member table:name="16,5" table:display="true" table:show-details="true"/>
                <table:data-pilot-member table:name="16,6" table:display="true" table:show-details="true"/>
                <table:data-pilot-member table:name="16,7" table:display="true" table:show-details="true"/>
                <table:data-pilot-member table:name="16,72" table:display="true" table:show-details="true"/>
                <table:data-pilot-member table:name="16,78" table:display="true" table:show-details="true"/>
                <table:data-pilot-member table:name="16,8" table:display="true" table:show-details="true"/>
                <table:data-pilot-member table:name="17" table:display="true" table:show-details="true"/>
                <table:data-pilot-member table:name="17,06" table:display="true" table:show-details="true"/>
                <table:data-pilot-member table:name="17,16" table:display="true" table:show-details="true"/>
                <table:data-pilot-member table:name="17,18" table:display="true" table:show-details="true"/>
                <table:data-pilot-member table:name="17,21" table:display="true" table:show-details="true"/>
                <table:data-pilot-member table:name="17,36" table:display="true" table:show-details="true"/>
                <table:data-pilot-member table:name="17,5" table:display="true" table:show-details="true"/>
                <table:data-pilot-member table:name="17,73" table:display="true" table:show-details="true"/>
                <table:data-pilot-member table:name="17,78" table:display="true" table:show-details="true"/>
                <table:data-pilot-member table:name="17,8" table:display="true" table:show-details="true"/>
                <table:data-pilot-member table:name="17,89" table:display="true" table:show-details="true"/>
                <table:data-pilot-member table:name="17,97" table:display="true" table:show-details="true"/>
                <table:data-pilot-member table:name="18" table:display="true" table:show-details="true"/>
                <table:data-pilot-member table:name="18,08" table:display="true" table:show-details="true"/>
                <table:data-pilot-member table:name="18,2" table:display="true" table:show-details="true"/>
                <table:data-pilot-member table:name="18,33" table:display="true" table:show-details="true"/>
                <table:data-pilot-member table:name="18,39" table:display="true" table:show-details="true"/>
                <table:data-pilot-member table:name="18,44" table:display="true" table:show-details="true"/>
                <table:data-pilot-member table:name="18,48" table:display="true" table:show-details="true"/>
                <table:data-pilot-member table:name="18,57" table:display="true" table:show-details="true"/>
                <table:data-pilot-member table:name="18,84" table:display="true" table:show-details="true"/>
                <table:data-pilot-member table:name="18,93" table:display="true" table:show-details="true"/>
                <table:data-pilot-member table:name="18,97" table:display="true" table:show-details="true"/>
                <table:data-pilot-member table:name="18,98" table:display="true" table:show-details="true"/>
                <table:data-pilot-member table:name="19,1" table:display="true" table:show-details="true"/>
                <table:data-pilot-member table:name="19,2" table:display="true" table:show-details="true"/>
                <table:data-pilot-member table:name="19,36" table:display="true" table:show-details="true"/>
                <table:data-pilot-member table:name="19,4" table:display="true" table:show-details="true"/>
                <table:data-pilot-member table:name="19,5" table:display="true" table:show-details="true"/>
                <table:data-pilot-member table:name="19,54" table:display="true" table:show-details="true"/>
                <table:data-pilot-member table:name="19,58" table:display="true" table:show-details="true"/>
                <table:data-pilot-member table:name="19,59" table:display="true" table:show-details="true"/>
                <table:data-pilot-member table:name="19,6" table:display="true" table:show-details="true"/>
                <table:data-pilot-member table:name="19,63" table:display="true" table:show-details="true"/>
                <table:data-pilot-member table:name="19,67" table:display="true" table:show-details="true"/>
                <table:data-pilot-member table:name="19,69" table:display="true" table:show-details="true"/>
                <table:data-pilot-member table:name="19,76" table:display="true" table:show-details="true"/>
                <table:data-pilot-member table:name="19,9" table:display="true" table:show-details="true"/>
                <table:data-pilot-member table:name="20" table:display="true" table:show-details="true"/>
                <table:data-pilot-member table:name="20,1" table:display="true" table:show-details="true"/>
                <table:data-pilot-member table:name="20,3" table:display="true" table:show-details="true"/>
                <table:data-pilot-member table:name="20,36" table:display="true" table:show-details="true"/>
                <table:data-pilot-member table:name="20,4" table:display="true" table:show-details="true"/>
                <table:data-pilot-member table:name="20,46" table:display="true" table:show-details="true"/>
                <table:data-pilot-member table:name="20,56" table:display="true" table:show-details="true"/>
                <table:data-pilot-member table:name="20,59" table:display="true" table:show-details="true"/>
                <table:data-pilot-member table:name="20,6" table:display="true" table:show-details="true"/>
                <table:data-pilot-member table:name="20,64" table:display="true" table:show-details="true"/>
                <table:data-pilot-member table:name="20,7" table:display="true" table:show-details="true"/>
                <table:data-pilot-member table:name="20,88" table:display="true" table:show-details="true"/>
                <table:data-pilot-member table:name="20,9" table:display="true" table:show-details="true"/>
                <table:data-pilot-member table:name="20,91" table:display="true" table:show-details="true"/>
                <table:data-pilot-member table:name="20,98" table:display="true" table:show-details="true"/>
                <table:data-pilot-member table:name="21" table:display="true" table:show-details="true"/>
                <table:data-pilot-member table:name="21,01" table:display="true" table:show-details="true"/>
                <table:data-pilot-member table:name="21,2" table:display="true" table:show-details="true"/>
                <table:data-pilot-member table:name="21,23" table:display="true" table:show-details="true"/>
                <table:data-pilot-member table:name="21,3" table:display="true" table:show-details="true"/>
                <table:data-pilot-member table:name="21,36" table:display="true" table:show-details="true"/>
                <table:data-pilot-member table:name="21,47" table:display="true" table:show-details="true"/>
                <table:data-pilot-member table:name="21,5" table:display="true" table:show-details="true"/>
                <table:data-pilot-member table:name="21,57" table:display="true" table:show-details="true"/>
                <table:data-pilot-member table:name="21,6" table:display="true" table:show-details="true"/>
                <table:data-pilot-member table:name="21,7" table:display="true" table:show-details="true"/>
                <table:data-pilot-member table:name="21,76" table:display="true" table:show-details="true"/>
                <table:data-pilot-member table:name="21,8" table:display="true" table:show-details="true"/>
                <table:data-pilot-member table:name="21,88" table:display="true" table:show-details="true"/>
                <table:data-pilot-member table:name="21,9" table:display="true" table:show-details="true"/>
                <table:data-pilot-member table:name="22" table:display="true" table:show-details="true"/>
                <table:data-pilot-member table:name="22,1" table:display="true" table:show-details="true"/>
                <table:data-pilot-member table:name="22,19" table:display="true" table:show-details="true"/>
                <table:data-pilot-member table:name="22,2" table:display="true" table:show-details="true"/>
                <table:data-pilot-member table:name="22,24" table:display="true" table:show-details="true"/>
                <table:data-pilot-member table:name="22,4" table:display="true" table:show-details="true"/>
                <table:data-pilot-member table:name="22,41" table:display="true" table:show-details="true"/>
                <table:data-pilot-member table:name="22,46" table:display="true" table:show-details="true"/>
                <table:data-pilot-member table:name="22,48" table:display="true" table:show-details="true"/>
                <table:data-pilot-member table:name="22,8" table:display="true" table:show-details="true"/>
                <table:data-pilot-member table:name="22,86" table:display="true" table:show-details="true"/>
                <table:data-pilot-member table:name="22,89" table:display="true" table:show-details="true"/>
                <table:data-pilot-member table:name="22,98" table:display="true" table:show-details="true"/>
                <table:data-pilot-member table:name="22,99" table:display="true" table:show-details="true"/>
                <table:data-pilot-member table:name="23" table:display="true" table:show-details="true"/>
                <table:data-pilot-member table:name="23,18" table:display="true" table:show-details="true"/>
                <table:data-pilot-member table:name="23,2" table:display="true" table:show-details="true"/>
                <table:data-pilot-member table:name="23,35" table:display="true" table:show-details="true"/>
                <table:data-pilot-member table:name="23,4" table:display="true" table:show-details="true"/>
                <table:data-pilot-member table:name="23,5" table:display="true" table:show-details="true"/>
                <table:data-pilot-member table:name="23,6" table:display="true" table:show-details="true"/>
                <table:data-pilot-member table:name="23,64" table:display="true" table:show-details="true"/>
                <table:data-pilot-member table:name="23,68" table:display="true" table:show-details="true"/>
                <table:data-pilot-member table:name="23,73" table:display="true" table:show-details="true"/>
                <table:data-pilot-member table:name="23,79" table:display="true" table:show-details="true"/>
                <table:data-pilot-member table:name="23,8" table:display="true" table:show-details="true"/>
                <table:data-pilot-member table:name="23,88" table:display="true" table:show-details="true"/>
                <table:data-pilot-member table:name="23,9" table:display="true" table:show-details="true"/>
                <table:data-pilot-member table:name="23,94" table:display="true" table:show-details="true"/>
                <table:data-pilot-member table:name="24" table:display="true" table:show-details="true"/>
                <table:data-pilot-member table:name="24,12" table:display="true" table:show-details="true"/>
                <table:data-pilot-member table:name="24,3" table:display="true" table:show-details="true"/>
                <table:data-pilot-member table:name="24,35" table:display="true" table:show-details="true"/>
                <table:data-pilot-member table:name="24,48" table:display="true" table:show-details="true"/>
                <table:data-pilot-member table:name="24,5" table:display="true" table:show-details="true"/>
                <table:data-pilot-member table:name="24,54" table:display="true" table:show-details="true"/>
                <table:data-pilot-member table:name="24,57" table:display="true" table:show-details="true"/>
                <table:data-pilot-member table:name="24,6" table:display="true" table:show-details="true"/>
                <table:data-pilot-member table:name="24,83" table:display="true" table:show-details="true"/>
                <table:data-pilot-member table:name="24,93" table:display="true" table:show-details="true"/>
                <table:data-pilot-member table:name="24,94" table:display="true" table:show-details="true"/>
                <table:data-pilot-member table:name="25" table:display="true" table:show-details="true"/>
                <table:data-pilot-member table:name="25,02" table:display="true" table:show-details="true"/>
                <table:data-pilot-member table:name="25,04" table:display="true" table:show-details="true"/>
                <table:data-pilot-member table:name="25,1" table:display="true" table:show-details="true"/>
                <table:data-pilot-member table:name="25,12" table:display="true" table:show-details="true"/>
                <table:data-pilot-member table:name="25,2" table:display="true" table:show-details="true"/>
                <table:data-pilot-member table:name="25,22" table:display="true" table:show-details="true"/>
                <table:data-pilot-member table:name="25,29" table:display="true" table:show-details="true"/>
                <table:data-pilot-member table:name="25,41" table:display="true" table:show-details="true"/>
                <table:data-pilot-member table:name="25,42" table:display="true" table:show-details="true"/>
                <table:data-pilot-member table:name="25,43" table:display="true" table:show-details="true"/>
                <table:data-pilot-member table:name="25,57" table:display="true" table:show-details="true"/>
                <table:data-pilot-member table:name="25,6" table:display="true" table:show-details="true"/>
                <table:data-pilot-member table:name="25,69" table:display="true" table:show-details="true"/>
                <table:data-pilot-member table:name="25,72" table:display="true" table:show-details="true"/>
                <table:data-pilot-member table:name="25,76" table:display="true" table:show-details="true"/>
                <table:data-pilot-member table:name="25,79" table:display="true" table:show-details="true"/>
                <table:data-pilot-member table:name="25,8" table:display="true" table:show-details="true"/>
                <table:data-pilot-member table:name="25,81" table:display="true" table:show-details="true"/>
                <table:data-pilot-member table:name="25,82" table:display="true" table:show-details="true"/>
                <table:data-pilot-member table:name="25,93" table:display="true" table:show-details="true"/>
                <table:data-pilot-member table:name="26" table:display="true" table:show-details="true"/>
                <table:data-pilot-member table:name="26,09" table:display="true" table:show-details="true"/>
                <table:data-pilot-member table:name="26,12" table:display="true" table:show-details="true"/>
                <table:data-pilot-member table:name="26,45" table:display="true" table:show-details="true"/>
                <table:data-pilot-member table:name="26,52" table:display="true" table:show-details="true"/>
                <table:data-pilot-member table:name="26,6" table:display="true" table:show-details="true"/>
                <table:data-pilot-member table:name="26,69" table:display="true" table:show-details="true"/>
                <table:data-pilot-member table:name="26,7" table:display="true" table:show-details="true"/>
                <table:data-pilot-member table:name="26,8" table:display="true" table:show-details="true"/>
                <table:data-pilot-member table:name="26,85" table:display="true" table:show-details="true"/>
                <table:data-pilot-member table:name="26,87" table:display="true" table:show-details="true"/>
                <table:data-pilot-member table:name="26,88" table:display="true" table:show-details="true"/>
                <table:data-pilot-member table:name="26,98" table:display="true" table:show-details="true"/>
                <table:data-pilot-member table:name="27" table:display="true" table:show-details="true"/>
                <table:data-pilot-member table:name="27,01" table:display="true" table:show-details="true"/>
                <table:data-pilot-member table:name="27,1" table:display="true" table:show-details="true"/>
                <table:data-pilot-member table:name="27,19" table:display="true" table:show-details="true"/>
                <table:data-pilot-member table:name="27,2" table:display="true" table:show-details="true"/>
                <table:data-pilot-member table:name="27,33" table:display="true" table:show-details="true"/>
                <table:data-pilot-member table:name="27,43" table:display="true" table:show-details="true"/>
                <table:data-pilot-member table:name="27,46" table:display="true" table:show-details="true"/>
                <table:data-pilot-member table:name="27,5" table:display="true" table:show-details="true"/>
                <table:data-pilot-member table:name="27,53" table:display="true" table:show-details="true"/>
                <table:data-pilot-member table:name="27,57" table:display="true" table:show-details="true"/>
                <table:data-pilot-member table:name="27,6" table:display="true" table:show-details="true"/>
                <table:data-pilot-member table:name="27,61" table:display="true" table:show-details="true"/>
                <table:data-pilot-member table:name="27,63" table:display="true" table:show-details="true"/>
                <table:data-pilot-member table:name="27,67" table:display="true" table:show-details="true"/>
                <table:data-pilot-member table:name="27,76" table:display="true" table:show-details="true"/>
                <table:data-pilot-member table:name="27,9" table:display="true" table:show-details="true"/>
                <table:data-pilot-member table:name="27,96" table:display="true" table:show-details="true"/>
                <table:data-pilot-member table:name="28" table:display="true" table:show-details="true"/>
                <table:data-pilot-member table:name="28,17" table:display="true" table:show-details="true"/>
                <table:data-pilot-member table:name="28,26" table:display="true" table:show-details="true"/>
                <table:data-pilot-member table:name="28,28" table:display="true" table:show-details="true"/>
                <table:data-pilot-member table:name="28,33" table:display="true" table:show-details="true"/>
                <table:data-pilot-member table:name="28,4" table:display="true" table:show-details="true"/>
                <table:data-pilot-member table:name="28,49" table:display="true" table:show-details="true"/>
                <table:data-pilot-member table:name="28,54" table:display="true" table:show-details="true"/>
                <table:data-pilot-member table:name="28,66" table:display="true" table:show-details="true"/>
                <table:data-pilot-member table:name="28,69" table:display="true" table:show-details="true"/>
                <table:data-pilot-member table:name="28,75" table:display="true" table:show-details="true"/>
                <table:data-pilot-member table:name="28,77" table:display="true" table:show-details="true"/>
                <table:data-pilot-member table:name="28,8" table:display="true" table:show-details="true"/>
                <table:data-pilot-member table:name="28,84" table:display="true" table:show-details="true"/>
                <table:data-pilot-member table:name="28,9" table:display="true" table:show-details="true"/>
                <table:data-pilot-member table:name="28,92" table:display="true" table:show-details="true"/>
                <table:data-pilot-member table:name="29,04" table:display="true" table:show-details="true"/>
                <table:data-pilot-member table:name="29,1" table:display="true" table:show-details="true"/>
                <table:data-pilot-member table:name="29,11" table:display="true" table:show-details="true"/>
                <table:data-pilot-member table:name="29,26" table:display="true" table:show-details="true"/>
                <table:data-pilot-member table:name="29,37" table:display="true" table:show-details="true"/>
                <table:data-pilot-member table:name="29,5" table:display="true" table:show-details="true"/>
                <table:data-pilot-member table:name="29,57" table:display="true" table:show-details="true"/>
                <table:data-pilot-member table:name="29,63" table:display="true" table:show-details="true"/>
                <table:data-pilot-member table:name="29,65" table:display="true" table:show-details="true"/>
                <table:data-pilot-member table:name="29,66" table:display="true" table:show-details="true"/>
                <table:data-pilot-member table:name="29,74" table:display="true" table:show-details="true"/>
                <table:data-pilot-member table:name="29,83" table:display="true" table:show-details="true"/>
                <table:data-pilot-member table:name="29,9" table:display="true" table:show-details="true"/>
                <table:data-pilot-member table:name="29,95" table:display="true" table:show-details="true"/>
                <table:data-pilot-member table:name="30" table:display="true" table:show-details="true"/>
                <table:data-pilot-member table:name="30,04" table:display="true" table:show-details="true"/>
                <table:data-pilot-member table:name="30,27" table:display="true" table:show-details="true"/>
                <table:data-pilot-member table:name="30,28" table:display="true" table:show-details="true"/>
                <table:data-pilot-member table:name="30,3" table:display="true" table:show-details="true"/>
                <table:data-pilot-member table:name="30,4" table:display="true" table:show-details="true"/>
                <table:data-pilot-member table:name="30,44" table:display="true" table:show-details="true"/>
                <table:data-pilot-member table:name="30,46" table:display="true" table:show-details="true"/>
                <table:data-pilot-member table:name="30,5" table:display="true" table:show-details="true"/>
                <table:data-pilot-member table:name="30,56" table:display="true" table:show-details="true"/>
                <table:data-pilot-member table:name="30,58" table:display="true" table:show-details="true"/>
                <table:data-pilot-member table:name="30,69" table:display="true" table:show-details="true"/>
                <table:data-pilot-member table:name="30,79" table:display="true" table:show-details="true"/>
                <table:data-pilot-member table:name="30,8" table:display="true" table:show-details="true"/>
                <table:data-pilot-member table:name="30,9" table:display="true" table:show-details="true"/>
                <table:data-pilot-member table:name="30,94" table:display="true" table:show-details="true"/>
                <table:data-pilot-member table:name="31" table:display="true" table:show-details="true"/>
                <table:data-pilot-member table:name="31,08" table:display="true" table:show-details="true"/>
                <table:data-pilot-member table:name="31,24" table:display="true" table:show-details="true"/>
                <table:data-pilot-member table:name="31,3" table:display="true" table:show-details="true"/>
                <table:data-pilot-member table:name="31,41" table:display="true" table:show-details="true"/>
                <table:data-pilot-member table:name="31,45" table:display="true" table:show-details="true"/>
                <table:data-pilot-member table:name="31,52" table:display="true" table:show-details="true"/>
                <table:data-pilot-member table:name="31,58" table:display="true" table:show-details="true"/>
                <table:data-pilot-member table:name="31,65" table:display="true" table:show-details="true"/>
                <table:data-pilot-member table:name="31,74" table:display="true" table:show-details="true"/>
                <table:data-pilot-member table:name="31,76" table:display="true" table:show-details="true"/>
                <table:data-pilot-member table:name="31,8" table:display="true" table:show-details="true"/>
                <table:data-pilot-member table:name="31,89" table:display="true" table:show-details="true"/>
                <table:data-pilot-member table:name="31,9" table:display="true" table:show-details="true"/>
                <table:data-pilot-member table:name="32" table:display="true" table:show-details="true"/>
                <table:data-pilot-member table:name="32,03" table:display="true" table:show-details="true"/>
                <table:data-pilot-member table:name="32,04" table:display="true" table:show-details="true"/>
                <table:data-pilot-member table:name="32,07" table:display="true" table:show-details="true"/>
                <table:data-pilot-member table:name="32,1" table:display="true" table:show-details="true"/>
                <table:data-pilot-member table:name="32,13" table:display="true" table:show-details="true"/>
                <table:data-pilot-member table:name="32,19" table:display="true" table:show-details="true"/>
                <table:data-pilot-member table:name="32,2" table:display="true" table:show-details="true"/>
                <table:data-pilot-member table:name="32,3" table:display="true" table:show-details="true"/>
                <table:data-pilot-member table:name="32,48" table:display="true" table:show-details="true"/>
                <table:data-pilot-member table:name="32,5" table:display="true" table:show-details="true"/>
                <table:data-pilot-member table:name="32,72" table:display="true" table:show-details="true"/>
                <table:data-pilot-member table:name="32,73" table:display="true" table:show-details="true"/>
                <table:data-pilot-member table:name="32,8" table:display="true" table:show-details="true"/>
                <table:data-pilot-member table:name="32,94" table:display="true" table:show-details="true"/>
                <table:data-pilot-member table:name="32,96" table:display="true" table:show-details="true"/>
                <table:data-pilot-member table:name="32,97" table:display="true" table:show-details="true"/>
                <table:data-pilot-member table:name="33" table:display="true" table:show-details="true"/>
                <table:data-pilot-member table:name="33,06" table:display="true" table:show-details="true"/>
                <table:data-pilot-member table:name="33,2" table:display="true" table:show-details="true"/>
                <table:data-pilot-member table:name="33,21" table:display="true" table:show-details="true"/>
                <table:data-pilot-member table:name="33,4" table:display="true" table:show-details="true"/>
                <table:data-pilot-member table:name="33,58" table:display="true" table:show-details="true"/>
                <table:data-pilot-member table:name="33,61" table:display="true" table:show-details="true"/>
                <table:data-pilot-member table:name="33,68" table:display="true" table:show-details="true"/>
                <table:data-pilot-member table:name="33,77" table:display="true" table:show-details="true"/>
                <table:data-pilot-member table:name="33,8" table:display="true" table:show-details="true"/>
                <table:data-pilot-member table:name="33,85" table:display="true" table:show-details="true"/>
                <table:data-pilot-member table:name="33,96" table:display="true" table:show-details="true"/>
                <table:data-pilot-member table:name="34" table:display="true" table:show-details="true"/>
                <table:data-pilot-member table:name="34,09" table:display="true" table:show-details="true"/>
                <table:data-pilot-member table:name="34,1" table:display="true" table:show-details="true"/>
                <table:data-pilot-member table:name="34,18" table:display="true" table:show-details="true"/>
                <table:data-pilot-member table:name="34,2" table:display="true" table:show-details="true"/>
                <table:data-pilot-member table:name="34,4" table:display="true" table:show-details="true"/>
                <table:data-pilot-member table:name="34,49" table:display="true" table:show-details="true"/>
                <table:data-pilot-member table:name="34,54" table:display="true" table:show-details="true"/>
                <table:data-pilot-member table:name="34,57" table:display="true" table:show-details="true"/>
                <table:data-pilot-member table:name="34,6" table:display="true" table:show-details="true"/>
                <table:data-pilot-member table:name="34,61" table:display="true" table:show-details="true"/>
                <table:data-pilot-member table:name="34,67" table:display="true" table:show-details="true"/>
                <table:data-pilot-member table:name="34,7" table:display="true" table:show-details="true"/>
                <table:data-pilot-member table:name="34,74" table:display="true" table:show-details="true"/>
                <table:data-pilot-member table:name="34,77" table:display="true" table:show-details="true"/>
                <table:data-pilot-member table:name="34,79" table:display="true" table:show-details="true"/>
                <table:data-pilot-member table:name="34,83" table:display="true" table:show-details="true"/>
                <table:data-pilot-member table:name="34,84" table:display="true" table:show-details="true"/>
                <table:data-pilot-member table:name="34,87" table:display="true" table:show-details="true"/>
                <table:data-pilot-member table:name="34,98" table:display="true" table:show-details="true"/>
                <table:data-pilot-member table:name="35" table:display="true" table:show-details="true"/>
                <table:data-pilot-member table:name="35,06" table:display="true" table:show-details="true"/>
                <table:data-pilot-member table:name="35,1" table:display="true" table:show-details="true"/>
                <table:data-pilot-member table:name="35,16" table:display="true" table:show-details="true"/>
                <table:data-pilot-member table:name="35,2" table:display="true" table:show-details="true"/>
                <table:data-pilot-member table:name="35,25" table:display="true" table:show-details="true"/>
                <table:data-pilot-member table:name="35,32" table:display="true" table:show-details="true"/>
                <table:data-pilot-member table:name="35,34" table:display="true" table:show-details="true"/>
                <table:data-pilot-member table:name="35,48" table:display="true" table:show-details="true"/>
                <table:data-pilot-member table:name="35,58" table:display="true" table:show-details="true"/>
                <table:data-pilot-member table:name="35,6" table:display="true" table:show-details="true"/>
                <table:data-pilot-member table:name="35,63" table:display="true" table:show-details="true"/>
                <table:data-pilot-member table:name="35,71" table:display="true" table:show-details="true"/>
                <table:data-pilot-member table:name="35,8" table:display="true" table:show-details="true"/>
                <table:data-pilot-member table:name="35,9" table:display="true" table:show-details="true"/>
                <table:data-pilot-member table:name="36" table:display="true" table:show-details="true"/>
                <table:data-pilot-member table:name="36,08" table:display="true" table:show-details="true"/>
                <table:data-pilot-member table:name="36,1" table:display="true" table:show-details="true"/>
                <table:data-pilot-member table:name="36,2" table:display="true" table:show-details="true"/>
                <table:data-pilot-member table:name="36,33" table:display="true" table:show-details="true"/>
                <table:data-pilot-member table:name="36,37" table:display="true" table:show-details="true"/>
                <table:data-pilot-member table:name="36,4" table:display="true" table:show-details="true"/>
                <table:data-pilot-member table:name="36,5" table:display="true" table:show-details="true"/>
                <table:data-pilot-member table:name="36,65" table:display="true" table:show-details="true"/>
                <table:data-pilot-member table:name="36,77" table:display="true" table:show-details="true"/>
                <table:data-pilot-member table:name="36,87" table:display="true" table:show-details="true"/>
                <table:data-pilot-member table:name="37" table:display="true" table:show-details="true"/>
                <table:data-pilot-member table:name="37,01" table:display="true" table:show-details="true"/>
                <table:data-pilot-member table:name="37,1" table:display="true" table:show-details="true"/>
                <table:data-pilot-member table:name="37,11" table:display="true" table:show-details="true"/>
                <table:data-pilot-member table:name="37,26" table:display="true" table:show-details="true"/>
                <table:data-pilot-member table:name="37,32" table:display="true" table:show-details="true"/>
                <table:data-pilot-member table:name="37,4" table:display="true" table:show-details="true"/>
                <table:data-pilot-member table:name="37,46" table:display="true" table:show-details="true"/>
                <table:data-pilot-member table:name="37,58" table:display="true" table:show-details="true"/>
                <table:data-pilot-member table:name="37,68" table:display="true" table:show-details="true"/>
                <table:data-pilot-member table:name="37,82" table:display="true" table:show-details="true"/>
                <table:data-pilot-member table:name="37,9" table:display="true" table:show-details="true"/>
                <table:data-pilot-member table:name="38" table:display="true" table:show-details="true"/>
                <table:data-pilot-member table:name="38,07" table:display="true" table:show-details="true"/>
                <table:data-pilot-member table:name="38,08" table:display="true" table:show-details="true"/>
                <table:data-pilot-member table:name="38,1" table:display="true" table:show-details="true"/>
                <table:data-pilot-member table:name="38,15" table:display="true" table:show-details="true"/>
                <table:data-pilot-member table:name="38,18" table:display="true" table:show-details="true"/>
                <table:data-pilot-member table:name="38,27" table:display="true" table:show-details="true"/>
                <table:data-pilot-member table:name="38,39" table:display="true" table:show-details="true"/>
                <table:data-pilot-member table:name="38,44" table:display="true" table:show-details="true"/>
                <table:data-pilot-member table:name="38,48" table:display="true" table:show-details="true"/>
                <table:data-pilot-member table:name="38,5" table:display="true" table:show-details="true"/>
                <table:data-pilot-member table:name="38,6" table:display="true" table:show-details="true"/>
                <table:data-pilot-member table:name="38,73" table:display="true" table:show-details="true"/>
                <table:data-pilot-member table:name="38,82" table:display="true" table:show-details="true"/>
                <table:data-pilot-member table:name="38,9" table:display="true" table:show-details="true"/>
                <table:data-pilot-member table:name="38,91" table:display="true" table:show-details="true"/>
                <table:data-pilot-member table:name="39" table:display="true" table:show-details="true"/>
                <table:data-pilot-member table:name="39,04" table:display="true" table:show-details="true"/>
                <table:data-pilot-member table:name="39,1" table:display="true" table:show-details="true"/>
                <table:data-pilot-member table:name="39,13" table:display="true" table:show-details="true"/>
                <table:data-pilot-member table:name="39,25" table:display="true" table:show-details="true"/>
                <table:data-pilot-member table:name="39,28" table:display="true" table:show-details="true"/>
                <table:data-pilot-member table:name="39,32" table:display="true" table:show-details="true"/>
                <table:data-pilot-member table:name="39,4" table:display="true" table:show-details="true"/>
                <table:data-pilot-member table:name="39,41" table:display="true" table:show-details="true"/>
                <table:data-pilot-member table:name="39,44" table:display="true" table:show-details="true"/>
                <table:data-pilot-member table:name="39,5" table:display="true" table:show-details="true"/>
                <table:data-pilot-member table:name="39,6" table:display="true" table:show-details="true"/>
                <table:data-pilot-member table:name="39,73" table:display="true" table:show-details="true"/>
                <table:data-pilot-member table:name="39,74" table:display="true" table:show-details="true"/>
                <table:data-pilot-member table:name="39,78" table:display="true" table:show-details="true"/>
                <table:data-pilot-member table:name="39,88" table:display="true" table:show-details="true"/>
                <table:data-pilot-member table:name="39,9" table:display="true" table:show-details="true"/>
                <table:data-pilot-member table:name="39,94" table:display="true" table:show-details="true"/>
                <table:data-pilot-member table:name="39,97" table:display="true" table:show-details="true"/>
                <table:data-pilot-member table:name="39,99" table:display="true" table:show-details="true"/>
                <table:data-pilot-member table:name="40" table:display="true" table:show-details="true"/>
                <table:data-pilot-member table:name="40,03" table:display="true" table:show-details="true"/>
                <table:data-pilot-member table:name="40,08" table:display="true" table:show-details="true"/>
                <table:data-pilot-member table:name="40,1" table:display="true" table:show-details="true"/>
                <table:data-pilot-member table:name="40,2" table:display="true" table:show-details="true"/>
                <table:data-pilot-member table:name="40,3" table:display="true" table:show-details="true"/>
                <table:data-pilot-member table:name="40,31" table:display="true" table:show-details="true"/>
                <table:data-pilot-member table:name="40,37" table:display="true" table:show-details="true"/>
                <table:data-pilot-member table:name="40,38" table:display="true" table:show-details="true"/>
                <table:data-pilot-member table:name="40,41" table:display="true" table:show-details="true"/>
                <table:data-pilot-member table:name="40,66" table:display="true" table:show-details="true"/>
                <table:data-pilot-member table:name="40,68" table:display="true" table:show-details="true"/>
                <table:data-pilot-member table:name="40,9" table:display="true" table:show-details="true"/>
                <table:data-pilot-member table:name="40,97" table:display="true" table:show-details="true"/>
                <table:data-pilot-member table:name="40,98" table:display="true" table:show-details="true"/>
                <table:data-pilot-member table:name="40,99" table:display="true" table:show-details="true"/>
                <table:data-pilot-member table:name="41,07" table:display="true" table:show-details="true"/>
                <table:data-pilot-member table:name="41,08" table:display="true" table:show-details="true"/>
                <table:data-pilot-member table:name="41,18" table:display="true" table:show-details="true"/>
                <table:data-pilot-member table:name="41,23" table:display="true" table:show-details="true"/>
                <table:data-pilot-member table:name="41,27" table:display="true" table:show-details="true"/>
                <table:data-pilot-member table:name="41,28" table:display="true" table:show-details="true"/>
                <table:data-pilot-member table:name="41,3" table:display="true" table:show-details="true"/>
                <table:data-pilot-member table:name="41,36" table:display="true" table:show-details="true"/>
                <table:data-pilot-member table:name="41,38" table:display="true" table:show-details="true"/>
                <table:data-pilot-member table:name="41,4" table:display="true" table:show-details="true"/>
                <table:data-pilot-member table:name="41,5" table:display="true" table:show-details="true"/>
                <table:data-pilot-member table:name="41,57" table:display="true" table:show-details="true"/>
                <table:data-pilot-member table:name="41,64" table:display="true" table:show-details="true"/>
                <table:data-pilot-member table:name="41,83" table:display="true" table:show-details="true"/>
                <table:data-pilot-member table:name="41,9" table:display="true" table:show-details="true"/>
                <table:data-pilot-member table:name="42,07" table:display="true" table:show-details="true"/>
                <table:data-pilot-member table:name="42,25" table:display="true" table:show-details="true"/>
                <table:data-pilot-member table:name="42,28" table:display="true" table:show-details="true"/>
                <table:data-pilot-member table:name="42,48" table:display="true" table:show-details="true"/>
                <table:data-pilot-member table:name="42,54" table:display="true" table:show-details="true"/>
                <table:data-pilot-member table:name="42,64" table:display="true" table:show-details="true"/>
                <table:data-pilot-member table:name="42,69" table:display="true" table:show-details="true"/>
                <table:data-pilot-member table:name="42,8" table:display="true" table:show-details="true"/>
                <table:data-pilot-member table:name="42,9" table:display="true" table:show-details="true"/>
                <table:data-pilot-member table:name="43" table:display="true" table:show-details="true"/>
                <table:data-pilot-member table:name="43,03" table:display="true" table:show-details="true"/>
                <table:data-pilot-member table:name="43,06" table:display="true" table:show-details="true"/>
                <table:data-pilot-member table:name="43,29" table:display="true" table:show-details="true"/>
                <table:data-pilot-member table:name="43,32" table:display="true" table:show-details="true"/>
                <table:data-pilot-member table:name="43,34" table:display="true" table:show-details="true"/>
                <table:data-pilot-member table:name="43,5" table:display="true" table:show-details="true"/>
                <table:data-pilot-member table:name="43,55" table:display="true" table:show-details="true"/>
                <table:data-pilot-member table:name="43,64" table:display="true" table:show-details="true"/>
                <table:data-pilot-member table:name="43,76" table:display="true" table:show-details="true"/>
                <table:data-pilot-member table:name="43,8" table:display="true" table:show-details="true"/>
                <table:data-pilot-member table:name="43,99" table:display="true" table:show-details="true"/>
                <table:data-pilot-member table:name="44" table:display="true" table:show-details="true"/>
                <table:data-pilot-member table:name="44,08" table:display="true" table:show-details="true"/>
                <table:data-pilot-member table:name="44,1" table:display="true" table:show-details="true"/>
                <table:data-pilot-member table:name="44,26" table:display="true" table:show-details="true"/>
                <table:data-pilot-member table:name="44,28" table:display="true" table:show-details="true"/>
                <table:data-pilot-member table:name="44,36" table:display="true" table:show-details="true"/>
                <table:data-pilot-member table:name="44,5" table:display="true" table:show-details="true"/>
                <table:data-pilot-member table:name="44,62" table:display="true" table:show-details="true"/>
                <table:data-pilot-member table:name="44,7" table:display="true" table:show-details="true"/>
                <table:data-pilot-member table:name="44,73" table:display="true" table:show-details="true"/>
                <table:data-pilot-member table:name="44,8" table:display="true" table:show-details="true"/>
                <table:data-pilot-member table:name="44,9" table:display="true" table:show-details="true"/>
                <table:data-pilot-member table:name="44,95" table:display="true" table:show-details="true"/>
                <table:data-pilot-member table:name="45" table:display="true" table:show-details="true"/>
                <table:data-pilot-member table:name="45,06" table:display="true" table:show-details="true"/>
                <table:data-pilot-member table:name="45,07" table:display="true" table:show-details="true"/>
                <table:data-pilot-member table:name="45,1" table:display="true" table:show-details="true"/>
                <table:data-pilot-member table:name="45,2" table:display="true" table:show-details="true"/>
                <table:data-pilot-member table:name="45,22" table:display="true" table:show-details="true"/>
                <table:data-pilot-member table:name="45,27" table:display="true" table:show-details="true"/>
                <table:data-pilot-member table:name="45,28" table:display="true" table:show-details="true"/>
                <table:data-pilot-member table:name="45,4" table:display="true" table:show-details="true"/>
                <table:data-pilot-member table:name="45,58" table:display="true" table:show-details="true"/>
                <table:data-pilot-member table:name="45,6" table:display="true" table:show-details="true"/>
                <table:data-pilot-member table:name="45,61" table:display="true" table:show-details="true"/>
                <table:data-pilot-member table:name="45,66" table:display="true" table:show-details="true"/>
                <table:data-pilot-member table:name="45,67" table:display="true" table:show-details="true"/>
                <table:data-pilot-member table:name="45,75" table:display="true" table:show-details="true"/>
                <table:data-pilot-member table:name="45,8" table:display="true" table:show-details="true"/>
                <table:data-pilot-member table:name="45,81" table:display="true" table:show-details="true"/>
                <table:data-pilot-member table:name="45,88" table:display="true" table:show-details="true"/>
                <table:data-pilot-member table:name="45,9" table:display="true" table:show-details="true"/>
                <table:data-pilot-member table:name="45,92" table:display="true" table:show-details="true"/>
                <table:data-pilot-member table:name="45,94" table:display="true" table:show-details="true"/>
                <table:data-pilot-member table:name="45,97" table:display="true" table:show-details="true"/>
                <table:data-pilot-member table:name="46" table:display="true" table:show-details="true"/>
                <table:data-pilot-member table:name="46,01" table:display="true" table:show-details="true"/>
                <table:data-pilot-member table:name="46,02" table:display="true" table:show-details="true"/>
                <table:data-pilot-member table:name="46,15" table:display="true" table:show-details="true"/>
                <table:data-pilot-member table:name="46,16" table:display="true" table:show-details="true"/>
                <table:data-pilot-member table:name="46,17" table:display="true" table:show-details="true"/>
                <table:data-pilot-member table:name="46,18" table:display="true" table:show-details="true"/>
                <table:data-pilot-member table:name="46,2" table:display="true" table:show-details="true"/>
                <table:data-pilot-member table:name="46,4" table:display="true" table:show-details="true"/>
                <table:data-pilot-member table:name="46,48" table:display="true" table:show-details="true"/>
                <table:data-pilot-member table:name="46,5" table:display="true" table:show-details="true"/>
                <table:data-pilot-member table:name="46,64" table:display="true" table:show-details="true"/>
                <table:data-pilot-member table:name="46,74" table:display="true" table:show-details="true"/>
                <table:data-pilot-member table:name="46,81" table:display="true" table:show-details="true"/>
                <table:data-pilot-member table:name="46,87" table:display="true" table:show-details="true"/>
                <table:data-pilot-member table:name="46,88" table:display="true" table:show-details="true"/>
                <table:data-pilot-member table:name="46,91" table:display="true" table:show-details="true"/>
                <table:data-pilot-member table:name="46,94" table:display="true" table:show-details="true"/>
                <table:data-pilot-member table:name="46,95" table:display="true" table:show-details="true"/>
                <table:data-pilot-member table:name="47,05" table:display="true" table:show-details="true"/>
                <table:data-pilot-member table:name="47,21" table:display="true" table:show-details="true"/>
                <table:data-pilot-member table:name="47,24" table:display="true" table:show-details="true"/>
                <table:data-pilot-member table:name="47,25" table:display="true" table:show-details="true"/>
                <table:data-pilot-member table:name="47,39" table:display="true" table:show-details="true"/>
                <table:data-pilot-member table:name="47,5" table:display="true" table:show-details="true"/>
                <table:data-pilot-member table:name="47,6" table:display="true" table:show-details="true"/>
                <table:data-pilot-member table:name="47,7" table:display="true" table:show-details="true"/>
                <table:data-pilot-member table:name="47,8" table:display="true" table:show-details="true"/>
                <table:data-pilot-member table:name="47,9" table:display="true" table:show-details="true"/>
                <table:data-pilot-member table:name="47,96" table:display="true" table:show-details="true"/>
                <table:data-pilot-member table:name="47,97" table:display="true" table:show-details="true"/>
                <table:data-pilot-member table:name="48" table:display="true" table:show-details="true"/>
                <table:data-pilot-member table:name="48,01" table:display="true" table:show-details="true"/>
                <table:data-pilot-member table:name="48,1" table:display="true" table:show-details="true"/>
                <table:data-pilot-member table:name="48,24" table:display="true" table:show-details="true"/>
                <table:data-pilot-member table:name="48,4" table:display="true" table:show-details="true"/>
                <table:data-pilot-member table:name="48,47" table:display="true" table:show-details="true"/>
                <table:data-pilot-member table:name="48,5" table:display="true" table:show-details="true"/>
                <table:data-pilot-member table:name="48,56" table:display="true" table:show-details="true"/>
                <table:data-pilot-member table:name="48,59" table:display="true" table:show-details="true"/>
                <table:data-pilot-member table:name="48,61" table:display="true" table:show-details="true"/>
                <table:data-pilot-member table:name="48,65" table:display="true" table:show-details="true"/>
                <table:data-pilot-member table:name="48,67" table:display="true" table:show-details="true"/>
                <table:data-pilot-member table:name="48,68" table:display="true" table:show-details="true"/>
                <table:data-pilot-member table:name="48,8" table:display="true" table:show-details="true"/>
                <table:data-pilot-member table:name="48,89" table:display="true" table:show-details="true"/>
                <table:data-pilot-member table:name="48,9" table:display="true" table:show-details="true"/>
                <table:data-pilot-member table:name="49,25" table:display="true" table:show-details="true"/>
                <table:data-pilot-member table:name="49,29" table:display="true" table:show-details="true"/>
                <table:data-pilot-member table:name="49,31" table:display="true" table:show-details="true"/>
                <table:data-pilot-member table:name="49,33" table:display="true" table:show-details="true"/>
                <table:data-pilot-member table:name="49,4" table:display="true" table:show-details="true"/>
                <table:data-pilot-member table:name="49,42" table:display="true" table:show-details="true"/>
                <table:data-pilot-member table:name="49,46" table:display="true" table:show-details="true"/>
                <table:data-pilot-member table:name="49,5" table:display="true" table:show-details="true"/>
                <table:data-pilot-member table:name="49,67" table:display="true" table:show-details="true"/>
                <table:data-pilot-member table:name="49,79" table:display="true" table:show-details="true"/>
                <table:data-pilot-member table:name="49,8" table:display="true" table:show-details="true"/>
                <table:data-pilot-member table:name="49,85" table:display="true" table:show-details="true"/>
                <table:data-pilot-member table:name="49,89" table:display="true" table:show-details="true"/>
                <table:data-pilot-member table:name="49,9" table:display="true" table:show-details="true"/>
                <table:data-pilot-member table:name="49,91" table:display="true" table:show-details="true"/>
                <table:data-pilot-member table:name="49,96" table:display="true" table:show-details="true"/>
                <table:data-pilot-member table:name="50" table:display="true" table:show-details="true"/>
                <table:data-pilot-member table:name="50,15" table:display="true" table:show-details="true"/>
                <table:data-pilot-member table:name="50,19" table:display="true" table:show-details="true"/>
                <table:data-pilot-member table:name="50,26" table:display="true" table:show-details="true"/>
                <table:data-pilot-member table:name="50,31" table:display="true" table:show-details="true"/>
                <table:data-pilot-member table:name="50,36" table:display="true" table:show-details="true"/>
                <table:data-pilot-member table:name="50,38" table:display="true" table:show-details="true"/>
                <table:data-pilot-member table:name="50,42" table:display="true" table:show-details="true"/>
                <table:data-pilot-member table:name="50,45" table:display="true" table:show-details="true"/>
                <table:data-pilot-member table:name="50,5" table:display="true" table:show-details="true"/>
                <table:data-pilot-member table:name="51" table:display="true" table:show-details="true"/>
                <table:data-pilot-member table:name="51,08" table:display="true" table:show-details="true"/>
                <table:data-pilot-member table:name="51,11" table:display="true" table:show-details="true"/>
                <table:data-pilot-member table:name="51,12" table:display="true" table:show-details="true"/>
                <table:data-pilot-member table:name="51,2" table:display="true" table:show-details="true"/>
                <table:data-pilot-member table:name="51,3" table:display="true" table:show-details="true"/>
                <table:data-pilot-member table:name="51,38" table:display="true" table:show-details="true"/>
                <table:data-pilot-member table:name="51,67" table:display="true" table:show-details="true"/>
                <table:data-pilot-member table:name="51,68" table:display="true" table:show-details="true"/>
                <table:data-pilot-member table:name="51,7" table:display="true" table:show-details="true"/>
                <table:data-pilot-member table:name="51,8" table:display="true" table:show-details="true"/>
                <table:data-pilot-member table:name="52" table:display="true" table:show-details="true"/>
                <table:data-pilot-member table:name="52,04" table:display="true" table:show-details="true"/>
                <table:data-pilot-member table:name="52,17" table:display="true" table:show-details="true"/>
                <table:data-pilot-member table:name="52,2" table:display="true" table:show-details="true"/>
                <table:data-pilot-member table:name="52,49" table:display="true" table:show-details="true"/>
                <table:data-pilot-member table:name="52,57" table:display="true" table:show-details="true"/>
                <table:data-pilot-member table:name="52,8" table:display="true" table:show-details="true"/>
                <table:data-pilot-member table:name="52,98" table:display="true" table:show-details="true"/>
                <table:data-pilot-member table:name="53" table:display="true" table:show-details="true"/>
                <table:data-pilot-member table:name="53,25" table:display="true" table:show-details="true"/>
                <table:data-pilot-member table:name="53,27" table:display="true" table:show-details="true"/>
                <table:data-pilot-member table:name="53,38" table:display="true" table:show-details="true"/>
                <table:data-pilot-member table:name="53,4" table:display="true" table:show-details="true"/>
                <table:data-pilot-member table:name="53,47" table:display="true" table:show-details="true"/>
                <table:data-pilot-member table:name="53,7" table:display="true" table:show-details="true"/>
                <table:data-pilot-member table:name="53,77" table:display="true" table:show-details="true"/>
                <table:data-pilot-member table:name="54" table:display="true" table:show-details="true"/>
                <table:data-pilot-member table:name="54,18" table:display="true" table:show-details="true"/>
                <table:data-pilot-member table:name="54,3" table:display="true" table:show-details="true"/>
                <table:data-pilot-member table:name="54,31" table:display="true" table:show-details="true"/>
                <table:data-pilot-member table:name="54,33" table:display="true" table:show-details="true"/>
                <table:data-pilot-member table:name="54,36" table:display="true" table:show-details="true"/>
                <table:data-pilot-member table:name="54,39" table:display="true" table:show-details="true"/>
                <table:data-pilot-member table:name="54,6" table:display="true" table:show-details="true"/>
                <table:data-pilot-member table:name="54,65" table:display="true" table:show-details="true"/>
                <table:data-pilot-member table:name="54,8" table:display="true" table:show-details="true"/>
                <table:data-pilot-member table:name="54,9" table:display="true" table:show-details="true"/>
                <table:data-pilot-member table:name="54,98" table:display="true" table:show-details="true"/>
                <table:data-pilot-member table:name="54,99" table:display="true" table:show-details="true"/>
                <table:data-pilot-member table:name="55" table:display="true" table:show-details="true"/>
                <table:data-pilot-member table:name="55,14" table:display="true" table:show-details="true"/>
                <table:data-pilot-member table:name="55,26" table:display="true" table:show-details="true"/>
                <table:data-pilot-member table:name="55,27" table:display="true" table:show-details="true"/>
                <table:data-pilot-member table:name="55,3" table:display="true" table:show-details="true"/>
                <table:data-pilot-member table:name="55,5" table:display="true" table:show-details="true"/>
                <table:data-pilot-member table:name="55,52" table:display="true" table:show-details="true"/>
                <table:data-pilot-member table:name="55,6" table:display="true" table:show-details="true"/>
                <table:data-pilot-member table:name="55,61" table:display="true" table:show-details="true"/>
                <table:data-pilot-member table:name="55,7" table:display="true" table:show-details="true"/>
                <table:data-pilot-member table:name="55,77" table:display="true" table:show-details="true"/>
                <table:data-pilot-member table:name="55,8" table:display="true" table:show-details="true"/>
                <table:data-pilot-member table:name="55,81" table:display="true" table:show-details="true"/>
                <table:data-pilot-member table:name="55,89" table:display="true" table:show-details="true"/>
                <table:data-pilot-member table:name="56" table:display="true" table:show-details="true"/>
                <table:data-pilot-member table:name="56,08" table:display="true" table:show-details="true"/>
                <table:data-pilot-member table:name="56,2" table:display="true" table:show-details="true"/>
                <table:data-pilot-member table:name="56,3" table:display="true" table:show-details="true"/>
                <table:data-pilot-member table:name="56,36" table:display="true" table:show-details="true"/>
                <table:data-pilot-member table:name="56,4" table:display="true" table:show-details="true"/>
                <table:data-pilot-member table:name="56,5" table:display="true" table:show-details="true"/>
                <table:data-pilot-member table:name="56,6" table:display="true" table:show-details="true"/>
                <table:data-pilot-member table:name="56,67" table:display="true" table:show-details="true"/>
                <table:data-pilot-member table:name="56,68" table:display="true" table:show-details="true"/>
                <table:data-pilot-member table:name="56,77" table:display="true" table:show-details="true"/>
                <table:data-pilot-member table:name="56,8" table:display="true" table:show-details="true"/>
                <table:data-pilot-member table:name="56,91" table:display="true" table:show-details="true"/>
                <table:data-pilot-member table:name="57" table:display="true" table:show-details="true"/>
                <table:data-pilot-member table:name="57,02" table:display="true" table:show-details="true"/>
                <table:data-pilot-member table:name="57,03" table:display="true" table:show-details="true"/>
                <table:data-pilot-member table:name="57,1" table:display="true" table:show-details="true"/>
                <table:data-pilot-member table:name="57,11" table:display="true" table:show-details="true"/>
                <table:data-pilot-member table:name="57,14" table:display="true" table:show-details="true"/>
                <table:data-pilot-member table:name="57,2" table:display="true" table:show-details="true"/>
                <table:data-pilot-member table:name="57,31" table:display="true" table:show-details="true"/>
                <table:data-pilot-member table:name="57,4" table:display="true" table:show-details="true"/>
                <table:data-pilot-member table:name="57,46" table:display="true" table:show-details="true"/>
                <table:data-pilot-member table:name="57,5" table:display="true" table:show-details="true"/>
                <table:data-pilot-member table:name="57,6" table:display="true" table:show-details="true"/>
                <table:data-pilot-member table:name="57,63" table:display="true" table:show-details="true"/>
                <table:data-pilot-member table:name="57,67" table:display="true" table:show-details="true"/>
                <table:data-pilot-member table:name="57,68" table:display="true" table:show-details="true"/>
                <table:data-pilot-member table:name="57,85" table:display="true" table:show-details="true"/>
                <table:data-pilot-member table:name="57,88" table:display="true" table:show-details="true"/>
                <table:data-pilot-member table:name="57,95" table:display="true" table:show-details="true"/>
                <table:data-pilot-member table:name="58,08" table:display="true" table:show-details="true"/>
                <table:data-pilot-member table:name="58,19" table:display="true" table:show-details="true"/>
                <table:data-pilot-member table:name="58,34" table:display="true" table:show-details="true"/>
                <table:data-pilot-member table:name="58,4" table:display="true" table:show-details="true"/>
                <table:data-pilot-member table:name="58,52" table:display="true" table:show-details="true"/>
                <table:data-pilot-member table:name="58,58" table:display="true" table:show-details="true"/>
                <table:data-pilot-member table:name="58,6" table:display="true" table:show-details="true"/>
                <table:data-pilot-member table:name="58,8" table:display="true" table:show-details="true"/>
                <table:data-pilot-member table:name="58,89" table:display="true" table:show-details="true"/>
                <table:data-pilot-member table:name="58,9" table:display="true" table:show-details="true"/>
                <table:data-pilot-member table:name="59" table:display="true" table:show-details="true"/>
                <table:data-pilot-member table:name="59,04" table:display="true" table:show-details="true"/>
                <table:data-pilot-member table:name="59,08" table:display="true" table:show-details="true"/>
                <table:data-pilot-member table:name="59,09" table:display="true" table:show-details="true"/>
                <table:data-pilot-member table:name="59,14" table:display="true" table:show-details="true"/>
                <table:data-pilot-member table:name="59,26" table:display="true" table:show-details="true"/>
                <table:data-pilot-member table:name="59,29" table:display="true" table:show-details="true"/>
                <table:data-pilot-member table:name="59,3" table:display="true" table:show-details="true"/>
                <table:data-pilot-member table:name="59,37" table:display="true" table:show-details="true"/>
                <table:data-pilot-member table:name="59,4" table:display="true" table:show-details="true"/>
                <table:data-pilot-member table:name="59,41" table:display="true" table:show-details="true"/>
                <table:data-pilot-member table:name="59,47" table:display="true" table:show-details="true"/>
                <table:data-pilot-member table:name="59,63" table:display="true" table:show-details="true"/>
                <table:data-pilot-member table:name="59,64" table:display="true" table:show-details="true"/>
                <table:data-pilot-member table:name="59,7" table:display="true" table:show-details="true"/>
                <table:data-pilot-member table:name="59,8" table:display="true" table:show-details="true"/>
                <table:data-pilot-member table:name="59,85" table:display="true" table:show-details="true"/>
                <table:data-pilot-member table:name="59,86" table:display="true" table:show-details="true"/>
                <table:data-pilot-member table:name="59,9" table:display="true" table:show-details="true"/>
                <table:data-pilot-member table:name="59,94" table:display="true" table:show-details="true"/>
                <table:data-pilot-member table:name="60" table:display="true" table:show-details="true"/>
                <table:data-pilot-member table:name="60,07" table:display="true" table:show-details="true"/>
                <table:data-pilot-member table:name="60,23" table:display="true" table:show-details="true"/>
                <table:data-pilot-member table:name="60,28" table:display="true" table:show-details="true"/>
                <table:data-pilot-member table:name="60,32" table:display="true" table:show-details="true"/>
                <table:data-pilot-member table:name="60,4" table:display="true" table:show-details="true"/>
                <table:data-pilot-member table:name="60,42" table:display="true" table:show-details="true"/>
                <table:data-pilot-member table:name="60,5" table:display="true" table:show-details="true"/>
                <table:data-pilot-member table:name="60,59" table:display="true" table:show-details="true"/>
                <table:data-pilot-member table:name="60,6" table:display="true" table:show-details="true"/>
                <table:data-pilot-member table:name="60,9" table:display="true" table:show-details="true"/>
                <table:data-pilot-member table:name="60,92" table:display="true" table:show-details="true"/>
                <table:data-pilot-member table:name="60,94" table:display="true" table:show-details="true"/>
                <table:data-pilot-member table:name="61" table:display="true" table:show-details="true"/>
                <table:data-pilot-member table:name="61,1" table:display="true" table:show-details="true"/>
                <table:data-pilot-member table:name="61,16" table:display="true" table:show-details="true"/>
                <table:data-pilot-member table:name="61,2" table:display="true" table:show-details="true"/>
                <table:data-pilot-member table:name="61,22" table:display="true" table:show-details="true"/>
                <table:data-pilot-member table:name="61,36" table:display="true" table:show-details="true"/>
                <table:data-pilot-member table:name="61,4" table:display="true" table:show-details="true"/>
                <table:data-pilot-member table:name="61,5" table:display="true" table:show-details="true"/>
                <table:data-pilot-member table:name="61,55" table:display="true" table:show-details="true"/>
                <table:data-pilot-member table:name="61,58" table:display="true" table:show-details="true"/>
                <table:data-pilot-member table:name="61,73" table:display="true" table:show-details="true"/>
                <table:data-pilot-member table:name="61,9" table:display="true" table:show-details="true"/>
                <table:data-pilot-member table:name="61,98" table:display="true" table:show-details="true"/>
                <table:data-pilot-member table:name="62" table:display="true" table:show-details="true"/>
                <table:data-pilot-member table:name="62,3" table:display="true" table:show-details="true"/>
                <table:data-pilot-member table:name="62,48" table:display="true" table:show-details="true"/>
                <table:data-pilot-member table:name="62,49" table:display="true" table:show-details="true"/>
                <table:data-pilot-member table:name="62,5" table:display="true" table:show-details="true"/>
                <table:data-pilot-member table:name="62,58" table:display="true" table:show-details="true"/>
                <table:data-pilot-member table:name="62,6" table:display="true" table:show-details="true"/>
                <table:data-pilot-member table:name="62,78" table:display="true" table:show-details="true"/>
                <table:data-pilot-member table:name="62,88" table:display="true" table:show-details="true"/>
                <table:data-pilot-member table:name="62,99" table:display="true" table:show-details="true"/>
                <table:data-pilot-member table:name="63,1" table:display="true" table:show-details="true"/>
                <table:data-pilot-member table:name="63,29" table:display="true" table:show-details="true"/>
                <table:data-pilot-member table:name="63,38" table:display="true" table:show-details="true"/>
                <table:data-pilot-member table:name="63,39" table:display="true" table:show-details="true"/>
                <table:data-pilot-member table:name="63,4" table:display="true" table:show-details="true"/>
                <table:data-pilot-member table:name="63,47" table:display="true" table:show-details="true"/>
                <table:data-pilot-member table:name="63,54" table:display="true" table:show-details="true"/>
                <table:data-pilot-member table:name="63,56" table:display="true" table:show-details="true"/>
                <table:data-pilot-member table:name="63,6" table:display="true" table:show-details="true"/>
                <table:data-pilot-member table:name="63,65" table:display="true" table:show-details="true"/>
                <table:data-pilot-member table:name="63,9" table:display="true" table:show-details="true"/>
                <table:data-pilot-member table:name="64" table:display="true" table:show-details="true"/>
                <table:data-pilot-member table:name="64,01" table:display="true" table:show-details="true"/>
                <table:data-pilot-member table:name="64,19" table:display="true" table:show-details="true"/>
                <table:data-pilot-member table:name="64,29" table:display="true" table:show-details="true"/>
                <table:data-pilot-member table:name="64,4" table:display="true" table:show-details="true"/>
                <table:data-pilot-member table:name="64,5" table:display="true" table:show-details="true"/>
                <table:data-pilot-member table:name="64,65" table:display="true" table:show-details="true"/>
                <table:data-pilot-member table:name="64,67" table:display="true" table:show-details="true"/>
                <table:data-pilot-member table:name="64,69" table:display="true" table:show-details="true"/>
                <table:data-pilot-member table:name="64,76" table:display="true" table:show-details="true"/>
                <table:data-pilot-member table:name="64,85" table:display="true" table:show-details="true"/>
                <table:data-pilot-member table:name="64,89" table:display="true" table:show-details="true"/>
                <table:data-pilot-member table:name="65" table:display="true" table:show-details="true"/>
                <table:data-pilot-member table:name="65,18" table:display="true" table:show-details="true"/>
                <table:data-pilot-member table:name="65,25" table:display="true" table:show-details="true"/>
                <table:data-pilot-member table:name="65,37" table:display="true" table:show-details="true"/>
                <table:data-pilot-member table:name="65,52" table:display="true" table:show-details="true"/>
                <table:data-pilot-member table:name="65,53" table:display="true" table:show-details="true"/>
                <table:data-pilot-member table:name="65,56" table:display="true" table:show-details="true"/>
                <table:data-pilot-member table:name="65,57" table:display="true" table:show-details="true"/>
                <table:data-pilot-member table:name="65,58" table:display="true" table:show-details="true"/>
                <table:data-pilot-member table:name="65,6" table:display="true" table:show-details="true"/>
                <table:data-pilot-member table:name="65,64" table:display="true" table:show-details="true"/>
                <table:data-pilot-member table:name="65,79" table:display="true" table:show-details="true"/>
                <table:data-pilot-member table:name="65,8" table:display="true" table:show-details="true"/>
                <table:data-pilot-member table:name="65,81" table:display="true" table:show-details="true"/>
                <table:data-pilot-member table:name="65,82" table:display="true" table:show-details="true"/>
                <table:data-pilot-member table:name="65,9" table:display="true" table:show-details="true"/>
                <table:data-pilot-member table:name="65,96" table:display="true" table:show-details="true"/>
                <table:data-pilot-member table:name="65,99" table:display="true" table:show-details="true"/>
                <table:data-pilot-member table:name="66" table:display="true" table:show-details="true"/>
                <table:data-pilot-member table:name="66,03" table:display="true" table:show-details="true"/>
                <table:data-pilot-member table:name="66,09" table:display="true" table:show-details="true"/>
                <table:data-pilot-member table:name="66,1" table:display="true" table:show-details="true"/>
                <table:data-pilot-member table:name="66,3" table:display="true" table:show-details="true"/>
                <table:data-pilot-member table:name="66,4" table:display="true" table:show-details="true"/>
                <table:data-pilot-member table:name="66,5" table:display="true" table:show-details="true"/>
                <table:data-pilot-member table:name="66,6" table:display="true" table:show-details="true"/>
                <table:data-pilot-member table:name="66,78" table:display="true" table:show-details="true"/>
                <table:data-pilot-member table:name="66,8" table:display="true" table:show-details="true"/>
                <table:data-pilot-member table:name="66,89" table:display="true" table:show-details="true"/>
                <table:data-pilot-member table:name="66,9" table:display="true" table:show-details="true"/>
                <table:data-pilot-member table:name="66,96" table:display="true" table:show-details="true"/>
                <table:data-pilot-member table:name="67,09" table:display="true" table:show-details="true"/>
                <table:data-pilot-member table:name="67,14" table:display="true" table:show-details="true"/>
                <table:data-pilot-member table:name="67,26" table:display="true" table:show-details="true"/>
                <table:data-pilot-member table:name="67,4" table:display="true" table:show-details="true"/>
                <table:data-pilot-member table:name="67,5" table:display="true" table:show-details="true"/>
                <table:data-pilot-member table:name="67,6" table:display="true" table:show-details="true"/>
                <table:data-pilot-member table:name="67,8" table:display="true" table:show-details="true"/>
                <table:data-pilot-member table:name="67,81" table:display="true" table:show-details="true"/>
                <table:data-pilot-member table:name="67,86" table:display="true" table:show-details="true"/>
                <table:data-pilot-member table:name="67,89" table:display="true" table:show-details="true"/>
                <table:data-pilot-member table:name="68,03" table:display="true" table:show-details="true"/>
                <table:data-pilot-member table:name="68,33" table:display="true" table:show-details="true"/>
                <table:data-pilot-member table:name="68,42" table:display="true" table:show-details="true"/>
                <table:data-pilot-member table:name="68,45" table:display="true" table:show-details="true"/>
                <table:data-pilot-member table:name="68,46" table:display="true" table:show-details="true"/>
                <table:data-pilot-member table:name="68,53" table:display="true" table:show-details="true"/>
                <table:data-pilot-member table:name="68,55" table:display="true" table:show-details="true"/>
                <table:data-pilot-member table:name="68,71" table:display="true" table:show-details="true"/>
                <table:data-pilot-member table:name="68,73" table:display="true" table:show-details="true"/>
                <table:data-pilot-member table:name="68,76" table:display="true" table:show-details="true"/>
                <table:data-pilot-member table:name="68,8" table:display="true" table:show-details="true"/>
                <table:data-pilot-member table:name="68,82" table:display="true" table:show-details="true"/>
                <table:data-pilot-member table:name="68,86" table:display="true" table:show-details="true"/>
                <table:data-pilot-member table:name="69,3" table:display="true" table:show-details="true"/>
                <table:data-pilot-member table:name="69,36" table:display="true" table:show-details="true"/>
                <table:data-pilot-member table:name="69,5" table:display="true" table:show-details="true"/>
                <table:data-pilot-member table:name="69,6" table:display="true" table:show-details="true"/>
                <table:data-pilot-member table:name="69,64" table:display="true" table:show-details="true"/>
                <table:data-pilot-member table:name="69,67" table:display="true" table:show-details="true"/>
                <table:data-pilot-member table:name="69,95" table:display="true" table:show-details="true"/>
                <table:data-pilot-member table:name="70" table:display="true" table:show-details="true"/>
                <table:data-pilot-member table:name="70,16" table:display="true" table:show-details="true"/>
                <table:data-pilot-member table:name="70,44" table:display="true" table:show-details="true"/>
                <table:data-pilot-member table:name="70,65" table:display="true" table:show-details="true"/>
                <table:data-pilot-member table:name="70,73" table:display="true" table:show-details="true"/>
                <table:data-pilot-member table:name="70,74" table:display="true" table:show-details="true"/>
                <table:data-pilot-member table:name="70,8" table:display="true" table:show-details="true"/>
                <table:data-pilot-member table:name="70,88" table:display="true" table:show-details="true"/>
                <table:data-pilot-member table:name="70,97" table:display="true" table:show-details="true"/>
                <table:data-pilot-member table:name="71" table:display="true" table:show-details="true"/>
                <table:data-pilot-member table:name="71,01" table:display="true" table:show-details="true"/>
                <table:data-pilot-member table:name="71,14" table:display="true" table:show-details="true"/>
                <table:data-pilot-member table:name="71,24" table:display="true" table:show-details="true"/>
                <table:data-pilot-member table:name="71,27" table:display="true" table:show-details="true"/>
                <table:data-pilot-member table:name="71,4" table:display="true" table:show-details="true"/>
                <table:data-pilot-member table:name="71,47" table:display="true" table:show-details="true"/>
                <table:data-pilot-member table:name="71,5" table:display="true" table:show-details="true"/>
                <table:data-pilot-member table:name="71,61" table:display="true" table:show-details="true"/>
                <table:data-pilot-member table:name="71,64" table:display="true" table:show-details="true"/>
                <table:data-pilot-member table:name="71,71" table:display="true" table:show-details="true"/>
                <table:data-pilot-member table:name="71,8" table:display="true" table:show-details="true"/>
                <table:data-pilot-member table:name="71,84" table:display="true" table:show-details="true"/>
                <table:data-pilot-member table:name="72" table:display="true" table:show-details="true"/>
                <table:data-pilot-member table:name="72,12" table:display="true" table:show-details="true"/>
                <table:data-pilot-member table:name="72,67" table:display="true" table:show-details="true"/>
                <table:data-pilot-member table:name="72,68" table:display="true" table:show-details="true"/>
                <table:data-pilot-member table:name="72,7" table:display="true" table:show-details="true"/>
                <table:data-pilot-member table:name="72,77" table:display="true" table:show-details="true"/>
                <table:data-pilot-member table:name="72,8" table:display="true" table:show-details="true"/>
                <table:data-pilot-member table:name="72,9" table:display="true" table:show-details="true"/>
                <table:data-pilot-member table:name="73,11" table:display="true" table:show-details="true"/>
                <table:data-pilot-member table:name="73,12" table:display="true" table:show-details="true"/>
                <table:data-pilot-member table:name="73,38" table:display="true" table:show-details="true"/>
                <table:data-pilot-member table:name="73,4" table:display="true" table:show-details="true"/>
                <table:data-pilot-member table:name="73,44" table:display="true" table:show-details="true"/>
                <table:data-pilot-member table:name="73,5" table:display="true" table:show-details="true"/>
                <table:data-pilot-member table:name="73,6" table:display="true" table:show-details="true"/>
                <table:data-pilot-member table:name="73,63" table:display="true" table:show-details="true"/>
                <table:data-pilot-member table:name="73,67" table:display="true" table:show-details="true"/>
                <table:data-pilot-member table:name="74" table:display="true" table:show-details="true"/>
                <table:data-pilot-member table:name="74,02" table:display="true" table:show-details="true"/>
                <table:data-pilot-member table:name="74,05" table:display="true" table:show-details="true"/>
                <table:data-pilot-member table:name="74,26" table:display="true" table:show-details="true"/>
                <table:data-pilot-member table:name="74,28" table:display="true" table:show-details="true"/>
                <table:data-pilot-member table:name="74,29" table:display="true" table:show-details="true"/>
                <table:data-pilot-member table:name="74,3" table:display="true" table:show-details="true"/>
                <table:data-pilot-member table:name="74,36" table:display="true" table:show-details="true"/>
                <table:data-pilot-member table:name="74,4" table:display="true" table:show-details="true"/>
                <table:data-pilot-member table:name="74,6" table:display="true" table:show-details="true"/>
                <table:data-pilot-member table:name="74,64" table:display="true" table:show-details="true"/>
                <table:data-pilot-member table:name="74,7" table:display="true" table:show-details="true"/>
                <table:data-pilot-member table:name="74,76" table:display="true" table:show-details="true"/>
                <table:data-pilot-member table:name="74,95" table:display="true" table:show-details="true"/>
                <table:data-pilot-member table:name="75" table:display="true" table:show-details="true"/>
                <table:data-pilot-member table:name="75,07" table:display="true" table:show-details="true"/>
                <table:data-pilot-member table:name="75,2" table:display="true" table:show-details="true"/>
                <table:data-pilot-member table:name="75,4" table:display="true" table:show-details="true"/>
                <table:data-pilot-member table:name="75,42" table:display="true" table:show-details="true"/>
                <table:data-pilot-member table:name="75,48" table:display="true" table:show-details="true"/>
                <table:data-pilot-member table:name="75,6" table:display="true" table:show-details="true"/>
                <table:data-pilot-member table:name="75,76" table:display="true" table:show-details="true"/>
                <table:data-pilot-member table:name="75,8" table:display="true" table:show-details="true"/>
                <table:data-pilot-member table:name="75,9" table:display="true" table:show-details="true"/>
                <table:data-pilot-member table:name="75,97" table:display="true" table:show-details="true"/>
                <table:data-pilot-member table:name="75,98" table:display="true" table:show-details="true"/>
                <table:data-pilot-member table:name="76,19" table:display="true" table:show-details="true"/>
                <table:data-pilot-member table:name="76,21" table:display="true" table:show-details="true"/>
                <table:data-pilot-member table:name="76,26" table:display="true" table:show-details="true"/>
                <table:data-pilot-member table:name="76,54" table:display="true" table:show-details="true"/>
                <table:data-pilot-member table:name="76,6" table:display="true" table:show-details="true"/>
                <table:data-pilot-member table:name="76,64" table:display="true" table:show-details="true"/>
                <table:data-pilot-member table:name="76,76" table:display="true" table:show-details="true"/>
                <table:data-pilot-member table:name="76,8" table:display="true" table:show-details="true"/>
                <table:data-pilot-member table:name="76,98" table:display="true" table:show-details="true"/>
                <table:data-pilot-member table:name="77,1" table:display="true" table:show-details="true"/>
                <table:data-pilot-member table:name="77,18" table:display="true" table:show-details="true"/>
                <table:data-pilot-member table:name="77,23" table:display="true" table:show-details="true"/>
                <table:data-pilot-member table:name="77,4" table:display="true" table:show-details="true"/>
                <table:data-pilot-member table:name="77,59" table:display="true" table:show-details="true"/>
                <table:data-pilot-member table:name="77,69" table:display="true" table:show-details="true"/>
                <table:data-pilot-member table:name="77,78" table:display="true" table:show-details="true"/>
                <table:data-pilot-member table:name="77,8" table:display="true" table:show-details="true"/>
                <table:data-pilot-member table:name="77,99" table:display="true" table:show-details="true"/>
                <table:data-pilot-member table:name="78,01" table:display="true" table:show-details="true"/>
                <table:data-pilot-member table:name="78,09" table:display="true" table:show-details="true"/>
                <table:data-pilot-member table:name="78,13" table:display="true" table:show-details="true"/>
                <table:data-pilot-member table:name="78,17" table:display="true" table:show-details="true"/>
                <table:data-pilot-member table:name="78,18" table:display="true" table:show-details="true"/>
                <table:data-pilot-member table:name="78,21" table:display="true" table:show-details="true"/>
                <table:data-pilot-member table:name="78,43" table:display="true" table:show-details="true"/>
                <table:data-pilot-member table:name="78,44" table:display="true" table:show-details="true"/>
                <table:data-pilot-member table:name="78,59" table:display="true" table:show-details="true"/>
                <table:data-pilot-member table:name="78,6" table:display="true" table:show-details="true"/>
                <table:data-pilot-member table:name="78,75" table:display="true" table:show-details="true"/>
                <table:data-pilot-member table:name="78,81" table:display="true" table:show-details="true"/>
                <table:data-pilot-member table:name="78,95" table:display="true" table:show-details="true"/>
                <table:data-pilot-member table:name="79" table:display="true" table:show-details="true"/>
                <table:data-pilot-member table:name="79,07" table:display="true" table:show-details="true"/>
                <table:data-pilot-member table:name="79,16" table:display="true" table:show-details="true"/>
                <table:data-pilot-member table:name="79,18" table:display="true" table:show-details="true"/>
                <table:data-pilot-member table:name="79,28" table:display="true" table:show-details="true"/>
                <table:data-pilot-member table:name="79,3" table:display="true" table:show-details="true"/>
                <table:data-pilot-member table:name="79,4" table:display="true" table:show-details="true"/>
                <table:data-pilot-member table:name="79,5" table:display="true" table:show-details="true"/>
                <table:data-pilot-member table:name="79,62" table:display="true" table:show-details="true"/>
                <table:data-pilot-member table:name="79,9" table:display="true" table:show-details="true"/>
                <table:data-pilot-member table:name="80" table:display="true" table:show-details="true"/>
                <table:data-pilot-member table:name="80,48" table:display="true" table:show-details="true"/>
                <table:data-pilot-member table:name="80,5" table:display="true" table:show-details="true"/>
                <table:data-pilot-member table:name="80,56" table:display="true" table:show-details="true"/>
                <table:data-pilot-member table:name="80,98" table:display="true" table:show-details="true"/>
                <table:data-pilot-member table:name="81" table:display="true" table:show-details="true"/>
                <table:data-pilot-member table:name="81,1" table:display="true" table:show-details="true"/>
                <table:data-pilot-member table:name="81,3" table:display="true" table:show-details="true"/>
                <table:data-pilot-member table:name="81,37" table:display="true" table:show-details="true"/>
                <table:data-pilot-member table:name="81,42" table:display="true" table:show-details="true"/>
                <table:data-pilot-member table:name="81,65" table:display="true" table:show-details="true"/>
                <table:data-pilot-member table:name="81,67" table:display="true" table:show-details="true"/>
                <table:data-pilot-member table:name="81,78" table:display="true" table:show-details="true"/>
                <table:data-pilot-member table:name="81,82" table:display="true" table:show-details="true"/>
                <table:data-pilot-member table:name="81,97" table:display="true" table:show-details="true"/>
                <table:data-pilot-member table:name="82" table:display="true" table:show-details="true"/>
                <table:data-pilot-member table:name="82,33" table:display="true" table:show-details="true"/>
                <table:data-pilot-member table:name="82,5" table:display="true" table:show-details="true"/>
                <table:data-pilot-member table:name="82,76" table:display="true" table:show-details="true"/>
                <table:data-pilot-member table:name="83" table:display="true" table:show-details="true"/>
                <table:data-pilot-member table:name="83,06" table:display="true" table:show-details="true"/>
                <table:data-pilot-member table:name="83,16" table:display="true" table:show-details="true"/>
                <table:data-pilot-member table:name="83,27" table:display="true" table:show-details="true"/>
                <table:data-pilot-member table:name="83,36" table:display="true" table:show-details="true"/>
                <table:data-pilot-member table:name="83,4" table:display="true" table:show-details="true"/>
                <table:data-pilot-member table:name="83,57" table:display="true" table:show-details="true"/>
                <table:data-pilot-member table:name="83,81" table:display="true" table:show-details="true"/>
                <table:data-pilot-member table:name="83,93" table:display="true" table:show-details="true"/>
                <table:data-pilot-member table:name="83,98" table:display="true" table:show-details="true"/>
                <table:data-pilot-member table:name="84" table:display="true" table:show-details="true"/>
                <table:data-pilot-member table:name="84,06" table:display="true" table:show-details="true"/>
                <table:data-pilot-member table:name="84,3" table:display="true" table:show-details="true"/>
                <table:data-pilot-member table:name="84,33" table:display="true" table:show-details="true"/>
                <table:data-pilot-member table:name="84,5" table:display="true" table:show-details="true"/>
                <table:data-pilot-member table:name="84,52" table:display="true" table:show-details="true"/>
                <table:data-pilot-member table:name="84,59" table:display="true" table:show-details="true"/>
                <table:data-pilot-member table:name="84,64" table:display="true" table:show-details="true"/>
                <table:data-pilot-member table:name="84,75" table:display="true" table:show-details="true"/>
                <table:data-pilot-member table:name="84,83" table:display="true" table:show-details="true"/>
                <table:data-pilot-member table:name="84,9" table:display="true" table:show-details="true"/>
                <table:data-pilot-member table:name="85,27" table:display="true" table:show-details="true"/>
                <table:data-pilot-member table:name="85,28" table:display="true" table:show-details="true"/>
                <table:data-pilot-member table:name="85,4" table:display="true" table:show-details="true"/>
                <table:data-pilot-member table:name="85,45" table:display="true" table:show-details="true"/>
                <table:data-pilot-member table:name="85,8" table:display="true" table:show-details="true"/>
                <table:data-pilot-member table:name="86,1" table:display="true" table:show-details="true"/>
                <table:data-pilot-member table:name="86,21" table:display="true" table:show-details="true"/>
                <table:data-pilot-member table:name="86,22" table:display="true" table:show-details="true"/>
                <table:data-pilot-member table:name="86,28" table:display="true" table:show-details="true"/>
                <table:data-pilot-member table:name="86,53" table:display="true" table:show-details="true"/>
                <table:data-pilot-member table:name="86,87" table:display="true" table:show-details="true"/>
                <table:data-pilot-member table:name="87,02" table:display="true" table:show-details="true"/>
                <table:data-pilot-member table:name="87,36" table:display="true" table:show-details="true"/>
                <table:data-pilot-member table:name="87,49" table:display="true" table:show-details="true"/>
                <table:data-pilot-member table:name="87,69" table:display="true" table:show-details="true"/>
                <table:data-pilot-member table:name="87,8" table:display="true" table:show-details="true"/>
                <table:data-pilot-member table:name="88" table:display="true" table:show-details="true"/>
                <table:data-pilot-member table:name="88,16" table:display="true" table:show-details="true"/>
                <table:data-pilot-member table:name="88,68" table:display="true" table:show-details="true"/>
                <table:data-pilot-member table:name="88,79" table:display="true" table:show-details="true"/>
                <table:data-pilot-member table:name="89,06" table:display="true" table:show-details="true"/>
                <table:data-pilot-member table:name="89,08" table:display="true" table:show-details="true"/>
                <table:data-pilot-member table:name="89,22" table:display="true" table:show-details="true"/>
                <table:data-pilot-member table:name="89,24" table:display="true" table:show-details="true"/>
                <table:data-pilot-member table:name="89,26" table:display="true" table:show-details="true"/>
                <table:data-pilot-member table:name="89,4" table:display="true" table:show-details="true"/>
                <table:data-pilot-member table:name="89,5" table:display="true" table:show-details="true"/>
                <table:data-pilot-member table:name="90" table:display="true" table:show-details="true"/>
                <table:data-pilot-member table:name="90,25" table:display="true" table:show-details="true"/>
                <table:data-pilot-member table:name="90,3" table:display="true" table:show-details="true"/>
                <table:data-pilot-member table:name="90,33" table:display="true" table:show-details="true"/>
                <table:data-pilot-member table:name="90,5" table:display="true" table:show-details="true"/>
                <table:data-pilot-member table:name="91,05" table:display="true" table:show-details="true"/>
                <table:data-pilot-member table:name="91,16" table:display="true" table:show-details="true"/>
                <table:data-pilot-member table:name="91,21" table:display="true" table:show-details="true"/>
                <table:data-pilot-member table:name="91,24" table:display="true" table:show-details="true"/>
                <table:data-pilot-member table:name="91,32" table:display="true" table:show-details="true"/>
                <table:data-pilot-member table:name="91,43" table:display="true" table:show-details="true"/>
                <table:data-pilot-member table:name="91,44" table:display="true" table:show-details="true"/>
                <table:data-pilot-member table:name="91,78" table:display="true" table:show-details="true"/>
                <table:data-pilot-member table:name="91,8" table:display="true" table:show-details="true"/>
                <table:data-pilot-member table:name="91,9" table:display="true" table:show-details="true"/>
                <table:data-pilot-member table:name="92" table:display="true" table:show-details="true"/>
                <table:data-pilot-member table:name="92,25" table:display="true" table:show-details="true"/>
                <table:data-pilot-member table:name="92,38" table:display="true" table:show-details="true"/>
                <table:data-pilot-member table:name="92,5" table:display="true" table:show-details="true"/>
                <table:data-pilot-member table:name="92,61" table:display="true" table:show-details="true"/>
                <table:data-pilot-member table:name="92,7" table:display="true" table:show-details="true"/>
                <table:data-pilot-member table:name="93,03" table:display="true" table:show-details="true"/>
                <table:data-pilot-member table:name="93,3" table:display="true" table:show-details="true"/>
                <table:data-pilot-member table:name="93,4" table:display="true" table:show-details="true"/>
                <table:data-pilot-member table:name="93,64" table:display="true" table:show-details="true"/>
                <table:data-pilot-member table:name="93,71" table:display="true" table:show-details="true"/>
                <table:data-pilot-member table:name="93,76" table:display="true" table:show-details="true"/>
                <table:data-pilot-member table:name="93,94" table:display="true" table:show-details="true"/>
                <table:data-pilot-member table:name="93,97" table:display="true" table:show-details="true"/>
                <table:data-pilot-member table:name="94,1" table:display="true" table:show-details="true"/>
                <table:data-pilot-member table:name="94,12" table:display="true" table:show-details="true"/>
                <table:data-pilot-member table:name="94,5" table:display="true" table:show-details="true"/>
                <table:data-pilot-member table:name="94,57" table:display="true" table:show-details="true"/>
                <table:data-pilot-member table:name="94,7" table:display="true" table:show-details="true"/>
                <table:data-pilot-member table:name="94,8" table:display="true" table:show-details="true"/>
                <table:data-pilot-member table:name="95,05" table:display="true" table:show-details="true"/>
                <table:data-pilot-member table:name="95,07" table:display="true" table:show-details="true"/>
                <table:data-pilot-member table:name="95,5" table:display="true" table:show-details="true"/>
                <table:data-pilot-member table:name="95,63" table:display="true" table:show-details="true"/>
                <table:data-pilot-member table:name="95,83" table:display="true" table:show-details="true"/>
                <table:data-pilot-member table:name="95,89" table:display="true" table:show-details="true"/>
                <table:data-pilot-member table:name="96" table:display="true" table:show-details="true"/>
                <table:data-pilot-member table:name="96,12" table:display="true" table:show-details="true"/>
                <table:data-pilot-member table:name="96,14" table:display="true" table:show-details="true"/>
                <table:data-pilot-member table:name="96,19" table:display="true" table:show-details="true"/>
                <table:data-pilot-member table:name="96,3" table:display="true" table:show-details="true"/>
                <table:data-pilot-member table:name="96,47" table:display="true" table:show-details="true"/>
                <table:data-pilot-member table:name="96,69" table:display="true" table:show-details="true"/>
                <table:data-pilot-member table:name="96,82" table:display="true" table:show-details="true"/>
                <table:data-pilot-member table:name="96,84" table:display="true" table:show-details="true"/>
                <table:data-pilot-member table:name="97,01" table:display="true" table:show-details="true"/>
                <table:data-pilot-member table:name="97,11" table:display="true" table:show-details="true"/>
                <table:data-pilot-member table:name="97,2" table:display="true" table:show-details="true"/>
                <table:data-pilot-member table:name="97,27" table:display="true" table:show-details="true"/>
                <table:data-pilot-member table:name="97,47" table:display="true" table:show-details="true"/>
                <table:data-pilot-member table:name="97,49" table:display="true" table:show-details="true"/>
                <table:data-pilot-member table:name="97,67" table:display="true" table:show-details="true"/>
                <table:data-pilot-member table:name="97,77" table:display="true" table:show-details="true"/>
                <table:data-pilot-member table:name="97,78" table:display="true" table:show-details="true"/>
                <table:data-pilot-member table:name="97,98" table:display="true" table:show-details="true"/>
                <table:data-pilot-member table:name="98" table:display="true" table:show-details="true"/>
                <table:data-pilot-member table:name="98,08" table:display="true" table:show-details="true"/>
                <table:data-pilot-member table:name="98,5" table:display="true" table:show-details="true"/>
                <table:data-pilot-member table:name="98,71" table:display="true" table:show-details="true"/>
                <table:data-pilot-member table:name="98,87" table:display="true" table:show-details="true"/>
                <table:data-pilot-member table:name="99" table:display="true" table:show-details="true"/>
                <table:data-pilot-member table:name="99,26" table:display="true" table:show-details="true"/>
                <table:data-pilot-member table:name="99,38" table:display="true" table:show-details="true"/>
                <table:data-pilot-member table:name="99,4" table:display="true" table:show-details="true"/>
                <table:data-pilot-member table:name="99,5" table:display="true" table:show-details="true"/>
                <table:data-pilot-member table:name="99,57" table:display="true" table:show-details="true"/>
                <table:data-pilot-member table:name="99,6" table:display="true" table:show-details="true"/>
                <table:data-pilot-member table:name="99,9" table:display="true" table:show-details="true"/>
                <table:data-pilot-member table:name="100,18" table:display="true" table:show-details="true"/>
                <table:data-pilot-member table:name="100,22" table:display="true" table:show-details="true"/>
                <table:data-pilot-member table:name="100,26" table:display="true" table:show-details="true"/>
                <table:data-pilot-member table:name="100,35" table:display="true" table:show-details="true"/>
                <table:data-pilot-member table:name="100,54" table:display="true" table:show-details="true"/>
                <table:data-pilot-member table:name="100,8" table:display="true" table:show-details="true"/>
                <table:data-pilot-member table:name="100,89" table:display="true" table:show-details="true"/>
                <table:data-pilot-member table:name="101,5" table:display="true" table:show-details="true"/>
                <table:data-pilot-member table:name="101,74" table:display="true" table:show-details="true"/>
                <table:data-pilot-member table:name="101,87" table:display="true" table:show-details="true"/>
                <table:data-pilot-member table:name="102,09" table:display="true" table:show-details="true"/>
                <table:data-pilot-member table:name="102,22" table:display="true" table:show-details="true"/>
                <table:data-pilot-member table:name="102,46" table:display="true" table:show-details="true"/>
                <table:data-pilot-member table:name="102,49" table:display="true" table:show-details="true"/>
                <table:data-pilot-member table:name="102,79" table:display="true" table:show-details="true"/>
                <table:data-pilot-member table:name="103,4" table:display="true" table:show-details="true"/>
                <table:data-pilot-member table:name="103,5" table:display="true" table:show-details="true"/>
                <table:data-pilot-member table:name="103,6" table:display="true" table:show-details="true"/>
                <table:data-pilot-member table:name="103,76" table:display="true" table:show-details="true"/>
                <table:data-pilot-member table:name="103,88" table:display="true" table:show-details="true"/>
                <table:data-pilot-member table:name="104" table:display="true" table:show-details="true"/>
                <table:data-pilot-member table:name="104,2" table:display="true" table:show-details="true"/>
                <table:data-pilot-member table:name="104,39" table:display="true" table:show-details="true"/>
                <table:data-pilot-member table:name="104,4" table:display="true" table:show-details="true"/>
                <table:data-pilot-member table:name="104,5" table:display="true" table:show-details="true"/>
                <table:data-pilot-member table:name="104,64" table:display="true" table:show-details="true"/>
                <table:data-pilot-member table:name="104,96" table:display="true" table:show-details="true"/>
                <table:data-pilot-member table:name="105" table:display="true" table:show-details="true"/>
                <table:data-pilot-member table:name="105,04" table:display="true" table:show-details="true"/>
                <table:data-pilot-member table:name="105,63" table:display="true" table:show-details="true"/>
                <table:data-pilot-member table:name="105,69" table:display="true" table:show-details="true"/>
                <table:data-pilot-member table:name="105,7" table:display="true" table:show-details="true"/>
                <table:data-pilot-member table:name="105,8" table:display="true" table:show-details="true"/>
                <table:data-pilot-member table:name="106,03" table:display="true" table:show-details="true"/>
                <table:data-pilot-member table:name="106,08" table:display="true" table:show-details="true"/>
                <table:data-pilot-member table:name="106,11" table:display="true" table:show-details="true"/>
                <table:data-pilot-member table:name="106,25" table:display="true" table:show-details="true"/>
                <table:data-pilot-member table:name="106,35" table:display="true" table:show-details="true"/>
                <table:data-pilot-member table:name="106,38" table:display="true" table:show-details="true"/>
                <table:data-pilot-member table:name="106,49" table:display="true" table:show-details="true"/>
                <table:data-pilot-member table:name="106,53" table:display="true" table:show-details="true"/>
                <table:data-pilot-member table:name="106,7" table:display="true" table:show-details="true"/>
                <table:data-pilot-member table:name="106,84" table:display="true" table:show-details="true"/>
                <table:data-pilot-member table:name="106,91" table:display="true" table:show-details="true"/>
                <table:data-pilot-member table:name="106,96" table:display="true" table:show-details="true"/>
                <table:data-pilot-member table:name="106,97" table:display="true" table:show-details="true"/>
                <table:data-pilot-member table:name="106,98" table:display="true" table:show-details="true"/>
                <table:data-pilot-member table:name="107,08" table:display="true" table:show-details="true"/>
                <table:data-pilot-member table:name="107,15" table:display="true" table:show-details="true"/>
                <table:data-pilot-member table:name="107,48" table:display="true" table:show-details="true"/>
                <table:data-pilot-member table:name="107,8" table:display="true" table:show-details="true"/>
                <table:data-pilot-member table:name="108,12" table:display="true" table:show-details="true"/>
                <table:data-pilot-member table:name="108,2" table:display="true" table:show-details="true"/>
                <table:data-pilot-member table:name="108,25" table:display="true" table:show-details="true"/>
                <table:data-pilot-member table:name="108,7" table:display="true" table:show-details="true"/>
                <table:data-pilot-member table:name="109,15" table:display="true" table:show-details="true"/>
                <table:data-pilot-member table:name="109,2" table:display="true" table:show-details="true"/>
                <table:data-pilot-member table:name="109,3" table:display="true" table:show-details="true"/>
                <table:data-pilot-member table:name="109,5" table:display="true" table:show-details="true"/>
                <table:data-pilot-member table:name="109,61" table:display="true" table:show-details="true"/>
                <table:data-pilot-member table:name="109,76" table:display="true" table:show-details="true"/>
                <table:data-pilot-member table:name="109,8" table:display="true" table:show-details="true"/>
                <table:data-pilot-member table:name="109,83" table:display="true" table:show-details="true"/>
                <table:data-pilot-member table:name="109,89" table:display="true" table:show-details="true"/>
                <table:data-pilot-member table:name="110" table:display="true" table:show-details="true"/>
                <table:data-pilot-member table:name="110,16" table:display="true" table:show-details="true"/>
                <table:data-pilot-member table:name="110,2" table:display="true" table:show-details="true"/>
                <table:data-pilot-member table:name="110,94" table:display="true" table:show-details="true"/>
                <table:data-pilot-member table:name="111" table:display="true" table:show-details="true"/>
                <table:data-pilot-member table:name="111,41" table:display="true" table:show-details="true"/>
                <table:data-pilot-member table:name="111,8" table:display="true" table:show-details="true"/>
                <table:data-pilot-member table:name="112,12" table:display="true" table:show-details="true"/>
                <table:data-pilot-member table:name="112,28" table:display="true" table:show-details="true"/>
                <table:data-pilot-member table:name="112,92" table:display="true" table:show-details="true"/>
                <table:data-pilot-member table:name="113,26" table:display="true" table:show-details="true"/>
                <table:data-pilot-member table:name="113,3" table:display="true" table:show-details="true"/>
                <table:data-pilot-member table:name="113,38" table:display="true" table:show-details="true"/>
                <table:data-pilot-member table:name="113,5" table:display="true" table:show-details="true"/>
                <table:data-pilot-member table:name="113,68" table:display="true" table:show-details="true"/>
                <table:data-pilot-member table:name="114" table:display="true" table:show-details="true"/>
                <table:data-pilot-member table:name="114,02" table:display="true" table:show-details="true"/>
                <table:data-pilot-member table:name="114,08" table:display="true" table:show-details="true"/>
                <table:data-pilot-member table:name="114,12" table:display="true" table:show-details="true"/>
                <table:data-pilot-member table:name="114,2" table:display="true" table:show-details="true"/>
                <table:data-pilot-member table:name="114,7" table:display="true" table:show-details="true"/>
                <table:data-pilot-member table:name="114,87" table:display="true" table:show-details="true"/>
                <table:data-pilot-member table:name="115,12" table:display="true" table:show-details="true"/>
                <table:data-pilot-member table:name="115,32" table:display="true" table:show-details="true"/>
                <table:data-pilot-member table:name="115,49" table:display="true" table:show-details="true"/>
                <table:data-pilot-member table:name="115,5" table:display="true" table:show-details="true"/>
                <table:data-pilot-member table:name="115,59" table:display="true" table:show-details="true"/>
                <table:data-pilot-member table:name="116,21" table:display="true" table:show-details="true"/>
                <table:data-pilot-member table:name="116,27" table:display="true" table:show-details="true"/>
                <table:data-pilot-member table:name="116,29" table:display="true" table:show-details="true"/>
                <table:data-pilot-member table:name="116,46" table:display="true" table:show-details="true"/>
                <table:data-pilot-member table:name="116,6" table:display="true" table:show-details="true"/>
                <table:data-pilot-member table:name="116,89" table:display="true" table:show-details="true"/>
                <table:data-pilot-member table:name="116,95" table:display="true" table:show-details="true"/>
                <table:data-pilot-member table:name="117,39" table:display="true" table:show-details="true"/>
                <table:data-pilot-member table:name="117,4" table:display="true" table:show-details="true"/>
                <table:data-pilot-member table:name="117,53" table:display="true" table:show-details="true"/>
                <table:data-pilot-member table:name="117,82" table:display="true" table:show-details="true"/>
                <table:data-pilot-member table:name="117,9" table:display="true" table:show-details="true"/>
                <table:data-pilot-member table:name="118,01" table:display="true" table:show-details="true"/>
                <table:data-pilot-member table:name="118,11" table:display="true" table:show-details="true"/>
                <table:data-pilot-member table:name="118,2" table:display="true" table:show-details="true"/>
                <table:data-pilot-member table:name="118,24" table:display="true" table:show-details="true"/>
                <table:data-pilot-member table:name="118,48" table:display="true" table:show-details="true"/>
                <table:data-pilot-member table:name="118,68" table:display="true" table:show-details="true"/>
                <table:data-pilot-member table:name="118,9" table:display="true" table:show-details="true"/>
                <table:data-pilot-member table:name="119,3" table:display="true" table:show-details="true"/>
                <table:data-pilot-member table:name="119,4" table:display="true" table:show-details="true"/>
                <table:data-pilot-member table:name="119,41" table:display="true" table:show-details="true"/>
                <table:data-pilot-member table:name="120" table:display="true" table:show-details="true"/>
                <table:data-pilot-member table:name="120,1" table:display="true" table:show-details="true"/>
                <table:data-pilot-member table:name="120,59" table:display="true" table:show-details="true"/>
                <table:data-pilot-member table:name="121,05" table:display="true" table:show-details="true"/>
                <table:data-pilot-member table:name="121,07" table:display="true" table:show-details="true"/>
                <table:data-pilot-member table:name="121,13" table:display="true" table:show-details="true"/>
                <table:data-pilot-member table:name="121,21" table:display="true" table:show-details="true"/>
                <table:data-pilot-member table:name="121,28" table:display="true" table:show-details="true"/>
                <table:data-pilot-member table:name="121,3" table:display="true" table:show-details="true"/>
                <table:data-pilot-member table:name="121,4" table:display="true" table:show-details="true"/>
                <table:data-pilot-member table:name="122,2" table:display="true" table:show-details="true"/>
                <table:data-pilot-member table:name="122,28" table:display="true" table:show-details="true"/>
                <table:data-pilot-member table:name="122,38" table:display="true" table:show-details="true"/>
                <table:data-pilot-member table:name="122,44" table:display="true" table:show-details="true"/>
                <table:data-pilot-member table:name="123,2" table:display="true" table:show-details="true"/>
                <table:data-pilot-member table:name="123,51" table:display="true" table:show-details="true"/>
                <table:data-pilot-member table:name="123,61" table:display="true" table:show-details="true"/>
                <table:data-pilot-member table:name="123,99" table:display="true" table:show-details="true"/>
                <table:data-pilot-member table:name="124,13" table:display="true" table:show-details="true"/>
                <table:data-pilot-member table:name="124,17" table:display="true" table:show-details="true"/>
                <table:data-pilot-member table:name="124,2" table:display="true" table:show-details="true"/>
                <table:data-pilot-member table:name="124,5" table:display="true" table:show-details="true"/>
                <table:data-pilot-member table:name="124,66" table:display="true" table:show-details="true"/>
                <table:data-pilot-member table:name="124,76" table:display="true" table:show-details="true"/>
                <table:data-pilot-member table:name="124,78" table:display="true" table:show-details="true"/>
                <table:data-pilot-member table:name="124,94" table:display="true" table:show-details="true"/>
                <table:data-pilot-member table:name="125,12" table:display="true" table:show-details="true"/>
                <table:data-pilot-member table:name="125,46" table:display="true" table:show-details="true"/>
                <table:data-pilot-member table:name="125,5" table:display="true" table:show-details="true"/>
                <table:data-pilot-member table:name="125,6" table:display="true" table:show-details="true"/>
                <table:data-pilot-member table:name="125,63" table:display="true" table:show-details="true"/>
                <table:data-pilot-member table:name="125,69" table:display="true" table:show-details="true"/>
                <table:data-pilot-member table:name="125,93" table:display="true" table:show-details="true"/>
                <table:data-pilot-member table:name="126,13" table:display="true" table:show-details="true"/>
                <table:data-pilot-member table:name="126,15" table:display="true" table:show-details="true"/>
                <table:data-pilot-member table:name="126,3" table:display="true" table:show-details="true"/>
                <table:data-pilot-member table:name="126,4" table:display="true" table:show-details="true"/>
                <table:data-pilot-member table:name="126,51" table:display="true" table:show-details="true"/>
                <table:data-pilot-member table:name="126,68" table:display="true" table:show-details="true"/>
                <table:data-pilot-member table:name="126,8" table:display="true" table:show-details="true"/>
                <table:data-pilot-member table:name="126,91" table:display="true" table:show-details="true"/>
                <table:data-pilot-member table:name="127,08" table:display="true" table:show-details="true"/>
                <table:data-pilot-member table:name="127,21" table:display="true" table:show-details="true"/>
                <table:data-pilot-member table:name="127,38" table:display="true" table:show-details="true"/>
                <table:data-pilot-member table:name="127,4" table:display="true" table:show-details="true"/>
                <table:data-pilot-member table:name="127,57" table:display="true" table:show-details="true"/>
                <table:data-pilot-member table:name="128" table:display="true" table:show-details="true"/>
                <table:data-pilot-member table:name="128,47" table:display="true" table:show-details="true"/>
                <table:data-pilot-member table:name="128,79" table:display="true" table:show-details="true"/>
                <table:data-pilot-member table:name="129,35" table:display="true" table:show-details="true"/>
                <table:data-pilot-member table:name="129,48" table:display="true" table:show-details="true"/>
                <table:data-pilot-member table:name="129,52" table:display="true" table:show-details="true"/>
                <table:data-pilot-member table:name="129,69" table:display="true" table:show-details="true"/>
                <table:data-pilot-member table:name="130,2" table:display="true" table:show-details="true"/>
                <table:data-pilot-member table:name="130,56" table:display="true" table:show-details="true"/>
                <table:data-pilot-member table:name="131,49" table:display="true" table:show-details="true"/>
                <table:data-pilot-member table:name="131,6" table:display="true" table:show-details="true"/>
                <table:data-pilot-member table:name="131,68" table:display="true" table:show-details="true"/>
                <table:data-pilot-member table:name="132,4" table:display="true" table:show-details="true"/>
                <table:data-pilot-member table:name="132,43" table:display="true" table:show-details="true"/>
                <table:data-pilot-member table:name="132,63" table:display="true" table:show-details="true"/>
                <table:data-pilot-member table:name="132,69" table:display="true" table:show-details="true"/>
                <table:data-pilot-member table:name="132,83" table:display="true" table:show-details="true"/>
                <table:data-pilot-member table:name="132,85" table:display="true" table:show-details="true"/>
                <table:data-pilot-member table:name="132,86" table:display="true" table:show-details="true"/>
                <table:data-pilot-member table:name="133,13" table:display="true" table:show-details="true"/>
                <table:data-pilot-member table:name="133,33" table:display="true" table:show-details="true"/>
                <table:data-pilot-member table:name="133,4" table:display="true" table:show-details="true"/>
                <table:data-pilot-member table:name="134" table:display="true" table:show-details="true"/>
                <table:data-pilot-member table:name="134,08" table:display="true" table:show-details="true"/>
                <table:data-pilot-member table:name="134,53" table:display="true" table:show-details="true"/>
                <table:data-pilot-member table:name="134,6" table:display="true" table:show-details="true"/>
                <table:data-pilot-member table:name="135,21" table:display="true" table:show-details="true"/>
                <table:data-pilot-member table:name="135,27" table:display="true" table:show-details="true"/>
                <table:data-pilot-member table:name="135,44" table:display="true" table:show-details="true"/>
                <table:data-pilot-member table:name="135,56" table:display="true" table:show-details="true"/>
                <table:data-pilot-member table:name="135,71" table:display="true" table:show-details="true"/>
                <table:data-pilot-member table:name="135,9" table:display="true" table:show-details="true"/>
                <table:data-pilot-member table:name="135,95" table:display="true" table:show-details="true"/>
                <table:data-pilot-member table:name="136" table:display="true" table:show-details="true"/>
                <table:data-pilot-member table:name="136,22" table:display="true" table:show-details="true"/>
                <table:data-pilot-member table:name="137,05" table:display="true" table:show-details="true"/>
                <table:data-pilot-member table:name="137,5" table:display="true" table:show-details="true"/>
                <table:data-pilot-member table:name="137,81" table:display="true" table:show-details="true"/>
                <table:data-pilot-member table:name="138" table:display="true" table:show-details="true"/>
                <table:data-pilot-member table:name="138,3" table:display="true" table:show-details="true"/>
                <table:data-pilot-member table:name="138,53" table:display="true" table:show-details="true"/>
                <table:data-pilot-member table:name="138,92" table:display="true" table:show-details="true"/>
                <table:data-pilot-member table:name="138,95" table:display="true" table:show-details="true"/>
                <table:data-pilot-member table:name="139,05" table:display="true" table:show-details="true"/>
                <table:data-pilot-member table:name="139,2" table:display="true" table:show-details="true"/>
                <table:data-pilot-member table:name="139,32" table:display="true" table:show-details="true"/>
                <table:data-pilot-member table:name="139,6" table:display="true" table:show-details="true"/>
                <table:data-pilot-member table:name="139,92" table:display="true" table:show-details="true"/>
                <table:data-pilot-member table:name="140,1" table:display="true" table:show-details="true"/>
                <table:data-pilot-member table:name="140,14" table:display="true" table:show-details="true"/>
                <table:data-pilot-member table:name="140,79" table:display="true" table:show-details="true"/>
                <table:data-pilot-member table:name="141,08" table:display="true" table:show-details="true"/>
                <table:data-pilot-member table:name="141,3" table:display="true" table:show-details="true"/>
                <table:data-pilot-member table:name="141,42" table:display="true" table:show-details="true"/>
                <table:data-pilot-member table:name="141,46" table:display="true" table:show-details="true"/>
                <table:data-pilot-member table:name="141,7" table:display="true" table:show-details="true"/>
                <table:data-pilot-member table:name="142,4" table:display="true" table:show-details="true"/>
                <table:data-pilot-member table:name="142,96" table:display="true" table:show-details="true"/>
                <table:data-pilot-member table:name="143,28" table:display="true" table:show-details="true"/>
                <table:data-pilot-member table:name="143,97" table:display="true" table:show-details="true"/>
                <table:data-pilot-member table:name="144,32" table:display="true" table:show-details="true"/>
                <table:data-pilot-member table:name="144,7" table:display="true" table:show-details="true"/>
                <table:data-pilot-member table:name="144,74" table:display="true" table:show-details="true"/>
                <table:data-pilot-member table:name="144,8" table:display="true" table:show-details="true"/>
                <table:data-pilot-member table:name="145,01" table:display="true" table:show-details="true"/>
                <table:data-pilot-member table:name="145,85" table:display="true" table:show-details="true"/>
                <table:data-pilot-member table:name="145,94" table:display="true" table:show-details="true"/>
                <table:data-pilot-member table:name="146,2" table:display="true" table:show-details="true"/>
                <table:data-pilot-member table:name="146,51" table:display="true" table:show-details="true"/>
                <table:data-pilot-member table:name="146,6" table:display="true" table:show-details="true"/>
                <table:data-pilot-member table:name="146,63" table:display="true" table:show-details="true"/>
                <table:data-pilot-member table:name="146,68" table:display="true" table:show-details="true"/>
                <table:data-pilot-member table:name="147,11" table:display="true" table:show-details="true"/>
                <table:data-pilot-member table:name="147,21" table:display="true" table:show-details="true"/>
                <table:data-pilot-member table:name="147,36" table:display="true" table:show-details="true"/>
                <table:data-pilot-member table:name="147,5" table:display="true" table:show-details="true"/>
                <table:data-pilot-member table:name="147,61" table:display="true" table:show-details="true"/>
                <table:data-pilot-member table:name="147,71" table:display="true" table:show-details="true"/>
                <table:data-pilot-member table:name="147,98" table:display="true" table:show-details="true"/>
                <table:data-pilot-member table:name="148,86" table:display="true" table:show-details="true"/>
                <table:data-pilot-member table:name="149,56" table:display="true" table:show-details="true"/>
                <table:data-pilot-member table:name="149,58" table:display="true" table:show-details="true"/>
                <table:data-pilot-member table:name="149,66" table:display="true" table:show-details="true"/>
                <table:data-pilot-member table:name="149,69" table:display="true" table:show-details="true"/>
                <table:data-pilot-member table:name="149,84" table:display="true" table:show-details="true"/>
                <table:data-pilot-member table:name="149,92" table:display="true" table:show-details="true"/>
                <table:data-pilot-member table:name="150" table:display="true" table:show-details="true"/>
                <table:data-pilot-member table:name="150,38" table:display="true" table:show-details="true"/>
                <table:data-pilot-member table:name="150,92" table:display="true" table:show-details="true"/>
                <table:data-pilot-member table:name="151,08" table:display="true" table:show-details="true"/>
                <table:data-pilot-member table:name="151,5" table:display="true" table:show-details="true"/>
                <table:data-pilot-member table:name="151,51" table:display="true" table:show-details="true"/>
                <table:data-pilot-member table:name="151,73" table:display="true" table:show-details="true"/>
                <table:data-pilot-member table:name="152" table:display="true" table:show-details="true"/>
                <table:data-pilot-member table:name="152,09" table:display="true" table:show-details="true"/>
                <table:data-pilot-member table:name="152,1" table:display="true" table:show-details="true"/>
                <table:data-pilot-member table:name="152,26" table:display="true" table:show-details="true"/>
                <table:data-pilot-member table:name="152,3" table:display="true" table:show-details="true"/>
                <table:data-pilot-member table:name="153,21" table:display="true" table:show-details="true"/>
                <table:data-pilot-member table:name="153,56" table:display="true" table:show-details="true"/>
                <table:data-pilot-member table:name="153,7" table:display="true" table:show-details="true"/>
                <table:data-pilot-member table:name="154,74" table:display="true" table:show-details="true"/>
                <table:data-pilot-member table:name="155,9" table:display="true" table:show-details="true"/>
                <table:data-pilot-member table:name="156" table:display="true" table:show-details="true"/>
                <table:data-pilot-member table:name="156,15" table:display="true" table:show-details="true"/>
                <table:data-pilot-member table:name="156,51" table:display="true" table:show-details="true"/>
                <table:data-pilot-member table:name="156,87" table:display="true" table:show-details="true"/>
                <table:data-pilot-member table:name="157" table:display="true" table:show-details="true"/>
                <table:data-pilot-member table:name="157,24" table:display="true" table:show-details="true"/>
                <table:data-pilot-member table:name="157,31" table:display="true" table:show-details="true"/>
                <table:data-pilot-member table:name="157,32" table:display="true" table:show-details="true"/>
                <table:data-pilot-member table:name="157,53" table:display="true" table:show-details="true"/>
                <table:data-pilot-member table:name="158" table:display="true" table:show-details="true"/>
                <table:data-pilot-member table:name="158,05" table:display="true" table:show-details="true"/>
                <table:data-pilot-member table:name="158,2" table:display="true" table:show-details="true"/>
                <table:data-pilot-member table:name="158,74" table:display="true" table:show-details="true"/>
                <table:data-pilot-member table:name="158,81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0,48" table:display="true" table:show-details="true"/>
                <table:data-pilot-member table:name="160,6" table:display="true" table:show-details="true"/>
                <table:data-pilot-member table:name="160,87" table:display="true" table:show-details="true"/>
                <table:data-pilot-member table:name="161,56" table:display="true" table:show-details="true"/>
                <table:data-pilot-member table:name="161,7" table:display="true" table:show-details="true"/>
                <table:data-pilot-member table:name="161,72" table:display="true" table:show-details="true"/>
                <table:data-pilot-member table:name="162" table:display="true" table:show-details="true"/>
                <table:data-pilot-member table:name="162,1" table:display="true" table:show-details="true"/>
                <table:data-pilot-member table:name="162,55" table:display="true" table:show-details="true"/>
                <table:data-pilot-member table:name="162,57" table:display="true" table:show-details="true"/>
                <table:data-pilot-member table:name="162,76" table:display="true" table:show-details="true"/>
                <table:data-pilot-member table:name="162,98" table:display="true" table:show-details="true"/>
                <table:data-pilot-member table:name="162,99" table:display="true" table:show-details="true"/>
                <table:data-pilot-member table:name="163,36" table:display="true" table:show-details="true"/>
                <table:data-pilot-member table:name="163,67" table:display="true" table:show-details="true"/>
                <table:data-pilot-member table:name="165,01" table:display="true" table:show-details="true"/>
                <table:data-pilot-member table:name="165,05" table:display="true" table:show-details="true"/>
                <table:data-pilot-member table:name="165,06" table:display="true" table:show-details="true"/>
                <table:data-pilot-member table:name="165,67" table:display="true" table:show-details="true"/>
                <table:data-pilot-member table:name="165,95" table:display="true" table:show-details="true"/>
                <table:data-pilot-member table:name="166,6" table:display="true" table:show-details="true"/>
                <table:data-pilot-member table:name="166,7" table:display="true" table:show-details="true"/>
                <table:data-pilot-member table:name="166,89" table:display="true" table:show-details="true"/>
                <table:data-pilot-member table:name="167,1" table:display="true" table:show-details="true"/>
                <table:data-pilot-member table:name="167,28" table:display="true" table:show-details="true"/>
                <table:data-pilot-member table:name="167,91" table:display="true" table:show-details="true"/>
                <table:data-pilot-member table:name="167,99" table:display="true" table:show-details="true"/>
                <table:data-pilot-member table:name="168,16" table:display="true" table:show-details="true"/>
                <table:data-pilot-member table:name="169,41" table:display="true" table:show-details="true"/>
                <table:data-pilot-member table:name="169,82" table:display="true" table:show-details="true"/>
                <table:data-pilot-member table:name="170,04" table:display="true" table:show-details="true"/>
                <table:data-pilot-member table:name="170,9" table:display="true" table:show-details="true"/>
                <table:data-pilot-member table:name="171,6" table:display="true" table:show-details="true"/>
                <table:data-pilot-member table:name="172,4" table:display="true" table:show-details="true"/>
                <table:data-pilot-member table:name="172,99" table:display="true" table:show-details="true"/>
                <table:data-pilot-member table:name="173,32" table:display="true" table:show-details="true"/>
                <table:data-pilot-member table:name="174,07" table:display="true" table:show-details="true"/>
                <table:data-pilot-member table:name="174,15" table:display="true" table:show-details="true"/>
                <table:data-pilot-member table:name="174,72" table:display="true" table:show-details="true"/>
                <table:data-pilot-member table:name="175,7" table:display="true" table:show-details="true"/>
                <table:data-pilot-member table:name="176,3" table:display="true" table:show-details="true"/>
                <table:data-pilot-member table:name="176,41" table:display="true" table:show-details="true"/>
                <table:data-pilot-member table:name="177,04" table:display="true" table:show-details="true"/>
                <table:data-pilot-member table:name="177,13" table:display="true" table:show-details="true"/>
                <table:data-pilot-member table:name="177,61" table:display="true" table:show-details="true"/>
                <table:data-pilot-member table:name="177,8" table:display="true" table:show-details="true"/>
                <table:data-pilot-member table:name="178,48" table:display="true" table:show-details="true"/>
                <table:data-pilot-member table:name="179,4" table:display="true" table:show-details="true"/>
                <table:data-pilot-member table:name="179,79" table:display="true" table:show-details="true"/>
                <table:data-pilot-member table:name="179,86" table:display="true" table:show-details="true"/>
                <table:data-pilot-member table:name="181,1" table:display="true" table:show-details="true"/>
                <table:data-pilot-member table:name="182,04" table:display="true" table:show-details="true"/>
                <table:data-pilot-member table:name="182,15" table:display="true" table:show-details="true"/>
                <table:data-pilot-member table:name="182,48" table:display="true" table:show-details="true"/>
                <table:data-pilot-member table:name="182,59" table:display="true" table:show-details="true"/>
                <table:data-pilot-member table:name="183,08" table:display="true" table:show-details="true"/>
                <table:data-pilot-member table:name="183,18" table:display="true" table:show-details="true"/>
                <table:data-pilot-member table:name="183,91" table:display="true" table:show-details="true"/>
                <table:data-pilot-member table:name="184,07" table:display="true" table:show-details="true"/>
                <table:data-pilot-member table:name="184,71" table:display="true" table:show-details="true"/>
                <table:data-pilot-member table:name="185,71" table:display="true" table:show-details="true"/>
                <table:data-pilot-member table:name="185,92" table:display="true" table:show-details="true"/>
                <table:data-pilot-member table:name="186,2" table:display="true" table:show-details="true"/>
                <table:data-pilot-member table:name="187,8" table:display="true" table:show-details="true"/>
                <table:data-pilot-member table:name="187,85" table:display="true" table:show-details="true"/>
                <table:data-pilot-member table:name="188,47" table:display="true" table:show-details="true"/>
                <table:data-pilot-member table:name="188,7" table:display="true" table:show-details="true"/>
                <table:data-pilot-member table:name="188,9" table:display="true" table:show-details="true"/>
                <table:data-pilot-member table:name="189,64" table:display="true" table:show-details="true"/>
                <table:data-pilot-member table:name="189,86" table:display="true" table:show-details="true"/>
                <table:data-pilot-member table:name="189,95" table:display="true" table:show-details="true"/>
                <table:data-pilot-member table:name="190,2" table:display="true" table:show-details="true"/>
                <table:data-pilot-member table:name="190,8" table:display="true" table:show-details="true"/>
                <table:data-pilot-member table:name="190,95" table:display="true" table:show-details="true"/>
                <table:data-pilot-member table:name="192,11" table:display="true" table:show-details="true"/>
                <table:data-pilot-member table:name="193,55" table:display="true" table:show-details="true"/>
                <table:data-pilot-member table:name="193,8" table:display="true" table:show-details="true"/>
                <table:data-pilot-member table:name="194,92" table:display="true" table:show-details="true"/>
                <table:data-pilot-member table:name="195,2" table:display="true" table:show-details="true"/>
                <table:data-pilot-member table:name="195,66" table:display="true" table:show-details="true"/>
                <table:data-pilot-member table:name="195,7" table:display="true" table:show-details="true"/>
                <table:data-pilot-member table:name="197,67" table:display="true" table:show-details="true"/>
                <table:data-pilot-member table:name="197,77" table:display="true" table:show-details="true"/>
                <table:data-pilot-member table:name="198,28" table:display="true" table:show-details="true"/>
                <table:data-pilot-member table:name="198,5" table:display="true" table:show-details="true"/>
                <table:data-pilot-member table:name="199,16" table:display="true" table:show-details="true"/>
                <table:data-pilot-member table:name="199,44" table:display="true" table:show-details="true"/>
                <table:data-pilot-member table:name="200,7" table:display="true" table:show-details="true"/>
                <table:data-pilot-member table:name="200,98" table:display="true" table:show-details="true"/>
                <table:data-pilot-member table:name="201,13" table:display="true" table:show-details="true"/>
                <table:data-pilot-member table:name="202,67" table:display="true" table:show-details="true"/>
                <table:data-pilot-member table:name="205,27" table:display="true" table:show-details="true"/>
                <table:data-pilot-member table:name="205,29" table:display="true" table:show-details="true"/>
                <table:data-pilot-member table:name="205,72" table:display="true" table:show-details="true"/>
                <table:data-pilot-member table:name="206,61" table:display="true" table:show-details="true"/>
                <table:data-pilot-member table:name="207,98" table:display="true" table:show-details="true"/>
                <table:data-pilot-member table:name="208,5" table:display="true" table:show-details="true"/>
                <table:data-pilot-member table:name="208,61" table:display="true" table:show-details="true"/>
                <table:data-pilot-member table:name="209,15" table:display="true" table:show-details="true"/>
                <table:data-pilot-member table:name="209,32" table:display="true" table:show-details="true"/>
                <table:data-pilot-member table:name="209,4" table:display="true" table:show-details="true"/>
                <table:data-pilot-member table:name="209,7" table:display="true" table:show-details="true"/>
                <table:data-pilot-member table:name="209,96" table:display="true" table:show-details="true"/>
                <table:data-pilot-member table:name="210,2" table:display="true" table:show-details="true"/>
                <table:data-pilot-member table:name="211,6" table:display="true" table:show-details="true"/>
                <table:data-pilot-member table:name="211,99" table:display="true" table:show-details="true"/>
                <table:data-pilot-member table:name="212,29" table:display="true" table:show-details="true"/>
                <table:data-pilot-member table:name="213,09" table:display="true" table:show-details="true"/>
                <table:data-pilot-member table:name="213,35" table:display="true" table:show-details="true"/>
                <table:data-pilot-member table:name="213,4" table:display="true" table:show-details="true"/>
                <table:data-pilot-member table:name="213,89" table:display="true" table:show-details="true"/>
                <table:data-pilot-member table:name="214,49" table:display="true" table:show-details="true"/>
                <table:data-pilot-member table:name="214,9" table:display="true" table:show-details="true"/>
                <table:data-pilot-member table:name="214,91" table:display="true" table:show-details="true"/>
                <table:data-pilot-member table:name="215,5" table:display="true" table:show-details="true"/>
                <table:data-pilot-member table:name="215,67" table:display="true" table:show-details="true"/>
                <table:data-pilot-member table:name="216,49" table:display="true" table:show-details="true"/>
                <table:data-pilot-member table:name="220,17" table:display="true" table:show-details="true"/>
                <table:data-pilot-member table:name="220,63" table:display="true" table:show-details="true"/>
                <table:data-pilot-member table:name="221" table:display="true" table:show-details="true"/>
                <table:data-pilot-member table:name="221,11" table:display="true" table:show-details="true"/>
                <table:data-pilot-member table:name="222,02" table:display="true" table:show-details="true"/>
                <table:data-pilot-member table:name="223,79" table:display="true" table:show-details="true"/>
                <table:data-pilot-member table:name="224,21" table:display="true" table:show-details="true"/>
                <table:data-pilot-member table:name="224,79" table:display="true" table:show-details="true"/>
                <table:data-pilot-member table:name="228,26" table:display="true" table:show-details="true"/>
                <table:data-pilot-member table:name="228,42" table:display="true" table:show-details="true"/>
                <table:data-pilot-member table:name="228,47" table:display="true" table:show-details="true"/>
                <table:data-pilot-member table:name="228,98" table:display="true" table:show-details="true"/>
                <table:data-pilot-member table:name="229,51" table:display="true" table:show-details="true"/>
                <table:data-pilot-member table:name="230,64" table:display="true" table:show-details="true"/>
                <table:data-pilot-member table:name="230,8" table:display="true" table:show-details="true"/>
                <table:data-pilot-member table:name="232,87" table:display="true" table:show-details="true"/>
                <table:data-pilot-member table:name="233,97" table:display="true" table:show-details="true"/>
                <table:data-pilot-member table:name="235,08" table:display="true" table:show-details="true"/>
                <table:data-pilot-member table:name="235,34" table:display="true" table:show-details="true"/>
                <table:data-pilot-member table:name="236,02" table:display="true" table:show-details="true"/>
                <table:data-pilot-member table:name="236,12" table:display="true" table:show-details="true"/>
                <table:data-pilot-member table:name="237,02" table:display="true" table:show-details="true"/>
                <table:data-pilot-member table:name="239,11" table:display="true" table:show-details="true"/>
                <table:data-pilot-member table:name="239,74" table:display="true" table:show-details="true"/>
                <table:data-pilot-member table:name="240,53" table:display="true" table:show-details="true"/>
                <table:data-pilot-member table:name="241,08" table:display="true" table:show-details="true"/>
                <table:data-pilot-member table:name="243,35" table:display="true" table:show-details="true"/>
                <table:data-pilot-member table:name="244,35" table:display="true" table:show-details="true"/>
                <table:data-pilot-member table:name="245,77" table:display="true" table:show-details="true"/>
                <table:data-pilot-member table:name="246,5" table:display="true" table:show-details="true"/>
                <table:data-pilot-member table:name="246,72" table:display="true" table:show-details="true"/>
                <table:data-pilot-member table:name="250,53" table:display="true" table:show-details="true"/>
                <table:data-pilot-member table:name="254,84" table:display="true" table:show-details="true"/>
                <table:data-pilot-member table:name="255,25" table:display="true" table:show-details="true"/>
                <table:data-pilot-member table:name="260,71" table:display="true" table:show-details="true"/>
                <table:data-pilot-member table:name="261,88" table:display="true" table:show-details="true"/>
                <table:data-pilot-member table:name="268,32" table:display="true" table:show-details="true"/>
                <table:data-pilot-member table:name="271,15" table:display="true" table:show-details="true"/>
                <table:data-pilot-member table:name="273,7" table:display="true" table:show-details="true"/>
                <table:data-pilot-member table:name="273,99" table:display="true" table:show-details="true"/>
                <table:data-pilot-member table:name="274,71" table:display="true" table:show-details="true"/>
                <table:data-pilot-member table:name="280,52" table:display="true" table:show-details="true"/>
                <table:data-pilot-member table:name="282,38" table:display="true" table:show-details="true"/>
                <table:data-pilot-member table:name="289" table:display="true" table:show-details="true"/>
                <table:data-pilot-member table:name="289,93" table:display="true" table:show-details="true"/>
                <table:data-pilot-member table:name="290,57" table:display="true" table:show-details="true"/>
                <table:data-pilot-member table:name="296,58" table:display="true" table:show-details="true"/>
                <table:data-pilot-member table:name="297,62" table:display="true" table:show-details="true"/>
                <table:data-pilot-member table:name="298,82" table:display="true" table:show-details="true"/>
                <table:data-pilot-member table:name="309,46" table:display="true" table:show-details="true"/>
                <table:data-pilot-member table:name="309,88" table:display="true" table:show-details="true"/>
                <table:data-pilot-member table:name="316,7" table:display="true" table:show-details="true"/>
                <table:data-pilot-member table:name="323,08" table:display="true" table:show-details="true"/>
                <table:data-pilot-member table:name="326,81" table:display="true" table:show-details="true"/>
                <table:data-pilot-member table:name="328,16" table:display="true" table:show-details="true"/>
                <table:data-pilot-member table:name="344,99" table:display="true" table:show-details="true"/>
                <table:data-pilot-member table:name="345" table:display="true" table:show-details="true"/>
                <table:data-pilot-member table:name="351,97" table:display="true" table:show-details="true"/>
                <table:data-pilot-member table:name="352,11" table:display="true" table:show-details="true"/>
                <table:data-pilot-member table:name="376,7" table:display="true" table:show-details="true"/>
                <table:data-pilot-member table:name="380,42" table:display="true" table:show-details="true"/>
                <table:data-pilot-member table:name="383,13" table:display="true" table:show-details="true"/>
                <table:data-pilot-member table:name="385,58" table:display="true" table:show-details="true"/>
                <table:data-pilot-member table:name="389,6" table:display="true" table:show-details="true"/>
                <table:data-pilot-member table:name="390,63" table:display="true" table:show-details="true"/>
                <table:data-pilot-member table:name="393,84" table:display="true" table:show-details="true"/>
                <table:data-pilot-member table:name="415,79" table:display="true" table:show-details="true"/>
                <table:data-pilot-member table:name="419,08" table:display="true" table:show-details="true"/>
                <table:data-pilot-member table:name="423,78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25,83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min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7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4" table:display="true" table:show-details="true"/>
                <table:data-pilot-member table:name="4,41" table:display="true" table:show-details="true"/>
                <table:data-pilot-member table:name="4,42" table:display="true" table:show-details="true"/>
                <table:data-pilot-member table:name="4,43" table:display="true" table:show-details="true"/>
                <table:data-pilot-member table:name="4,46" table:display="true" table:show-details="true"/>
                <table:data-pilot-member table:name="4,5" table:display="true" table:show-details="true"/>
                <table:data-pilot-member table:name="4,69" table:display="true" table:show-details="true"/>
                <table:data-pilot-member table:name="4,7" table:display="true" table:show-details="true"/>
                <table:data-pilot-member table:name="4,73" table:display="true" table:show-details="true"/>
                <table:data-pilot-member table:name="4,74" table:display="true" table:show-details="true"/>
                <table:data-pilot-member table:name="4,8" table:display="true" table:show-details="true"/>
                <table:data-pilot-member table:name="4,86" table:display="true" table:show-details="true"/>
                <table:data-pilot-member table:name="4,9" table:display="true" table:show-details="true"/>
                <table:data-pilot-member table:name="4,97" table:display="true" table:show-details="true"/>
                <table:data-pilot-member table:name="4,99" table:display="true" table:show-details="true"/>
                <table:data-pilot-member table:name="5" table:display="true" table:show-details="true"/>
                <table:data-pilot-member table:name="5,04" table:display="true" table:show-details="true"/>
                <table:data-pilot-member table:name="5,06" table:display="true" table:show-details="true"/>
                <table:data-pilot-member table:name="5,07" table:display="true" table:show-details="true"/>
                <table:data-pilot-member table:name="5,08" table:display="true" table:show-details="true"/>
                <table:data-pilot-member table:name="5,14" table:display="true" table:show-details="true"/>
                <table:data-pilot-member table:name="5,17" table:display="true" table:show-details="true"/>
                <table:data-pilot-member table:name="5,19" table:display="true" table:show-details="true"/>
                <table:data-pilot-member table:name="5,2" table:display="true" table:show-details="true"/>
                <table:data-pilot-member table:name="5,22" table:display="true" table:show-details="true"/>
                <table:data-pilot-member table:name="5,26" table:display="true" table:show-details="true"/>
                <table:data-pilot-member table:name="5,3" table:display="true" table:show-details="true"/>
                <table:data-pilot-member table:name="5,46" table:display="true" table:show-details="true"/>
                <table:data-pilot-member table:name="5,47" table:display="true" table:show-details="true"/>
                <table:data-pilot-member table:name="5,48" table:display="true" table:show-details="true"/>
                <table:data-pilot-member table:name="5,58" table:display="true" table:show-details="true"/>
                <table:data-pilot-member table:name="5,64" table:display="true" table:show-details="true"/>
                <table:data-pilot-member table:name="5,67" table:display="true" table:show-details="true"/>
                <table:data-pilot-member table:name="5,7" table:display="true" table:show-details="true"/>
                <table:data-pilot-member table:name="5,76" table:display="true" table:show-details="true"/>
                <table:data-pilot-member table:name="5,78" table:display="true" table:show-details="true"/>
                <table:data-pilot-member table:name="5,79" table:display="true" table:show-details="true"/>
                <table:data-pilot-member table:name="5,94" table:display="true" table:show-details="true"/>
                <table:data-pilot-member table:name="5,96" table:display="true" table:show-details="true"/>
                <table:data-pilot-member table:name="5,99" table:display="true" table:show-details="true"/>
                <table:data-pilot-member table:name="6" table:display="true" table:show-details="true"/>
                <table:data-pilot-member table:name="6,01" table:display="true" table:show-details="true"/>
                <table:data-pilot-member table:name="6,08" table:display="true" table:show-details="true"/>
                <table:data-pilot-member table:name="6,14" table:display="true" table:show-details="true"/>
                <table:data-pilot-member table:name="6,19" table:display="true" table:show-details="true"/>
                <table:data-pilot-member table:name="6,23" table:display="true" table:show-details="true"/>
                <table:data-pilot-member table:name="6,31" table:display="true" table:show-details="true"/>
                <table:data-pilot-member table:name="6,38" table:display="true" table:show-details="true"/>
                <table:data-pilot-member table:name="6,43" table:display="true" table:show-details="true"/>
                <table:data-pilot-member table:name="6,49" table:display="true" table:show-details="true"/>
                <table:data-pilot-member table:name="6,5" table:display="true" table:show-details="true"/>
                <table:data-pilot-member table:name="6,53" table:display="true" table:show-details="true"/>
                <table:data-pilot-member table:name="6,66" table:display="true" table:show-details="true"/>
                <table:data-pilot-member table:name="6,67" table:display="true" table:show-details="true"/>
                <table:data-pilot-member table:name="6,7" table:display="true" table:show-details="true"/>
                <table:data-pilot-member table:name="6,97" table:display="true" table:show-details="true"/>
                <table:data-pilot-member table:name="7" table:display="true" table:show-details="true"/>
                <table:data-pilot-member table:name="7,28" table:display="true" table:show-details="true"/>
                <table:data-pilot-member table:name="7,56" table:display="true" table:show-details="true"/>
                <table:data-pilot-member table:name="7,6" table:display="true" table:show-details="true"/>
                <table:data-pilot-member table:name="7,61" table:display="true" table:show-details="true"/>
                <table:data-pilot-member table:name="7,64" table:display="true" table:show-details="true"/>
                <table:data-pilot-member table:name="7,78" table:display="true" table:show-details="true"/>
                <table:data-pilot-member table:name="7,99" table:display="true" table:show-details="true"/>
                <table:data-pilot-member table:name="8" table:display="true" table:show-details="true"/>
                <table:data-pilot-member table:name="8,01" table:display="true" table:show-details="true"/>
                <table:data-pilot-member table:name="8,02" table:display="true" table:show-details="true"/>
                <table:data-pilot-member table:name="8,07" table:display="true" table:show-details="true"/>
                <table:data-pilot-member table:name="8,08" table:display="true" table:show-details="true"/>
                <table:data-pilot-member table:name="8,34" table:display="true" table:show-details="true"/>
                <table:data-pilot-member table:name="8,35" table:display="true" table:show-details="true"/>
                <table:data-pilot-member table:name="8,39" table:display="true" table:show-details="true"/>
                <table:data-pilot-member table:name="8,48" table:display="true" table:show-details="true"/>
                <table:data-pilot-member table:name="8,5" table:display="true" table:show-details="true"/>
                <table:data-pilot-member table:name="8,71" table:display="true" table:show-details="true"/>
                <table:data-pilot-member table:name="8,72" table:display="true" table:show-details="true"/>
                <table:data-pilot-member table:name="8,78" table:display="true" table:show-details="true"/>
                <table:data-pilot-member table:name="8,99" table:display="true" table:show-details="true"/>
                <table:data-pilot-member table:name="9" table:display="true" table:show-details="true"/>
                <table:data-pilot-member table:name="9,2" table:display="true" table:show-details="true"/>
                <table:data-pilot-member table:name="9,33" table:display="true" table:show-details="true"/>
                <table:data-pilot-member table:name="9,63" table:display="true" table:show-details="true"/>
                <table:data-pilot-member table:name="9,68" table:display="true" table:show-details="true"/>
                <table:data-pilot-member table:name="9,89" table:display="true" table:show-details="true"/>
                <table:data-pilot-member table:name="9,9" table:display="true" table:show-details="true"/>
                <table:data-pilot-member table:name="9,98" table:display="true" table:show-details="true"/>
                <table:data-pilot-member table:name="9,99" table:display="true" table:show-details="true"/>
                <table:data-pilot-member table:name="10" table:display="true" table:show-details="true"/>
                <table:data-pilot-member table:name="10,1" table:display="true" table:show-details="true"/>
                <table:data-pilot-member table:name="10,47" table:display="true" table:show-details="true"/>
                <table:data-pilot-member table:name="10,5" table:display="true" table:show-details="true"/>
                <table:data-pilot-member table:name="10,62" table:display="true" table:show-details="true"/>
                <table:data-pilot-member table:name="10,71" table:display="true" table:show-details="true"/>
                <table:data-pilot-member table:name="10,77" table:display="true" table:show-details="true"/>
                <table:data-pilot-member table:name="10,8" table:display="true" table:show-details="true"/>
                <table:data-pilot-member table:name="10,81" table:display="true" table:show-details="true"/>
                <table:data-pilot-member table:name="10,84" table:display="true" table:show-details="true"/>
                <table:data-pilot-member table:name="10,86" table:display="true" table:show-details="true"/>
                <table:data-pilot-member table:name="11" table:display="true" table:show-details="true"/>
                <table:data-pilot-member table:name="11,19" table:display="true" table:show-details="true"/>
                <table:data-pilot-member table:name="11,25" table:display="true" table:show-details="true"/>
                <table:data-pilot-member table:name="11,71" table:display="true" table:show-details="true"/>
                <table:data-pilot-member table:name="11,8" table:display="true" table:show-details="true"/>
                <table:data-pilot-member table:name="11,9" table:display="true" table:show-details="true"/>
                <table:data-pilot-member table:name="11,98" table:display="true" table:show-details="true"/>
                <table:data-pilot-member table:name="11,99" table:display="true" table:show-details="true"/>
                <table:data-pilot-member table:name="12" table:display="true" table:show-details="true"/>
                <table:data-pilot-member table:name="12,08" table:display="true" table:show-details="true"/>
                <table:data-pilot-member table:name="12,1" table:display="true" table:show-details="true"/>
                <table:data-pilot-member table:name="12,14" table:display="true" table:show-details="true"/>
                <table:data-pilot-member table:name="12,16" table:display="true" table:show-details="true"/>
                <table:data-pilot-member table:name="12,21" table:display="true" table:show-details="true"/>
                <table:data-pilot-member table:name="12,29" table:display="true" table:show-details="true"/>
                <table:data-pilot-member table:name="12,4" table:display="true" table:show-details="true"/>
                <table:data-pilot-member table:name="12,41" table:display="true" table:show-details="true"/>
                <table:data-pilot-member table:name="12,52" table:display="true" table:show-details="true"/>
                <table:data-pilot-member table:name="12,8" table:display="true" table:show-details="true"/>
                <table:data-pilot-member table:name="12,88" table:display="true" table:show-details="true"/>
                <table:data-pilot-member table:name="12,93" table:display="true" table:show-details="true"/>
                <table:data-pilot-member table:name="12,98" table:display="true" table:show-details="true"/>
                <table:data-pilot-member table:name="13" table:display="true" table:show-details="true"/>
                <table:data-pilot-member table:name="13,06" table:display="true" table:show-details="true"/>
                <table:data-pilot-member table:name="13,19" table:display="true" table:show-details="true"/>
                <table:data-pilot-member table:name="13,26" table:display="true" table:show-details="true"/>
                <table:data-pilot-member table:name="13,3" table:display="true" table:show-details="true"/>
                <table:data-pilot-member table:name="13,48" table:display="true" table:show-details="true"/>
                <table:data-pilot-member table:name="13,5" table:display="true" table:show-details="true"/>
                <table:data-pilot-member table:name="13,57" table:display="true" table:show-details="true"/>
                <table:data-pilot-member table:name="13,58" table:display="true" table:show-details="true"/>
                <table:data-pilot-member table:name="13,61" table:display="true" table:show-details="true"/>
                <table:data-pilot-member table:name="13,7" table:display="true" table:show-details="true"/>
                <table:data-pilot-member table:name="13,75" table:display="true" table:show-details="true"/>
                <table:data-pilot-member table:name="13,89" table:display="true" table:show-details="true"/>
                <table:data-pilot-member table:name="13,9" table:display="true" table:show-details="true"/>
                <table:data-pilot-member table:name="13,92" table:display="true" table:show-details="true"/>
                <table:data-pilot-member table:name="13,98" table:display="true" table:show-details="true"/>
                <table:data-pilot-member table:name="14" table:display="true" table:show-details="true"/>
                <table:data-pilot-member table:name="14,02" table:display="true" table:show-details="true"/>
                <table:data-pilot-member table:name="14,08" table:display="true" table:show-details="true"/>
                <table:data-pilot-member table:name="14,14" table:display="true" table:show-details="true"/>
                <table:data-pilot-member table:name="14,17" table:display="true" table:show-details="true"/>
                <table:data-pilot-member table:name="14,2" table:display="true" table:show-details="true"/>
                <table:data-pilot-member table:name="14,42" table:display="true" table:show-details="true"/>
                <table:data-pilot-member table:name="14,46" table:display="true" table:show-details="true"/>
                <table:data-pilot-member table:name="14,52" table:display="true" table:show-details="true"/>
                <table:data-pilot-member table:name="14,55" table:display="true" table:show-details="true"/>
                <table:data-pilot-member table:name="14,7" table:display="true" table:show-details="true"/>
                <table:data-pilot-member table:name="14,73" table:display="true" table:show-details="true"/>
                <table:data-pilot-member table:name="14,76" table:display="true" table:show-details="true"/>
                <table:data-pilot-member table:name="14,81" table:display="true" table:show-details="true"/>
                <table:data-pilot-member table:name="14,9" table:display="true" table:show-details="true"/>
                <table:data-pilot-member table:name="14,97" table:display="true" table:show-details="true"/>
                <table:data-pilot-member table:name="15" table:display="true" table:show-details="true"/>
                <table:data-pilot-member table:name="15,04" table:display="true" table:show-details="true"/>
                <table:data-pilot-member table:name="15,21" table:display="true" table:show-details="true"/>
                <table:data-pilot-member table:name="15,23" table:display="true" table:show-details="true"/>
                <table:data-pilot-member table:name="15,35" table:display="true" table:show-details="true"/>
                <table:data-pilot-member table:name="15,48" table:display="true" table:show-details="true"/>
                <table:data-pilot-member table:name="15,51" table:display="true" table:show-details="true"/>
                <table:data-pilot-member table:name="15,52" table:display="true" table:show-details="true"/>
                <table:data-pilot-member table:name="15,53" table:display="true" table:show-details="true"/>
                <table:data-pilot-member table:name="15,57" table:display="true" table:show-details="true"/>
                <table:data-pilot-member table:name="15,68" table:display="true" table:show-details="true"/>
                <table:data-pilot-member table:name="15,7" table:display="true" table:show-details="true"/>
                <table:data-pilot-member table:name="15,72" table:display="true" table:show-details="true"/>
                <table:data-pilot-member table:name="16" table:display="true" table:show-details="true"/>
                <table:data-pilot-member table:name="16,04" table:display="true" table:show-details="true"/>
                <table:data-pilot-member table:name="16,2" table:display="true" table:show-details="true"/>
                <table:data-pilot-member table:name="16,4" table:display="true" table:show-details="true"/>
                <table:data-pilot-member table:name="16,46" table:display="true" table:show-details="true"/>
                <table:data-pilot-member table:name="16,48" table:display="true" table:show-details="true"/>
                <table:data-pilot-member table:name="16,5" table:display="true" table:show-details="true"/>
                <table:data-pilot-member table:name="16,6" table:display="true" table:show-details="true"/>
                <table:data-pilot-member table:name="16,7" table:display="true" table:show-details="true"/>
                <table:data-pilot-member table:name="16,72" table:display="true" table:show-details="true"/>
                <table:data-pilot-member table:name="16,78" table:display="true" table:show-details="true"/>
                <table:data-pilot-member table:name="16,8" table:display="true" table:show-details="true"/>
                <table:data-pilot-member table:name="17" table:display="true" table:show-details="true"/>
                <table:data-pilot-member table:name="17,06" table:display="true" table:show-details="true"/>
                <table:data-pilot-member table:name="17,16" table:display="true" table:show-details="true"/>
                <table:data-pilot-member table:name="17,18" table:display="true" table:show-details="true"/>
                <table:data-pilot-member table:name="17,21" table:display="true" table:show-details="true"/>
                <table:data-pilot-member table:name="17,36" table:display="true" table:show-details="true"/>
                <table:data-pilot-member table:name="17,5" table:display="true" table:show-details="true"/>
                <table:data-pilot-member table:name="17,73" table:display="true" table:show-details="true"/>
                <table:data-pilot-member table:name="17,78" table:display="true" table:show-details="true"/>
                <table:data-pilot-member table:name="17,8" table:display="true" table:show-details="true"/>
                <table:data-pilot-member table:name="17,89" table:display="true" table:show-details="true"/>
                <table:data-pilot-member table:name="17,97" table:display="true" table:show-details="true"/>
                <table:data-pilot-member table:name="18" table:display="true" table:show-details="true"/>
                <table:data-pilot-member table:name="18,08" table:display="true" table:show-details="true"/>
                <table:data-pilot-member table:name="18,2" table:display="true" table:show-details="true"/>
                <table:data-pilot-member table:name="18,33" table:display="true" table:show-details="true"/>
                <table:data-pilot-member table:name="18,39" table:display="true" table:show-details="true"/>
                <table:data-pilot-member table:name="18,44" table:display="true" table:show-details="true"/>
                <table:data-pilot-member table:name="18,48" table:display="true" table:show-details="true"/>
                <table:data-pilot-member table:name="18,57" table:display="true" table:show-details="true"/>
                <table:data-pilot-member table:name="18,84" table:display="true" table:show-details="true"/>
                <table:data-pilot-member table:name="18,93" table:display="true" table:show-details="true"/>
                <table:data-pilot-member table:name="18,97" table:display="true" table:show-details="true"/>
                <table:data-pilot-member table:name="18,98" table:display="true" table:show-details="true"/>
                <table:data-pilot-member table:name="19,1" table:display="true" table:show-details="true"/>
                <table:data-pilot-member table:name="19,2" table:display="true" table:show-details="true"/>
                <table:data-pilot-member table:name="19,36" table:display="true" table:show-details="true"/>
                <table:data-pilot-member table:name="19,4" table:display="true" table:show-details="true"/>
                <table:data-pilot-member table:name="19,5" table:display="true" table:show-details="true"/>
                <table:data-pilot-member table:name="19,54" table:display="true" table:show-details="true"/>
                <table:data-pilot-member table:name="19,58" table:display="true" table:show-details="true"/>
                <table:data-pilot-member table:name="19,59" table:display="true" table:show-details="true"/>
                <table:data-pilot-member table:name="19,6" table:display="true" table:show-details="true"/>
                <table:data-pilot-member table:name="19,63" table:display="true" table:show-details="true"/>
                <table:data-pilot-member table:name="19,67" table:display="true" table:show-details="true"/>
                <table:data-pilot-member table:name="19,69" table:display="true" table:show-details="true"/>
                <table:data-pilot-member table:name="19,76" table:display="true" table:show-details="true"/>
                <table:data-pilot-member table:name="19,9" table:display="true" table:show-details="true"/>
                <table:data-pilot-member table:name="20" table:display="true" table:show-details="true"/>
                <table:data-pilot-member table:name="20,1" table:display="true" table:show-details="true"/>
                <table:data-pilot-member table:name="20,3" table:display="true" table:show-details="true"/>
                <table:data-pilot-member table:name="20,36" table:display="true" table:show-details="true"/>
                <table:data-pilot-member table:name="20,4" table:display="true" table:show-details="true"/>
                <table:data-pilot-member table:name="20,46" table:display="true" table:show-details="true"/>
                <table:data-pilot-member table:name="20,56" table:display="true" table:show-details="true"/>
                <table:data-pilot-member table:name="20,59" table:display="true" table:show-details="true"/>
                <table:data-pilot-member table:name="20,6" table:display="true" table:show-details="true"/>
                <table:data-pilot-member table:name="20,64" table:display="true" table:show-details="true"/>
                <table:data-pilot-member table:name="20,7" table:display="true" table:show-details="true"/>
                <table:data-pilot-member table:name="20,88" table:display="true" table:show-details="true"/>
                <table:data-pilot-member table:name="20,9" table:display="true" table:show-details="true"/>
                <table:data-pilot-member table:name="20,91" table:display="true" table:show-details="true"/>
                <table:data-pilot-member table:name="20,98" table:display="true" table:show-details="true"/>
                <table:data-pilot-member table:name="21" table:display="true" table:show-details="true"/>
                <table:data-pilot-member table:name="21,01" table:display="true" table:show-details="true"/>
                <table:data-pilot-member table:name="21,2" table:display="true" table:show-details="true"/>
                <table:data-pilot-member table:name="21,23" table:display="true" table:show-details="true"/>
                <table:data-pilot-member table:name="21,3" table:display="true" table:show-details="true"/>
                <table:data-pilot-member table:name="21,36" table:display="true" table:show-details="true"/>
                <table:data-pilot-member table:name="21,47" table:display="true" table:show-details="true"/>
                <table:data-pilot-member table:name="21,5" table:display="true" table:show-details="true"/>
                <table:data-pilot-member table:name="21,57" table:display="true" table:show-details="true"/>
                <table:data-pilot-member table:name="21,6" table:display="true" table:show-details="true"/>
                <table:data-pilot-member table:name="21,7" table:display="true" table:show-details="true"/>
                <table:data-pilot-member table:name="21,76" table:display="true" table:show-details="true"/>
                <table:data-pilot-member table:name="21,8" table:display="true" table:show-details="true"/>
                <table:data-pilot-member table:name="21,88" table:display="true" table:show-details="true"/>
                <table:data-pilot-member table:name="21,9" table:display="true" table:show-details="true"/>
                <table:data-pilot-member table:name="22" table:display="true" table:show-details="true"/>
                <table:data-pilot-member table:name="22,1" table:display="true" table:show-details="true"/>
                <table:data-pilot-member table:name="22,19" table:display="true" table:show-details="true"/>
                <table:data-pilot-member table:name="22,2" table:display="true" table:show-details="true"/>
                <table:data-pilot-member table:name="22,24" table:display="true" table:show-details="true"/>
                <table:data-pilot-member table:name="22,4" table:display="true" table:show-details="true"/>
                <table:data-pilot-member table:name="22,41" table:display="true" table:show-details="true"/>
                <table:data-pilot-member table:name="22,46" table:display="true" table:show-details="true"/>
                <table:data-pilot-member table:name="22,48" table:display="true" table:show-details="true"/>
                <table:data-pilot-member table:name="22,8" table:display="true" table:show-details="true"/>
                <table:data-pilot-member table:name="22,86" table:display="true" table:show-details="true"/>
                <table:data-pilot-member table:name="22,89" table:display="true" table:show-details="true"/>
                <table:data-pilot-member table:name="22,98" table:display="true" table:show-details="true"/>
                <table:data-pilot-member table:name="22,99" table:display="true" table:show-details="true"/>
                <table:data-pilot-member table:name="23" table:display="true" table:show-details="true"/>
                <table:data-pilot-member table:name="23,18" table:display="true" table:show-details="true"/>
                <table:data-pilot-member table:name="23,2" table:display="true" table:show-details="true"/>
                <table:data-pilot-member table:name="23,35" table:display="true" table:show-details="true"/>
                <table:data-pilot-member table:name="23,4" table:display="true" table:show-details="true"/>
                <table:data-pilot-member table:name="23,5" table:display="true" table:show-details="true"/>
                <table:data-pilot-member table:name="23,6" table:display="true" table:show-details="true"/>
                <table:data-pilot-member table:name="23,64" table:display="true" table:show-details="true"/>
                <table:data-pilot-member table:name="23,68" table:display="true" table:show-details="true"/>
                <table:data-pilot-member table:name="23,73" table:display="true" table:show-details="true"/>
                <table:data-pilot-member table:name="23,79" table:display="true" table:show-details="true"/>
                <table:data-pilot-member table:name="23,8" table:display="true" table:show-details="true"/>
                <table:data-pilot-member table:name="23,88" table:display="true" table:show-details="true"/>
                <table:data-pilot-member table:name="23,9" table:display="true" table:show-details="true"/>
                <table:data-pilot-member table:name="23,94" table:display="true" table:show-details="true"/>
                <table:data-pilot-member table:name="24" table:display="true" table:show-details="true"/>
                <table:data-pilot-member table:name="24,12" table:display="true" table:show-details="true"/>
                <table:data-pilot-member table:name="24,3" table:display="true" table:show-details="true"/>
                <table:data-pilot-member table:name="24,35" table:display="true" table:show-details="true"/>
                <table:data-pilot-member table:name="24,48" table:display="true" table:show-details="true"/>
                <table:data-pilot-member table:name="24,5" table:display="true" table:show-details="true"/>
                <table:data-pilot-member table:name="24,54" table:display="true" table:show-details="true"/>
                <table:data-pilot-member table:name="24,57" table:display="true" table:show-details="true"/>
                <table:data-pilot-member table:name="24,6" table:display="true" table:show-details="true"/>
                <table:data-pilot-member table:name="24,83" table:display="true" table:show-details="true"/>
                <table:data-pilot-member table:name="24,93" table:display="true" table:show-details="true"/>
                <table:data-pilot-member table:name="24,94" table:display="true" table:show-details="true"/>
                <table:data-pilot-member table:name="25" table:display="true" table:show-details="true"/>
                <table:data-pilot-member table:name="25,02" table:display="true" table:show-details="true"/>
                <table:data-pilot-member table:name="25,04" table:display="true" table:show-details="true"/>
                <table:data-pilot-member table:name="25,1" table:display="true" table:show-details="true"/>
                <table:data-pilot-member table:name="25,12" table:display="true" table:show-details="true"/>
                <table:data-pilot-member table:name="25,2" table:display="true" table:show-details="true"/>
                <table:data-pilot-member table:name="25,22" table:display="true" table:show-details="true"/>
                <table:data-pilot-member table:name="25,29" table:display="true" table:show-details="true"/>
                <table:data-pilot-member table:name="25,41" table:display="true" table:show-details="true"/>
                <table:data-pilot-member table:name="25,42" table:display="true" table:show-details="true"/>
                <table:data-pilot-member table:name="25,43" table:display="true" table:show-details="true"/>
                <table:data-pilot-member table:name="25,57" table:display="true" table:show-details="true"/>
                <table:data-pilot-member table:name="25,6" table:display="true" table:show-details="true"/>
                <table:data-pilot-member table:name="25,69" table:display="true" table:show-details="true"/>
                <table:data-pilot-member table:name="25,72" table:display="true" table:show-details="true"/>
                <table:data-pilot-member table:name="25,76" table:display="true" table:show-details="true"/>
                <table:data-pilot-member table:name="25,79" table:display="true" table:show-details="true"/>
                <table:data-pilot-member table:name="25,8" table:display="true" table:show-details="true"/>
                <table:data-pilot-member table:name="25,81" table:display="true" table:show-details="true"/>
                <table:data-pilot-member table:name="25,82" table:display="true" table:show-details="true"/>
                <table:data-pilot-member table:name="25,93" table:display="true" table:show-details="true"/>
                <table:data-pilot-member table:name="26" table:display="true" table:show-details="true"/>
                <table:data-pilot-member table:name="26,09" table:display="true" table:show-details="true"/>
                <table:data-pilot-member table:name="26,12" table:display="true" table:show-details="true"/>
                <table:data-pilot-member table:name="26,45" table:display="true" table:show-details="true"/>
                <table:data-pilot-member table:name="26,52" table:display="true" table:show-details="true"/>
                <table:data-pilot-member table:name="26,6" table:display="true" table:show-details="true"/>
                <table:data-pilot-member table:name="26,69" table:display="true" table:show-details="true"/>
                <table:data-pilot-member table:name="26,7" table:display="true" table:show-details="true"/>
                <table:data-pilot-member table:name="26,8" table:display="true" table:show-details="true"/>
                <table:data-pilot-member table:name="26,85" table:display="true" table:show-details="true"/>
                <table:data-pilot-member table:name="26,87" table:display="true" table:show-details="true"/>
                <table:data-pilot-member table:name="26,88" table:display="true" table:show-details="true"/>
                <table:data-pilot-member table:name="26,98" table:display="true" table:show-details="true"/>
                <table:data-pilot-member table:name="27" table:display="true" table:show-details="true"/>
                <table:data-pilot-member table:name="27,01" table:display="true" table:show-details="true"/>
                <table:data-pilot-member table:name="27,1" table:display="true" table:show-details="true"/>
                <table:data-pilot-member table:name="27,19" table:display="true" table:show-details="true"/>
                <table:data-pilot-member table:name="27,2" table:display="true" table:show-details="true"/>
                <table:data-pilot-member table:name="27,33" table:display="true" table:show-details="true"/>
                <table:data-pilot-member table:name="27,43" table:display="true" table:show-details="true"/>
                <table:data-pilot-member table:name="27,46" table:display="true" table:show-details="true"/>
                <table:data-pilot-member table:name="27,5" table:display="true" table:show-details="true"/>
                <table:data-pilot-member table:name="27,53" table:display="true" table:show-details="true"/>
                <table:data-pilot-member table:name="27,57" table:display="true" table:show-details="true"/>
                <table:data-pilot-member table:name="27,6" table:display="true" table:show-details="true"/>
                <table:data-pilot-member table:name="27,61" table:display="true" table:show-details="true"/>
                <table:data-pilot-member table:name="27,63" table:display="true" table:show-details="true"/>
                <table:data-pilot-member table:name="27,67" table:display="true" table:show-details="true"/>
                <table:data-pilot-member table:name="27,76" table:display="true" table:show-details="true"/>
                <table:data-pilot-member table:name="27,9" table:display="true" table:show-details="true"/>
                <table:data-pilot-member table:name="27,96" table:display="true" table:show-details="true"/>
                <table:data-pilot-member table:name="28" table:display="true" table:show-details="true"/>
                <table:data-pilot-member table:name="28,17" table:display="true" table:show-details="true"/>
                <table:data-pilot-member table:name="28,26" table:display="true" table:show-details="true"/>
                <table:data-pilot-member table:name="28,28" table:display="true" table:show-details="true"/>
                <table:data-pilot-member table:name="28,33" table:display="true" table:show-details="true"/>
                <table:data-pilot-member table:name="28,4" table:display="true" table:show-details="true"/>
                <table:data-pilot-member table:name="28,49" table:display="true" table:show-details="true"/>
                <table:data-pilot-member table:name="28,54" table:display="true" table:show-details="true"/>
                <table:data-pilot-member table:name="28,66" table:display="true" table:show-details="true"/>
                <table:data-pilot-member table:name="28,69" table:display="true" table:show-details="true"/>
                <table:data-pilot-member table:name="28,75" table:display="true" table:show-details="true"/>
                <table:data-pilot-member table:name="28,77" table:display="true" table:show-details="true"/>
                <table:data-pilot-member table:name="28,8" table:display="true" table:show-details="true"/>
                <table:data-pilot-member table:name="28,84" table:display="true" table:show-details="true"/>
                <table:data-pilot-member table:name="28,9" table:display="true" table:show-details="true"/>
                <table:data-pilot-member table:name="28,92" table:display="true" table:show-details="true"/>
                <table:data-pilot-member table:name="29,04" table:display="true" table:show-details="true"/>
                <table:data-pilot-member table:name="29,1" table:display="true" table:show-details="true"/>
                <table:data-pilot-member table:name="29,11" table:display="true" table:show-details="true"/>
                <table:data-pilot-member table:name="29,26" table:display="true" table:show-details="true"/>
                <table:data-pilot-member table:name="29,37" table:display="true" table:show-details="true"/>
                <table:data-pilot-member table:name="29,5" table:display="true" table:show-details="true"/>
                <table:data-pilot-member table:name="29,57" table:display="true" table:show-details="true"/>
                <table:data-pilot-member table:name="29,63" table:display="true" table:show-details="true"/>
                <table:data-pilot-member table:name="29,65" table:display="true" table:show-details="true"/>
                <table:data-pilot-member table:name="29,66" table:display="true" table:show-details="true"/>
                <table:data-pilot-member table:name="29,74" table:display="true" table:show-details="true"/>
                <table:data-pilot-member table:name="29,83" table:display="true" table:show-details="true"/>
                <table:data-pilot-member table:name="29,9" table:display="true" table:show-details="true"/>
                <table:data-pilot-member table:name="29,95" table:display="true" table:show-details="true"/>
                <table:data-pilot-member table:name="30" table:display="true" table:show-details="true"/>
                <table:data-pilot-member table:name="30,04" table:display="true" table:show-details="true"/>
                <table:data-pilot-member table:name="30,27" table:display="true" table:show-details="true"/>
                <table:data-pilot-member table:name="30,28" table:display="true" table:show-details="true"/>
                <table:data-pilot-member table:name="30,3" table:display="true" table:show-details="true"/>
                <table:data-pilot-member table:name="30,4" table:display="true" table:show-details="true"/>
                <table:data-pilot-member table:name="30,44" table:display="true" table:show-details="true"/>
                <table:data-pilot-member table:name="30,46" table:display="true" table:show-details="true"/>
                <table:data-pilot-member table:name="30,5" table:display="true" table:show-details="true"/>
                <table:data-pilot-member table:name="30,56" table:display="true" table:show-details="true"/>
                <table:data-pilot-member table:name="30,58" table:display="true" table:show-details="true"/>
                <table:data-pilot-member table:name="30,69" table:display="true" table:show-details="true"/>
                <table:data-pilot-member table:name="30,79" table:display="true" table:show-details="true"/>
                <table:data-pilot-member table:name="30,8" table:display="true" table:show-details="true"/>
                <table:data-pilot-member table:name="30,9" table:display="true" table:show-details="true"/>
                <table:data-pilot-member table:name="30,94" table:display="true" table:show-details="true"/>
                <table:data-pilot-member table:name="31" table:display="true" table:show-details="true"/>
                <table:data-pilot-member table:name="31,08" table:display="true" table:show-details="true"/>
                <table:data-pilot-member table:name="31,24" table:display="true" table:show-details="true"/>
                <table:data-pilot-member table:name="31,3" table:display="true" table:show-details="true"/>
                <table:data-pilot-member table:name="31,41" table:display="true" table:show-details="true"/>
                <table:data-pilot-member table:name="31,45" table:display="true" table:show-details="true"/>
                <table:data-pilot-member table:name="31,52" table:display="true" table:show-details="true"/>
                <table:data-pilot-member table:name="31,58" table:display="true" table:show-details="true"/>
                <table:data-pilot-member table:name="31,65" table:display="true" table:show-details="true"/>
                <table:data-pilot-member table:name="31,74" table:display="true" table:show-details="true"/>
                <table:data-pilot-member table:name="31,76" table:display="true" table:show-details="true"/>
                <table:data-pilot-member table:name="31,8" table:display="true" table:show-details="true"/>
                <table:data-pilot-member table:name="31,89" table:display="true" table:show-details="true"/>
                <table:data-pilot-member table:name="31,9" table:display="true" table:show-details="true"/>
                <table:data-pilot-member table:name="32" table:display="true" table:show-details="true"/>
                <table:data-pilot-member table:name="32,03" table:display="true" table:show-details="true"/>
                <table:data-pilot-member table:name="32,04" table:display="true" table:show-details="true"/>
                <table:data-pilot-member table:name="32,07" table:display="true" table:show-details="true"/>
                <table:data-pilot-member table:name="32,1" table:display="true" table:show-details="true"/>
                <table:data-pilot-member table:name="32,13" table:display="true" table:show-details="true"/>
                <table:data-pilot-member table:name="32,19" table:display="true" table:show-details="true"/>
                <table:data-pilot-member table:name="32,2" table:display="true" table:show-details="true"/>
                <table:data-pilot-member table:name="32,3" table:display="true" table:show-details="true"/>
                <table:data-pilot-member table:name="32,48" table:display="true" table:show-details="true"/>
                <table:data-pilot-member table:name="32,5" table:display="true" table:show-details="true"/>
                <table:data-pilot-member table:name="32,72" table:display="true" table:show-details="true"/>
                <table:data-pilot-member table:name="32,73" table:display="true" table:show-details="true"/>
                <table:data-pilot-member table:name="32,8" table:display="true" table:show-details="true"/>
                <table:data-pilot-member table:name="32,94" table:display="true" table:show-details="true"/>
                <table:data-pilot-member table:name="32,96" table:display="true" table:show-details="true"/>
                <table:data-pilot-member table:name="32,97" table:display="true" table:show-details="true"/>
                <table:data-pilot-member table:name="33" table:display="true" table:show-details="true"/>
                <table:data-pilot-member table:name="33,06" table:display="true" table:show-details="true"/>
                <table:data-pilot-member table:name="33,2" table:display="true" table:show-details="true"/>
                <table:data-pilot-member table:name="33,21" table:display="true" table:show-details="true"/>
                <table:data-pilot-member table:name="33,4" table:display="true" table:show-details="true"/>
                <table:data-pilot-member table:name="33,58" table:display="true" table:show-details="true"/>
                <table:data-pilot-member table:name="33,61" table:display="true" table:show-details="true"/>
                <table:data-pilot-member table:name="33,68" table:display="true" table:show-details="true"/>
                <table:data-pilot-member table:name="33,77" table:display="true" table:show-details="true"/>
                <table:data-pilot-member table:name="33,8" table:display="true" table:show-details="true"/>
                <table:data-pilot-member table:name="33,85" table:display="true" table:show-details="true"/>
                <table:data-pilot-member table:name="33,96" table:display="true" table:show-details="true"/>
                <table:data-pilot-member table:name="34" table:display="true" table:show-details="true"/>
                <table:data-pilot-member table:name="34,09" table:display="true" table:show-details="true"/>
                <table:data-pilot-member table:name="34,1" table:display="true" table:show-details="true"/>
                <table:data-pilot-member table:name="34,18" table:display="true" table:show-details="true"/>
                <table:data-pilot-member table:name="34,2" table:display="true" table:show-details="true"/>
                <table:data-pilot-member table:name="34,4" table:display="true" table:show-details="true"/>
                <table:data-pilot-member table:name="34,49" table:display="true" table:show-details="true"/>
                <table:data-pilot-member table:name="34,54" table:display="true" table:show-details="true"/>
                <table:data-pilot-member table:name="34,57" table:display="true" table:show-details="true"/>
                <table:data-pilot-member table:name="34,6" table:display="true" table:show-details="true"/>
                <table:data-pilot-member table:name="34,61" table:display="true" table:show-details="true"/>
                <table:data-pilot-member table:name="34,67" table:display="true" table:show-details="true"/>
                <table:data-pilot-member table:name="34,7" table:display="true" table:show-details="true"/>
                <table:data-pilot-member table:name="34,74" table:display="true" table:show-details="true"/>
                <table:data-pilot-member table:name="34,77" table:display="true" table:show-details="true"/>
                <table:data-pilot-member table:name="34,79" table:display="true" table:show-details="true"/>
                <table:data-pilot-member table:name="34,83" table:display="true" table:show-details="true"/>
                <table:data-pilot-member table:name="34,84" table:display="true" table:show-details="true"/>
                <table:data-pilot-member table:name="34,87" table:display="true" table:show-details="true"/>
                <table:data-pilot-member table:name="34,98" table:display="true" table:show-details="true"/>
                <table:data-pilot-member table:name="35" table:display="true" table:show-details="true"/>
                <table:data-pilot-member table:name="35,06" table:display="true" table:show-details="true"/>
                <table:data-pilot-member table:name="35,1" table:display="true" table:show-details="true"/>
                <table:data-pilot-member table:name="35,16" table:display="true" table:show-details="true"/>
                <table:data-pilot-member table:name="35,2" table:display="true" table:show-details="true"/>
                <table:data-pilot-member table:name="35,25" table:display="true" table:show-details="true"/>
                <table:data-pilot-member table:name="35,32" table:display="true" table:show-details="true"/>
                <table:data-pilot-member table:name="35,34" table:display="true" table:show-details="true"/>
                <table:data-pilot-member table:name="35,48" table:display="true" table:show-details="true"/>
                <table:data-pilot-member table:name="35,58" table:display="true" table:show-details="true"/>
                <table:data-pilot-member table:name="35,6" table:display="true" table:show-details="true"/>
                <table:data-pilot-member table:name="35,63" table:display="true" table:show-details="true"/>
                <table:data-pilot-member table:name="35,71" table:display="true" table:show-details="true"/>
                <table:data-pilot-member table:name="35,8" table:display="true" table:show-details="true"/>
                <table:data-pilot-member table:name="35,9" table:display="true" table:show-details="true"/>
                <table:data-pilot-member table:name="36" table:display="true" table:show-details="true"/>
                <table:data-pilot-member table:name="36,08" table:display="true" table:show-details="true"/>
                <table:data-pilot-member table:name="36,1" table:display="true" table:show-details="true"/>
                <table:data-pilot-member table:name="36,2" table:display="true" table:show-details="true"/>
                <table:data-pilot-member table:name="36,33" table:display="true" table:show-details="true"/>
                <table:data-pilot-member table:name="36,37" table:display="true" table:show-details="true"/>
                <table:data-pilot-member table:name="36,4" table:display="true" table:show-details="true"/>
                <table:data-pilot-member table:name="36,5" table:display="true" table:show-details="true"/>
                <table:data-pilot-member table:name="36,65" table:display="true" table:show-details="true"/>
                <table:data-pilot-member table:name="36,77" table:display="true" table:show-details="true"/>
                <table:data-pilot-member table:name="36,87" table:display="true" table:show-details="true"/>
                <table:data-pilot-member table:name="37" table:display="true" table:show-details="true"/>
                <table:data-pilot-member table:name="37,01" table:display="true" table:show-details="true"/>
                <table:data-pilot-member table:name="37,1" table:display="true" table:show-details="true"/>
                <table:data-pilot-member table:name="37,11" table:display="true" table:show-details="true"/>
                <table:data-pilot-member table:name="37,26" table:display="true" table:show-details="true"/>
                <table:data-pilot-member table:name="37,32" table:display="true" table:show-details="true"/>
                <table:data-pilot-member table:name="37,4" table:display="true" table:show-details="true"/>
                <table:data-pilot-member table:name="37,46" table:display="true" table:show-details="true"/>
                <table:data-pilot-member table:name="37,58" table:display="true" table:show-details="true"/>
                <table:data-pilot-member table:name="37,68" table:display="true" table:show-details="true"/>
                <table:data-pilot-member table:name="37,82" table:display="true" table:show-details="true"/>
                <table:data-pilot-member table:name="37,9" table:display="true" table:show-details="true"/>
                <table:data-pilot-member table:name="38" table:display="true" table:show-details="true"/>
                <table:data-pilot-member table:name="38,07" table:display="true" table:show-details="true"/>
                <table:data-pilot-member table:name="38,08" table:display="true" table:show-details="true"/>
                <table:data-pilot-member table:name="38,1" table:display="true" table:show-details="true"/>
                <table:data-pilot-member table:name="38,15" table:display="true" table:show-details="true"/>
                <table:data-pilot-member table:name="38,18" table:display="true" table:show-details="true"/>
                <table:data-pilot-member table:name="38,27" table:display="true" table:show-details="true"/>
                <table:data-pilot-member table:name="38,39" table:display="true" table:show-details="true"/>
                <table:data-pilot-member table:name="38,44" table:display="true" table:show-details="true"/>
                <table:data-pilot-member table:name="38,48" table:display="true" table:show-details="true"/>
                <table:data-pilot-member table:name="38,5" table:display="true" table:show-details="true"/>
                <table:data-pilot-member table:name="38,6" table:display="true" table:show-details="true"/>
                <table:data-pilot-member table:name="38,73" table:display="true" table:show-details="true"/>
                <table:data-pilot-member table:name="38,82" table:display="true" table:show-details="true"/>
                <table:data-pilot-member table:name="38,9" table:display="true" table:show-details="true"/>
                <table:data-pilot-member table:name="38,91" table:display="true" table:show-details="true"/>
                <table:data-pilot-member table:name="39" table:display="true" table:show-details="true"/>
                <table:data-pilot-member table:name="39,04" table:display="true" table:show-details="true"/>
                <table:data-pilot-member table:name="39,1" table:display="true" table:show-details="true"/>
                <table:data-pilot-member table:name="39,13" table:display="true" table:show-details="true"/>
                <table:data-pilot-member table:name="39,25" table:display="true" table:show-details="true"/>
                <table:data-pilot-member table:name="39,28" table:display="true" table:show-details="true"/>
                <table:data-pilot-member table:name="39,32" table:display="true" table:show-details="true"/>
                <table:data-pilot-member table:name="39,4" table:display="true" table:show-details="true"/>
                <table:data-pilot-member table:name="39,41" table:display="true" table:show-details="true"/>
                <table:data-pilot-member table:name="39,44" table:display="true" table:show-details="true"/>
                <table:data-pilot-member table:name="39,5" table:display="true" table:show-details="true"/>
                <table:data-pilot-member table:name="39,6" table:display="true" table:show-details="true"/>
                <table:data-pilot-member table:name="39,73" table:display="true" table:show-details="true"/>
                <table:data-pilot-member table:name="39,74" table:display="true" table:show-details="true"/>
                <table:data-pilot-member table:name="39,78" table:display="true" table:show-details="true"/>
                <table:data-pilot-member table:name="39,88" table:display="true" table:show-details="true"/>
                <table:data-pilot-member table:name="39,9" table:display="true" table:show-details="true"/>
                <table:data-pilot-member table:name="39,94" table:display="true" table:show-details="true"/>
                <table:data-pilot-member table:name="39,97" table:display="true" table:show-details="true"/>
                <table:data-pilot-member table:name="39,99" table:display="true" table:show-details="true"/>
                <table:data-pilot-member table:name="40" table:display="true" table:show-details="true"/>
                <table:data-pilot-member table:name="40,03" table:display="true" table:show-details="true"/>
                <table:data-pilot-member table:name="40,08" table:display="true" table:show-details="true"/>
                <table:data-pilot-member table:name="40,1" table:display="true" table:show-details="true"/>
                <table:data-pilot-member table:name="40,2" table:display="true" table:show-details="true"/>
                <table:data-pilot-member table:name="40,3" table:display="true" table:show-details="true"/>
                <table:data-pilot-member table:name="40,31" table:display="true" table:show-details="true"/>
                <table:data-pilot-member table:name="40,37" table:display="true" table:show-details="true"/>
                <table:data-pilot-member table:name="40,38" table:display="true" table:show-details="true"/>
                <table:data-pilot-member table:name="40,41" table:display="true" table:show-details="true"/>
                <table:data-pilot-member table:name="40,66" table:display="true" table:show-details="true"/>
                <table:data-pilot-member table:name="40,68" table:display="true" table:show-details="true"/>
                <table:data-pilot-member table:name="40,9" table:display="true" table:show-details="true"/>
                <table:data-pilot-member table:name="40,97" table:display="true" table:show-details="true"/>
                <table:data-pilot-member table:name="40,98" table:display="true" table:show-details="true"/>
                <table:data-pilot-member table:name="40,99" table:display="true" table:show-details="true"/>
                <table:data-pilot-member table:name="41,07" table:display="true" table:show-details="true"/>
                <table:data-pilot-member table:name="41,08" table:display="true" table:show-details="true"/>
                <table:data-pilot-member table:name="41,18" table:display="true" table:show-details="true"/>
                <table:data-pilot-member table:name="41,23" table:display="true" table:show-details="true"/>
                <table:data-pilot-member table:name="41,27" table:display="true" table:show-details="true"/>
                <table:data-pilot-member table:name="41,28" table:display="true" table:show-details="true"/>
                <table:data-pilot-member table:name="41,3" table:display="true" table:show-details="true"/>
                <table:data-pilot-member table:name="41,36" table:display="true" table:show-details="true"/>
                <table:data-pilot-member table:name="41,38" table:display="true" table:show-details="true"/>
                <table:data-pilot-member table:name="41,4" table:display="true" table:show-details="true"/>
                <table:data-pilot-member table:name="41,5" table:display="true" table:show-details="true"/>
                <table:data-pilot-member table:name="41,57" table:display="true" table:show-details="true"/>
                <table:data-pilot-member table:name="41,64" table:display="true" table:show-details="true"/>
                <table:data-pilot-member table:name="41,83" table:display="true" table:show-details="true"/>
                <table:data-pilot-member table:name="41,9" table:display="true" table:show-details="true"/>
                <table:data-pilot-member table:name="42,07" table:display="true" table:show-details="true"/>
                <table:data-pilot-member table:name="42,25" table:display="true" table:show-details="true"/>
                <table:data-pilot-member table:name="42,28" table:display="true" table:show-details="true"/>
                <table:data-pilot-member table:name="42,48" table:display="true" table:show-details="true"/>
                <table:data-pilot-member table:name="42,54" table:display="true" table:show-details="true"/>
                <table:data-pilot-member table:name="42,64" table:display="true" table:show-details="true"/>
                <table:data-pilot-member table:name="42,69" table:display="true" table:show-details="true"/>
                <table:data-pilot-member table:name="42,8" table:display="true" table:show-details="true"/>
                <table:data-pilot-member table:name="42,9" table:display="true" table:show-details="true"/>
                <table:data-pilot-member table:name="43" table:display="true" table:show-details="true"/>
                <table:data-pilot-member table:name="43,03" table:display="true" table:show-details="true"/>
                <table:data-pilot-member table:name="43,06" table:display="true" table:show-details="true"/>
                <table:data-pilot-member table:name="43,29" table:display="true" table:show-details="true"/>
                <table:data-pilot-member table:name="43,32" table:display="true" table:show-details="true"/>
                <table:data-pilot-member table:name="43,34" table:display="true" table:show-details="true"/>
                <table:data-pilot-member table:name="43,5" table:display="true" table:show-details="true"/>
                <table:data-pilot-member table:name="43,55" table:display="true" table:show-details="true"/>
                <table:data-pilot-member table:name="43,64" table:display="true" table:show-details="true"/>
                <table:data-pilot-member table:name="43,76" table:display="true" table:show-details="true"/>
                <table:data-pilot-member table:name="43,8" table:display="true" table:show-details="true"/>
                <table:data-pilot-member table:name="43,99" table:display="true" table:show-details="true"/>
                <table:data-pilot-member table:name="44" table:display="true" table:show-details="true"/>
                <table:data-pilot-member table:name="44,08" table:display="true" table:show-details="true"/>
                <table:data-pilot-member table:name="44,1" table:display="true" table:show-details="true"/>
                <table:data-pilot-member table:name="44,26" table:display="true" table:show-details="true"/>
                <table:data-pilot-member table:name="44,28" table:display="true" table:show-details="true"/>
                <table:data-pilot-member table:name="44,36" table:display="true" table:show-details="true"/>
                <table:data-pilot-member table:name="44,5" table:display="true" table:show-details="true"/>
                <table:data-pilot-member table:name="44,62" table:display="true" table:show-details="true"/>
                <table:data-pilot-member table:name="44,7" table:display="true" table:show-details="true"/>
                <table:data-pilot-member table:name="44,73" table:display="true" table:show-details="true"/>
                <table:data-pilot-member table:name="44,8" table:display="true" table:show-details="true"/>
                <table:data-pilot-member table:name="44,9" table:display="true" table:show-details="true"/>
                <table:data-pilot-member table:name="44,95" table:display="true" table:show-details="true"/>
                <table:data-pilot-member table:name="45" table:display="true" table:show-details="true"/>
                <table:data-pilot-member table:name="45,06" table:display="true" table:show-details="true"/>
                <table:data-pilot-member table:name="45,07" table:display="true" table:show-details="true"/>
                <table:data-pilot-member table:name="45,1" table:display="true" table:show-details="true"/>
                <table:data-pilot-member table:name="45,2" table:display="true" table:show-details="true"/>
                <table:data-pilot-member table:name="45,22" table:display="true" table:show-details="true"/>
                <table:data-pilot-member table:name="45,27" table:display="true" table:show-details="true"/>
                <table:data-pilot-member table:name="45,28" table:display="true" table:show-details="true"/>
                <table:data-pilot-member table:name="45,4" table:display="true" table:show-details="true"/>
                <table:data-pilot-member table:name="45,58" table:display="true" table:show-details="true"/>
                <table:data-pilot-member table:name="45,6" table:display="true" table:show-details="true"/>
                <table:data-pilot-member table:name="45,61" table:display="true" table:show-details="true"/>
                <table:data-pilot-member table:name="45,66" table:display="true" table:show-details="true"/>
                <table:data-pilot-member table:name="45,67" table:display="true" table:show-details="true"/>
                <table:data-pilot-member table:name="45,75" table:display="true" table:show-details="true"/>
                <table:data-pilot-member table:name="45,8" table:display="true" table:show-details="true"/>
                <table:data-pilot-member table:name="45,81" table:display="true" table:show-details="true"/>
                <table:data-pilot-member table:name="45,88" table:display="true" table:show-details="true"/>
                <table:data-pilot-member table:name="45,9" table:display="true" table:show-details="true"/>
                <table:data-pilot-member table:name="45,92" table:display="true" table:show-details="true"/>
                <table:data-pilot-member table:name="45,94" table:display="true" table:show-details="true"/>
                <table:data-pilot-member table:name="45,97" table:display="true" table:show-details="true"/>
                <table:data-pilot-member table:name="46" table:display="true" table:show-details="true"/>
                <table:data-pilot-member table:name="46,01" table:display="true" table:show-details="true"/>
                <table:data-pilot-member table:name="46,02" table:display="true" table:show-details="true"/>
                <table:data-pilot-member table:name="46,15" table:display="true" table:show-details="true"/>
                <table:data-pilot-member table:name="46,16" table:display="true" table:show-details="true"/>
                <table:data-pilot-member table:name="46,17" table:display="true" table:show-details="true"/>
                <table:data-pilot-member table:name="46,18" table:display="true" table:show-details="true"/>
                <table:data-pilot-member table:name="46,2" table:display="true" table:show-details="true"/>
                <table:data-pilot-member table:name="46,4" table:display="true" table:show-details="true"/>
                <table:data-pilot-member table:name="46,48" table:display="true" table:show-details="true"/>
                <table:data-pilot-member table:name="46,5" table:display="true" table:show-details="true"/>
                <table:data-pilot-member table:name="46,64" table:display="true" table:show-details="true"/>
                <table:data-pilot-member table:name="46,74" table:display="true" table:show-details="true"/>
                <table:data-pilot-member table:name="46,81" table:display="true" table:show-details="true"/>
                <table:data-pilot-member table:name="46,87" table:display="true" table:show-details="true"/>
                <table:data-pilot-member table:name="46,88" table:display="true" table:show-details="true"/>
                <table:data-pilot-member table:name="46,91" table:display="true" table:show-details="true"/>
                <table:data-pilot-member table:name="46,94" table:display="true" table:show-details="true"/>
                <table:data-pilot-member table:name="46,95" table:display="true" table:show-details="true"/>
                <table:data-pilot-member table:name="47,05" table:display="true" table:show-details="true"/>
                <table:data-pilot-member table:name="47,21" table:display="true" table:show-details="true"/>
                <table:data-pilot-member table:name="47,24" table:display="true" table:show-details="true"/>
                <table:data-pilot-member table:name="47,25" table:display="true" table:show-details="true"/>
                <table:data-pilot-member table:name="47,39" table:display="true" table:show-details="true"/>
                <table:data-pilot-member table:name="47,5" table:display="true" table:show-details="true"/>
                <table:data-pilot-member table:name="47,6" table:display="true" table:show-details="true"/>
                <table:data-pilot-member table:name="47,7" table:display="true" table:show-details="true"/>
                <table:data-pilot-member table:name="47,8" table:display="true" table:show-details="true"/>
                <table:data-pilot-member table:name="47,9" table:display="true" table:show-details="true"/>
                <table:data-pilot-member table:name="47,96" table:display="true" table:show-details="true"/>
                <table:data-pilot-member table:name="47,97" table:display="true" table:show-details="true"/>
                <table:data-pilot-member table:name="48" table:display="true" table:show-details="true"/>
                <table:data-pilot-member table:name="48,01" table:display="true" table:show-details="true"/>
                <table:data-pilot-member table:name="48,1" table:display="true" table:show-details="true"/>
                <table:data-pilot-member table:name="48,24" table:display="true" table:show-details="true"/>
                <table:data-pilot-member table:name="48,4" table:display="true" table:show-details="true"/>
                <table:data-pilot-member table:name="48,47" table:display="true" table:show-details="true"/>
                <table:data-pilot-member table:name="48,5" table:display="true" table:show-details="true"/>
                <table:data-pilot-member table:name="48,56" table:display="true" table:show-details="true"/>
                <table:data-pilot-member table:name="48,59" table:display="true" table:show-details="true"/>
                <table:data-pilot-member table:name="48,61" table:display="true" table:show-details="true"/>
                <table:data-pilot-member table:name="48,65" table:display="true" table:show-details="true"/>
                <table:data-pilot-member table:name="48,67" table:display="true" table:show-details="true"/>
                <table:data-pilot-member table:name="48,68" table:display="true" table:show-details="true"/>
                <table:data-pilot-member table:name="48,8" table:display="true" table:show-details="true"/>
                <table:data-pilot-member table:name="48,89" table:display="true" table:show-details="true"/>
                <table:data-pilot-member table:name="48,9" table:display="true" table:show-details="true"/>
                <table:data-pilot-member table:name="49,25" table:display="true" table:show-details="true"/>
                <table:data-pilot-member table:name="49,29" table:display="true" table:show-details="true"/>
                <table:data-pilot-member table:name="49,31" table:display="true" table:show-details="true"/>
                <table:data-pilot-member table:name="49,33" table:display="true" table:show-details="true"/>
                <table:data-pilot-member table:name="49,4" table:display="true" table:show-details="true"/>
                <table:data-pilot-member table:name="49,42" table:display="true" table:show-details="true"/>
                <table:data-pilot-member table:name="49,46" table:display="true" table:show-details="true"/>
                <table:data-pilot-member table:name="49,5" table:display="true" table:show-details="true"/>
                <table:data-pilot-member table:name="49,67" table:display="true" table:show-details="true"/>
                <table:data-pilot-member table:name="49,79" table:display="true" table:show-details="true"/>
                <table:data-pilot-member table:name="49,8" table:display="true" table:show-details="true"/>
                <table:data-pilot-member table:name="49,85" table:display="true" table:show-details="true"/>
                <table:data-pilot-member table:name="49,89" table:display="true" table:show-details="true"/>
                <table:data-pilot-member table:name="49,9" table:display="true" table:show-details="true"/>
                <table:data-pilot-member table:name="49,91" table:display="true" table:show-details="true"/>
                <table:data-pilot-member table:name="49,96" table:display="true" table:show-details="true"/>
                <table:data-pilot-member table:name="50" table:display="true" table:show-details="true"/>
                <table:data-pilot-member table:name="50,15" table:display="true" table:show-details="true"/>
                <table:data-pilot-member table:name="50,19" table:display="true" table:show-details="true"/>
                <table:data-pilot-member table:name="50,26" table:display="true" table:show-details="true"/>
                <table:data-pilot-member table:name="50,31" table:display="true" table:show-details="true"/>
                <table:data-pilot-member table:name="50,36" table:display="true" table:show-details="true"/>
                <table:data-pilot-member table:name="50,38" table:display="true" table:show-details="true"/>
                <table:data-pilot-member table:name="50,42" table:display="true" table:show-details="true"/>
                <table:data-pilot-member table:name="50,45" table:display="true" table:show-details="true"/>
                <table:data-pilot-member table:name="50,5" table:display="true" table:show-details="true"/>
                <table:data-pilot-member table:name="51" table:display="true" table:show-details="true"/>
                <table:data-pilot-member table:name="51,08" table:display="true" table:show-details="true"/>
                <table:data-pilot-member table:name="51,11" table:display="true" table:show-details="true"/>
                <table:data-pilot-member table:name="51,12" table:display="true" table:show-details="true"/>
                <table:data-pilot-member table:name="51,2" table:display="true" table:show-details="true"/>
                <table:data-pilot-member table:name="51,3" table:display="true" table:show-details="true"/>
                <table:data-pilot-member table:name="51,38" table:display="true" table:show-details="true"/>
                <table:data-pilot-member table:name="51,67" table:display="true" table:show-details="true"/>
                <table:data-pilot-member table:name="51,68" table:display="true" table:show-details="true"/>
                <table:data-pilot-member table:name="51,7" table:display="true" table:show-details="true"/>
                <table:data-pilot-member table:name="51,8" table:display="true" table:show-details="true"/>
                <table:data-pilot-member table:name="52" table:display="true" table:show-details="true"/>
                <table:data-pilot-member table:name="52,04" table:display="true" table:show-details="true"/>
                <table:data-pilot-member table:name="52,17" table:display="true" table:show-details="true"/>
                <table:data-pilot-member table:name="52,2" table:display="true" table:show-details="true"/>
                <table:data-pilot-member table:name="52,49" table:display="true" table:show-details="true"/>
                <table:data-pilot-member table:name="52,57" table:display="true" table:show-details="true"/>
                <table:data-pilot-member table:name="52,8" table:display="true" table:show-details="true"/>
                <table:data-pilot-member table:name="52,98" table:display="true" table:show-details="true"/>
                <table:data-pilot-member table:name="53" table:display="true" table:show-details="true"/>
                <table:data-pilot-member table:name="53,25" table:display="true" table:show-details="true"/>
                <table:data-pilot-member table:name="53,27" table:display="true" table:show-details="true"/>
                <table:data-pilot-member table:name="53,38" table:display="true" table:show-details="true"/>
                <table:data-pilot-member table:name="53,4" table:display="true" table:show-details="true"/>
                <table:data-pilot-member table:name="53,47" table:display="true" table:show-details="true"/>
                <table:data-pilot-member table:name="53,7" table:display="true" table:show-details="true"/>
                <table:data-pilot-member table:name="53,77" table:display="true" table:show-details="true"/>
                <table:data-pilot-member table:name="54" table:display="true" table:show-details="true"/>
                <table:data-pilot-member table:name="54,18" table:display="true" table:show-details="true"/>
                <table:data-pilot-member table:name="54,3" table:display="true" table:show-details="true"/>
                <table:data-pilot-member table:name="54,31" table:display="true" table:show-details="true"/>
                <table:data-pilot-member table:name="54,33" table:display="true" table:show-details="true"/>
                <table:data-pilot-member table:name="54,36" table:display="true" table:show-details="true"/>
                <table:data-pilot-member table:name="54,39" table:display="true" table:show-details="true"/>
                <table:data-pilot-member table:name="54,6" table:display="true" table:show-details="true"/>
                <table:data-pilot-member table:name="54,65" table:display="true" table:show-details="true"/>
                <table:data-pilot-member table:name="54,8" table:display="true" table:show-details="true"/>
                <table:data-pilot-member table:name="54,9" table:display="true" table:show-details="true"/>
                <table:data-pilot-member table:name="54,98" table:display="true" table:show-details="true"/>
                <table:data-pilot-member table:name="54,99" table:display="true" table:show-details="true"/>
                <table:data-pilot-member table:name="55" table:display="true" table:show-details="true"/>
                <table:data-pilot-member table:name="55,14" table:display="true" table:show-details="true"/>
                <table:data-pilot-member table:name="55,26" table:display="true" table:show-details="true"/>
                <table:data-pilot-member table:name="55,27" table:display="true" table:show-details="true"/>
                <table:data-pilot-member table:name="55,3" table:display="true" table:show-details="true"/>
                <table:data-pilot-member table:name="55,5" table:display="true" table:show-details="true"/>
                <table:data-pilot-member table:name="55,52" table:display="true" table:show-details="true"/>
                <table:data-pilot-member table:name="55,6" table:display="true" table:show-details="true"/>
                <table:data-pilot-member table:name="55,61" table:display="true" table:show-details="true"/>
                <table:data-pilot-member table:name="55,7" table:display="true" table:show-details="true"/>
                <table:data-pilot-member table:name="55,77" table:display="true" table:show-details="true"/>
                <table:data-pilot-member table:name="55,8" table:display="true" table:show-details="true"/>
                <table:data-pilot-member table:name="55,81" table:display="true" table:show-details="true"/>
                <table:data-pilot-member table:name="55,89" table:display="true" table:show-details="true"/>
                <table:data-pilot-member table:name="56" table:display="true" table:show-details="true"/>
                <table:data-pilot-member table:name="56,08" table:display="true" table:show-details="true"/>
                <table:data-pilot-member table:name="56,2" table:display="true" table:show-details="true"/>
                <table:data-pilot-member table:name="56,3" table:display="true" table:show-details="true"/>
                <table:data-pilot-member table:name="56,36" table:display="true" table:show-details="true"/>
                <table:data-pilot-member table:name="56,4" table:display="true" table:show-details="true"/>
                <table:data-pilot-member table:name="56,5" table:display="true" table:show-details="true"/>
                <table:data-pilot-member table:name="56,6" table:display="true" table:show-details="true"/>
                <table:data-pilot-member table:name="56,67" table:display="true" table:show-details="true"/>
                <table:data-pilot-member table:name="56,68" table:display="true" table:show-details="true"/>
                <table:data-pilot-member table:name="56,77" table:display="true" table:show-details="true"/>
                <table:data-pilot-member table:name="56,8" table:display="true" table:show-details="true"/>
                <table:data-pilot-member table:name="56,91" table:display="true" table:show-details="true"/>
                <table:data-pilot-member table:name="57" table:display="true" table:show-details="true"/>
                <table:data-pilot-member table:name="57,02" table:display="true" table:show-details="true"/>
                <table:data-pilot-member table:name="57,03" table:display="true" table:show-details="true"/>
                <table:data-pilot-member table:name="57,1" table:display="true" table:show-details="true"/>
                <table:data-pilot-member table:name="57,11" table:display="true" table:show-details="true"/>
                <table:data-pilot-member table:name="57,14" table:display="true" table:show-details="true"/>
                <table:data-pilot-member table:name="57,2" table:display="true" table:show-details="true"/>
                <table:data-pilot-member table:name="57,31" table:display="true" table:show-details="true"/>
                <table:data-pilot-member table:name="57,4" table:display="true" table:show-details="true"/>
                <table:data-pilot-member table:name="57,46" table:display="true" table:show-details="true"/>
                <table:data-pilot-member table:name="57,5" table:display="true" table:show-details="true"/>
                <table:data-pilot-member table:name="57,6" table:display="true" table:show-details="true"/>
                <table:data-pilot-member table:name="57,63" table:display="true" table:show-details="true"/>
                <table:data-pilot-member table:name="57,67" table:display="true" table:show-details="true"/>
                <table:data-pilot-member table:name="57,68" table:display="true" table:show-details="true"/>
                <table:data-pilot-member table:name="57,85" table:display="true" table:show-details="true"/>
                <table:data-pilot-member table:name="57,88" table:display="true" table:show-details="true"/>
                <table:data-pilot-member table:name="57,95" table:display="true" table:show-details="true"/>
                <table:data-pilot-member table:name="58,08" table:display="true" table:show-details="true"/>
                <table:data-pilot-member table:name="58,19" table:display="true" table:show-details="true"/>
                <table:data-pilot-member table:name="58,34" table:display="true" table:show-details="true"/>
                <table:data-pilot-member table:name="58,4" table:display="true" table:show-details="true"/>
                <table:data-pilot-member table:name="58,52" table:display="true" table:show-details="true"/>
                <table:data-pilot-member table:name="58,58" table:display="true" table:show-details="true"/>
                <table:data-pilot-member table:name="58,6" table:display="true" table:show-details="true"/>
                <table:data-pilot-member table:name="58,8" table:display="true" table:show-details="true"/>
                <table:data-pilot-member table:name="58,89" table:display="true" table:show-details="true"/>
                <table:data-pilot-member table:name="58,9" table:display="true" table:show-details="true"/>
                <table:data-pilot-member table:name="59" table:display="true" table:show-details="true"/>
                <table:data-pilot-member table:name="59,04" table:display="true" table:show-details="true"/>
                <table:data-pilot-member table:name="59,08" table:display="true" table:show-details="true"/>
                <table:data-pilot-member table:name="59,09" table:display="true" table:show-details="true"/>
                <table:data-pilot-member table:name="59,14" table:display="true" table:show-details="true"/>
                <table:data-pilot-member table:name="59,26" table:display="true" table:show-details="true"/>
                <table:data-pilot-member table:name="59,29" table:display="true" table:show-details="true"/>
                <table:data-pilot-member table:name="59,3" table:display="true" table:show-details="true"/>
                <table:data-pilot-member table:name="59,37" table:display="true" table:show-details="true"/>
                <table:data-pilot-member table:name="59,4" table:display="true" table:show-details="true"/>
                <table:data-pilot-member table:name="59,41" table:display="true" table:show-details="true"/>
                <table:data-pilot-member table:name="59,47" table:display="true" table:show-details="true"/>
                <table:data-pilot-member table:name="59,63" table:display="true" table:show-details="true"/>
                <table:data-pilot-member table:name="59,64" table:display="true" table:show-details="true"/>
                <table:data-pilot-member table:name="59,7" table:display="true" table:show-details="true"/>
                <table:data-pilot-member table:name="59,8" table:display="true" table:show-details="true"/>
                <table:data-pilot-member table:name="59,85" table:display="true" table:show-details="true"/>
                <table:data-pilot-member table:name="59,86" table:display="true" table:show-details="true"/>
                <table:data-pilot-member table:name="59,9" table:display="true" table:show-details="true"/>
                <table:data-pilot-member table:name="59,94" table:display="true" table:show-details="true"/>
                <table:data-pilot-member table:name="60" table:display="true" table:show-details="true"/>
                <table:data-pilot-member table:name="60,07" table:display="true" table:show-details="true"/>
                <table:data-pilot-member table:name="60,23" table:display="true" table:show-details="true"/>
                <table:data-pilot-member table:name="60,28" table:display="true" table:show-details="true"/>
                <table:data-pilot-member table:name="60,32" table:display="true" table:show-details="true"/>
                <table:data-pilot-member table:name="60,4" table:display="true" table:show-details="true"/>
                <table:data-pilot-member table:name="60,42" table:display="true" table:show-details="true"/>
                <table:data-pilot-member table:name="60,5" table:display="true" table:show-details="true"/>
                <table:data-pilot-member table:name="60,59" table:display="true" table:show-details="true"/>
                <table:data-pilot-member table:name="60,6" table:display="true" table:show-details="true"/>
                <table:data-pilot-member table:name="60,9" table:display="true" table:show-details="true"/>
                <table:data-pilot-member table:name="60,92" table:display="true" table:show-details="true"/>
                <table:data-pilot-member table:name="60,94" table:display="true" table:show-details="true"/>
                <table:data-pilot-member table:name="61" table:display="true" table:show-details="true"/>
                <table:data-pilot-member table:name="61,1" table:display="true" table:show-details="true"/>
                <table:data-pilot-member table:name="61,16" table:display="true" table:show-details="true"/>
                <table:data-pilot-member table:name="61,2" table:display="true" table:show-details="true"/>
                <table:data-pilot-member table:name="61,22" table:display="true" table:show-details="true"/>
                <table:data-pilot-member table:name="61,36" table:display="true" table:show-details="true"/>
                <table:data-pilot-member table:name="61,4" table:display="true" table:show-details="true"/>
                <table:data-pilot-member table:name="61,5" table:display="true" table:show-details="true"/>
                <table:data-pilot-member table:name="61,55" table:display="true" table:show-details="true"/>
                <table:data-pilot-member table:name="61,58" table:display="true" table:show-details="true"/>
                <table:data-pilot-member table:name="61,73" table:display="true" table:show-details="true"/>
                <table:data-pilot-member table:name="61,9" table:display="true" table:show-details="true"/>
                <table:data-pilot-member table:name="61,98" table:display="true" table:show-details="true"/>
                <table:data-pilot-member table:name="62" table:display="true" table:show-details="true"/>
                <table:data-pilot-member table:name="62,3" table:display="true" table:show-details="true"/>
                <table:data-pilot-member table:name="62,48" table:display="true" table:show-details="true"/>
                <table:data-pilot-member table:name="62,49" table:display="true" table:show-details="true"/>
                <table:data-pilot-member table:name="62,5" table:display="true" table:show-details="true"/>
                <table:data-pilot-member table:name="62,58" table:display="true" table:show-details="true"/>
                <table:data-pilot-member table:name="62,6" table:display="true" table:show-details="true"/>
                <table:data-pilot-member table:name="62,78" table:display="true" table:show-details="true"/>
                <table:data-pilot-member table:name="62,88" table:display="true" table:show-details="true"/>
                <table:data-pilot-member table:name="62,99" table:display="true" table:show-details="true"/>
                <table:data-pilot-member table:name="63,1" table:display="true" table:show-details="true"/>
                <table:data-pilot-member table:name="63,29" table:display="true" table:show-details="true"/>
                <table:data-pilot-member table:name="63,38" table:display="true" table:show-details="true"/>
                <table:data-pilot-member table:name="63,39" table:display="true" table:show-details="true"/>
                <table:data-pilot-member table:name="63,4" table:display="true" table:show-details="true"/>
                <table:data-pilot-member table:name="63,47" table:display="true" table:show-details="true"/>
                <table:data-pilot-member table:name="63,54" table:display="true" table:show-details="true"/>
                <table:data-pilot-member table:name="63,56" table:display="true" table:show-details="true"/>
                <table:data-pilot-member table:name="63,6" table:display="true" table:show-details="true"/>
                <table:data-pilot-member table:name="63,65" table:display="true" table:show-details="true"/>
                <table:data-pilot-member table:name="63,9" table:display="true" table:show-details="true"/>
                <table:data-pilot-member table:name="64" table:display="true" table:show-details="true"/>
                <table:data-pilot-member table:name="64,01" table:display="true" table:show-details="true"/>
                <table:data-pilot-member table:name="64,19" table:display="true" table:show-details="true"/>
                <table:data-pilot-member table:name="64,29" table:display="true" table:show-details="true"/>
                <table:data-pilot-member table:name="64,4" table:display="true" table:show-details="true"/>
                <table:data-pilot-member table:name="64,5" table:display="true" table:show-details="true"/>
                <table:data-pilot-member table:name="64,65" table:display="true" table:show-details="true"/>
                <table:data-pilot-member table:name="64,67" table:display="true" table:show-details="true"/>
                <table:data-pilot-member table:name="64,69" table:display="true" table:show-details="true"/>
                <table:data-pilot-member table:name="64,76" table:display="true" table:show-details="true"/>
                <table:data-pilot-member table:name="64,85" table:display="true" table:show-details="true"/>
                <table:data-pilot-member table:name="64,89" table:display="true" table:show-details="true"/>
                <table:data-pilot-member table:name="65" table:display="true" table:show-details="true"/>
                <table:data-pilot-member table:name="65,18" table:display="true" table:show-details="true"/>
                <table:data-pilot-member table:name="65,25" table:display="true" table:show-details="true"/>
                <table:data-pilot-member table:name="65,37" table:display="true" table:show-details="true"/>
                <table:data-pilot-member table:name="65,52" table:display="true" table:show-details="true"/>
                <table:data-pilot-member table:name="65,53" table:display="true" table:show-details="true"/>
                <table:data-pilot-member table:name="65,56" table:display="true" table:show-details="true"/>
                <table:data-pilot-member table:name="65,57" table:display="true" table:show-details="true"/>
                <table:data-pilot-member table:name="65,58" table:display="true" table:show-details="true"/>
                <table:data-pilot-member table:name="65,6" table:display="true" table:show-details="true"/>
                <table:data-pilot-member table:name="65,64" table:display="true" table:show-details="true"/>
                <table:data-pilot-member table:name="65,79" table:display="true" table:show-details="true"/>
                <table:data-pilot-member table:name="65,8" table:display="true" table:show-details="true"/>
                <table:data-pilot-member table:name="65,81" table:display="true" table:show-details="true"/>
                <table:data-pilot-member table:name="65,82" table:display="true" table:show-details="true"/>
                <table:data-pilot-member table:name="65,9" table:display="true" table:show-details="true"/>
                <table:data-pilot-member table:name="65,96" table:display="true" table:show-details="true"/>
                <table:data-pilot-member table:name="65,99" table:display="true" table:show-details="true"/>
                <table:data-pilot-member table:name="66" table:display="true" table:show-details="true"/>
                <table:data-pilot-member table:name="66,03" table:display="true" table:show-details="true"/>
                <table:data-pilot-member table:name="66,09" table:display="true" table:show-details="true"/>
                <table:data-pilot-member table:name="66,1" table:display="true" table:show-details="true"/>
                <table:data-pilot-member table:name="66,3" table:display="true" table:show-details="true"/>
                <table:data-pilot-member table:name="66,4" table:display="true" table:show-details="true"/>
                <table:data-pilot-member table:name="66,5" table:display="true" table:show-details="true"/>
                <table:data-pilot-member table:name="66,6" table:display="true" table:show-details="true"/>
                <table:data-pilot-member table:name="66,78" table:display="true" table:show-details="true"/>
                <table:data-pilot-member table:name="66,8" table:display="true" table:show-details="true"/>
                <table:data-pilot-member table:name="66,89" table:display="true" table:show-details="true"/>
                <table:data-pilot-member table:name="66,9" table:display="true" table:show-details="true"/>
                <table:data-pilot-member table:name="66,96" table:display="true" table:show-details="true"/>
                <table:data-pilot-member table:name="67,09" table:display="true" table:show-details="true"/>
                <table:data-pilot-member table:name="67,14" table:display="true" table:show-details="true"/>
                <table:data-pilot-member table:name="67,26" table:display="true" table:show-details="true"/>
                <table:data-pilot-member table:name="67,4" table:display="true" table:show-details="true"/>
                <table:data-pilot-member table:name="67,5" table:display="true" table:show-details="true"/>
                <table:data-pilot-member table:name="67,6" table:display="true" table:show-details="true"/>
                <table:data-pilot-member table:name="67,8" table:display="true" table:show-details="true"/>
                <table:data-pilot-member table:name="67,81" table:display="true" table:show-details="true"/>
                <table:data-pilot-member table:name="67,86" table:display="true" table:show-details="true"/>
                <table:data-pilot-member table:name="67,89" table:display="true" table:show-details="true"/>
                <table:data-pilot-member table:name="68,03" table:display="true" table:show-details="true"/>
                <table:data-pilot-member table:name="68,33" table:display="true" table:show-details="true"/>
                <table:data-pilot-member table:name="68,42" table:display="true" table:show-details="true"/>
                <table:data-pilot-member table:name="68,45" table:display="true" table:show-details="true"/>
                <table:data-pilot-member table:name="68,46" table:display="true" table:show-details="true"/>
                <table:data-pilot-member table:name="68,53" table:display="true" table:show-details="true"/>
                <table:data-pilot-member table:name="68,55" table:display="true" table:show-details="true"/>
                <table:data-pilot-member table:name="68,71" table:display="true" table:show-details="true"/>
                <table:data-pilot-member table:name="68,73" table:display="true" table:show-details="true"/>
                <table:data-pilot-member table:name="68,76" table:display="true" table:show-details="true"/>
                <table:data-pilot-member table:name="68,8" table:display="true" table:show-details="true"/>
                <table:data-pilot-member table:name="68,82" table:display="true" table:show-details="true"/>
                <table:data-pilot-member table:name="68,86" table:display="true" table:show-details="true"/>
                <table:data-pilot-member table:name="69,3" table:display="true" table:show-details="true"/>
                <table:data-pilot-member table:name="69,36" table:display="true" table:show-details="true"/>
                <table:data-pilot-member table:name="69,5" table:display="true" table:show-details="true"/>
                <table:data-pilot-member table:name="69,6" table:display="true" table:show-details="true"/>
                <table:data-pilot-member table:name="69,64" table:display="true" table:show-details="true"/>
                <table:data-pilot-member table:name="69,67" table:display="true" table:show-details="true"/>
                <table:data-pilot-member table:name="69,95" table:display="true" table:show-details="true"/>
                <table:data-pilot-member table:name="70" table:display="true" table:show-details="true"/>
                <table:data-pilot-member table:name="70,16" table:display="true" table:show-details="true"/>
                <table:data-pilot-member table:name="70,44" table:display="true" table:show-details="true"/>
                <table:data-pilot-member table:name="70,65" table:display="true" table:show-details="true"/>
                <table:data-pilot-member table:name="70,73" table:display="true" table:show-details="true"/>
                <table:data-pilot-member table:name="70,74" table:display="true" table:show-details="true"/>
                <table:data-pilot-member table:name="70,8" table:display="true" table:show-details="true"/>
                <table:data-pilot-member table:name="70,88" table:display="true" table:show-details="true"/>
                <table:data-pilot-member table:name="70,97" table:display="true" table:show-details="true"/>
                <table:data-pilot-member table:name="71" table:display="true" table:show-details="true"/>
                <table:data-pilot-member table:name="71,01" table:display="true" table:show-details="true"/>
                <table:data-pilot-member table:name="71,14" table:display="true" table:show-details="true"/>
                <table:data-pilot-member table:name="71,24" table:display="true" table:show-details="true"/>
                <table:data-pilot-member table:name="71,27" table:display="true" table:show-details="true"/>
                <table:data-pilot-member table:name="71,4" table:display="true" table:show-details="true"/>
                <table:data-pilot-member table:name="71,47" table:display="true" table:show-details="true"/>
                <table:data-pilot-member table:name="71,5" table:display="true" table:show-details="true"/>
                <table:data-pilot-member table:name="71,61" table:display="true" table:show-details="true"/>
                <table:data-pilot-member table:name="71,64" table:display="true" table:show-details="true"/>
                <table:data-pilot-member table:name="71,71" table:display="true" table:show-details="true"/>
                <table:data-pilot-member table:name="71,8" table:display="true" table:show-details="true"/>
                <table:data-pilot-member table:name="71,84" table:display="true" table:show-details="true"/>
                <table:data-pilot-member table:name="72" table:display="true" table:show-details="true"/>
                <table:data-pilot-member table:name="72,12" table:display="true" table:show-details="true"/>
                <table:data-pilot-member table:name="72,67" table:display="true" table:show-details="true"/>
                <table:data-pilot-member table:name="72,68" table:display="true" table:show-details="true"/>
                <table:data-pilot-member table:name="72,7" table:display="true" table:show-details="true"/>
                <table:data-pilot-member table:name="72,77" table:display="true" table:show-details="true"/>
                <table:data-pilot-member table:name="72,8" table:display="true" table:show-details="true"/>
                <table:data-pilot-member table:name="72,9" table:display="true" table:show-details="true"/>
                <table:data-pilot-member table:name="73,11" table:display="true" table:show-details="true"/>
                <table:data-pilot-member table:name="73,12" table:display="true" table:show-details="true"/>
                <table:data-pilot-member table:name="73,38" table:display="true" table:show-details="true"/>
                <table:data-pilot-member table:name="73,4" table:display="true" table:show-details="true"/>
                <table:data-pilot-member table:name="73,44" table:display="true" table:show-details="true"/>
                <table:data-pilot-member table:name="73,5" table:display="true" table:show-details="true"/>
                <table:data-pilot-member table:name="73,6" table:display="true" table:show-details="true"/>
                <table:data-pilot-member table:name="73,63" table:display="true" table:show-details="true"/>
                <table:data-pilot-member table:name="73,67" table:display="true" table:show-details="true"/>
                <table:data-pilot-member table:name="74" table:display="true" table:show-details="true"/>
                <table:data-pilot-member table:name="74,02" table:display="true" table:show-details="true"/>
                <table:data-pilot-member table:name="74,05" table:display="true" table:show-details="true"/>
                <table:data-pilot-member table:name="74,26" table:display="true" table:show-details="true"/>
                <table:data-pilot-member table:name="74,28" table:display="true" table:show-details="true"/>
                <table:data-pilot-member table:name="74,29" table:display="true" table:show-details="true"/>
                <table:data-pilot-member table:name="74,3" table:display="true" table:show-details="true"/>
                <table:data-pilot-member table:name="74,36" table:display="true" table:show-details="true"/>
                <table:data-pilot-member table:name="74,4" table:display="true" table:show-details="true"/>
                <table:data-pilot-member table:name="74,6" table:display="true" table:show-details="true"/>
                <table:data-pilot-member table:name="74,64" table:display="true" table:show-details="true"/>
                <table:data-pilot-member table:name="74,7" table:display="true" table:show-details="true"/>
                <table:data-pilot-member table:name="74,76" table:display="true" table:show-details="true"/>
                <table:data-pilot-member table:name="74,95" table:display="true" table:show-details="true"/>
                <table:data-pilot-member table:name="75" table:display="true" table:show-details="true"/>
                <table:data-pilot-member table:name="75,07" table:display="true" table:show-details="true"/>
                <table:data-pilot-member table:name="75,2" table:display="true" table:show-details="true"/>
                <table:data-pilot-member table:name="75,4" table:display="true" table:show-details="true"/>
                <table:data-pilot-member table:name="75,42" table:display="true" table:show-details="true"/>
                <table:data-pilot-member table:name="75,48" table:display="true" table:show-details="true"/>
                <table:data-pilot-member table:name="75,6" table:display="true" table:show-details="true"/>
                <table:data-pilot-member table:name="75,76" table:display="true" table:show-details="true"/>
                <table:data-pilot-member table:name="75,8" table:display="true" table:show-details="true"/>
                <table:data-pilot-member table:name="75,9" table:display="true" table:show-details="true"/>
                <table:data-pilot-member table:name="75,97" table:display="true" table:show-details="true"/>
                <table:data-pilot-member table:name="75,98" table:display="true" table:show-details="true"/>
                <table:data-pilot-member table:name="76,19" table:display="true" table:show-details="true"/>
                <table:data-pilot-member table:name="76,21" table:display="true" table:show-details="true"/>
                <table:data-pilot-member table:name="76,26" table:display="true" table:show-details="true"/>
                <table:data-pilot-member table:name="76,54" table:display="true" table:show-details="true"/>
                <table:data-pilot-member table:name="76,6" table:display="true" table:show-details="true"/>
                <table:data-pilot-member table:name="76,64" table:display="true" table:show-details="true"/>
                <table:data-pilot-member table:name="76,76" table:display="true" table:show-details="true"/>
                <table:data-pilot-member table:name="76,8" table:display="true" table:show-details="true"/>
                <table:data-pilot-member table:name="76,98" table:display="true" table:show-details="true"/>
                <table:data-pilot-member table:name="77,1" table:display="true" table:show-details="true"/>
                <table:data-pilot-member table:name="77,18" table:display="true" table:show-details="true"/>
                <table:data-pilot-member table:name="77,23" table:display="true" table:show-details="true"/>
                <table:data-pilot-member table:name="77,4" table:display="true" table:show-details="true"/>
                <table:data-pilot-member table:name="77,59" table:display="true" table:show-details="true"/>
                <table:data-pilot-member table:name="77,69" table:display="true" table:show-details="true"/>
                <table:data-pilot-member table:name="77,78" table:display="true" table:show-details="true"/>
                <table:data-pilot-member table:name="77,8" table:display="true" table:show-details="true"/>
                <table:data-pilot-member table:name="77,99" table:display="true" table:show-details="true"/>
                <table:data-pilot-member table:name="78,01" table:display="true" table:show-details="true"/>
                <table:data-pilot-member table:name="78,09" table:display="true" table:show-details="true"/>
                <table:data-pilot-member table:name="78,13" table:display="true" table:show-details="true"/>
                <table:data-pilot-member table:name="78,17" table:display="true" table:show-details="true"/>
                <table:data-pilot-member table:name="78,18" table:display="true" table:show-details="true"/>
                <table:data-pilot-member table:name="78,21" table:display="true" table:show-details="true"/>
                <table:data-pilot-member table:name="78,43" table:display="true" table:show-details="true"/>
                <table:data-pilot-member table:name="78,44" table:display="true" table:show-details="true"/>
                <table:data-pilot-member table:name="78,59" table:display="true" table:show-details="true"/>
                <table:data-pilot-member table:name="78,6" table:display="true" table:show-details="true"/>
                <table:data-pilot-member table:name="78,75" table:display="true" table:show-details="true"/>
                <table:data-pilot-member table:name="78,81" table:display="true" table:show-details="true"/>
                <table:data-pilot-member table:name="78,95" table:display="true" table:show-details="true"/>
                <table:data-pilot-member table:name="79" table:display="true" table:show-details="true"/>
                <table:data-pilot-member table:name="79,07" table:display="true" table:show-details="true"/>
                <table:data-pilot-member table:name="79,16" table:display="true" table:show-details="true"/>
                <table:data-pilot-member table:name="79,18" table:display="true" table:show-details="true"/>
                <table:data-pilot-member table:name="79,28" table:display="true" table:show-details="true"/>
                <table:data-pilot-member table:name="79,3" table:display="true" table:show-details="true"/>
                <table:data-pilot-member table:name="79,4" table:display="true" table:show-details="true"/>
                <table:data-pilot-member table:name="79,5" table:display="true" table:show-details="true"/>
                <table:data-pilot-member table:name="79,62" table:display="true" table:show-details="true"/>
                <table:data-pilot-member table:name="79,9" table:display="true" table:show-details="true"/>
                <table:data-pilot-member table:name="80" table:display="true" table:show-details="true"/>
                <table:data-pilot-member table:name="80,48" table:display="true" table:show-details="true"/>
                <table:data-pilot-member table:name="80,5" table:display="true" table:show-details="true"/>
                <table:data-pilot-member table:name="80,56" table:display="true" table:show-details="true"/>
                <table:data-pilot-member table:name="80,98" table:display="true" table:show-details="true"/>
                <table:data-pilot-member table:name="81" table:display="true" table:show-details="true"/>
                <table:data-pilot-member table:name="81,1" table:display="true" table:show-details="true"/>
                <table:data-pilot-member table:name="81,3" table:display="true" table:show-details="true"/>
                <table:data-pilot-member table:name="81,37" table:display="true" table:show-details="true"/>
                <table:data-pilot-member table:name="81,42" table:display="true" table:show-details="true"/>
                <table:data-pilot-member table:name="81,65" table:display="true" table:show-details="true"/>
                <table:data-pilot-member table:name="81,67" table:display="true" table:show-details="true"/>
                <table:data-pilot-member table:name="81,78" table:display="true" table:show-details="true"/>
                <table:data-pilot-member table:name="81,82" table:display="true" table:show-details="true"/>
                <table:data-pilot-member table:name="81,97" table:display="true" table:show-details="true"/>
                <table:data-pilot-member table:name="82" table:display="true" table:show-details="true"/>
                <table:data-pilot-member table:name="82,33" table:display="true" table:show-details="true"/>
                <table:data-pilot-member table:name="82,5" table:display="true" table:show-details="true"/>
                <table:data-pilot-member table:name="82,76" table:display="true" table:show-details="true"/>
                <table:data-pilot-member table:name="83" table:display="true" table:show-details="true"/>
                <table:data-pilot-member table:name="83,06" table:display="true" table:show-details="true"/>
                <table:data-pilot-member table:name="83,16" table:display="true" table:show-details="true"/>
                <table:data-pilot-member table:name="83,27" table:display="true" table:show-details="true"/>
                <table:data-pilot-member table:name="83,36" table:display="true" table:show-details="true"/>
                <table:data-pilot-member table:name="83,4" table:display="true" table:show-details="true"/>
                <table:data-pilot-member table:name="83,57" table:display="true" table:show-details="true"/>
                <table:data-pilot-member table:name="83,81" table:display="true" table:show-details="true"/>
                <table:data-pilot-member table:name="83,93" table:display="true" table:show-details="true"/>
                <table:data-pilot-member table:name="83,98" table:display="true" table:show-details="true"/>
                <table:data-pilot-member table:name="84" table:display="true" table:show-details="true"/>
                <table:data-pilot-member table:name="84,06" table:display="true" table:show-details="true"/>
                <table:data-pilot-member table:name="84,3" table:display="true" table:show-details="true"/>
                <table:data-pilot-member table:name="84,33" table:display="true" table:show-details="true"/>
                <table:data-pilot-member table:name="84,5" table:display="true" table:show-details="true"/>
                <table:data-pilot-member table:name="84,52" table:display="true" table:show-details="true"/>
                <table:data-pilot-member table:name="84,59" table:display="true" table:show-details="true"/>
                <table:data-pilot-member table:name="84,64" table:display="true" table:show-details="true"/>
                <table:data-pilot-member table:name="84,75" table:display="true" table:show-details="true"/>
                <table:data-pilot-member table:name="84,83" table:display="true" table:show-details="true"/>
                <table:data-pilot-member table:name="84,9" table:display="true" table:show-details="true"/>
                <table:data-pilot-member table:name="85,27" table:display="true" table:show-details="true"/>
                <table:data-pilot-member table:name="85,28" table:display="true" table:show-details="true"/>
                <table:data-pilot-member table:name="85,4" table:display="true" table:show-details="true"/>
                <table:data-pilot-member table:name="85,45" table:display="true" table:show-details="true"/>
                <table:data-pilot-member table:name="85,8" table:display="true" table:show-details="true"/>
                <table:data-pilot-member table:name="86,1" table:display="true" table:show-details="true"/>
                <table:data-pilot-member table:name="86,21" table:display="true" table:show-details="true"/>
                <table:data-pilot-member table:name="86,22" table:display="true" table:show-details="true"/>
                <table:data-pilot-member table:name="86,28" table:display="true" table:show-details="true"/>
                <table:data-pilot-member table:name="86,53" table:display="true" table:show-details="true"/>
                <table:data-pilot-member table:name="86,87" table:display="true" table:show-details="true"/>
                <table:data-pilot-member table:name="87,02" table:display="true" table:show-details="true"/>
                <table:data-pilot-member table:name="87,36" table:display="true" table:show-details="true"/>
                <table:data-pilot-member table:name="87,49" table:display="true" table:show-details="true"/>
                <table:data-pilot-member table:name="87,69" table:display="true" table:show-details="true"/>
                <table:data-pilot-member table:name="87,8" table:display="true" table:show-details="true"/>
                <table:data-pilot-member table:name="88" table:display="true" table:show-details="true"/>
                <table:data-pilot-member table:name="88,16" table:display="true" table:show-details="true"/>
                <table:data-pilot-member table:name="88,68" table:display="true" table:show-details="true"/>
                <table:data-pilot-member table:name="88,79" table:display="true" table:show-details="true"/>
                <table:data-pilot-member table:name="89,06" table:display="true" table:show-details="true"/>
                <table:data-pilot-member table:name="89,08" table:display="true" table:show-details="true"/>
                <table:data-pilot-member table:name="89,22" table:display="true" table:show-details="true"/>
                <table:data-pilot-member table:name="89,24" table:display="true" table:show-details="true"/>
                <table:data-pilot-member table:name="89,26" table:display="true" table:show-details="true"/>
                <table:data-pilot-member table:name="89,4" table:display="true" table:show-details="true"/>
                <table:data-pilot-member table:name="89,5" table:display="true" table:show-details="true"/>
                <table:data-pilot-member table:name="90" table:display="true" table:show-details="true"/>
                <table:data-pilot-member table:name="90,25" table:display="true" table:show-details="true"/>
                <table:data-pilot-member table:name="90,3" table:display="true" table:show-details="true"/>
                <table:data-pilot-member table:name="90,33" table:display="true" table:show-details="true"/>
                <table:data-pilot-member table:name="90,5" table:display="true" table:show-details="true"/>
                <table:data-pilot-member table:name="91,05" table:display="true" table:show-details="true"/>
                <table:data-pilot-member table:name="91,16" table:display="true" table:show-details="true"/>
                <table:data-pilot-member table:name="91,21" table:display="true" table:show-details="true"/>
                <table:data-pilot-member table:name="91,24" table:display="true" table:show-details="true"/>
                <table:data-pilot-member table:name="91,32" table:display="true" table:show-details="true"/>
                <table:data-pilot-member table:name="91,43" table:display="true" table:show-details="true"/>
                <table:data-pilot-member table:name="91,44" table:display="true" table:show-details="true"/>
                <table:data-pilot-member table:name="91,78" table:display="true" table:show-details="true"/>
                <table:data-pilot-member table:name="91,8" table:display="true" table:show-details="true"/>
                <table:data-pilot-member table:name="91,9" table:display="true" table:show-details="true"/>
                <table:data-pilot-member table:name="92" table:display="true" table:show-details="true"/>
                <table:data-pilot-member table:name="92,25" table:display="true" table:show-details="true"/>
                <table:data-pilot-member table:name="92,38" table:display="true" table:show-details="true"/>
                <table:data-pilot-member table:name="92,5" table:display="true" table:show-details="true"/>
                <table:data-pilot-member table:name="92,61" table:display="true" table:show-details="true"/>
                <table:data-pilot-member table:name="92,7" table:display="true" table:show-details="true"/>
                <table:data-pilot-member table:name="93,03" table:display="true" table:show-details="true"/>
                <table:data-pilot-member table:name="93,3" table:display="true" table:show-details="true"/>
                <table:data-pilot-member table:name="93,4" table:display="true" table:show-details="true"/>
                <table:data-pilot-member table:name="93,64" table:display="true" table:show-details="true"/>
                <table:data-pilot-member table:name="93,71" table:display="true" table:show-details="true"/>
                <table:data-pilot-member table:name="93,76" table:display="true" table:show-details="true"/>
                <table:data-pilot-member table:name="93,94" table:display="true" table:show-details="true"/>
                <table:data-pilot-member table:name="93,97" table:display="true" table:show-details="true"/>
                <table:data-pilot-member table:name="94,1" table:display="true" table:show-details="true"/>
                <table:data-pilot-member table:name="94,12" table:display="true" table:show-details="true"/>
                <table:data-pilot-member table:name="94,5" table:display="true" table:show-details="true"/>
                <table:data-pilot-member table:name="94,57" table:display="true" table:show-details="true"/>
                <table:data-pilot-member table:name="94,7" table:display="true" table:show-details="true"/>
                <table:data-pilot-member table:name="94,8" table:display="true" table:show-details="true"/>
                <table:data-pilot-member table:name="95,05" table:display="true" table:show-details="true"/>
                <table:data-pilot-member table:name="95,07" table:display="true" table:show-details="true"/>
                <table:data-pilot-member table:name="95,5" table:display="true" table:show-details="true"/>
                <table:data-pilot-member table:name="95,63" table:display="true" table:show-details="true"/>
                <table:data-pilot-member table:name="95,83" table:display="true" table:show-details="true"/>
                <table:data-pilot-member table:name="95,89" table:display="true" table:show-details="true"/>
                <table:data-pilot-member table:name="96" table:display="true" table:show-details="true"/>
                <table:data-pilot-member table:name="96,12" table:display="true" table:show-details="true"/>
                <table:data-pilot-member table:name="96,14" table:display="true" table:show-details="true"/>
                <table:data-pilot-member table:name="96,19" table:display="true" table:show-details="true"/>
                <table:data-pilot-member table:name="96,3" table:display="true" table:show-details="true"/>
                <table:data-pilot-member table:name="96,47" table:display="true" table:show-details="true"/>
                <table:data-pilot-member table:name="96,69" table:display="true" table:show-details="true"/>
                <table:data-pilot-member table:name="96,82" table:display="true" table:show-details="true"/>
                <table:data-pilot-member table:name="96,84" table:display="true" table:show-details="true"/>
                <table:data-pilot-member table:name="97,01" table:display="true" table:show-details="true"/>
                <table:data-pilot-member table:name="97,11" table:display="true" table:show-details="true"/>
                <table:data-pilot-member table:name="97,2" table:display="true" table:show-details="true"/>
                <table:data-pilot-member table:name="97,27" table:display="true" table:show-details="true"/>
                <table:data-pilot-member table:name="97,47" table:display="true" table:show-details="true"/>
                <table:data-pilot-member table:name="97,49" table:display="true" table:show-details="true"/>
                <table:data-pilot-member table:name="97,67" table:display="true" table:show-details="true"/>
                <table:data-pilot-member table:name="97,77" table:display="true" table:show-details="true"/>
                <table:data-pilot-member table:name="97,78" table:display="true" table:show-details="true"/>
                <table:data-pilot-member table:name="97,98" table:display="true" table:show-details="true"/>
                <table:data-pilot-member table:name="98" table:display="true" table:show-details="true"/>
                <table:data-pilot-member table:name="98,08" table:display="true" table:show-details="true"/>
                <table:data-pilot-member table:name="98,5" table:display="true" table:show-details="true"/>
                <table:data-pilot-member table:name="98,71" table:display="true" table:show-details="true"/>
                <table:data-pilot-member table:name="98,87" table:display="true" table:show-details="true"/>
                <table:data-pilot-member table:name="99" table:display="true" table:show-details="true"/>
                <table:data-pilot-member table:name="99,26" table:display="true" table:show-details="true"/>
                <table:data-pilot-member table:name="99,38" table:display="true" table:show-details="true"/>
                <table:data-pilot-member table:name="99,4" table:display="true" table:show-details="true"/>
                <table:data-pilot-member table:name="99,5" table:display="true" table:show-details="true"/>
                <table:data-pilot-member table:name="99,57" table:display="true" table:show-details="true"/>
                <table:data-pilot-member table:name="99,6" table:display="true" table:show-details="true"/>
                <table:data-pilot-member table:name="99,9" table:display="true" table:show-details="true"/>
                <table:data-pilot-member table:name="100,18" table:display="true" table:show-details="true"/>
                <table:data-pilot-member table:name="100,22" table:display="true" table:show-details="true"/>
                <table:data-pilot-member table:name="100,26" table:display="true" table:show-details="true"/>
                <table:data-pilot-member table:name="100,35" table:display="true" table:show-details="true"/>
                <table:data-pilot-member table:name="100,54" table:display="true" table:show-details="true"/>
                <table:data-pilot-member table:name="100,8" table:display="true" table:show-details="true"/>
                <table:data-pilot-member table:name="100,89" table:display="true" table:show-details="true"/>
                <table:data-pilot-member table:name="101,5" table:display="true" table:show-details="true"/>
                <table:data-pilot-member table:name="101,74" table:display="true" table:show-details="true"/>
                <table:data-pilot-member table:name="101,87" table:display="true" table:show-details="true"/>
                <table:data-pilot-member table:name="102,09" table:display="true" table:show-details="true"/>
                <table:data-pilot-member table:name="102,22" table:display="true" table:show-details="true"/>
                <table:data-pilot-member table:name="102,46" table:display="true" table:show-details="true"/>
                <table:data-pilot-member table:name="102,49" table:display="true" table:show-details="true"/>
                <table:data-pilot-member table:name="102,79" table:display="true" table:show-details="true"/>
                <table:data-pilot-member table:name="103,4" table:display="true" table:show-details="true"/>
                <table:data-pilot-member table:name="103,5" table:display="true" table:show-details="true"/>
                <table:data-pilot-member table:name="103,6" table:display="true" table:show-details="true"/>
                <table:data-pilot-member table:name="103,76" table:display="true" table:show-details="true"/>
                <table:data-pilot-member table:name="103,88" table:display="true" table:show-details="true"/>
                <table:data-pilot-member table:name="104" table:display="true" table:show-details="true"/>
                <table:data-pilot-member table:name="104,2" table:display="true" table:show-details="true"/>
                <table:data-pilot-member table:name="104,39" table:display="true" table:show-details="true"/>
                <table:data-pilot-member table:name="104,4" table:display="true" table:show-details="true"/>
                <table:data-pilot-member table:name="104,5" table:display="true" table:show-details="true"/>
                <table:data-pilot-member table:name="104,64" table:display="true" table:show-details="true"/>
                <table:data-pilot-member table:name="104,96" table:display="true" table:show-details="true"/>
                <table:data-pilot-member table:name="105" table:display="true" table:show-details="true"/>
                <table:data-pilot-member table:name="105,04" table:display="true" table:show-details="true"/>
                <table:data-pilot-member table:name="105,63" table:display="true" table:show-details="true"/>
                <table:data-pilot-member table:name="105,69" table:display="true" table:show-details="true"/>
                <table:data-pilot-member table:name="105,7" table:display="true" table:show-details="true"/>
                <table:data-pilot-member table:name="105,8" table:display="true" table:show-details="true"/>
                <table:data-pilot-member table:name="106,03" table:display="true" table:show-details="true"/>
                <table:data-pilot-member table:name="106,08" table:display="true" table:show-details="true"/>
                <table:data-pilot-member table:name="106,11" table:display="true" table:show-details="true"/>
                <table:data-pilot-member table:name="106,25" table:display="true" table:show-details="true"/>
                <table:data-pilot-member table:name="106,35" table:display="true" table:show-details="true"/>
                <table:data-pilot-member table:name="106,38" table:display="true" table:show-details="true"/>
                <table:data-pilot-member table:name="106,49" table:display="true" table:show-details="true"/>
                <table:data-pilot-member table:name="106,53" table:display="true" table:show-details="true"/>
                <table:data-pilot-member table:name="106,7" table:display="true" table:show-details="true"/>
                <table:data-pilot-member table:name="106,84" table:display="true" table:show-details="true"/>
                <table:data-pilot-member table:name="106,91" table:display="true" table:show-details="true"/>
                <table:data-pilot-member table:name="106,96" table:display="true" table:show-details="true"/>
                <table:data-pilot-member table:name="106,97" table:display="true" table:show-details="true"/>
                <table:data-pilot-member table:name="106,98" table:display="true" table:show-details="true"/>
                <table:data-pilot-member table:name="107,08" table:display="true" table:show-details="true"/>
                <table:data-pilot-member table:name="107,15" table:display="true" table:show-details="true"/>
                <table:data-pilot-member table:name="107,48" table:display="true" table:show-details="true"/>
                <table:data-pilot-member table:name="107,8" table:display="true" table:show-details="true"/>
                <table:data-pilot-member table:name="108,12" table:display="true" table:show-details="true"/>
                <table:data-pilot-member table:name="108,2" table:display="true" table:show-details="true"/>
                <table:data-pilot-member table:name="108,25" table:display="true" table:show-details="true"/>
                <table:data-pilot-member table:name="108,7" table:display="true" table:show-details="true"/>
                <table:data-pilot-member table:name="109,15" table:display="true" table:show-details="true"/>
                <table:data-pilot-member table:name="109,2" table:display="true" table:show-details="true"/>
                <table:data-pilot-member table:name="109,3" table:display="true" table:show-details="true"/>
                <table:data-pilot-member table:name="109,5" table:display="true" table:show-details="true"/>
                <table:data-pilot-member table:name="109,61" table:display="true" table:show-details="true"/>
                <table:data-pilot-member table:name="109,76" table:display="true" table:show-details="true"/>
                <table:data-pilot-member table:name="109,8" table:display="true" table:show-details="true"/>
                <table:data-pilot-member table:name="109,83" table:display="true" table:show-details="true"/>
                <table:data-pilot-member table:name="109,89" table:display="true" table:show-details="true"/>
                <table:data-pilot-member table:name="110" table:display="true" table:show-details="true"/>
                <table:data-pilot-member table:name="110,16" table:display="true" table:show-details="true"/>
                <table:data-pilot-member table:name="110,2" table:display="true" table:show-details="true"/>
                <table:data-pilot-member table:name="110,94" table:display="true" table:show-details="true"/>
                <table:data-pilot-member table:name="111" table:display="true" table:show-details="true"/>
                <table:data-pilot-member table:name="111,41" table:display="true" table:show-details="true"/>
                <table:data-pilot-member table:name="111,8" table:display="true" table:show-details="true"/>
                <table:data-pilot-member table:name="112,12" table:display="true" table:show-details="true"/>
                <table:data-pilot-member table:name="112,28" table:display="true" table:show-details="true"/>
                <table:data-pilot-member table:name="112,92" table:display="true" table:show-details="true"/>
                <table:data-pilot-member table:name="113,26" table:display="true" table:show-details="true"/>
                <table:data-pilot-member table:name="113,3" table:display="true" table:show-details="true"/>
                <table:data-pilot-member table:name="113,38" table:display="true" table:show-details="true"/>
                <table:data-pilot-member table:name="113,5" table:display="true" table:show-details="true"/>
                <table:data-pilot-member table:name="113,68" table:display="true" table:show-details="true"/>
                <table:data-pilot-member table:name="114" table:display="true" table:show-details="true"/>
                <table:data-pilot-member table:name="114,02" table:display="true" table:show-details="true"/>
                <table:data-pilot-member table:name="114,08" table:display="true" table:show-details="true"/>
                <table:data-pilot-member table:name="114,12" table:display="true" table:show-details="true"/>
                <table:data-pilot-member table:name="114,2" table:display="true" table:show-details="true"/>
                <table:data-pilot-member table:name="114,7" table:display="true" table:show-details="true"/>
                <table:data-pilot-member table:name="114,87" table:display="true" table:show-details="true"/>
                <table:data-pilot-member table:name="115,12" table:display="true" table:show-details="true"/>
                <table:data-pilot-member table:name="115,32" table:display="true" table:show-details="true"/>
                <table:data-pilot-member table:name="115,49" table:display="true" table:show-details="true"/>
                <table:data-pilot-member table:name="115,5" table:display="true" table:show-details="true"/>
                <table:data-pilot-member table:name="115,59" table:display="true" table:show-details="true"/>
                <table:data-pilot-member table:name="116,21" table:display="true" table:show-details="true"/>
                <table:data-pilot-member table:name="116,27" table:display="true" table:show-details="true"/>
                <table:data-pilot-member table:name="116,29" table:display="true" table:show-details="true"/>
                <table:data-pilot-member table:name="116,46" table:display="true" table:show-details="true"/>
                <table:data-pilot-member table:name="116,6" table:display="true" table:show-details="true"/>
                <table:data-pilot-member table:name="116,89" table:display="true" table:show-details="true"/>
                <table:data-pilot-member table:name="116,95" table:display="true" table:show-details="true"/>
                <table:data-pilot-member table:name="117,39" table:display="true" table:show-details="true"/>
                <table:data-pilot-member table:name="117,4" table:display="true" table:show-details="true"/>
                <table:data-pilot-member table:name="117,53" table:display="true" table:show-details="true"/>
                <table:data-pilot-member table:name="117,82" table:display="true" table:show-details="true"/>
                <table:data-pilot-member table:name="117,9" table:display="true" table:show-details="true"/>
                <table:data-pilot-member table:name="118,01" table:display="true" table:show-details="true"/>
                <table:data-pilot-member table:name="118,11" table:display="true" table:show-details="true"/>
                <table:data-pilot-member table:name="118,2" table:display="true" table:show-details="true"/>
                <table:data-pilot-member table:name="118,24" table:display="true" table:show-details="true"/>
                <table:data-pilot-member table:name="118,48" table:display="true" table:show-details="true"/>
                <table:data-pilot-member table:name="118,68" table:display="true" table:show-details="true"/>
                <table:data-pilot-member table:name="118,9" table:display="true" table:show-details="true"/>
                <table:data-pilot-member table:name="119,3" table:display="true" table:show-details="true"/>
                <table:data-pilot-member table:name="119,4" table:display="true" table:show-details="true"/>
                <table:data-pilot-member table:name="119,41" table:display="true" table:show-details="true"/>
                <table:data-pilot-member table:name="120" table:display="true" table:show-details="true"/>
                <table:data-pilot-member table:name="120,1" table:display="true" table:show-details="true"/>
                <table:data-pilot-member table:name="120,59" table:display="true" table:show-details="true"/>
                <table:data-pilot-member table:name="121,05" table:display="true" table:show-details="true"/>
                <table:data-pilot-member table:name="121,07" table:display="true" table:show-details="true"/>
                <table:data-pilot-member table:name="121,13" table:display="true" table:show-details="true"/>
                <table:data-pilot-member table:name="121,21" table:display="true" table:show-details="true"/>
                <table:data-pilot-member table:name="121,28" table:display="true" table:show-details="true"/>
                <table:data-pilot-member table:name="121,3" table:display="true" table:show-details="true"/>
                <table:data-pilot-member table:name="121,4" table:display="true" table:show-details="true"/>
                <table:data-pilot-member table:name="122,2" table:display="true" table:show-details="true"/>
                <table:data-pilot-member table:name="122,28" table:display="true" table:show-details="true"/>
                <table:data-pilot-member table:name="122,38" table:display="true" table:show-details="true"/>
                <table:data-pilot-member table:name="122,44" table:display="true" table:show-details="true"/>
                <table:data-pilot-member table:name="123,2" table:display="true" table:show-details="true"/>
                <table:data-pilot-member table:name="123,51" table:display="true" table:show-details="true"/>
                <table:data-pilot-member table:name="123,61" table:display="true" table:show-details="true"/>
                <table:data-pilot-member table:name="123,99" table:display="true" table:show-details="true"/>
                <table:data-pilot-member table:name="124,13" table:display="true" table:show-details="true"/>
                <table:data-pilot-member table:name="124,17" table:display="true" table:show-details="true"/>
                <table:data-pilot-member table:name="124,2" table:display="true" table:show-details="true"/>
                <table:data-pilot-member table:name="124,5" table:display="true" table:show-details="true"/>
                <table:data-pilot-member table:name="124,66" table:display="true" table:show-details="true"/>
                <table:data-pilot-member table:name="124,76" table:display="true" table:show-details="true"/>
                <table:data-pilot-member table:name="124,78" table:display="true" table:show-details="true"/>
                <table:data-pilot-member table:name="124,94" table:display="true" table:show-details="true"/>
                <table:data-pilot-member table:name="125,12" table:display="true" table:show-details="true"/>
                <table:data-pilot-member table:name="125,46" table:display="true" table:show-details="true"/>
                <table:data-pilot-member table:name="125,5" table:display="true" table:show-details="true"/>
                <table:data-pilot-member table:name="125,6" table:display="true" table:show-details="true"/>
                <table:data-pilot-member table:name="125,63" table:display="true" table:show-details="true"/>
                <table:data-pilot-member table:name="125,69" table:display="true" table:show-details="true"/>
                <table:data-pilot-member table:name="125,93" table:display="true" table:show-details="true"/>
                <table:data-pilot-member table:name="126,13" table:display="true" table:show-details="true"/>
                <table:data-pilot-member table:name="126,15" table:display="true" table:show-details="true"/>
                <table:data-pilot-member table:name="126,3" table:display="true" table:show-details="true"/>
                <table:data-pilot-member table:name="126,4" table:display="true" table:show-details="true"/>
                <table:data-pilot-member table:name="126,51" table:display="true" table:show-details="true"/>
                <table:data-pilot-member table:name="126,68" table:display="true" table:show-details="true"/>
                <table:data-pilot-member table:name="126,8" table:display="true" table:show-details="true"/>
                <table:data-pilot-member table:name="126,91" table:display="true" table:show-details="true"/>
                <table:data-pilot-member table:name="127,08" table:display="true" table:show-details="true"/>
                <table:data-pilot-member table:name="127,21" table:display="true" table:show-details="true"/>
                <table:data-pilot-member table:name="127,38" table:display="true" table:show-details="true"/>
                <table:data-pilot-member table:name="127,4" table:display="true" table:show-details="true"/>
                <table:data-pilot-member table:name="127,57" table:display="true" table:show-details="true"/>
                <table:data-pilot-member table:name="128" table:display="true" table:show-details="true"/>
                <table:data-pilot-member table:name="128,47" table:display="true" table:show-details="true"/>
                <table:data-pilot-member table:name="128,79" table:display="true" table:show-details="true"/>
                <table:data-pilot-member table:name="129,35" table:display="true" table:show-details="true"/>
                <table:data-pilot-member table:name="129,48" table:display="true" table:show-details="true"/>
                <table:data-pilot-member table:name="129,52" table:display="true" table:show-details="true"/>
                <table:data-pilot-member table:name="129,69" table:display="true" table:show-details="true"/>
                <table:data-pilot-member table:name="130,2" table:display="true" table:show-details="true"/>
                <table:data-pilot-member table:name="130,56" table:display="true" table:show-details="true"/>
                <table:data-pilot-member table:name="131,49" table:display="true" table:show-details="true"/>
                <table:data-pilot-member table:name="131,6" table:display="true" table:show-details="true"/>
                <table:data-pilot-member table:name="131,68" table:display="true" table:show-details="true"/>
                <table:data-pilot-member table:name="132,4" table:display="true" table:show-details="true"/>
                <table:data-pilot-member table:name="132,43" table:display="true" table:show-details="true"/>
                <table:data-pilot-member table:name="132,63" table:display="true" table:show-details="true"/>
                <table:data-pilot-member table:name="132,69" table:display="true" table:show-details="true"/>
                <table:data-pilot-member table:name="132,83" table:display="true" table:show-details="true"/>
                <table:data-pilot-member table:name="132,85" table:display="true" table:show-details="true"/>
                <table:data-pilot-member table:name="132,86" table:display="true" table:show-details="true"/>
                <table:data-pilot-member table:name="133,13" table:display="true" table:show-details="true"/>
                <table:data-pilot-member table:name="133,33" table:display="true" table:show-details="true"/>
                <table:data-pilot-member table:name="133,4" table:display="true" table:show-details="true"/>
                <table:data-pilot-member table:name="134" table:display="true" table:show-details="true"/>
                <table:data-pilot-member table:name="134,08" table:display="true" table:show-details="true"/>
                <table:data-pilot-member table:name="134,53" table:display="true" table:show-details="true"/>
                <table:data-pilot-member table:name="134,6" table:display="true" table:show-details="true"/>
                <table:data-pilot-member table:name="135,21" table:display="true" table:show-details="true"/>
                <table:data-pilot-member table:name="135,27" table:display="true" table:show-details="true"/>
                <table:data-pilot-member table:name="135,44" table:display="true" table:show-details="true"/>
                <table:data-pilot-member table:name="135,56" table:display="true" table:show-details="true"/>
                <table:data-pilot-member table:name="135,71" table:display="true" table:show-details="true"/>
                <table:data-pilot-member table:name="135,9" table:display="true" table:show-details="true"/>
                <table:data-pilot-member table:name="135,95" table:display="true" table:show-details="true"/>
                <table:data-pilot-member table:name="136" table:display="true" table:show-details="true"/>
                <table:data-pilot-member table:name="136,22" table:display="true" table:show-details="true"/>
                <table:data-pilot-member table:name="137,05" table:display="true" table:show-details="true"/>
                <table:data-pilot-member table:name="137,5" table:display="true" table:show-details="true"/>
                <table:data-pilot-member table:name="137,81" table:display="true" table:show-details="true"/>
                <table:data-pilot-member table:name="138" table:display="true" table:show-details="true"/>
                <table:data-pilot-member table:name="138,3" table:display="true" table:show-details="true"/>
                <table:data-pilot-member table:name="138,53" table:display="true" table:show-details="true"/>
                <table:data-pilot-member table:name="138,92" table:display="true" table:show-details="true"/>
                <table:data-pilot-member table:name="138,95" table:display="true" table:show-details="true"/>
                <table:data-pilot-member table:name="139,05" table:display="true" table:show-details="true"/>
                <table:data-pilot-member table:name="139,2" table:display="true" table:show-details="true"/>
                <table:data-pilot-member table:name="139,32" table:display="true" table:show-details="true"/>
                <table:data-pilot-member table:name="139,6" table:display="true" table:show-details="true"/>
                <table:data-pilot-member table:name="139,92" table:display="true" table:show-details="true"/>
                <table:data-pilot-member table:name="140,1" table:display="true" table:show-details="true"/>
                <table:data-pilot-member table:name="140,14" table:display="true" table:show-details="true"/>
                <table:data-pilot-member table:name="140,79" table:display="true" table:show-details="true"/>
                <table:data-pilot-member table:name="141,08" table:display="true" table:show-details="true"/>
                <table:data-pilot-member table:name="141,3" table:display="true" table:show-details="true"/>
                <table:data-pilot-member table:name="141,42" table:display="true" table:show-details="true"/>
                <table:data-pilot-member table:name="141,46" table:display="true" table:show-details="true"/>
                <table:data-pilot-member table:name="141,7" table:display="true" table:show-details="true"/>
                <table:data-pilot-member table:name="142,4" table:display="true" table:show-details="true"/>
                <table:data-pilot-member table:name="142,96" table:display="true" table:show-details="true"/>
                <table:data-pilot-member table:name="143,28" table:display="true" table:show-details="true"/>
                <table:data-pilot-member table:name="143,97" table:display="true" table:show-details="true"/>
                <table:data-pilot-member table:name="144,32" table:display="true" table:show-details="true"/>
                <table:data-pilot-member table:name="144,7" table:display="true" table:show-details="true"/>
                <table:data-pilot-member table:name="144,74" table:display="true" table:show-details="true"/>
                <table:data-pilot-member table:name="144,8" table:display="true" table:show-details="true"/>
                <table:data-pilot-member table:name="145,01" table:display="true" table:show-details="true"/>
                <table:data-pilot-member table:name="145,85" table:display="true" table:show-details="true"/>
                <table:data-pilot-member table:name="145,94" table:display="true" table:show-details="true"/>
                <table:data-pilot-member table:name="146,2" table:display="true" table:show-details="true"/>
                <table:data-pilot-member table:name="146,51" table:display="true" table:show-details="true"/>
                <table:data-pilot-member table:name="146,6" table:display="true" table:show-details="true"/>
                <table:data-pilot-member table:name="146,63" table:display="true" table:show-details="true"/>
                <table:data-pilot-member table:name="146,68" table:display="true" table:show-details="true"/>
                <table:data-pilot-member table:name="147,11" table:display="true" table:show-details="true"/>
                <table:data-pilot-member table:name="147,21" table:display="true" table:show-details="true"/>
                <table:data-pilot-member table:name="147,36" table:display="true" table:show-details="true"/>
                <table:data-pilot-member table:name="147,5" table:display="true" table:show-details="true"/>
                <table:data-pilot-member table:name="147,61" table:display="true" table:show-details="true"/>
                <table:data-pilot-member table:name="147,71" table:display="true" table:show-details="true"/>
                <table:data-pilot-member table:name="147,98" table:display="true" table:show-details="true"/>
                <table:data-pilot-member table:name="148,86" table:display="true" table:show-details="true"/>
                <table:data-pilot-member table:name="149,56" table:display="true" table:show-details="true"/>
                <table:data-pilot-member table:name="149,58" table:display="true" table:show-details="true"/>
                <table:data-pilot-member table:name="149,66" table:display="true" table:show-details="true"/>
                <table:data-pilot-member table:name="149,69" table:display="true" table:show-details="true"/>
                <table:data-pilot-member table:name="149,84" table:display="true" table:show-details="true"/>
                <table:data-pilot-member table:name="149,92" table:display="true" table:show-details="true"/>
                <table:data-pilot-member table:name="150" table:display="true" table:show-details="true"/>
                <table:data-pilot-member table:name="150,38" table:display="true" table:show-details="true"/>
                <table:data-pilot-member table:name="150,92" table:display="true" table:show-details="true"/>
                <table:data-pilot-member table:name="151,08" table:display="true" table:show-details="true"/>
                <table:data-pilot-member table:name="151,5" table:display="true" table:show-details="true"/>
                <table:data-pilot-member table:name="151,51" table:display="true" table:show-details="true"/>
                <table:data-pilot-member table:name="151,73" table:display="true" table:show-details="true"/>
                <table:data-pilot-member table:name="152" table:display="true" table:show-details="true"/>
                <table:data-pilot-member table:name="152,09" table:display="true" table:show-details="true"/>
                <table:data-pilot-member table:name="152,1" table:display="true" table:show-details="true"/>
                <table:data-pilot-member table:name="152,26" table:display="true" table:show-details="true"/>
                <table:data-pilot-member table:name="152,3" table:display="true" table:show-details="true"/>
                <table:data-pilot-member table:name="153,21" table:display="true" table:show-details="true"/>
                <table:data-pilot-member table:name="153,56" table:display="true" table:show-details="true"/>
                <table:data-pilot-member table:name="153,7" table:display="true" table:show-details="true"/>
                <table:data-pilot-member table:name="154,74" table:display="true" table:show-details="true"/>
                <table:data-pilot-member table:name="155,9" table:display="true" table:show-details="true"/>
                <table:data-pilot-member table:name="156" table:display="true" table:show-details="true"/>
                <table:data-pilot-member table:name="156,15" table:display="true" table:show-details="true"/>
                <table:data-pilot-member table:name="156,51" table:display="true" table:show-details="true"/>
                <table:data-pilot-member table:name="156,87" table:display="true" table:show-details="true"/>
                <table:data-pilot-member table:name="157" table:display="true" table:show-details="true"/>
                <table:data-pilot-member table:name="157,24" table:display="true" table:show-details="true"/>
                <table:data-pilot-member table:name="157,31" table:display="true" table:show-details="true"/>
                <table:data-pilot-member table:name="157,32" table:display="true" table:show-details="true"/>
                <table:data-pilot-member table:name="157,53" table:display="true" table:show-details="true"/>
                <table:data-pilot-member table:name="158" table:display="true" table:show-details="true"/>
                <table:data-pilot-member table:name="158,05" table:display="true" table:show-details="true"/>
                <table:data-pilot-member table:name="158,2" table:display="true" table:show-details="true"/>
                <table:data-pilot-member table:name="158,74" table:display="true" table:show-details="true"/>
                <table:data-pilot-member table:name="158,81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0,48" table:display="true" table:show-details="true"/>
                <table:data-pilot-member table:name="160,6" table:display="true" table:show-details="true"/>
                <table:data-pilot-member table:name="160,87" table:display="true" table:show-details="true"/>
                <table:data-pilot-member table:name="161,56" table:display="true" table:show-details="true"/>
                <table:data-pilot-member table:name="161,7" table:display="true" table:show-details="true"/>
                <table:data-pilot-member table:name="161,72" table:display="true" table:show-details="true"/>
                <table:data-pilot-member table:name="162" table:display="true" table:show-details="true"/>
                <table:data-pilot-member table:name="162,1" table:display="true" table:show-details="true"/>
                <table:data-pilot-member table:name="162,55" table:display="true" table:show-details="true"/>
                <table:data-pilot-member table:name="162,57" table:display="true" table:show-details="true"/>
                <table:data-pilot-member table:name="162,76" table:display="true" table:show-details="true"/>
                <table:data-pilot-member table:name="162,98" table:display="true" table:show-details="true"/>
                <table:data-pilot-member table:name="162,99" table:display="true" table:show-details="true"/>
                <table:data-pilot-member table:name="163,36" table:display="true" table:show-details="true"/>
                <table:data-pilot-member table:name="163,67" table:display="true" table:show-details="true"/>
                <table:data-pilot-member table:name="165,01" table:display="true" table:show-details="true"/>
                <table:data-pilot-member table:name="165,05" table:display="true" table:show-details="true"/>
                <table:data-pilot-member table:name="165,06" table:display="true" table:show-details="true"/>
                <table:data-pilot-member table:name="165,67" table:display="true" table:show-details="true"/>
                <table:data-pilot-member table:name="165,95" table:display="true" table:show-details="true"/>
                <table:data-pilot-member table:name="166,6" table:display="true" table:show-details="true"/>
                <table:data-pilot-member table:name="166,7" table:display="true" table:show-details="true"/>
                <table:data-pilot-member table:name="166,89" table:display="true" table:show-details="true"/>
                <table:data-pilot-member table:name="167,1" table:display="true" table:show-details="true"/>
                <table:data-pilot-member table:name="167,28" table:display="true" table:show-details="true"/>
                <table:data-pilot-member table:name="167,91" table:display="true" table:show-details="true"/>
                <table:data-pilot-member table:name="167,99" table:display="true" table:show-details="true"/>
                <table:data-pilot-member table:name="168,16" table:display="true" table:show-details="true"/>
                <table:data-pilot-member table:name="169,41" table:display="true" table:show-details="true"/>
                <table:data-pilot-member table:name="169,82" table:display="true" table:show-details="true"/>
                <table:data-pilot-member table:name="170,04" table:display="true" table:show-details="true"/>
                <table:data-pilot-member table:name="170,9" table:display="true" table:show-details="true"/>
                <table:data-pilot-member table:name="171,6" table:display="true" table:show-details="true"/>
                <table:data-pilot-member table:name="172,4" table:display="true" table:show-details="true"/>
                <table:data-pilot-member table:name="172,99" table:display="true" table:show-details="true"/>
                <table:data-pilot-member table:name="173,32" table:display="true" table:show-details="true"/>
                <table:data-pilot-member table:name="174,07" table:display="true" table:show-details="true"/>
                <table:data-pilot-member table:name="174,15" table:display="true" table:show-details="true"/>
                <table:data-pilot-member table:name="174,72" table:display="true" table:show-details="true"/>
                <table:data-pilot-member table:name="175,7" table:display="true" table:show-details="true"/>
                <table:data-pilot-member table:name="176,3" table:display="true" table:show-details="true"/>
                <table:data-pilot-member table:name="176,41" table:display="true" table:show-details="true"/>
                <table:data-pilot-member table:name="177,04" table:display="true" table:show-details="true"/>
                <table:data-pilot-member table:name="177,13" table:display="true" table:show-details="true"/>
                <table:data-pilot-member table:name="177,61" table:display="true" table:show-details="true"/>
                <table:data-pilot-member table:name="177,8" table:display="true" table:show-details="true"/>
                <table:data-pilot-member table:name="178,48" table:display="true" table:show-details="true"/>
                <table:data-pilot-member table:name="179,4" table:display="true" table:show-details="true"/>
                <table:data-pilot-member table:name="179,79" table:display="true" table:show-details="true"/>
                <table:data-pilot-member table:name="179,86" table:display="true" table:show-details="true"/>
                <table:data-pilot-member table:name="181,1" table:display="true" table:show-details="true"/>
                <table:data-pilot-member table:name="182,04" table:display="true" table:show-details="true"/>
                <table:data-pilot-member table:name="182,15" table:display="true" table:show-details="true"/>
                <table:data-pilot-member table:name="182,48" table:display="true" table:show-details="true"/>
                <table:data-pilot-member table:name="182,59" table:display="true" table:show-details="true"/>
                <table:data-pilot-member table:name="183,08" table:display="true" table:show-details="true"/>
                <table:data-pilot-member table:name="183,18" table:display="true" table:show-details="true"/>
                <table:data-pilot-member table:name="183,91" table:display="true" table:show-details="true"/>
                <table:data-pilot-member table:name="184,07" table:display="true" table:show-details="true"/>
                <table:data-pilot-member table:name="184,71" table:display="true" table:show-details="true"/>
                <table:data-pilot-member table:name="185,71" table:display="true" table:show-details="true"/>
                <table:data-pilot-member table:name="185,92" table:display="true" table:show-details="true"/>
                <table:data-pilot-member table:name="186,2" table:display="true" table:show-details="true"/>
                <table:data-pilot-member table:name="187,8" table:display="true" table:show-details="true"/>
                <table:data-pilot-member table:name="187,85" table:display="true" table:show-details="true"/>
                <table:data-pilot-member table:name="188,47" table:display="true" table:show-details="true"/>
                <table:data-pilot-member table:name="188,7" table:display="true" table:show-details="true"/>
                <table:data-pilot-member table:name="188,9" table:display="true" table:show-details="true"/>
                <table:data-pilot-member table:name="189,64" table:display="true" table:show-details="true"/>
                <table:data-pilot-member table:name="189,86" table:display="true" table:show-details="true"/>
                <table:data-pilot-member table:name="189,95" table:display="true" table:show-details="true"/>
                <table:data-pilot-member table:name="190,2" table:display="true" table:show-details="true"/>
                <table:data-pilot-member table:name="190,8" table:display="true" table:show-details="true"/>
                <table:data-pilot-member table:name="190,95" table:display="true" table:show-details="true"/>
                <table:data-pilot-member table:name="192,11" table:display="true" table:show-details="true"/>
                <table:data-pilot-member table:name="193,55" table:display="true" table:show-details="true"/>
                <table:data-pilot-member table:name="193,8" table:display="true" table:show-details="true"/>
                <table:data-pilot-member table:name="194,92" table:display="true" table:show-details="true"/>
                <table:data-pilot-member table:name="195,2" table:display="true" table:show-details="true"/>
                <table:data-pilot-member table:name="195,66" table:display="true" table:show-details="true"/>
                <table:data-pilot-member table:name="195,7" table:display="true" table:show-details="true"/>
                <table:data-pilot-member table:name="197,67" table:display="true" table:show-details="true"/>
                <table:data-pilot-member table:name="197,77" table:display="true" table:show-details="true"/>
                <table:data-pilot-member table:name="198,28" table:display="true" table:show-details="true"/>
                <table:data-pilot-member table:name="198,5" table:display="true" table:show-details="true"/>
                <table:data-pilot-member table:name="199,16" table:display="true" table:show-details="true"/>
                <table:data-pilot-member table:name="199,44" table:display="true" table:show-details="true"/>
                <table:data-pilot-member table:name="200,7" table:display="true" table:show-details="true"/>
                <table:data-pilot-member table:name="200,98" table:display="true" table:show-details="true"/>
                <table:data-pilot-member table:name="201,13" table:display="true" table:show-details="true"/>
                <table:data-pilot-member table:name="202,67" table:display="true" table:show-details="true"/>
                <table:data-pilot-member table:name="205,27" table:display="true" table:show-details="true"/>
                <table:data-pilot-member table:name="205,29" table:display="true" table:show-details="true"/>
                <table:data-pilot-member table:name="205,72" table:display="true" table:show-details="true"/>
                <table:data-pilot-member table:name="206,61" table:display="true" table:show-details="true"/>
                <table:data-pilot-member table:name="207,98" table:display="true" table:show-details="true"/>
                <table:data-pilot-member table:name="208,5" table:display="true" table:show-details="true"/>
                <table:data-pilot-member table:name="208,61" table:display="true" table:show-details="true"/>
                <table:data-pilot-member table:name="209,15" table:display="true" table:show-details="true"/>
                <table:data-pilot-member table:name="209,32" table:display="true" table:show-details="true"/>
                <table:data-pilot-member table:name="209,4" table:display="true" table:show-details="true"/>
                <table:data-pilot-member table:name="209,7" table:display="true" table:show-details="true"/>
                <table:data-pilot-member table:name="209,96" table:display="true" table:show-details="true"/>
                <table:data-pilot-member table:name="210,2" table:display="true" table:show-details="true"/>
                <table:data-pilot-member table:name="211,6" table:display="true" table:show-details="true"/>
                <table:data-pilot-member table:name="211,99" table:display="true" table:show-details="true"/>
                <table:data-pilot-member table:name="212,29" table:display="true" table:show-details="true"/>
                <table:data-pilot-member table:name="213,09" table:display="true" table:show-details="true"/>
                <table:data-pilot-member table:name="213,35" table:display="true" table:show-details="true"/>
                <table:data-pilot-member table:name="213,4" table:display="true" table:show-details="true"/>
                <table:data-pilot-member table:name="213,89" table:display="true" table:show-details="true"/>
                <table:data-pilot-member table:name="214,49" table:display="true" table:show-details="true"/>
                <table:data-pilot-member table:name="214,9" table:display="true" table:show-details="true"/>
                <table:data-pilot-member table:name="214,91" table:display="true" table:show-details="true"/>
                <table:data-pilot-member table:name="215,5" table:display="true" table:show-details="true"/>
                <table:data-pilot-member table:name="215,67" table:display="true" table:show-details="true"/>
                <table:data-pilot-member table:name="216,49" table:display="true" table:show-details="true"/>
                <table:data-pilot-member table:name="220,17" table:display="true" table:show-details="true"/>
                <table:data-pilot-member table:name="220,63" table:display="true" table:show-details="true"/>
                <table:data-pilot-member table:name="221" table:display="true" table:show-details="true"/>
                <table:data-pilot-member table:name="221,11" table:display="true" table:show-details="true"/>
                <table:data-pilot-member table:name="222,02" table:display="true" table:show-details="true"/>
                <table:data-pilot-member table:name="223,79" table:display="true" table:show-details="true"/>
                <table:data-pilot-member table:name="224,21" table:display="true" table:show-details="true"/>
                <table:data-pilot-member table:name="224,79" table:display="true" table:show-details="true"/>
                <table:data-pilot-member table:name="228,26" table:display="true" table:show-details="true"/>
                <table:data-pilot-member table:name="228,42" table:display="true" table:show-details="true"/>
                <table:data-pilot-member table:name="228,47" table:display="true" table:show-details="true"/>
                <table:data-pilot-member table:name="228,98" table:display="true" table:show-details="true"/>
                <table:data-pilot-member table:name="229,51" table:display="true" table:show-details="true"/>
                <table:data-pilot-member table:name="230,64" table:display="true" table:show-details="true"/>
                <table:data-pilot-member table:name="230,8" table:display="true" table:show-details="true"/>
                <table:data-pilot-member table:name="232,87" table:display="true" table:show-details="true"/>
                <table:data-pilot-member table:name="233,97" table:display="true" table:show-details="true"/>
                <table:data-pilot-member table:name="235,08" table:display="true" table:show-details="true"/>
                <table:data-pilot-member table:name="235,34" table:display="true" table:show-details="true"/>
                <table:data-pilot-member table:name="236,02" table:display="true" table:show-details="true"/>
                <table:data-pilot-member table:name="236,12" table:display="true" table:show-details="true"/>
                <table:data-pilot-member table:name="237,02" table:display="true" table:show-details="true"/>
                <table:data-pilot-member table:name="239,11" table:display="true" table:show-details="true"/>
                <table:data-pilot-member table:name="239,74" table:display="true" table:show-details="true"/>
                <table:data-pilot-member table:name="240,53" table:display="true" table:show-details="true"/>
                <table:data-pilot-member table:name="241,08" table:display="true" table:show-details="true"/>
                <table:data-pilot-member table:name="243,35" table:display="true" table:show-details="true"/>
                <table:data-pilot-member table:name="244,35" table:display="true" table:show-details="true"/>
                <table:data-pilot-member table:name="245,77" table:display="true" table:show-details="true"/>
                <table:data-pilot-member table:name="246,5" table:display="true" table:show-details="true"/>
                <table:data-pilot-member table:name="246,72" table:display="true" table:show-details="true"/>
                <table:data-pilot-member table:name="250,53" table:display="true" table:show-details="true"/>
                <table:data-pilot-member table:name="254,84" table:display="true" table:show-details="true"/>
                <table:data-pilot-member table:name="255,25" table:display="true" table:show-details="true"/>
                <table:data-pilot-member table:name="260,71" table:display="true" table:show-details="true"/>
                <table:data-pilot-member table:name="261,88" table:display="true" table:show-details="true"/>
                <table:data-pilot-member table:name="268,32" table:display="true" table:show-details="true"/>
                <table:data-pilot-member table:name="271,15" table:display="true" table:show-details="true"/>
                <table:data-pilot-member table:name="273,7" table:display="true" table:show-details="true"/>
                <table:data-pilot-member table:name="273,99" table:display="true" table:show-details="true"/>
                <table:data-pilot-member table:name="274,71" table:display="true" table:show-details="true"/>
                <table:data-pilot-member table:name="280,52" table:display="true" table:show-details="true"/>
                <table:data-pilot-member table:name="282,38" table:display="true" table:show-details="true"/>
                <table:data-pilot-member table:name="289" table:display="true" table:show-details="true"/>
                <table:data-pilot-member table:name="289,93" table:display="true" table:show-details="true"/>
                <table:data-pilot-member table:name="290,57" table:display="true" table:show-details="true"/>
                <table:data-pilot-member table:name="296,58" table:display="true" table:show-details="true"/>
                <table:data-pilot-member table:name="297,62" table:display="true" table:show-details="true"/>
                <table:data-pilot-member table:name="298,82" table:display="true" table:show-details="true"/>
                <table:data-pilot-member table:name="309,46" table:display="true" table:show-details="true"/>
                <table:data-pilot-member table:name="309,88" table:display="true" table:show-details="true"/>
                <table:data-pilot-member table:name="316,7" table:display="true" table:show-details="true"/>
                <table:data-pilot-member table:name="323,08" table:display="true" table:show-details="true"/>
                <table:data-pilot-member table:name="326,81" table:display="true" table:show-details="true"/>
                <table:data-pilot-member table:name="328,16" table:display="true" table:show-details="true"/>
                <table:data-pilot-member table:name="344,99" table:display="true" table:show-details="true"/>
                <table:data-pilot-member table:name="345" table:display="true" table:show-details="true"/>
                <table:data-pilot-member table:name="351,97" table:display="true" table:show-details="true"/>
                <table:data-pilot-member table:name="352,11" table:display="true" table:show-details="true"/>
                <table:data-pilot-member table:name="376,7" table:display="true" table:show-details="true"/>
                <table:data-pilot-member table:name="380,42" table:display="true" table:show-details="true"/>
                <table:data-pilot-member table:name="383,13" table:display="true" table:show-details="true"/>
                <table:data-pilot-member table:name="385,58" table:display="true" table:show-details="true"/>
                <table:data-pilot-member table:name="389,6" table:display="true" table:show-details="true"/>
                <table:data-pilot-member table:name="390,63" table:display="true" table:show-details="true"/>
                <table:data-pilot-member table:name="393,84" table:display="true" table:show-details="true"/>
                <table:data-pilot-member table:name="415,79" table:display="true" table:show-details="true"/>
                <table:data-pilot-member table:name="419,08" table:display="true" table:show-details="true"/>
                <table:data-pilot-member table:name="423,78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25,83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average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7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4" table:display="true" table:show-details="true"/>
                <table:data-pilot-member table:name="4,41" table:display="true" table:show-details="true"/>
                <table:data-pilot-member table:name="4,42" table:display="true" table:show-details="true"/>
                <table:data-pilot-member table:name="4,43" table:display="true" table:show-details="true"/>
                <table:data-pilot-member table:name="4,46" table:display="true" table:show-details="true"/>
                <table:data-pilot-member table:name="4,5" table:display="true" table:show-details="true"/>
                <table:data-pilot-member table:name="4,69" table:display="true" table:show-details="true"/>
                <table:data-pilot-member table:name="4,7" table:display="true" table:show-details="true"/>
                <table:data-pilot-member table:name="4,73" table:display="true" table:show-details="true"/>
                <table:data-pilot-member table:name="4,74" table:display="true" table:show-details="true"/>
                <table:data-pilot-member table:name="4,8" table:display="true" table:show-details="true"/>
                <table:data-pilot-member table:name="4,86" table:display="true" table:show-details="true"/>
                <table:data-pilot-member table:name="4,9" table:display="true" table:show-details="true"/>
                <table:data-pilot-member table:name="4,97" table:display="true" table:show-details="true"/>
                <table:data-pilot-member table:name="4,99" table:display="true" table:show-details="true"/>
                <table:data-pilot-member table:name="5" table:display="true" table:show-details="true"/>
                <table:data-pilot-member table:name="5,04" table:display="true" table:show-details="true"/>
                <table:data-pilot-member table:name="5,06" table:display="true" table:show-details="true"/>
                <table:data-pilot-member table:name="5,07" table:display="true" table:show-details="true"/>
                <table:data-pilot-member table:name="5,08" table:display="true" table:show-details="true"/>
                <table:data-pilot-member table:name="5,14" table:display="true" table:show-details="true"/>
                <table:data-pilot-member table:name="5,17" table:display="true" table:show-details="true"/>
                <table:data-pilot-member table:name="5,19" table:display="true" table:show-details="true"/>
                <table:data-pilot-member table:name="5,2" table:display="true" table:show-details="true"/>
                <table:data-pilot-member table:name="5,22" table:display="true" table:show-details="true"/>
                <table:data-pilot-member table:name="5,26" table:display="true" table:show-details="true"/>
                <table:data-pilot-member table:name="5,3" table:display="true" table:show-details="true"/>
                <table:data-pilot-member table:name="5,46" table:display="true" table:show-details="true"/>
                <table:data-pilot-member table:name="5,47" table:display="true" table:show-details="true"/>
                <table:data-pilot-member table:name="5,48" table:display="true" table:show-details="true"/>
                <table:data-pilot-member table:name="5,58" table:display="true" table:show-details="true"/>
                <table:data-pilot-member table:name="5,64" table:display="true" table:show-details="true"/>
                <table:data-pilot-member table:name="5,67" table:display="true" table:show-details="true"/>
                <table:data-pilot-member table:name="5,7" table:display="true" table:show-details="true"/>
                <table:data-pilot-member table:name="5,76" table:display="true" table:show-details="true"/>
                <table:data-pilot-member table:name="5,78" table:display="true" table:show-details="true"/>
                <table:data-pilot-member table:name="5,79" table:display="true" table:show-details="true"/>
                <table:data-pilot-member table:name="5,94" table:display="true" table:show-details="true"/>
                <table:data-pilot-member table:name="5,96" table:display="true" table:show-details="true"/>
                <table:data-pilot-member table:name="5,99" table:display="true" table:show-details="true"/>
                <table:data-pilot-member table:name="6" table:display="true" table:show-details="true"/>
                <table:data-pilot-member table:name="6,01" table:display="true" table:show-details="true"/>
                <table:data-pilot-member table:name="6,08" table:display="true" table:show-details="true"/>
                <table:data-pilot-member table:name="6,14" table:display="true" table:show-details="true"/>
                <table:data-pilot-member table:name="6,19" table:display="true" table:show-details="true"/>
                <table:data-pilot-member table:name="6,23" table:display="true" table:show-details="true"/>
                <table:data-pilot-member table:name="6,31" table:display="true" table:show-details="true"/>
                <table:data-pilot-member table:name="6,38" table:display="true" table:show-details="true"/>
                <table:data-pilot-member table:name="6,43" table:display="true" table:show-details="true"/>
                <table:data-pilot-member table:name="6,49" table:display="true" table:show-details="true"/>
                <table:data-pilot-member table:name="6,5" table:display="true" table:show-details="true"/>
                <table:data-pilot-member table:name="6,53" table:display="true" table:show-details="true"/>
                <table:data-pilot-member table:name="6,66" table:display="true" table:show-details="true"/>
                <table:data-pilot-member table:name="6,67" table:display="true" table:show-details="true"/>
                <table:data-pilot-member table:name="6,7" table:display="true" table:show-details="true"/>
                <table:data-pilot-member table:name="6,97" table:display="true" table:show-details="true"/>
                <table:data-pilot-member table:name="7" table:display="true" table:show-details="true"/>
                <table:data-pilot-member table:name="7,28" table:display="true" table:show-details="true"/>
                <table:data-pilot-member table:name="7,56" table:display="true" table:show-details="true"/>
                <table:data-pilot-member table:name="7,6" table:display="true" table:show-details="true"/>
                <table:data-pilot-member table:name="7,61" table:display="true" table:show-details="true"/>
                <table:data-pilot-member table:name="7,64" table:display="true" table:show-details="true"/>
                <table:data-pilot-member table:name="7,78" table:display="true" table:show-details="true"/>
                <table:data-pilot-member table:name="7,99" table:display="true" table:show-details="true"/>
                <table:data-pilot-member table:name="8" table:display="true" table:show-details="true"/>
                <table:data-pilot-member table:name="8,01" table:display="true" table:show-details="true"/>
                <table:data-pilot-member table:name="8,02" table:display="true" table:show-details="true"/>
                <table:data-pilot-member table:name="8,07" table:display="true" table:show-details="true"/>
                <table:data-pilot-member table:name="8,08" table:display="true" table:show-details="true"/>
                <table:data-pilot-member table:name="8,34" table:display="true" table:show-details="true"/>
                <table:data-pilot-member table:name="8,35" table:display="true" table:show-details="true"/>
                <table:data-pilot-member table:name="8,39" table:display="true" table:show-details="true"/>
                <table:data-pilot-member table:name="8,48" table:display="true" table:show-details="true"/>
                <table:data-pilot-member table:name="8,5" table:display="true" table:show-details="true"/>
                <table:data-pilot-member table:name="8,71" table:display="true" table:show-details="true"/>
                <table:data-pilot-member table:name="8,72" table:display="true" table:show-details="true"/>
                <table:data-pilot-member table:name="8,78" table:display="true" table:show-details="true"/>
                <table:data-pilot-member table:name="8,99" table:display="true" table:show-details="true"/>
                <table:data-pilot-member table:name="9" table:display="true" table:show-details="true"/>
                <table:data-pilot-member table:name="9,2" table:display="true" table:show-details="true"/>
                <table:data-pilot-member table:name="9,33" table:display="true" table:show-details="true"/>
                <table:data-pilot-member table:name="9,63" table:display="true" table:show-details="true"/>
                <table:data-pilot-member table:name="9,68" table:display="true" table:show-details="true"/>
                <table:data-pilot-member table:name="9,89" table:display="true" table:show-details="true"/>
                <table:data-pilot-member table:name="9,9" table:display="true" table:show-details="true"/>
                <table:data-pilot-member table:name="9,98" table:display="true" table:show-details="true"/>
                <table:data-pilot-member table:name="9,99" table:display="true" table:show-details="true"/>
                <table:data-pilot-member table:name="10" table:display="true" table:show-details="true"/>
                <table:data-pilot-member table:name="10,1" table:display="true" table:show-details="true"/>
                <table:data-pilot-member table:name="10,47" table:display="true" table:show-details="true"/>
                <table:data-pilot-member table:name="10,5" table:display="true" table:show-details="true"/>
                <table:data-pilot-member table:name="10,62" table:display="true" table:show-details="true"/>
                <table:data-pilot-member table:name="10,71" table:display="true" table:show-details="true"/>
                <table:data-pilot-member table:name="10,77" table:display="true" table:show-details="true"/>
                <table:data-pilot-member table:name="10,8" table:display="true" table:show-details="true"/>
                <table:data-pilot-member table:name="10,81" table:display="true" table:show-details="true"/>
                <table:data-pilot-member table:name="10,84" table:display="true" table:show-details="true"/>
                <table:data-pilot-member table:name="10,86" table:display="true" table:show-details="true"/>
                <table:data-pilot-member table:name="11" table:display="true" table:show-details="true"/>
                <table:data-pilot-member table:name="11,19" table:display="true" table:show-details="true"/>
                <table:data-pilot-member table:name="11,25" table:display="true" table:show-details="true"/>
                <table:data-pilot-member table:name="11,71" table:display="true" table:show-details="true"/>
                <table:data-pilot-member table:name="11,8" table:display="true" table:show-details="true"/>
                <table:data-pilot-member table:name="11,9" table:display="true" table:show-details="true"/>
                <table:data-pilot-member table:name="11,98" table:display="true" table:show-details="true"/>
                <table:data-pilot-member table:name="11,99" table:display="true" table:show-details="true"/>
                <table:data-pilot-member table:name="12" table:display="true" table:show-details="true"/>
                <table:data-pilot-member table:name="12,08" table:display="true" table:show-details="true"/>
                <table:data-pilot-member table:name="12,1" table:display="true" table:show-details="true"/>
                <table:data-pilot-member table:name="12,14" table:display="true" table:show-details="true"/>
                <table:data-pilot-member table:name="12,16" table:display="true" table:show-details="true"/>
                <table:data-pilot-member table:name="12,21" table:display="true" table:show-details="true"/>
                <table:data-pilot-member table:name="12,29" table:display="true" table:show-details="true"/>
                <table:data-pilot-member table:name="12,4" table:display="true" table:show-details="true"/>
                <table:data-pilot-member table:name="12,41" table:display="true" table:show-details="true"/>
                <table:data-pilot-member table:name="12,52" table:display="true" table:show-details="true"/>
                <table:data-pilot-member table:name="12,8" table:display="true" table:show-details="true"/>
                <table:data-pilot-member table:name="12,88" table:display="true" table:show-details="true"/>
                <table:data-pilot-member table:name="12,93" table:display="true" table:show-details="true"/>
                <table:data-pilot-member table:name="12,98" table:display="true" table:show-details="true"/>
                <table:data-pilot-member table:name="13" table:display="true" table:show-details="true"/>
                <table:data-pilot-member table:name="13,06" table:display="true" table:show-details="true"/>
                <table:data-pilot-member table:name="13,19" table:display="true" table:show-details="true"/>
                <table:data-pilot-member table:name="13,26" table:display="true" table:show-details="true"/>
                <table:data-pilot-member table:name="13,3" table:display="true" table:show-details="true"/>
                <table:data-pilot-member table:name="13,48" table:display="true" table:show-details="true"/>
                <table:data-pilot-member table:name="13,5" table:display="true" table:show-details="true"/>
                <table:data-pilot-member table:name="13,57" table:display="true" table:show-details="true"/>
                <table:data-pilot-member table:name="13,58" table:display="true" table:show-details="true"/>
                <table:data-pilot-member table:name="13,61" table:display="true" table:show-details="true"/>
                <table:data-pilot-member table:name="13,7" table:display="true" table:show-details="true"/>
                <table:data-pilot-member table:name="13,75" table:display="true" table:show-details="true"/>
                <table:data-pilot-member table:name="13,89" table:display="true" table:show-details="true"/>
                <table:data-pilot-member table:name="13,9" table:display="true" table:show-details="true"/>
                <table:data-pilot-member table:name="13,92" table:display="true" table:show-details="true"/>
                <table:data-pilot-member table:name="13,98" table:display="true" table:show-details="true"/>
                <table:data-pilot-member table:name="14" table:display="true" table:show-details="true"/>
                <table:data-pilot-member table:name="14,02" table:display="true" table:show-details="true"/>
                <table:data-pilot-member table:name="14,08" table:display="true" table:show-details="true"/>
                <table:data-pilot-member table:name="14,14" table:display="true" table:show-details="true"/>
                <table:data-pilot-member table:name="14,17" table:display="true" table:show-details="true"/>
                <table:data-pilot-member table:name="14,2" table:display="true" table:show-details="true"/>
                <table:data-pilot-member table:name="14,42" table:display="true" table:show-details="true"/>
                <table:data-pilot-member table:name="14,46" table:display="true" table:show-details="true"/>
                <table:data-pilot-member table:name="14,52" table:display="true" table:show-details="true"/>
                <table:data-pilot-member table:name="14,55" table:display="true" table:show-details="true"/>
                <table:data-pilot-member table:name="14,7" table:display="true" table:show-details="true"/>
                <table:data-pilot-member table:name="14,73" table:display="true" table:show-details="true"/>
                <table:data-pilot-member table:name="14,76" table:display="true" table:show-details="true"/>
                <table:data-pilot-member table:name="14,81" table:display="true" table:show-details="true"/>
                <table:data-pilot-member table:name="14,9" table:display="true" table:show-details="true"/>
                <table:data-pilot-member table:name="14,97" table:display="true" table:show-details="true"/>
                <table:data-pilot-member table:name="15" table:display="true" table:show-details="true"/>
                <table:data-pilot-member table:name="15,04" table:display="true" table:show-details="true"/>
                <table:data-pilot-member table:name="15,21" table:display="true" table:show-details="true"/>
                <table:data-pilot-member table:name="15,23" table:display="true" table:show-details="true"/>
                <table:data-pilot-member table:name="15,35" table:display="true" table:show-details="true"/>
                <table:data-pilot-member table:name="15,48" table:display="true" table:show-details="true"/>
                <table:data-pilot-member table:name="15,51" table:display="true" table:show-details="true"/>
                <table:data-pilot-member table:name="15,52" table:display="true" table:show-details="true"/>
                <table:data-pilot-member table:name="15,53" table:display="true" table:show-details="true"/>
                <table:data-pilot-member table:name="15,57" table:display="true" table:show-details="true"/>
                <table:data-pilot-member table:name="15,68" table:display="true" table:show-details="true"/>
                <table:data-pilot-member table:name="15,7" table:display="true" table:show-details="true"/>
                <table:data-pilot-member table:name="15,72" table:display="true" table:show-details="true"/>
                <table:data-pilot-member table:name="16" table:display="true" table:show-details="true"/>
                <table:data-pilot-member table:name="16,04" table:display="true" table:show-details="true"/>
                <table:data-pilot-member table:name="16,2" table:display="true" table:show-details="true"/>
                <table:data-pilot-member table:name="16,4" table:display="true" table:show-details="true"/>
                <table:data-pilot-member table:name="16,46" table:display="true" table:show-details="true"/>
                <table:data-pilot-member table:name="16,48" table:display="true" table:show-details="true"/>
                <table:data-pilot-member table:name="16,5" table:display="true" table:show-details="true"/>
                <table:data-pilot-member table:name="16,6" table:display="true" table:show-details="true"/>
                <table:data-pilot-member table:name="16,7" table:display="true" table:show-details="true"/>
                <table:data-pilot-member table:name="16,72" table:display="true" table:show-details="true"/>
                <table:data-pilot-member table:name="16,78" table:display="true" table:show-details="true"/>
                <table:data-pilot-member table:name="16,8" table:display="true" table:show-details="true"/>
                <table:data-pilot-member table:name="17" table:display="true" table:show-details="true"/>
                <table:data-pilot-member table:name="17,06" table:display="true" table:show-details="true"/>
                <table:data-pilot-member table:name="17,16" table:display="true" table:show-details="true"/>
                <table:data-pilot-member table:name="17,18" table:display="true" table:show-details="true"/>
                <table:data-pilot-member table:name="17,21" table:display="true" table:show-details="true"/>
                <table:data-pilot-member table:name="17,36" table:display="true" table:show-details="true"/>
                <table:data-pilot-member table:name="17,5" table:display="true" table:show-details="true"/>
                <table:data-pilot-member table:name="17,73" table:display="true" table:show-details="true"/>
                <table:data-pilot-member table:name="17,78" table:display="true" table:show-details="true"/>
                <table:data-pilot-member table:name="17,8" table:display="true" table:show-details="true"/>
                <table:data-pilot-member table:name="17,89" table:display="true" table:show-details="true"/>
                <table:data-pilot-member table:name="17,97" table:display="true" table:show-details="true"/>
                <table:data-pilot-member table:name="18" table:display="true" table:show-details="true"/>
                <table:data-pilot-member table:name="18,08" table:display="true" table:show-details="true"/>
                <table:data-pilot-member table:name="18,2" table:display="true" table:show-details="true"/>
                <table:data-pilot-member table:name="18,33" table:display="true" table:show-details="true"/>
                <table:data-pilot-member table:name="18,39" table:display="true" table:show-details="true"/>
                <table:data-pilot-member table:name="18,44" table:display="true" table:show-details="true"/>
                <table:data-pilot-member table:name="18,48" table:display="true" table:show-details="true"/>
                <table:data-pilot-member table:name="18,57" table:display="true" table:show-details="true"/>
                <table:data-pilot-member table:name="18,84" table:display="true" table:show-details="true"/>
                <table:data-pilot-member table:name="18,93" table:display="true" table:show-details="true"/>
                <table:data-pilot-member table:name="18,97" table:display="true" table:show-details="true"/>
                <table:data-pilot-member table:name="18,98" table:display="true" table:show-details="true"/>
                <table:data-pilot-member table:name="19,1" table:display="true" table:show-details="true"/>
                <table:data-pilot-member table:name="19,2" table:display="true" table:show-details="true"/>
                <table:data-pilot-member table:name="19,36" table:display="true" table:show-details="true"/>
                <table:data-pilot-member table:name="19,4" table:display="true" table:show-details="true"/>
                <table:data-pilot-member table:name="19,5" table:display="true" table:show-details="true"/>
                <table:data-pilot-member table:name="19,54" table:display="true" table:show-details="true"/>
                <table:data-pilot-member table:name="19,58" table:display="true" table:show-details="true"/>
                <table:data-pilot-member table:name="19,59" table:display="true" table:show-details="true"/>
                <table:data-pilot-member table:name="19,6" table:display="true" table:show-details="true"/>
                <table:data-pilot-member table:name="19,63" table:display="true" table:show-details="true"/>
                <table:data-pilot-member table:name="19,67" table:display="true" table:show-details="true"/>
                <table:data-pilot-member table:name="19,69" table:display="true" table:show-details="true"/>
                <table:data-pilot-member table:name="19,76" table:display="true" table:show-details="true"/>
                <table:data-pilot-member table:name="19,9" table:display="true" table:show-details="true"/>
                <table:data-pilot-member table:name="20" table:display="true" table:show-details="true"/>
                <table:data-pilot-member table:name="20,1" table:display="true" table:show-details="true"/>
                <table:data-pilot-member table:name="20,3" table:display="true" table:show-details="true"/>
                <table:data-pilot-member table:name="20,36" table:display="true" table:show-details="true"/>
                <table:data-pilot-member table:name="20,4" table:display="true" table:show-details="true"/>
                <table:data-pilot-member table:name="20,46" table:display="true" table:show-details="true"/>
                <table:data-pilot-member table:name="20,56" table:display="true" table:show-details="true"/>
                <table:data-pilot-member table:name="20,59" table:display="true" table:show-details="true"/>
                <table:data-pilot-member table:name="20,6" table:display="true" table:show-details="true"/>
                <table:data-pilot-member table:name="20,64" table:display="true" table:show-details="true"/>
                <table:data-pilot-member table:name="20,7" table:display="true" table:show-details="true"/>
                <table:data-pilot-member table:name="20,88" table:display="true" table:show-details="true"/>
                <table:data-pilot-member table:name="20,9" table:display="true" table:show-details="true"/>
                <table:data-pilot-member table:name="20,91" table:display="true" table:show-details="true"/>
                <table:data-pilot-member table:name="20,98" table:display="true" table:show-details="true"/>
                <table:data-pilot-member table:name="21" table:display="true" table:show-details="true"/>
                <table:data-pilot-member table:name="21,01" table:display="true" table:show-details="true"/>
                <table:data-pilot-member table:name="21,2" table:display="true" table:show-details="true"/>
                <table:data-pilot-member table:name="21,23" table:display="true" table:show-details="true"/>
                <table:data-pilot-member table:name="21,3" table:display="true" table:show-details="true"/>
                <table:data-pilot-member table:name="21,36" table:display="true" table:show-details="true"/>
                <table:data-pilot-member table:name="21,47" table:display="true" table:show-details="true"/>
                <table:data-pilot-member table:name="21,5" table:display="true" table:show-details="true"/>
                <table:data-pilot-member table:name="21,57" table:display="true" table:show-details="true"/>
                <table:data-pilot-member table:name="21,6" table:display="true" table:show-details="true"/>
                <table:data-pilot-member table:name="21,7" table:display="true" table:show-details="true"/>
                <table:data-pilot-member table:name="21,76" table:display="true" table:show-details="true"/>
                <table:data-pilot-member table:name="21,8" table:display="true" table:show-details="true"/>
                <table:data-pilot-member table:name="21,88" table:display="true" table:show-details="true"/>
                <table:data-pilot-member table:name="21,9" table:display="true" table:show-details="true"/>
                <table:data-pilot-member table:name="22" table:display="true" table:show-details="true"/>
                <table:data-pilot-member table:name="22,1" table:display="true" table:show-details="true"/>
                <table:data-pilot-member table:name="22,19" table:display="true" table:show-details="true"/>
                <table:data-pilot-member table:name="22,2" table:display="true" table:show-details="true"/>
                <table:data-pilot-member table:name="22,24" table:display="true" table:show-details="true"/>
                <table:data-pilot-member table:name="22,4" table:display="true" table:show-details="true"/>
                <table:data-pilot-member table:name="22,41" table:display="true" table:show-details="true"/>
                <table:data-pilot-member table:name="22,46" table:display="true" table:show-details="true"/>
                <table:data-pilot-member table:name="22,48" table:display="true" table:show-details="true"/>
                <table:data-pilot-member table:name="22,8" table:display="true" table:show-details="true"/>
                <table:data-pilot-member table:name="22,86" table:display="true" table:show-details="true"/>
                <table:data-pilot-member table:name="22,89" table:display="true" table:show-details="true"/>
                <table:data-pilot-member table:name="22,98" table:display="true" table:show-details="true"/>
                <table:data-pilot-member table:name="22,99" table:display="true" table:show-details="true"/>
                <table:data-pilot-member table:name="23" table:display="true" table:show-details="true"/>
                <table:data-pilot-member table:name="23,18" table:display="true" table:show-details="true"/>
                <table:data-pilot-member table:name="23,2" table:display="true" table:show-details="true"/>
                <table:data-pilot-member table:name="23,35" table:display="true" table:show-details="true"/>
                <table:data-pilot-member table:name="23,4" table:display="true" table:show-details="true"/>
                <table:data-pilot-member table:name="23,5" table:display="true" table:show-details="true"/>
                <table:data-pilot-member table:name="23,6" table:display="true" table:show-details="true"/>
                <table:data-pilot-member table:name="23,64" table:display="true" table:show-details="true"/>
                <table:data-pilot-member table:name="23,68" table:display="true" table:show-details="true"/>
                <table:data-pilot-member table:name="23,73" table:display="true" table:show-details="true"/>
                <table:data-pilot-member table:name="23,79" table:display="true" table:show-details="true"/>
                <table:data-pilot-member table:name="23,8" table:display="true" table:show-details="true"/>
                <table:data-pilot-member table:name="23,88" table:display="true" table:show-details="true"/>
                <table:data-pilot-member table:name="23,9" table:display="true" table:show-details="true"/>
                <table:data-pilot-member table:name="23,94" table:display="true" table:show-details="true"/>
                <table:data-pilot-member table:name="24" table:display="true" table:show-details="true"/>
                <table:data-pilot-member table:name="24,12" table:display="true" table:show-details="true"/>
                <table:data-pilot-member table:name="24,3" table:display="true" table:show-details="true"/>
                <table:data-pilot-member table:name="24,35" table:display="true" table:show-details="true"/>
                <table:data-pilot-member table:name="24,48" table:display="true" table:show-details="true"/>
                <table:data-pilot-member table:name="24,5" table:display="true" table:show-details="true"/>
                <table:data-pilot-member table:name="24,54" table:display="true" table:show-details="true"/>
                <table:data-pilot-member table:name="24,57" table:display="true" table:show-details="true"/>
                <table:data-pilot-member table:name="24,6" table:display="true" table:show-details="true"/>
                <table:data-pilot-member table:name="24,83" table:display="true" table:show-details="true"/>
                <table:data-pilot-member table:name="24,93" table:display="true" table:show-details="true"/>
                <table:data-pilot-member table:name="24,94" table:display="true" table:show-details="true"/>
                <table:data-pilot-member table:name="25" table:display="true" table:show-details="true"/>
                <table:data-pilot-member table:name="25,02" table:display="true" table:show-details="true"/>
                <table:data-pilot-member table:name="25,04" table:display="true" table:show-details="true"/>
                <table:data-pilot-member table:name="25,1" table:display="true" table:show-details="true"/>
                <table:data-pilot-member table:name="25,12" table:display="true" table:show-details="true"/>
                <table:data-pilot-member table:name="25,2" table:display="true" table:show-details="true"/>
                <table:data-pilot-member table:name="25,22" table:display="true" table:show-details="true"/>
                <table:data-pilot-member table:name="25,29" table:display="true" table:show-details="true"/>
                <table:data-pilot-member table:name="25,41" table:display="true" table:show-details="true"/>
                <table:data-pilot-member table:name="25,42" table:display="true" table:show-details="true"/>
                <table:data-pilot-member table:name="25,43" table:display="true" table:show-details="true"/>
                <table:data-pilot-member table:name="25,57" table:display="true" table:show-details="true"/>
                <table:data-pilot-member table:name="25,6" table:display="true" table:show-details="true"/>
                <table:data-pilot-member table:name="25,69" table:display="true" table:show-details="true"/>
                <table:data-pilot-member table:name="25,72" table:display="true" table:show-details="true"/>
                <table:data-pilot-member table:name="25,76" table:display="true" table:show-details="true"/>
                <table:data-pilot-member table:name="25,79" table:display="true" table:show-details="true"/>
                <table:data-pilot-member table:name="25,8" table:display="true" table:show-details="true"/>
                <table:data-pilot-member table:name="25,81" table:display="true" table:show-details="true"/>
                <table:data-pilot-member table:name="25,82" table:display="true" table:show-details="true"/>
                <table:data-pilot-member table:name="25,93" table:display="true" table:show-details="true"/>
                <table:data-pilot-member table:name="26" table:display="true" table:show-details="true"/>
                <table:data-pilot-member table:name="26,09" table:display="true" table:show-details="true"/>
                <table:data-pilot-member table:name="26,12" table:display="true" table:show-details="true"/>
                <table:data-pilot-member table:name="26,45" table:display="true" table:show-details="true"/>
                <table:data-pilot-member table:name="26,52" table:display="true" table:show-details="true"/>
                <table:data-pilot-member table:name="26,6" table:display="true" table:show-details="true"/>
                <table:data-pilot-member table:name="26,69" table:display="true" table:show-details="true"/>
                <table:data-pilot-member table:name="26,7" table:display="true" table:show-details="true"/>
                <table:data-pilot-member table:name="26,8" table:display="true" table:show-details="true"/>
                <table:data-pilot-member table:name="26,85" table:display="true" table:show-details="true"/>
                <table:data-pilot-member table:name="26,87" table:display="true" table:show-details="true"/>
                <table:data-pilot-member table:name="26,88" table:display="true" table:show-details="true"/>
                <table:data-pilot-member table:name="26,98" table:display="true" table:show-details="true"/>
                <table:data-pilot-member table:name="27" table:display="true" table:show-details="true"/>
                <table:data-pilot-member table:name="27,01" table:display="true" table:show-details="true"/>
                <table:data-pilot-member table:name="27,1" table:display="true" table:show-details="true"/>
                <table:data-pilot-member table:name="27,19" table:display="true" table:show-details="true"/>
                <table:data-pilot-member table:name="27,2" table:display="true" table:show-details="true"/>
                <table:data-pilot-member table:name="27,33" table:display="true" table:show-details="true"/>
                <table:data-pilot-member table:name="27,43" table:display="true" table:show-details="true"/>
                <table:data-pilot-member table:name="27,46" table:display="true" table:show-details="true"/>
                <table:data-pilot-member table:name="27,5" table:display="true" table:show-details="true"/>
                <table:data-pilot-member table:name="27,53" table:display="true" table:show-details="true"/>
                <table:data-pilot-member table:name="27,57" table:display="true" table:show-details="true"/>
                <table:data-pilot-member table:name="27,6" table:display="true" table:show-details="true"/>
                <table:data-pilot-member table:name="27,61" table:display="true" table:show-details="true"/>
                <table:data-pilot-member table:name="27,63" table:display="true" table:show-details="true"/>
                <table:data-pilot-member table:name="27,67" table:display="true" table:show-details="true"/>
                <table:data-pilot-member table:name="27,76" table:display="true" table:show-details="true"/>
                <table:data-pilot-member table:name="27,9" table:display="true" table:show-details="true"/>
                <table:data-pilot-member table:name="27,96" table:display="true" table:show-details="true"/>
                <table:data-pilot-member table:name="28" table:display="true" table:show-details="true"/>
                <table:data-pilot-member table:name="28,17" table:display="true" table:show-details="true"/>
                <table:data-pilot-member table:name="28,26" table:display="true" table:show-details="true"/>
                <table:data-pilot-member table:name="28,28" table:display="true" table:show-details="true"/>
                <table:data-pilot-member table:name="28,33" table:display="true" table:show-details="true"/>
                <table:data-pilot-member table:name="28,4" table:display="true" table:show-details="true"/>
                <table:data-pilot-member table:name="28,49" table:display="true" table:show-details="true"/>
                <table:data-pilot-member table:name="28,54" table:display="true" table:show-details="true"/>
                <table:data-pilot-member table:name="28,66" table:display="true" table:show-details="true"/>
                <table:data-pilot-member table:name="28,69" table:display="true" table:show-details="true"/>
                <table:data-pilot-member table:name="28,75" table:display="true" table:show-details="true"/>
                <table:data-pilot-member table:name="28,77" table:display="true" table:show-details="true"/>
                <table:data-pilot-member table:name="28,8" table:display="true" table:show-details="true"/>
                <table:data-pilot-member table:name="28,84" table:display="true" table:show-details="true"/>
                <table:data-pilot-member table:name="28,9" table:display="true" table:show-details="true"/>
                <table:data-pilot-member table:name="28,92" table:display="true" table:show-details="true"/>
                <table:data-pilot-member table:name="29,04" table:display="true" table:show-details="true"/>
                <table:data-pilot-member table:name="29,1" table:display="true" table:show-details="true"/>
                <table:data-pilot-member table:name="29,11" table:display="true" table:show-details="true"/>
                <table:data-pilot-member table:name="29,26" table:display="true" table:show-details="true"/>
                <table:data-pilot-member table:name="29,37" table:display="true" table:show-details="true"/>
                <table:data-pilot-member table:name="29,5" table:display="true" table:show-details="true"/>
                <table:data-pilot-member table:name="29,57" table:display="true" table:show-details="true"/>
                <table:data-pilot-member table:name="29,63" table:display="true" table:show-details="true"/>
                <table:data-pilot-member table:name="29,65" table:display="true" table:show-details="true"/>
                <table:data-pilot-member table:name="29,66" table:display="true" table:show-details="true"/>
                <table:data-pilot-member table:name="29,74" table:display="true" table:show-details="true"/>
                <table:data-pilot-member table:name="29,83" table:display="true" table:show-details="true"/>
                <table:data-pilot-member table:name="29,9" table:display="true" table:show-details="true"/>
                <table:data-pilot-member table:name="29,95" table:display="true" table:show-details="true"/>
                <table:data-pilot-member table:name="30" table:display="true" table:show-details="true"/>
                <table:data-pilot-member table:name="30,04" table:display="true" table:show-details="true"/>
                <table:data-pilot-member table:name="30,27" table:display="true" table:show-details="true"/>
                <table:data-pilot-member table:name="30,28" table:display="true" table:show-details="true"/>
                <table:data-pilot-member table:name="30,3" table:display="true" table:show-details="true"/>
                <table:data-pilot-member table:name="30,4" table:display="true" table:show-details="true"/>
                <table:data-pilot-member table:name="30,44" table:display="true" table:show-details="true"/>
                <table:data-pilot-member table:name="30,46" table:display="true" table:show-details="true"/>
                <table:data-pilot-member table:name="30,5" table:display="true" table:show-details="true"/>
                <table:data-pilot-member table:name="30,56" table:display="true" table:show-details="true"/>
                <table:data-pilot-member table:name="30,58" table:display="true" table:show-details="true"/>
                <table:data-pilot-member table:name="30,69" table:display="true" table:show-details="true"/>
                <table:data-pilot-member table:name="30,79" table:display="true" table:show-details="true"/>
                <table:data-pilot-member table:name="30,8" table:display="true" table:show-details="true"/>
                <table:data-pilot-member table:name="30,9" table:display="true" table:show-details="true"/>
                <table:data-pilot-member table:name="30,94" table:display="true" table:show-details="true"/>
                <table:data-pilot-member table:name="31" table:display="true" table:show-details="true"/>
                <table:data-pilot-member table:name="31,08" table:display="true" table:show-details="true"/>
                <table:data-pilot-member table:name="31,24" table:display="true" table:show-details="true"/>
                <table:data-pilot-member table:name="31,3" table:display="true" table:show-details="true"/>
                <table:data-pilot-member table:name="31,41" table:display="true" table:show-details="true"/>
                <table:data-pilot-member table:name="31,45" table:display="true" table:show-details="true"/>
                <table:data-pilot-member table:name="31,52" table:display="true" table:show-details="true"/>
                <table:data-pilot-member table:name="31,58" table:display="true" table:show-details="true"/>
                <table:data-pilot-member table:name="31,65" table:display="true" table:show-details="true"/>
                <table:data-pilot-member table:name="31,74" table:display="true" table:show-details="true"/>
                <table:data-pilot-member table:name="31,76" table:display="true" table:show-details="true"/>
                <table:data-pilot-member table:name="31,8" table:display="true" table:show-details="true"/>
                <table:data-pilot-member table:name="31,89" table:display="true" table:show-details="true"/>
                <table:data-pilot-member table:name="31,9" table:display="true" table:show-details="true"/>
                <table:data-pilot-member table:name="32" table:display="true" table:show-details="true"/>
                <table:data-pilot-member table:name="32,03" table:display="true" table:show-details="true"/>
                <table:data-pilot-member table:name="32,04" table:display="true" table:show-details="true"/>
                <table:data-pilot-member table:name="32,07" table:display="true" table:show-details="true"/>
                <table:data-pilot-member table:name="32,1" table:display="true" table:show-details="true"/>
                <table:data-pilot-member table:name="32,13" table:display="true" table:show-details="true"/>
                <table:data-pilot-member table:name="32,19" table:display="true" table:show-details="true"/>
                <table:data-pilot-member table:name="32,2" table:display="true" table:show-details="true"/>
                <table:data-pilot-member table:name="32,3" table:display="true" table:show-details="true"/>
                <table:data-pilot-member table:name="32,48" table:display="true" table:show-details="true"/>
                <table:data-pilot-member table:name="32,5" table:display="true" table:show-details="true"/>
                <table:data-pilot-member table:name="32,72" table:display="true" table:show-details="true"/>
                <table:data-pilot-member table:name="32,73" table:display="true" table:show-details="true"/>
                <table:data-pilot-member table:name="32,8" table:display="true" table:show-details="true"/>
                <table:data-pilot-member table:name="32,94" table:display="true" table:show-details="true"/>
                <table:data-pilot-member table:name="32,96" table:display="true" table:show-details="true"/>
                <table:data-pilot-member table:name="32,97" table:display="true" table:show-details="true"/>
                <table:data-pilot-member table:name="33" table:display="true" table:show-details="true"/>
                <table:data-pilot-member table:name="33,06" table:display="true" table:show-details="true"/>
                <table:data-pilot-member table:name="33,2" table:display="true" table:show-details="true"/>
                <table:data-pilot-member table:name="33,21" table:display="true" table:show-details="true"/>
                <table:data-pilot-member table:name="33,4" table:display="true" table:show-details="true"/>
                <table:data-pilot-member table:name="33,58" table:display="true" table:show-details="true"/>
                <table:data-pilot-member table:name="33,61" table:display="true" table:show-details="true"/>
                <table:data-pilot-member table:name="33,68" table:display="true" table:show-details="true"/>
                <table:data-pilot-member table:name="33,77" table:display="true" table:show-details="true"/>
                <table:data-pilot-member table:name="33,8" table:display="true" table:show-details="true"/>
                <table:data-pilot-member table:name="33,85" table:display="true" table:show-details="true"/>
                <table:data-pilot-member table:name="33,96" table:display="true" table:show-details="true"/>
                <table:data-pilot-member table:name="34" table:display="true" table:show-details="true"/>
                <table:data-pilot-member table:name="34,09" table:display="true" table:show-details="true"/>
                <table:data-pilot-member table:name="34,1" table:display="true" table:show-details="true"/>
                <table:data-pilot-member table:name="34,18" table:display="true" table:show-details="true"/>
                <table:data-pilot-member table:name="34,2" table:display="true" table:show-details="true"/>
                <table:data-pilot-member table:name="34,4" table:display="true" table:show-details="true"/>
                <table:data-pilot-member table:name="34,49" table:display="true" table:show-details="true"/>
                <table:data-pilot-member table:name="34,54" table:display="true" table:show-details="true"/>
                <table:data-pilot-member table:name="34,57" table:display="true" table:show-details="true"/>
                <table:data-pilot-member table:name="34,6" table:display="true" table:show-details="true"/>
                <table:data-pilot-member table:name="34,61" table:display="true" table:show-details="true"/>
                <table:data-pilot-member table:name="34,67" table:display="true" table:show-details="true"/>
                <table:data-pilot-member table:name="34,7" table:display="true" table:show-details="true"/>
                <table:data-pilot-member table:name="34,74" table:display="true" table:show-details="true"/>
                <table:data-pilot-member table:name="34,77" table:display="true" table:show-details="true"/>
                <table:data-pilot-member table:name="34,79" table:display="true" table:show-details="true"/>
                <table:data-pilot-member table:name="34,83" table:display="true" table:show-details="true"/>
                <table:data-pilot-member table:name="34,84" table:display="true" table:show-details="true"/>
                <table:data-pilot-member table:name="34,87" table:display="true" table:show-details="true"/>
                <table:data-pilot-member table:name="34,98" table:display="true" table:show-details="true"/>
                <table:data-pilot-member table:name="35" table:display="true" table:show-details="true"/>
                <table:data-pilot-member table:name="35,06" table:display="true" table:show-details="true"/>
                <table:data-pilot-member table:name="35,1" table:display="true" table:show-details="true"/>
                <table:data-pilot-member table:name="35,16" table:display="true" table:show-details="true"/>
                <table:data-pilot-member table:name="35,2" table:display="true" table:show-details="true"/>
                <table:data-pilot-member table:name="35,25" table:display="true" table:show-details="true"/>
                <table:data-pilot-member table:name="35,32" table:display="true" table:show-details="true"/>
                <table:data-pilot-member table:name="35,34" table:display="true" table:show-details="true"/>
                <table:data-pilot-member table:name="35,48" table:display="true" table:show-details="true"/>
                <table:data-pilot-member table:name="35,58" table:display="true" table:show-details="true"/>
                <table:data-pilot-member table:name="35,6" table:display="true" table:show-details="true"/>
                <table:data-pilot-member table:name="35,63" table:display="true" table:show-details="true"/>
                <table:data-pilot-member table:name="35,71" table:display="true" table:show-details="true"/>
                <table:data-pilot-member table:name="35,8" table:display="true" table:show-details="true"/>
                <table:data-pilot-member table:name="35,9" table:display="true" table:show-details="true"/>
                <table:data-pilot-member table:name="36" table:display="true" table:show-details="true"/>
                <table:data-pilot-member table:name="36,08" table:display="true" table:show-details="true"/>
                <table:data-pilot-member table:name="36,1" table:display="true" table:show-details="true"/>
                <table:data-pilot-member table:name="36,2" table:display="true" table:show-details="true"/>
                <table:data-pilot-member table:name="36,33" table:display="true" table:show-details="true"/>
                <table:data-pilot-member table:name="36,37" table:display="true" table:show-details="true"/>
                <table:data-pilot-member table:name="36,4" table:display="true" table:show-details="true"/>
                <table:data-pilot-member table:name="36,5" table:display="true" table:show-details="true"/>
                <table:data-pilot-member table:name="36,65" table:display="true" table:show-details="true"/>
                <table:data-pilot-member table:name="36,77" table:display="true" table:show-details="true"/>
                <table:data-pilot-member table:name="36,87" table:display="true" table:show-details="true"/>
                <table:data-pilot-member table:name="37" table:display="true" table:show-details="true"/>
                <table:data-pilot-member table:name="37,01" table:display="true" table:show-details="true"/>
                <table:data-pilot-member table:name="37,1" table:display="true" table:show-details="true"/>
                <table:data-pilot-member table:name="37,11" table:display="true" table:show-details="true"/>
                <table:data-pilot-member table:name="37,26" table:display="true" table:show-details="true"/>
                <table:data-pilot-member table:name="37,32" table:display="true" table:show-details="true"/>
                <table:data-pilot-member table:name="37,4" table:display="true" table:show-details="true"/>
                <table:data-pilot-member table:name="37,46" table:display="true" table:show-details="true"/>
                <table:data-pilot-member table:name="37,58" table:display="true" table:show-details="true"/>
                <table:data-pilot-member table:name="37,68" table:display="true" table:show-details="true"/>
                <table:data-pilot-member table:name="37,82" table:display="true" table:show-details="true"/>
                <table:data-pilot-member table:name="37,9" table:display="true" table:show-details="true"/>
                <table:data-pilot-member table:name="38" table:display="true" table:show-details="true"/>
                <table:data-pilot-member table:name="38,07" table:display="true" table:show-details="true"/>
                <table:data-pilot-member table:name="38,08" table:display="true" table:show-details="true"/>
                <table:data-pilot-member table:name="38,1" table:display="true" table:show-details="true"/>
                <table:data-pilot-member table:name="38,15" table:display="true" table:show-details="true"/>
                <table:data-pilot-member table:name="38,18" table:display="true" table:show-details="true"/>
                <table:data-pilot-member table:name="38,27" table:display="true" table:show-details="true"/>
                <table:data-pilot-member table:name="38,39" table:display="true" table:show-details="true"/>
                <table:data-pilot-member table:name="38,44" table:display="true" table:show-details="true"/>
                <table:data-pilot-member table:name="38,48" table:display="true" table:show-details="true"/>
                <table:data-pilot-member table:name="38,5" table:display="true" table:show-details="true"/>
                <table:data-pilot-member table:name="38,6" table:display="true" table:show-details="true"/>
                <table:data-pilot-member table:name="38,73" table:display="true" table:show-details="true"/>
                <table:data-pilot-member table:name="38,82" table:display="true" table:show-details="true"/>
                <table:data-pilot-member table:name="38,9" table:display="true" table:show-details="true"/>
                <table:data-pilot-member table:name="38,91" table:display="true" table:show-details="true"/>
                <table:data-pilot-member table:name="39" table:display="true" table:show-details="true"/>
                <table:data-pilot-member table:name="39,04" table:display="true" table:show-details="true"/>
                <table:data-pilot-member table:name="39,1" table:display="true" table:show-details="true"/>
                <table:data-pilot-member table:name="39,13" table:display="true" table:show-details="true"/>
                <table:data-pilot-member table:name="39,25" table:display="true" table:show-details="true"/>
                <table:data-pilot-member table:name="39,28" table:display="true" table:show-details="true"/>
                <table:data-pilot-member table:name="39,32" table:display="true" table:show-details="true"/>
                <table:data-pilot-member table:name="39,4" table:display="true" table:show-details="true"/>
                <table:data-pilot-member table:name="39,41" table:display="true" table:show-details="true"/>
                <table:data-pilot-member table:name="39,44" table:display="true" table:show-details="true"/>
                <table:data-pilot-member table:name="39,5" table:display="true" table:show-details="true"/>
                <table:data-pilot-member table:name="39,6" table:display="true" table:show-details="true"/>
                <table:data-pilot-member table:name="39,73" table:display="true" table:show-details="true"/>
                <table:data-pilot-member table:name="39,74" table:display="true" table:show-details="true"/>
                <table:data-pilot-member table:name="39,78" table:display="true" table:show-details="true"/>
                <table:data-pilot-member table:name="39,88" table:display="true" table:show-details="true"/>
                <table:data-pilot-member table:name="39,9" table:display="true" table:show-details="true"/>
                <table:data-pilot-member table:name="39,94" table:display="true" table:show-details="true"/>
                <table:data-pilot-member table:name="39,97" table:display="true" table:show-details="true"/>
                <table:data-pilot-member table:name="39,99" table:display="true" table:show-details="true"/>
                <table:data-pilot-member table:name="40" table:display="true" table:show-details="true"/>
                <table:data-pilot-member table:name="40,03" table:display="true" table:show-details="true"/>
                <table:data-pilot-member table:name="40,08" table:display="true" table:show-details="true"/>
                <table:data-pilot-member table:name="40,1" table:display="true" table:show-details="true"/>
                <table:data-pilot-member table:name="40,2" table:display="true" table:show-details="true"/>
                <table:data-pilot-member table:name="40,3" table:display="true" table:show-details="true"/>
                <table:data-pilot-member table:name="40,31" table:display="true" table:show-details="true"/>
                <table:data-pilot-member table:name="40,37" table:display="true" table:show-details="true"/>
                <table:data-pilot-member table:name="40,38" table:display="true" table:show-details="true"/>
                <table:data-pilot-member table:name="40,41" table:display="true" table:show-details="true"/>
                <table:data-pilot-member table:name="40,66" table:display="true" table:show-details="true"/>
                <table:data-pilot-member table:name="40,68" table:display="true" table:show-details="true"/>
                <table:data-pilot-member table:name="40,9" table:display="true" table:show-details="true"/>
                <table:data-pilot-member table:name="40,97" table:display="true" table:show-details="true"/>
                <table:data-pilot-member table:name="40,98" table:display="true" table:show-details="true"/>
                <table:data-pilot-member table:name="40,99" table:display="true" table:show-details="true"/>
                <table:data-pilot-member table:name="41,07" table:display="true" table:show-details="true"/>
                <table:data-pilot-member table:name="41,08" table:display="true" table:show-details="true"/>
                <table:data-pilot-member table:name="41,18" table:display="true" table:show-details="true"/>
                <table:data-pilot-member table:name="41,23" table:display="true" table:show-details="true"/>
                <table:data-pilot-member table:name="41,27" table:display="true" table:show-details="true"/>
                <table:data-pilot-member table:name="41,28" table:display="true" table:show-details="true"/>
                <table:data-pilot-member table:name="41,3" table:display="true" table:show-details="true"/>
                <table:data-pilot-member table:name="41,36" table:display="true" table:show-details="true"/>
                <table:data-pilot-member table:name="41,38" table:display="true" table:show-details="true"/>
                <table:data-pilot-member table:name="41,4" table:display="true" table:show-details="true"/>
                <table:data-pilot-member table:name="41,5" table:display="true" table:show-details="true"/>
                <table:data-pilot-member table:name="41,57" table:display="true" table:show-details="true"/>
                <table:data-pilot-member table:name="41,64" table:display="true" table:show-details="true"/>
                <table:data-pilot-member table:name="41,83" table:display="true" table:show-details="true"/>
                <table:data-pilot-member table:name="41,9" table:display="true" table:show-details="true"/>
                <table:data-pilot-member table:name="42,07" table:display="true" table:show-details="true"/>
                <table:data-pilot-member table:name="42,25" table:display="true" table:show-details="true"/>
                <table:data-pilot-member table:name="42,28" table:display="true" table:show-details="true"/>
                <table:data-pilot-member table:name="42,48" table:display="true" table:show-details="true"/>
                <table:data-pilot-member table:name="42,54" table:display="true" table:show-details="true"/>
                <table:data-pilot-member table:name="42,64" table:display="true" table:show-details="true"/>
                <table:data-pilot-member table:name="42,69" table:display="true" table:show-details="true"/>
                <table:data-pilot-member table:name="42,8" table:display="true" table:show-details="true"/>
                <table:data-pilot-member table:name="42,9" table:display="true" table:show-details="true"/>
                <table:data-pilot-member table:name="43" table:display="true" table:show-details="true"/>
                <table:data-pilot-member table:name="43,03" table:display="true" table:show-details="true"/>
                <table:data-pilot-member table:name="43,06" table:display="true" table:show-details="true"/>
                <table:data-pilot-member table:name="43,29" table:display="true" table:show-details="true"/>
                <table:data-pilot-member table:name="43,32" table:display="true" table:show-details="true"/>
                <table:data-pilot-member table:name="43,34" table:display="true" table:show-details="true"/>
                <table:data-pilot-member table:name="43,5" table:display="true" table:show-details="true"/>
                <table:data-pilot-member table:name="43,55" table:display="true" table:show-details="true"/>
                <table:data-pilot-member table:name="43,64" table:display="true" table:show-details="true"/>
                <table:data-pilot-member table:name="43,76" table:display="true" table:show-details="true"/>
                <table:data-pilot-member table:name="43,8" table:display="true" table:show-details="true"/>
                <table:data-pilot-member table:name="43,99" table:display="true" table:show-details="true"/>
                <table:data-pilot-member table:name="44" table:display="true" table:show-details="true"/>
                <table:data-pilot-member table:name="44,08" table:display="true" table:show-details="true"/>
                <table:data-pilot-member table:name="44,1" table:display="true" table:show-details="true"/>
                <table:data-pilot-member table:name="44,26" table:display="true" table:show-details="true"/>
                <table:data-pilot-member table:name="44,28" table:display="true" table:show-details="true"/>
                <table:data-pilot-member table:name="44,36" table:display="true" table:show-details="true"/>
                <table:data-pilot-member table:name="44,5" table:display="true" table:show-details="true"/>
                <table:data-pilot-member table:name="44,62" table:display="true" table:show-details="true"/>
                <table:data-pilot-member table:name="44,7" table:display="true" table:show-details="true"/>
                <table:data-pilot-member table:name="44,73" table:display="true" table:show-details="true"/>
                <table:data-pilot-member table:name="44,8" table:display="true" table:show-details="true"/>
                <table:data-pilot-member table:name="44,9" table:display="true" table:show-details="true"/>
                <table:data-pilot-member table:name="44,95" table:display="true" table:show-details="true"/>
                <table:data-pilot-member table:name="45" table:display="true" table:show-details="true"/>
                <table:data-pilot-member table:name="45,06" table:display="true" table:show-details="true"/>
                <table:data-pilot-member table:name="45,07" table:display="true" table:show-details="true"/>
                <table:data-pilot-member table:name="45,1" table:display="true" table:show-details="true"/>
                <table:data-pilot-member table:name="45,2" table:display="true" table:show-details="true"/>
                <table:data-pilot-member table:name="45,22" table:display="true" table:show-details="true"/>
                <table:data-pilot-member table:name="45,27" table:display="true" table:show-details="true"/>
                <table:data-pilot-member table:name="45,28" table:display="true" table:show-details="true"/>
                <table:data-pilot-member table:name="45,4" table:display="true" table:show-details="true"/>
                <table:data-pilot-member table:name="45,58" table:display="true" table:show-details="true"/>
                <table:data-pilot-member table:name="45,6" table:display="true" table:show-details="true"/>
                <table:data-pilot-member table:name="45,61" table:display="true" table:show-details="true"/>
                <table:data-pilot-member table:name="45,66" table:display="true" table:show-details="true"/>
                <table:data-pilot-member table:name="45,67" table:display="true" table:show-details="true"/>
                <table:data-pilot-member table:name="45,75" table:display="true" table:show-details="true"/>
                <table:data-pilot-member table:name="45,8" table:display="true" table:show-details="true"/>
                <table:data-pilot-member table:name="45,81" table:display="true" table:show-details="true"/>
                <table:data-pilot-member table:name="45,88" table:display="true" table:show-details="true"/>
                <table:data-pilot-member table:name="45,9" table:display="true" table:show-details="true"/>
                <table:data-pilot-member table:name="45,92" table:display="true" table:show-details="true"/>
                <table:data-pilot-member table:name="45,94" table:display="true" table:show-details="true"/>
                <table:data-pilot-member table:name="45,97" table:display="true" table:show-details="true"/>
                <table:data-pilot-member table:name="46" table:display="true" table:show-details="true"/>
                <table:data-pilot-member table:name="46,01" table:display="true" table:show-details="true"/>
                <table:data-pilot-member table:name="46,02" table:display="true" table:show-details="true"/>
                <table:data-pilot-member table:name="46,15" table:display="true" table:show-details="true"/>
                <table:data-pilot-member table:name="46,16" table:display="true" table:show-details="true"/>
                <table:data-pilot-member table:name="46,17" table:display="true" table:show-details="true"/>
                <table:data-pilot-member table:name="46,18" table:display="true" table:show-details="true"/>
                <table:data-pilot-member table:name="46,2" table:display="true" table:show-details="true"/>
                <table:data-pilot-member table:name="46,4" table:display="true" table:show-details="true"/>
                <table:data-pilot-member table:name="46,48" table:display="true" table:show-details="true"/>
                <table:data-pilot-member table:name="46,5" table:display="true" table:show-details="true"/>
                <table:data-pilot-member table:name="46,64" table:display="true" table:show-details="true"/>
                <table:data-pilot-member table:name="46,74" table:display="true" table:show-details="true"/>
                <table:data-pilot-member table:name="46,81" table:display="true" table:show-details="true"/>
                <table:data-pilot-member table:name="46,87" table:display="true" table:show-details="true"/>
                <table:data-pilot-member table:name="46,88" table:display="true" table:show-details="true"/>
                <table:data-pilot-member table:name="46,91" table:display="true" table:show-details="true"/>
                <table:data-pilot-member table:name="46,94" table:display="true" table:show-details="true"/>
                <table:data-pilot-member table:name="46,95" table:display="true" table:show-details="true"/>
                <table:data-pilot-member table:name="47,05" table:display="true" table:show-details="true"/>
                <table:data-pilot-member table:name="47,21" table:display="true" table:show-details="true"/>
                <table:data-pilot-member table:name="47,24" table:display="true" table:show-details="true"/>
                <table:data-pilot-member table:name="47,25" table:display="true" table:show-details="true"/>
                <table:data-pilot-member table:name="47,39" table:display="true" table:show-details="true"/>
                <table:data-pilot-member table:name="47,5" table:display="true" table:show-details="true"/>
                <table:data-pilot-member table:name="47,6" table:display="true" table:show-details="true"/>
                <table:data-pilot-member table:name="47,7" table:display="true" table:show-details="true"/>
                <table:data-pilot-member table:name="47,8" table:display="true" table:show-details="true"/>
                <table:data-pilot-member table:name="47,9" table:display="true" table:show-details="true"/>
                <table:data-pilot-member table:name="47,96" table:display="true" table:show-details="true"/>
                <table:data-pilot-member table:name="47,97" table:display="true" table:show-details="true"/>
                <table:data-pilot-member table:name="48" table:display="true" table:show-details="true"/>
                <table:data-pilot-member table:name="48,01" table:display="true" table:show-details="true"/>
                <table:data-pilot-member table:name="48,1" table:display="true" table:show-details="true"/>
                <table:data-pilot-member table:name="48,24" table:display="true" table:show-details="true"/>
                <table:data-pilot-member table:name="48,4" table:display="true" table:show-details="true"/>
                <table:data-pilot-member table:name="48,47" table:display="true" table:show-details="true"/>
                <table:data-pilot-member table:name="48,5" table:display="true" table:show-details="true"/>
                <table:data-pilot-member table:name="48,56" table:display="true" table:show-details="true"/>
                <table:data-pilot-member table:name="48,59" table:display="true" table:show-details="true"/>
                <table:data-pilot-member table:name="48,61" table:display="true" table:show-details="true"/>
                <table:data-pilot-member table:name="48,65" table:display="true" table:show-details="true"/>
                <table:data-pilot-member table:name="48,67" table:display="true" table:show-details="true"/>
                <table:data-pilot-member table:name="48,68" table:display="true" table:show-details="true"/>
                <table:data-pilot-member table:name="48,8" table:display="true" table:show-details="true"/>
                <table:data-pilot-member table:name="48,89" table:display="true" table:show-details="true"/>
                <table:data-pilot-member table:name="48,9" table:display="true" table:show-details="true"/>
                <table:data-pilot-member table:name="49,25" table:display="true" table:show-details="true"/>
                <table:data-pilot-member table:name="49,29" table:display="true" table:show-details="true"/>
                <table:data-pilot-member table:name="49,31" table:display="true" table:show-details="true"/>
                <table:data-pilot-member table:name="49,33" table:display="true" table:show-details="true"/>
                <table:data-pilot-member table:name="49,4" table:display="true" table:show-details="true"/>
                <table:data-pilot-member table:name="49,42" table:display="true" table:show-details="true"/>
                <table:data-pilot-member table:name="49,46" table:display="true" table:show-details="true"/>
                <table:data-pilot-member table:name="49,5" table:display="true" table:show-details="true"/>
                <table:data-pilot-member table:name="49,67" table:display="true" table:show-details="true"/>
                <table:data-pilot-member table:name="49,79" table:display="true" table:show-details="true"/>
                <table:data-pilot-member table:name="49,8" table:display="true" table:show-details="true"/>
                <table:data-pilot-member table:name="49,85" table:display="true" table:show-details="true"/>
                <table:data-pilot-member table:name="49,89" table:display="true" table:show-details="true"/>
                <table:data-pilot-member table:name="49,9" table:display="true" table:show-details="true"/>
                <table:data-pilot-member table:name="49,91" table:display="true" table:show-details="true"/>
                <table:data-pilot-member table:name="49,96" table:display="true" table:show-details="true"/>
                <table:data-pilot-member table:name="50" table:display="true" table:show-details="true"/>
                <table:data-pilot-member table:name="50,15" table:display="true" table:show-details="true"/>
                <table:data-pilot-member table:name="50,19" table:display="true" table:show-details="true"/>
                <table:data-pilot-member table:name="50,26" table:display="true" table:show-details="true"/>
                <table:data-pilot-member table:name="50,31" table:display="true" table:show-details="true"/>
                <table:data-pilot-member table:name="50,36" table:display="true" table:show-details="true"/>
                <table:data-pilot-member table:name="50,38" table:display="true" table:show-details="true"/>
                <table:data-pilot-member table:name="50,42" table:display="true" table:show-details="true"/>
                <table:data-pilot-member table:name="50,45" table:display="true" table:show-details="true"/>
                <table:data-pilot-member table:name="50,5" table:display="true" table:show-details="true"/>
                <table:data-pilot-member table:name="51" table:display="true" table:show-details="true"/>
                <table:data-pilot-member table:name="51,08" table:display="true" table:show-details="true"/>
                <table:data-pilot-member table:name="51,11" table:display="true" table:show-details="true"/>
                <table:data-pilot-member table:name="51,12" table:display="true" table:show-details="true"/>
                <table:data-pilot-member table:name="51,2" table:display="true" table:show-details="true"/>
                <table:data-pilot-member table:name="51,3" table:display="true" table:show-details="true"/>
                <table:data-pilot-member table:name="51,38" table:display="true" table:show-details="true"/>
                <table:data-pilot-member table:name="51,67" table:display="true" table:show-details="true"/>
                <table:data-pilot-member table:name="51,68" table:display="true" table:show-details="true"/>
                <table:data-pilot-member table:name="51,7" table:display="true" table:show-details="true"/>
                <table:data-pilot-member table:name="51,8" table:display="true" table:show-details="true"/>
                <table:data-pilot-member table:name="52" table:display="true" table:show-details="true"/>
                <table:data-pilot-member table:name="52,04" table:display="true" table:show-details="true"/>
                <table:data-pilot-member table:name="52,17" table:display="true" table:show-details="true"/>
                <table:data-pilot-member table:name="52,2" table:display="true" table:show-details="true"/>
                <table:data-pilot-member table:name="52,49" table:display="true" table:show-details="true"/>
                <table:data-pilot-member table:name="52,57" table:display="true" table:show-details="true"/>
                <table:data-pilot-member table:name="52,8" table:display="true" table:show-details="true"/>
                <table:data-pilot-member table:name="52,98" table:display="true" table:show-details="true"/>
                <table:data-pilot-member table:name="53" table:display="true" table:show-details="true"/>
                <table:data-pilot-member table:name="53,25" table:display="true" table:show-details="true"/>
                <table:data-pilot-member table:name="53,27" table:display="true" table:show-details="true"/>
                <table:data-pilot-member table:name="53,38" table:display="true" table:show-details="true"/>
                <table:data-pilot-member table:name="53,4" table:display="true" table:show-details="true"/>
                <table:data-pilot-member table:name="53,47" table:display="true" table:show-details="true"/>
                <table:data-pilot-member table:name="53,7" table:display="true" table:show-details="true"/>
                <table:data-pilot-member table:name="53,77" table:display="true" table:show-details="true"/>
                <table:data-pilot-member table:name="54" table:display="true" table:show-details="true"/>
                <table:data-pilot-member table:name="54,18" table:display="true" table:show-details="true"/>
                <table:data-pilot-member table:name="54,3" table:display="true" table:show-details="true"/>
                <table:data-pilot-member table:name="54,31" table:display="true" table:show-details="true"/>
                <table:data-pilot-member table:name="54,33" table:display="true" table:show-details="true"/>
                <table:data-pilot-member table:name="54,36" table:display="true" table:show-details="true"/>
                <table:data-pilot-member table:name="54,39" table:display="true" table:show-details="true"/>
                <table:data-pilot-member table:name="54,6" table:display="true" table:show-details="true"/>
                <table:data-pilot-member table:name="54,65" table:display="true" table:show-details="true"/>
                <table:data-pilot-member table:name="54,8" table:display="true" table:show-details="true"/>
                <table:data-pilot-member table:name="54,9" table:display="true" table:show-details="true"/>
                <table:data-pilot-member table:name="54,98" table:display="true" table:show-details="true"/>
                <table:data-pilot-member table:name="54,99" table:display="true" table:show-details="true"/>
                <table:data-pilot-member table:name="55" table:display="true" table:show-details="true"/>
                <table:data-pilot-member table:name="55,14" table:display="true" table:show-details="true"/>
                <table:data-pilot-member table:name="55,26" table:display="true" table:show-details="true"/>
                <table:data-pilot-member table:name="55,27" table:display="true" table:show-details="true"/>
                <table:data-pilot-member table:name="55,3" table:display="true" table:show-details="true"/>
                <table:data-pilot-member table:name="55,5" table:display="true" table:show-details="true"/>
                <table:data-pilot-member table:name="55,52" table:display="true" table:show-details="true"/>
                <table:data-pilot-member table:name="55,6" table:display="true" table:show-details="true"/>
                <table:data-pilot-member table:name="55,61" table:display="true" table:show-details="true"/>
                <table:data-pilot-member table:name="55,7" table:display="true" table:show-details="true"/>
                <table:data-pilot-member table:name="55,77" table:display="true" table:show-details="true"/>
                <table:data-pilot-member table:name="55,8" table:display="true" table:show-details="true"/>
                <table:data-pilot-member table:name="55,81" table:display="true" table:show-details="true"/>
                <table:data-pilot-member table:name="55,89" table:display="true" table:show-details="true"/>
                <table:data-pilot-member table:name="56" table:display="true" table:show-details="true"/>
                <table:data-pilot-member table:name="56,08" table:display="true" table:show-details="true"/>
                <table:data-pilot-member table:name="56,2" table:display="true" table:show-details="true"/>
                <table:data-pilot-member table:name="56,3" table:display="true" table:show-details="true"/>
                <table:data-pilot-member table:name="56,36" table:display="true" table:show-details="true"/>
                <table:data-pilot-member table:name="56,4" table:display="true" table:show-details="true"/>
                <table:data-pilot-member table:name="56,5" table:display="true" table:show-details="true"/>
                <table:data-pilot-member table:name="56,6" table:display="true" table:show-details="true"/>
                <table:data-pilot-member table:name="56,67" table:display="true" table:show-details="true"/>
                <table:data-pilot-member table:name="56,68" table:display="true" table:show-details="true"/>
                <table:data-pilot-member table:name="56,77" table:display="true" table:show-details="true"/>
                <table:data-pilot-member table:name="56,8" table:display="true" table:show-details="true"/>
                <table:data-pilot-member table:name="56,91" table:display="true" table:show-details="true"/>
                <table:data-pilot-member table:name="57" table:display="true" table:show-details="true"/>
                <table:data-pilot-member table:name="57,02" table:display="true" table:show-details="true"/>
                <table:data-pilot-member table:name="57,03" table:display="true" table:show-details="true"/>
                <table:data-pilot-member table:name="57,1" table:display="true" table:show-details="true"/>
                <table:data-pilot-member table:name="57,11" table:display="true" table:show-details="true"/>
                <table:data-pilot-member table:name="57,14" table:display="true" table:show-details="true"/>
                <table:data-pilot-member table:name="57,2" table:display="true" table:show-details="true"/>
                <table:data-pilot-member table:name="57,31" table:display="true" table:show-details="true"/>
                <table:data-pilot-member table:name="57,4" table:display="true" table:show-details="true"/>
                <table:data-pilot-member table:name="57,46" table:display="true" table:show-details="true"/>
                <table:data-pilot-member table:name="57,5" table:display="true" table:show-details="true"/>
                <table:data-pilot-member table:name="57,6" table:display="true" table:show-details="true"/>
                <table:data-pilot-member table:name="57,63" table:display="true" table:show-details="true"/>
                <table:data-pilot-member table:name="57,67" table:display="true" table:show-details="true"/>
                <table:data-pilot-member table:name="57,68" table:display="true" table:show-details="true"/>
                <table:data-pilot-member table:name="57,85" table:display="true" table:show-details="true"/>
                <table:data-pilot-member table:name="57,88" table:display="true" table:show-details="true"/>
                <table:data-pilot-member table:name="57,95" table:display="true" table:show-details="true"/>
                <table:data-pilot-member table:name="58,08" table:display="true" table:show-details="true"/>
                <table:data-pilot-member table:name="58,19" table:display="true" table:show-details="true"/>
                <table:data-pilot-member table:name="58,34" table:display="true" table:show-details="true"/>
                <table:data-pilot-member table:name="58,4" table:display="true" table:show-details="true"/>
                <table:data-pilot-member table:name="58,52" table:display="true" table:show-details="true"/>
                <table:data-pilot-member table:name="58,58" table:display="true" table:show-details="true"/>
                <table:data-pilot-member table:name="58,6" table:display="true" table:show-details="true"/>
                <table:data-pilot-member table:name="58,8" table:display="true" table:show-details="true"/>
                <table:data-pilot-member table:name="58,89" table:display="true" table:show-details="true"/>
                <table:data-pilot-member table:name="58,9" table:display="true" table:show-details="true"/>
                <table:data-pilot-member table:name="59" table:display="true" table:show-details="true"/>
                <table:data-pilot-member table:name="59,04" table:display="true" table:show-details="true"/>
                <table:data-pilot-member table:name="59,08" table:display="true" table:show-details="true"/>
                <table:data-pilot-member table:name="59,09" table:display="true" table:show-details="true"/>
                <table:data-pilot-member table:name="59,14" table:display="true" table:show-details="true"/>
                <table:data-pilot-member table:name="59,26" table:display="true" table:show-details="true"/>
                <table:data-pilot-member table:name="59,29" table:display="true" table:show-details="true"/>
                <table:data-pilot-member table:name="59,3" table:display="true" table:show-details="true"/>
                <table:data-pilot-member table:name="59,37" table:display="true" table:show-details="true"/>
                <table:data-pilot-member table:name="59,4" table:display="true" table:show-details="true"/>
                <table:data-pilot-member table:name="59,41" table:display="true" table:show-details="true"/>
                <table:data-pilot-member table:name="59,47" table:display="true" table:show-details="true"/>
                <table:data-pilot-member table:name="59,63" table:display="true" table:show-details="true"/>
                <table:data-pilot-member table:name="59,64" table:display="true" table:show-details="true"/>
                <table:data-pilot-member table:name="59,7" table:display="true" table:show-details="true"/>
                <table:data-pilot-member table:name="59,8" table:display="true" table:show-details="true"/>
                <table:data-pilot-member table:name="59,85" table:display="true" table:show-details="true"/>
                <table:data-pilot-member table:name="59,86" table:display="true" table:show-details="true"/>
                <table:data-pilot-member table:name="59,9" table:display="true" table:show-details="true"/>
                <table:data-pilot-member table:name="59,94" table:display="true" table:show-details="true"/>
                <table:data-pilot-member table:name="60" table:display="true" table:show-details="true"/>
                <table:data-pilot-member table:name="60,07" table:display="true" table:show-details="true"/>
                <table:data-pilot-member table:name="60,23" table:display="true" table:show-details="true"/>
                <table:data-pilot-member table:name="60,28" table:display="true" table:show-details="true"/>
                <table:data-pilot-member table:name="60,32" table:display="true" table:show-details="true"/>
                <table:data-pilot-member table:name="60,4" table:display="true" table:show-details="true"/>
                <table:data-pilot-member table:name="60,42" table:display="true" table:show-details="true"/>
                <table:data-pilot-member table:name="60,5" table:display="true" table:show-details="true"/>
                <table:data-pilot-member table:name="60,59" table:display="true" table:show-details="true"/>
                <table:data-pilot-member table:name="60,6" table:display="true" table:show-details="true"/>
                <table:data-pilot-member table:name="60,9" table:display="true" table:show-details="true"/>
                <table:data-pilot-member table:name="60,92" table:display="true" table:show-details="true"/>
                <table:data-pilot-member table:name="60,94" table:display="true" table:show-details="true"/>
                <table:data-pilot-member table:name="61" table:display="true" table:show-details="true"/>
                <table:data-pilot-member table:name="61,1" table:display="true" table:show-details="true"/>
                <table:data-pilot-member table:name="61,16" table:display="true" table:show-details="true"/>
                <table:data-pilot-member table:name="61,2" table:display="true" table:show-details="true"/>
                <table:data-pilot-member table:name="61,22" table:display="true" table:show-details="true"/>
                <table:data-pilot-member table:name="61,36" table:display="true" table:show-details="true"/>
                <table:data-pilot-member table:name="61,4" table:display="true" table:show-details="true"/>
                <table:data-pilot-member table:name="61,5" table:display="true" table:show-details="true"/>
                <table:data-pilot-member table:name="61,55" table:display="true" table:show-details="true"/>
                <table:data-pilot-member table:name="61,58" table:display="true" table:show-details="true"/>
                <table:data-pilot-member table:name="61,73" table:display="true" table:show-details="true"/>
                <table:data-pilot-member table:name="61,9" table:display="true" table:show-details="true"/>
                <table:data-pilot-member table:name="61,98" table:display="true" table:show-details="true"/>
                <table:data-pilot-member table:name="62" table:display="true" table:show-details="true"/>
                <table:data-pilot-member table:name="62,3" table:display="true" table:show-details="true"/>
                <table:data-pilot-member table:name="62,48" table:display="true" table:show-details="true"/>
                <table:data-pilot-member table:name="62,49" table:display="true" table:show-details="true"/>
                <table:data-pilot-member table:name="62,5" table:display="true" table:show-details="true"/>
                <table:data-pilot-member table:name="62,58" table:display="true" table:show-details="true"/>
                <table:data-pilot-member table:name="62,6" table:display="true" table:show-details="true"/>
                <table:data-pilot-member table:name="62,78" table:display="true" table:show-details="true"/>
                <table:data-pilot-member table:name="62,88" table:display="true" table:show-details="true"/>
                <table:data-pilot-member table:name="62,99" table:display="true" table:show-details="true"/>
                <table:data-pilot-member table:name="63,1" table:display="true" table:show-details="true"/>
                <table:data-pilot-member table:name="63,29" table:display="true" table:show-details="true"/>
                <table:data-pilot-member table:name="63,38" table:display="true" table:show-details="true"/>
                <table:data-pilot-member table:name="63,39" table:display="true" table:show-details="true"/>
                <table:data-pilot-member table:name="63,4" table:display="true" table:show-details="true"/>
                <table:data-pilot-member table:name="63,47" table:display="true" table:show-details="true"/>
                <table:data-pilot-member table:name="63,54" table:display="true" table:show-details="true"/>
                <table:data-pilot-member table:name="63,56" table:display="true" table:show-details="true"/>
                <table:data-pilot-member table:name="63,6" table:display="true" table:show-details="true"/>
                <table:data-pilot-member table:name="63,65" table:display="true" table:show-details="true"/>
                <table:data-pilot-member table:name="63,9" table:display="true" table:show-details="true"/>
                <table:data-pilot-member table:name="64" table:display="true" table:show-details="true"/>
                <table:data-pilot-member table:name="64,01" table:display="true" table:show-details="true"/>
                <table:data-pilot-member table:name="64,19" table:display="true" table:show-details="true"/>
                <table:data-pilot-member table:name="64,29" table:display="true" table:show-details="true"/>
                <table:data-pilot-member table:name="64,4" table:display="true" table:show-details="true"/>
                <table:data-pilot-member table:name="64,5" table:display="true" table:show-details="true"/>
                <table:data-pilot-member table:name="64,65" table:display="true" table:show-details="true"/>
                <table:data-pilot-member table:name="64,67" table:display="true" table:show-details="true"/>
                <table:data-pilot-member table:name="64,69" table:display="true" table:show-details="true"/>
                <table:data-pilot-member table:name="64,76" table:display="true" table:show-details="true"/>
                <table:data-pilot-member table:name="64,85" table:display="true" table:show-details="true"/>
                <table:data-pilot-member table:name="64,89" table:display="true" table:show-details="true"/>
                <table:data-pilot-member table:name="65" table:display="true" table:show-details="true"/>
                <table:data-pilot-member table:name="65,18" table:display="true" table:show-details="true"/>
                <table:data-pilot-member table:name="65,25" table:display="true" table:show-details="true"/>
                <table:data-pilot-member table:name="65,37" table:display="true" table:show-details="true"/>
                <table:data-pilot-member table:name="65,52" table:display="true" table:show-details="true"/>
                <table:data-pilot-member table:name="65,53" table:display="true" table:show-details="true"/>
                <table:data-pilot-member table:name="65,56" table:display="true" table:show-details="true"/>
                <table:data-pilot-member table:name="65,57" table:display="true" table:show-details="true"/>
                <table:data-pilot-member table:name="65,58" table:display="true" table:show-details="true"/>
                <table:data-pilot-member table:name="65,6" table:display="true" table:show-details="true"/>
                <table:data-pilot-member table:name="65,64" table:display="true" table:show-details="true"/>
                <table:data-pilot-member table:name="65,79" table:display="true" table:show-details="true"/>
                <table:data-pilot-member table:name="65,8" table:display="true" table:show-details="true"/>
                <table:data-pilot-member table:name="65,81" table:display="true" table:show-details="true"/>
                <table:data-pilot-member table:name="65,82" table:display="true" table:show-details="true"/>
                <table:data-pilot-member table:name="65,9" table:display="true" table:show-details="true"/>
                <table:data-pilot-member table:name="65,96" table:display="true" table:show-details="true"/>
                <table:data-pilot-member table:name="65,99" table:display="true" table:show-details="true"/>
                <table:data-pilot-member table:name="66" table:display="true" table:show-details="true"/>
                <table:data-pilot-member table:name="66,03" table:display="true" table:show-details="true"/>
                <table:data-pilot-member table:name="66,09" table:display="true" table:show-details="true"/>
                <table:data-pilot-member table:name="66,1" table:display="true" table:show-details="true"/>
                <table:data-pilot-member table:name="66,3" table:display="true" table:show-details="true"/>
                <table:data-pilot-member table:name="66,4" table:display="true" table:show-details="true"/>
                <table:data-pilot-member table:name="66,5" table:display="true" table:show-details="true"/>
                <table:data-pilot-member table:name="66,6" table:display="true" table:show-details="true"/>
                <table:data-pilot-member table:name="66,78" table:display="true" table:show-details="true"/>
                <table:data-pilot-member table:name="66,8" table:display="true" table:show-details="true"/>
                <table:data-pilot-member table:name="66,89" table:display="true" table:show-details="true"/>
                <table:data-pilot-member table:name="66,9" table:display="true" table:show-details="true"/>
                <table:data-pilot-member table:name="66,96" table:display="true" table:show-details="true"/>
                <table:data-pilot-member table:name="67,09" table:display="true" table:show-details="true"/>
                <table:data-pilot-member table:name="67,14" table:display="true" table:show-details="true"/>
                <table:data-pilot-member table:name="67,26" table:display="true" table:show-details="true"/>
                <table:data-pilot-member table:name="67,4" table:display="true" table:show-details="true"/>
                <table:data-pilot-member table:name="67,5" table:display="true" table:show-details="true"/>
                <table:data-pilot-member table:name="67,6" table:display="true" table:show-details="true"/>
                <table:data-pilot-member table:name="67,8" table:display="true" table:show-details="true"/>
                <table:data-pilot-member table:name="67,81" table:display="true" table:show-details="true"/>
                <table:data-pilot-member table:name="67,86" table:display="true" table:show-details="true"/>
                <table:data-pilot-member table:name="67,89" table:display="true" table:show-details="true"/>
                <table:data-pilot-member table:name="68,03" table:display="true" table:show-details="true"/>
                <table:data-pilot-member table:name="68,33" table:display="true" table:show-details="true"/>
                <table:data-pilot-member table:name="68,42" table:display="true" table:show-details="true"/>
                <table:data-pilot-member table:name="68,45" table:display="true" table:show-details="true"/>
                <table:data-pilot-member table:name="68,46" table:display="true" table:show-details="true"/>
                <table:data-pilot-member table:name="68,53" table:display="true" table:show-details="true"/>
                <table:data-pilot-member table:name="68,55" table:display="true" table:show-details="true"/>
                <table:data-pilot-member table:name="68,71" table:display="true" table:show-details="true"/>
                <table:data-pilot-member table:name="68,73" table:display="true" table:show-details="true"/>
                <table:data-pilot-member table:name="68,76" table:display="true" table:show-details="true"/>
                <table:data-pilot-member table:name="68,8" table:display="true" table:show-details="true"/>
                <table:data-pilot-member table:name="68,82" table:display="true" table:show-details="true"/>
                <table:data-pilot-member table:name="68,86" table:display="true" table:show-details="true"/>
                <table:data-pilot-member table:name="69,3" table:display="true" table:show-details="true"/>
                <table:data-pilot-member table:name="69,36" table:display="true" table:show-details="true"/>
                <table:data-pilot-member table:name="69,5" table:display="true" table:show-details="true"/>
                <table:data-pilot-member table:name="69,6" table:display="true" table:show-details="true"/>
                <table:data-pilot-member table:name="69,64" table:display="true" table:show-details="true"/>
                <table:data-pilot-member table:name="69,67" table:display="true" table:show-details="true"/>
                <table:data-pilot-member table:name="69,95" table:display="true" table:show-details="true"/>
                <table:data-pilot-member table:name="70" table:display="true" table:show-details="true"/>
                <table:data-pilot-member table:name="70,16" table:display="true" table:show-details="true"/>
                <table:data-pilot-member table:name="70,44" table:display="true" table:show-details="true"/>
                <table:data-pilot-member table:name="70,65" table:display="true" table:show-details="true"/>
                <table:data-pilot-member table:name="70,73" table:display="true" table:show-details="true"/>
                <table:data-pilot-member table:name="70,74" table:display="true" table:show-details="true"/>
                <table:data-pilot-member table:name="70,8" table:display="true" table:show-details="true"/>
                <table:data-pilot-member table:name="70,88" table:display="true" table:show-details="true"/>
                <table:data-pilot-member table:name="70,97" table:display="true" table:show-details="true"/>
                <table:data-pilot-member table:name="71" table:display="true" table:show-details="true"/>
                <table:data-pilot-member table:name="71,01" table:display="true" table:show-details="true"/>
                <table:data-pilot-member table:name="71,14" table:display="true" table:show-details="true"/>
                <table:data-pilot-member table:name="71,24" table:display="true" table:show-details="true"/>
                <table:data-pilot-member table:name="71,27" table:display="true" table:show-details="true"/>
                <table:data-pilot-member table:name="71,4" table:display="true" table:show-details="true"/>
                <table:data-pilot-member table:name="71,47" table:display="true" table:show-details="true"/>
                <table:data-pilot-member table:name="71,5" table:display="true" table:show-details="true"/>
                <table:data-pilot-member table:name="71,61" table:display="true" table:show-details="true"/>
                <table:data-pilot-member table:name="71,64" table:display="true" table:show-details="true"/>
                <table:data-pilot-member table:name="71,71" table:display="true" table:show-details="true"/>
                <table:data-pilot-member table:name="71,8" table:display="true" table:show-details="true"/>
                <table:data-pilot-member table:name="71,84" table:display="true" table:show-details="true"/>
                <table:data-pilot-member table:name="72" table:display="true" table:show-details="true"/>
                <table:data-pilot-member table:name="72,12" table:display="true" table:show-details="true"/>
                <table:data-pilot-member table:name="72,67" table:display="true" table:show-details="true"/>
                <table:data-pilot-member table:name="72,68" table:display="true" table:show-details="true"/>
                <table:data-pilot-member table:name="72,7" table:display="true" table:show-details="true"/>
                <table:data-pilot-member table:name="72,77" table:display="true" table:show-details="true"/>
                <table:data-pilot-member table:name="72,8" table:display="true" table:show-details="true"/>
                <table:data-pilot-member table:name="72,9" table:display="true" table:show-details="true"/>
                <table:data-pilot-member table:name="73,11" table:display="true" table:show-details="true"/>
                <table:data-pilot-member table:name="73,12" table:display="true" table:show-details="true"/>
                <table:data-pilot-member table:name="73,38" table:display="true" table:show-details="true"/>
                <table:data-pilot-member table:name="73,4" table:display="true" table:show-details="true"/>
                <table:data-pilot-member table:name="73,44" table:display="true" table:show-details="true"/>
                <table:data-pilot-member table:name="73,5" table:display="true" table:show-details="true"/>
                <table:data-pilot-member table:name="73,6" table:display="true" table:show-details="true"/>
                <table:data-pilot-member table:name="73,63" table:display="true" table:show-details="true"/>
                <table:data-pilot-member table:name="73,67" table:display="true" table:show-details="true"/>
                <table:data-pilot-member table:name="74" table:display="true" table:show-details="true"/>
                <table:data-pilot-member table:name="74,02" table:display="true" table:show-details="true"/>
                <table:data-pilot-member table:name="74,05" table:display="true" table:show-details="true"/>
                <table:data-pilot-member table:name="74,26" table:display="true" table:show-details="true"/>
                <table:data-pilot-member table:name="74,28" table:display="true" table:show-details="true"/>
                <table:data-pilot-member table:name="74,29" table:display="true" table:show-details="true"/>
                <table:data-pilot-member table:name="74,3" table:display="true" table:show-details="true"/>
                <table:data-pilot-member table:name="74,36" table:display="true" table:show-details="true"/>
                <table:data-pilot-member table:name="74,4" table:display="true" table:show-details="true"/>
                <table:data-pilot-member table:name="74,6" table:display="true" table:show-details="true"/>
                <table:data-pilot-member table:name="74,64" table:display="true" table:show-details="true"/>
                <table:data-pilot-member table:name="74,7" table:display="true" table:show-details="true"/>
                <table:data-pilot-member table:name="74,76" table:display="true" table:show-details="true"/>
                <table:data-pilot-member table:name="74,95" table:display="true" table:show-details="true"/>
                <table:data-pilot-member table:name="75" table:display="true" table:show-details="true"/>
                <table:data-pilot-member table:name="75,07" table:display="true" table:show-details="true"/>
                <table:data-pilot-member table:name="75,2" table:display="true" table:show-details="true"/>
                <table:data-pilot-member table:name="75,4" table:display="true" table:show-details="true"/>
                <table:data-pilot-member table:name="75,42" table:display="true" table:show-details="true"/>
                <table:data-pilot-member table:name="75,48" table:display="true" table:show-details="true"/>
                <table:data-pilot-member table:name="75,6" table:display="true" table:show-details="true"/>
                <table:data-pilot-member table:name="75,76" table:display="true" table:show-details="true"/>
                <table:data-pilot-member table:name="75,8" table:display="true" table:show-details="true"/>
                <table:data-pilot-member table:name="75,9" table:display="true" table:show-details="true"/>
                <table:data-pilot-member table:name="75,97" table:display="true" table:show-details="true"/>
                <table:data-pilot-member table:name="75,98" table:display="true" table:show-details="true"/>
                <table:data-pilot-member table:name="76,19" table:display="true" table:show-details="true"/>
                <table:data-pilot-member table:name="76,21" table:display="true" table:show-details="true"/>
                <table:data-pilot-member table:name="76,26" table:display="true" table:show-details="true"/>
                <table:data-pilot-member table:name="76,54" table:display="true" table:show-details="true"/>
                <table:data-pilot-member table:name="76,6" table:display="true" table:show-details="true"/>
                <table:data-pilot-member table:name="76,64" table:display="true" table:show-details="true"/>
                <table:data-pilot-member table:name="76,76" table:display="true" table:show-details="true"/>
                <table:data-pilot-member table:name="76,8" table:display="true" table:show-details="true"/>
                <table:data-pilot-member table:name="76,98" table:display="true" table:show-details="true"/>
                <table:data-pilot-member table:name="77,1" table:display="true" table:show-details="true"/>
                <table:data-pilot-member table:name="77,18" table:display="true" table:show-details="true"/>
                <table:data-pilot-member table:name="77,23" table:display="true" table:show-details="true"/>
                <table:data-pilot-member table:name="77,4" table:display="true" table:show-details="true"/>
                <table:data-pilot-member table:name="77,59" table:display="true" table:show-details="true"/>
                <table:data-pilot-member table:name="77,69" table:display="true" table:show-details="true"/>
                <table:data-pilot-member table:name="77,78" table:display="true" table:show-details="true"/>
                <table:data-pilot-member table:name="77,8" table:display="true" table:show-details="true"/>
                <table:data-pilot-member table:name="77,99" table:display="true" table:show-details="true"/>
                <table:data-pilot-member table:name="78,01" table:display="true" table:show-details="true"/>
                <table:data-pilot-member table:name="78,09" table:display="true" table:show-details="true"/>
                <table:data-pilot-member table:name="78,13" table:display="true" table:show-details="true"/>
                <table:data-pilot-member table:name="78,17" table:display="true" table:show-details="true"/>
                <table:data-pilot-member table:name="78,18" table:display="true" table:show-details="true"/>
                <table:data-pilot-member table:name="78,21" table:display="true" table:show-details="true"/>
                <table:data-pilot-member table:name="78,43" table:display="true" table:show-details="true"/>
                <table:data-pilot-member table:name="78,44" table:display="true" table:show-details="true"/>
                <table:data-pilot-member table:name="78,59" table:display="true" table:show-details="true"/>
                <table:data-pilot-member table:name="78,6" table:display="true" table:show-details="true"/>
                <table:data-pilot-member table:name="78,75" table:display="true" table:show-details="true"/>
                <table:data-pilot-member table:name="78,81" table:display="true" table:show-details="true"/>
                <table:data-pilot-member table:name="78,95" table:display="true" table:show-details="true"/>
                <table:data-pilot-member table:name="79" table:display="true" table:show-details="true"/>
                <table:data-pilot-member table:name="79,07" table:display="true" table:show-details="true"/>
                <table:data-pilot-member table:name="79,16" table:display="true" table:show-details="true"/>
                <table:data-pilot-member table:name="79,18" table:display="true" table:show-details="true"/>
                <table:data-pilot-member table:name="79,28" table:display="true" table:show-details="true"/>
                <table:data-pilot-member table:name="79,3" table:display="true" table:show-details="true"/>
                <table:data-pilot-member table:name="79,4" table:display="true" table:show-details="true"/>
                <table:data-pilot-member table:name="79,5" table:display="true" table:show-details="true"/>
                <table:data-pilot-member table:name="79,62" table:display="true" table:show-details="true"/>
                <table:data-pilot-member table:name="79,9" table:display="true" table:show-details="true"/>
                <table:data-pilot-member table:name="80" table:display="true" table:show-details="true"/>
                <table:data-pilot-member table:name="80,48" table:display="true" table:show-details="true"/>
                <table:data-pilot-member table:name="80,5" table:display="true" table:show-details="true"/>
                <table:data-pilot-member table:name="80,56" table:display="true" table:show-details="true"/>
                <table:data-pilot-member table:name="80,98" table:display="true" table:show-details="true"/>
                <table:data-pilot-member table:name="81" table:display="true" table:show-details="true"/>
                <table:data-pilot-member table:name="81,1" table:display="true" table:show-details="true"/>
                <table:data-pilot-member table:name="81,3" table:display="true" table:show-details="true"/>
                <table:data-pilot-member table:name="81,37" table:display="true" table:show-details="true"/>
                <table:data-pilot-member table:name="81,42" table:display="true" table:show-details="true"/>
                <table:data-pilot-member table:name="81,65" table:display="true" table:show-details="true"/>
                <table:data-pilot-member table:name="81,67" table:display="true" table:show-details="true"/>
                <table:data-pilot-member table:name="81,78" table:display="true" table:show-details="true"/>
                <table:data-pilot-member table:name="81,82" table:display="true" table:show-details="true"/>
                <table:data-pilot-member table:name="81,97" table:display="true" table:show-details="true"/>
                <table:data-pilot-member table:name="82" table:display="true" table:show-details="true"/>
                <table:data-pilot-member table:name="82,33" table:display="true" table:show-details="true"/>
                <table:data-pilot-member table:name="82,5" table:display="true" table:show-details="true"/>
                <table:data-pilot-member table:name="82,76" table:display="true" table:show-details="true"/>
                <table:data-pilot-member table:name="83" table:display="true" table:show-details="true"/>
                <table:data-pilot-member table:name="83,06" table:display="true" table:show-details="true"/>
                <table:data-pilot-member table:name="83,16" table:display="true" table:show-details="true"/>
                <table:data-pilot-member table:name="83,27" table:display="true" table:show-details="true"/>
                <table:data-pilot-member table:name="83,36" table:display="true" table:show-details="true"/>
                <table:data-pilot-member table:name="83,4" table:display="true" table:show-details="true"/>
                <table:data-pilot-member table:name="83,57" table:display="true" table:show-details="true"/>
                <table:data-pilot-member table:name="83,81" table:display="true" table:show-details="true"/>
                <table:data-pilot-member table:name="83,93" table:display="true" table:show-details="true"/>
                <table:data-pilot-member table:name="83,98" table:display="true" table:show-details="true"/>
                <table:data-pilot-member table:name="84" table:display="true" table:show-details="true"/>
                <table:data-pilot-member table:name="84,06" table:display="true" table:show-details="true"/>
                <table:data-pilot-member table:name="84,3" table:display="true" table:show-details="true"/>
                <table:data-pilot-member table:name="84,33" table:display="true" table:show-details="true"/>
                <table:data-pilot-member table:name="84,5" table:display="true" table:show-details="true"/>
                <table:data-pilot-member table:name="84,52" table:display="true" table:show-details="true"/>
                <table:data-pilot-member table:name="84,59" table:display="true" table:show-details="true"/>
                <table:data-pilot-member table:name="84,64" table:display="true" table:show-details="true"/>
                <table:data-pilot-member table:name="84,75" table:display="true" table:show-details="true"/>
                <table:data-pilot-member table:name="84,83" table:display="true" table:show-details="true"/>
                <table:data-pilot-member table:name="84,9" table:display="true" table:show-details="true"/>
                <table:data-pilot-member table:name="85,27" table:display="true" table:show-details="true"/>
                <table:data-pilot-member table:name="85,28" table:display="true" table:show-details="true"/>
                <table:data-pilot-member table:name="85,4" table:display="true" table:show-details="true"/>
                <table:data-pilot-member table:name="85,45" table:display="true" table:show-details="true"/>
                <table:data-pilot-member table:name="85,8" table:display="true" table:show-details="true"/>
                <table:data-pilot-member table:name="86,1" table:display="true" table:show-details="true"/>
                <table:data-pilot-member table:name="86,21" table:display="true" table:show-details="true"/>
                <table:data-pilot-member table:name="86,22" table:display="true" table:show-details="true"/>
                <table:data-pilot-member table:name="86,28" table:display="true" table:show-details="true"/>
                <table:data-pilot-member table:name="86,53" table:display="true" table:show-details="true"/>
                <table:data-pilot-member table:name="86,87" table:display="true" table:show-details="true"/>
                <table:data-pilot-member table:name="87,02" table:display="true" table:show-details="true"/>
                <table:data-pilot-member table:name="87,36" table:display="true" table:show-details="true"/>
                <table:data-pilot-member table:name="87,49" table:display="true" table:show-details="true"/>
                <table:data-pilot-member table:name="87,69" table:display="true" table:show-details="true"/>
                <table:data-pilot-member table:name="87,8" table:display="true" table:show-details="true"/>
                <table:data-pilot-member table:name="88" table:display="true" table:show-details="true"/>
                <table:data-pilot-member table:name="88,16" table:display="true" table:show-details="true"/>
                <table:data-pilot-member table:name="88,68" table:display="true" table:show-details="true"/>
                <table:data-pilot-member table:name="88,79" table:display="true" table:show-details="true"/>
                <table:data-pilot-member table:name="89,06" table:display="true" table:show-details="true"/>
                <table:data-pilot-member table:name="89,08" table:display="true" table:show-details="true"/>
                <table:data-pilot-member table:name="89,22" table:display="true" table:show-details="true"/>
                <table:data-pilot-member table:name="89,24" table:display="true" table:show-details="true"/>
                <table:data-pilot-member table:name="89,26" table:display="true" table:show-details="true"/>
                <table:data-pilot-member table:name="89,4" table:display="true" table:show-details="true"/>
                <table:data-pilot-member table:name="89,5" table:display="true" table:show-details="true"/>
                <table:data-pilot-member table:name="90" table:display="true" table:show-details="true"/>
                <table:data-pilot-member table:name="90,25" table:display="true" table:show-details="true"/>
                <table:data-pilot-member table:name="90,3" table:display="true" table:show-details="true"/>
                <table:data-pilot-member table:name="90,33" table:display="true" table:show-details="true"/>
                <table:data-pilot-member table:name="90,5" table:display="true" table:show-details="true"/>
                <table:data-pilot-member table:name="91,05" table:display="true" table:show-details="true"/>
                <table:data-pilot-member table:name="91,16" table:display="true" table:show-details="true"/>
                <table:data-pilot-member table:name="91,21" table:display="true" table:show-details="true"/>
                <table:data-pilot-member table:name="91,24" table:display="true" table:show-details="true"/>
                <table:data-pilot-member table:name="91,32" table:display="true" table:show-details="true"/>
                <table:data-pilot-member table:name="91,43" table:display="true" table:show-details="true"/>
                <table:data-pilot-member table:name="91,44" table:display="true" table:show-details="true"/>
                <table:data-pilot-member table:name="91,78" table:display="true" table:show-details="true"/>
                <table:data-pilot-member table:name="91,8" table:display="true" table:show-details="true"/>
                <table:data-pilot-member table:name="91,9" table:display="true" table:show-details="true"/>
                <table:data-pilot-member table:name="92" table:display="true" table:show-details="true"/>
                <table:data-pilot-member table:name="92,25" table:display="true" table:show-details="true"/>
                <table:data-pilot-member table:name="92,38" table:display="true" table:show-details="true"/>
                <table:data-pilot-member table:name="92,5" table:display="true" table:show-details="true"/>
                <table:data-pilot-member table:name="92,61" table:display="true" table:show-details="true"/>
                <table:data-pilot-member table:name="92,7" table:display="true" table:show-details="true"/>
                <table:data-pilot-member table:name="93,03" table:display="true" table:show-details="true"/>
                <table:data-pilot-member table:name="93,3" table:display="true" table:show-details="true"/>
                <table:data-pilot-member table:name="93,4" table:display="true" table:show-details="true"/>
                <table:data-pilot-member table:name="93,64" table:display="true" table:show-details="true"/>
                <table:data-pilot-member table:name="93,71" table:display="true" table:show-details="true"/>
                <table:data-pilot-member table:name="93,76" table:display="true" table:show-details="true"/>
                <table:data-pilot-member table:name="93,94" table:display="true" table:show-details="true"/>
                <table:data-pilot-member table:name="93,97" table:display="true" table:show-details="true"/>
                <table:data-pilot-member table:name="94,1" table:display="true" table:show-details="true"/>
                <table:data-pilot-member table:name="94,12" table:display="true" table:show-details="true"/>
                <table:data-pilot-member table:name="94,5" table:display="true" table:show-details="true"/>
                <table:data-pilot-member table:name="94,57" table:display="true" table:show-details="true"/>
                <table:data-pilot-member table:name="94,7" table:display="true" table:show-details="true"/>
                <table:data-pilot-member table:name="94,8" table:display="true" table:show-details="true"/>
                <table:data-pilot-member table:name="95,05" table:display="true" table:show-details="true"/>
                <table:data-pilot-member table:name="95,07" table:display="true" table:show-details="true"/>
                <table:data-pilot-member table:name="95,5" table:display="true" table:show-details="true"/>
                <table:data-pilot-member table:name="95,63" table:display="true" table:show-details="true"/>
                <table:data-pilot-member table:name="95,83" table:display="true" table:show-details="true"/>
                <table:data-pilot-member table:name="95,89" table:display="true" table:show-details="true"/>
                <table:data-pilot-member table:name="96" table:display="true" table:show-details="true"/>
                <table:data-pilot-member table:name="96,12" table:display="true" table:show-details="true"/>
                <table:data-pilot-member table:name="96,14" table:display="true" table:show-details="true"/>
                <table:data-pilot-member table:name="96,19" table:display="true" table:show-details="true"/>
                <table:data-pilot-member table:name="96,3" table:display="true" table:show-details="true"/>
                <table:data-pilot-member table:name="96,47" table:display="true" table:show-details="true"/>
                <table:data-pilot-member table:name="96,69" table:display="true" table:show-details="true"/>
                <table:data-pilot-member table:name="96,82" table:display="true" table:show-details="true"/>
                <table:data-pilot-member table:name="96,84" table:display="true" table:show-details="true"/>
                <table:data-pilot-member table:name="97,01" table:display="true" table:show-details="true"/>
                <table:data-pilot-member table:name="97,11" table:display="true" table:show-details="true"/>
                <table:data-pilot-member table:name="97,2" table:display="true" table:show-details="true"/>
                <table:data-pilot-member table:name="97,27" table:display="true" table:show-details="true"/>
                <table:data-pilot-member table:name="97,47" table:display="true" table:show-details="true"/>
                <table:data-pilot-member table:name="97,49" table:display="true" table:show-details="true"/>
                <table:data-pilot-member table:name="97,67" table:display="true" table:show-details="true"/>
                <table:data-pilot-member table:name="97,77" table:display="true" table:show-details="true"/>
                <table:data-pilot-member table:name="97,78" table:display="true" table:show-details="true"/>
                <table:data-pilot-member table:name="97,98" table:display="true" table:show-details="true"/>
                <table:data-pilot-member table:name="98" table:display="true" table:show-details="true"/>
                <table:data-pilot-member table:name="98,08" table:display="true" table:show-details="true"/>
                <table:data-pilot-member table:name="98,5" table:display="true" table:show-details="true"/>
                <table:data-pilot-member table:name="98,71" table:display="true" table:show-details="true"/>
                <table:data-pilot-member table:name="98,87" table:display="true" table:show-details="true"/>
                <table:data-pilot-member table:name="99" table:display="true" table:show-details="true"/>
                <table:data-pilot-member table:name="99,26" table:display="true" table:show-details="true"/>
                <table:data-pilot-member table:name="99,38" table:display="true" table:show-details="true"/>
                <table:data-pilot-member table:name="99,4" table:display="true" table:show-details="true"/>
                <table:data-pilot-member table:name="99,5" table:display="true" table:show-details="true"/>
                <table:data-pilot-member table:name="99,57" table:display="true" table:show-details="true"/>
                <table:data-pilot-member table:name="99,6" table:display="true" table:show-details="true"/>
                <table:data-pilot-member table:name="99,9" table:display="true" table:show-details="true"/>
                <table:data-pilot-member table:name="100,18" table:display="true" table:show-details="true"/>
                <table:data-pilot-member table:name="100,22" table:display="true" table:show-details="true"/>
                <table:data-pilot-member table:name="100,26" table:display="true" table:show-details="true"/>
                <table:data-pilot-member table:name="100,35" table:display="true" table:show-details="true"/>
                <table:data-pilot-member table:name="100,54" table:display="true" table:show-details="true"/>
                <table:data-pilot-member table:name="100,8" table:display="true" table:show-details="true"/>
                <table:data-pilot-member table:name="100,89" table:display="true" table:show-details="true"/>
                <table:data-pilot-member table:name="101,5" table:display="true" table:show-details="true"/>
                <table:data-pilot-member table:name="101,74" table:display="true" table:show-details="true"/>
                <table:data-pilot-member table:name="101,87" table:display="true" table:show-details="true"/>
                <table:data-pilot-member table:name="102,09" table:display="true" table:show-details="true"/>
                <table:data-pilot-member table:name="102,22" table:display="true" table:show-details="true"/>
                <table:data-pilot-member table:name="102,46" table:display="true" table:show-details="true"/>
                <table:data-pilot-member table:name="102,49" table:display="true" table:show-details="true"/>
                <table:data-pilot-member table:name="102,79" table:display="true" table:show-details="true"/>
                <table:data-pilot-member table:name="103,4" table:display="true" table:show-details="true"/>
                <table:data-pilot-member table:name="103,5" table:display="true" table:show-details="true"/>
                <table:data-pilot-member table:name="103,6" table:display="true" table:show-details="true"/>
                <table:data-pilot-member table:name="103,76" table:display="true" table:show-details="true"/>
                <table:data-pilot-member table:name="103,88" table:display="true" table:show-details="true"/>
                <table:data-pilot-member table:name="104" table:display="true" table:show-details="true"/>
                <table:data-pilot-member table:name="104,2" table:display="true" table:show-details="true"/>
                <table:data-pilot-member table:name="104,39" table:display="true" table:show-details="true"/>
                <table:data-pilot-member table:name="104,4" table:display="true" table:show-details="true"/>
                <table:data-pilot-member table:name="104,5" table:display="true" table:show-details="true"/>
                <table:data-pilot-member table:name="104,64" table:display="true" table:show-details="true"/>
                <table:data-pilot-member table:name="104,96" table:display="true" table:show-details="true"/>
                <table:data-pilot-member table:name="105" table:display="true" table:show-details="true"/>
                <table:data-pilot-member table:name="105,04" table:display="true" table:show-details="true"/>
                <table:data-pilot-member table:name="105,63" table:display="true" table:show-details="true"/>
                <table:data-pilot-member table:name="105,69" table:display="true" table:show-details="true"/>
                <table:data-pilot-member table:name="105,7" table:display="true" table:show-details="true"/>
                <table:data-pilot-member table:name="105,8" table:display="true" table:show-details="true"/>
                <table:data-pilot-member table:name="106,03" table:display="true" table:show-details="true"/>
                <table:data-pilot-member table:name="106,08" table:display="true" table:show-details="true"/>
                <table:data-pilot-member table:name="106,11" table:display="true" table:show-details="true"/>
                <table:data-pilot-member table:name="106,25" table:display="true" table:show-details="true"/>
                <table:data-pilot-member table:name="106,35" table:display="true" table:show-details="true"/>
                <table:data-pilot-member table:name="106,38" table:display="true" table:show-details="true"/>
                <table:data-pilot-member table:name="106,49" table:display="true" table:show-details="true"/>
                <table:data-pilot-member table:name="106,53" table:display="true" table:show-details="true"/>
                <table:data-pilot-member table:name="106,7" table:display="true" table:show-details="true"/>
                <table:data-pilot-member table:name="106,84" table:display="true" table:show-details="true"/>
                <table:data-pilot-member table:name="106,91" table:display="true" table:show-details="true"/>
                <table:data-pilot-member table:name="106,96" table:display="true" table:show-details="true"/>
                <table:data-pilot-member table:name="106,97" table:display="true" table:show-details="true"/>
                <table:data-pilot-member table:name="106,98" table:display="true" table:show-details="true"/>
                <table:data-pilot-member table:name="107,08" table:display="true" table:show-details="true"/>
                <table:data-pilot-member table:name="107,15" table:display="true" table:show-details="true"/>
                <table:data-pilot-member table:name="107,48" table:display="true" table:show-details="true"/>
                <table:data-pilot-member table:name="107,8" table:display="true" table:show-details="true"/>
                <table:data-pilot-member table:name="108,12" table:display="true" table:show-details="true"/>
                <table:data-pilot-member table:name="108,2" table:display="true" table:show-details="true"/>
                <table:data-pilot-member table:name="108,25" table:display="true" table:show-details="true"/>
                <table:data-pilot-member table:name="108,7" table:display="true" table:show-details="true"/>
                <table:data-pilot-member table:name="109,15" table:display="true" table:show-details="true"/>
                <table:data-pilot-member table:name="109,2" table:display="true" table:show-details="true"/>
                <table:data-pilot-member table:name="109,3" table:display="true" table:show-details="true"/>
                <table:data-pilot-member table:name="109,5" table:display="true" table:show-details="true"/>
                <table:data-pilot-member table:name="109,61" table:display="true" table:show-details="true"/>
                <table:data-pilot-member table:name="109,76" table:display="true" table:show-details="true"/>
                <table:data-pilot-member table:name="109,8" table:display="true" table:show-details="true"/>
                <table:data-pilot-member table:name="109,83" table:display="true" table:show-details="true"/>
                <table:data-pilot-member table:name="109,89" table:display="true" table:show-details="true"/>
                <table:data-pilot-member table:name="110" table:display="true" table:show-details="true"/>
                <table:data-pilot-member table:name="110,16" table:display="true" table:show-details="true"/>
                <table:data-pilot-member table:name="110,2" table:display="true" table:show-details="true"/>
                <table:data-pilot-member table:name="110,94" table:display="true" table:show-details="true"/>
                <table:data-pilot-member table:name="111" table:display="true" table:show-details="true"/>
                <table:data-pilot-member table:name="111,41" table:display="true" table:show-details="true"/>
                <table:data-pilot-member table:name="111,8" table:display="true" table:show-details="true"/>
                <table:data-pilot-member table:name="112,12" table:display="true" table:show-details="true"/>
                <table:data-pilot-member table:name="112,28" table:display="true" table:show-details="true"/>
                <table:data-pilot-member table:name="112,92" table:display="true" table:show-details="true"/>
                <table:data-pilot-member table:name="113,26" table:display="true" table:show-details="true"/>
                <table:data-pilot-member table:name="113,3" table:display="true" table:show-details="true"/>
                <table:data-pilot-member table:name="113,38" table:display="true" table:show-details="true"/>
                <table:data-pilot-member table:name="113,5" table:display="true" table:show-details="true"/>
                <table:data-pilot-member table:name="113,68" table:display="true" table:show-details="true"/>
                <table:data-pilot-member table:name="114" table:display="true" table:show-details="true"/>
                <table:data-pilot-member table:name="114,02" table:display="true" table:show-details="true"/>
                <table:data-pilot-member table:name="114,08" table:display="true" table:show-details="true"/>
                <table:data-pilot-member table:name="114,12" table:display="true" table:show-details="true"/>
                <table:data-pilot-member table:name="114,2" table:display="true" table:show-details="true"/>
                <table:data-pilot-member table:name="114,7" table:display="true" table:show-details="true"/>
                <table:data-pilot-member table:name="114,87" table:display="true" table:show-details="true"/>
                <table:data-pilot-member table:name="115,12" table:display="true" table:show-details="true"/>
                <table:data-pilot-member table:name="115,32" table:display="true" table:show-details="true"/>
                <table:data-pilot-member table:name="115,49" table:display="true" table:show-details="true"/>
                <table:data-pilot-member table:name="115,5" table:display="true" table:show-details="true"/>
                <table:data-pilot-member table:name="115,59" table:display="true" table:show-details="true"/>
                <table:data-pilot-member table:name="116,21" table:display="true" table:show-details="true"/>
                <table:data-pilot-member table:name="116,27" table:display="true" table:show-details="true"/>
                <table:data-pilot-member table:name="116,29" table:display="true" table:show-details="true"/>
                <table:data-pilot-member table:name="116,46" table:display="true" table:show-details="true"/>
                <table:data-pilot-member table:name="116,6" table:display="true" table:show-details="true"/>
                <table:data-pilot-member table:name="116,89" table:display="true" table:show-details="true"/>
                <table:data-pilot-member table:name="116,95" table:display="true" table:show-details="true"/>
                <table:data-pilot-member table:name="117,39" table:display="true" table:show-details="true"/>
                <table:data-pilot-member table:name="117,4" table:display="true" table:show-details="true"/>
                <table:data-pilot-member table:name="117,53" table:display="true" table:show-details="true"/>
                <table:data-pilot-member table:name="117,82" table:display="true" table:show-details="true"/>
                <table:data-pilot-member table:name="117,9" table:display="true" table:show-details="true"/>
                <table:data-pilot-member table:name="118,01" table:display="true" table:show-details="true"/>
                <table:data-pilot-member table:name="118,11" table:display="true" table:show-details="true"/>
                <table:data-pilot-member table:name="118,2" table:display="true" table:show-details="true"/>
                <table:data-pilot-member table:name="118,24" table:display="true" table:show-details="true"/>
                <table:data-pilot-member table:name="118,48" table:display="true" table:show-details="true"/>
                <table:data-pilot-member table:name="118,68" table:display="true" table:show-details="true"/>
                <table:data-pilot-member table:name="118,9" table:display="true" table:show-details="true"/>
                <table:data-pilot-member table:name="119,3" table:display="true" table:show-details="true"/>
                <table:data-pilot-member table:name="119,4" table:display="true" table:show-details="true"/>
                <table:data-pilot-member table:name="119,41" table:display="true" table:show-details="true"/>
                <table:data-pilot-member table:name="120" table:display="true" table:show-details="true"/>
                <table:data-pilot-member table:name="120,1" table:display="true" table:show-details="true"/>
                <table:data-pilot-member table:name="120,59" table:display="true" table:show-details="true"/>
                <table:data-pilot-member table:name="121,05" table:display="true" table:show-details="true"/>
                <table:data-pilot-member table:name="121,07" table:display="true" table:show-details="true"/>
                <table:data-pilot-member table:name="121,13" table:display="true" table:show-details="true"/>
                <table:data-pilot-member table:name="121,21" table:display="true" table:show-details="true"/>
                <table:data-pilot-member table:name="121,28" table:display="true" table:show-details="true"/>
                <table:data-pilot-member table:name="121,3" table:display="true" table:show-details="true"/>
                <table:data-pilot-member table:name="121,4" table:display="true" table:show-details="true"/>
                <table:data-pilot-member table:name="122,2" table:display="true" table:show-details="true"/>
                <table:data-pilot-member table:name="122,28" table:display="true" table:show-details="true"/>
                <table:data-pilot-member table:name="122,38" table:display="true" table:show-details="true"/>
                <table:data-pilot-member table:name="122,44" table:display="true" table:show-details="true"/>
                <table:data-pilot-member table:name="123,2" table:display="true" table:show-details="true"/>
                <table:data-pilot-member table:name="123,51" table:display="true" table:show-details="true"/>
                <table:data-pilot-member table:name="123,61" table:display="true" table:show-details="true"/>
                <table:data-pilot-member table:name="123,99" table:display="true" table:show-details="true"/>
                <table:data-pilot-member table:name="124,13" table:display="true" table:show-details="true"/>
                <table:data-pilot-member table:name="124,17" table:display="true" table:show-details="true"/>
                <table:data-pilot-member table:name="124,2" table:display="true" table:show-details="true"/>
                <table:data-pilot-member table:name="124,5" table:display="true" table:show-details="true"/>
                <table:data-pilot-member table:name="124,66" table:display="true" table:show-details="true"/>
                <table:data-pilot-member table:name="124,76" table:display="true" table:show-details="true"/>
                <table:data-pilot-member table:name="124,78" table:display="true" table:show-details="true"/>
                <table:data-pilot-member table:name="124,94" table:display="true" table:show-details="true"/>
                <table:data-pilot-member table:name="125,12" table:display="true" table:show-details="true"/>
                <table:data-pilot-member table:name="125,46" table:display="true" table:show-details="true"/>
                <table:data-pilot-member table:name="125,5" table:display="true" table:show-details="true"/>
                <table:data-pilot-member table:name="125,6" table:display="true" table:show-details="true"/>
                <table:data-pilot-member table:name="125,63" table:display="true" table:show-details="true"/>
                <table:data-pilot-member table:name="125,69" table:display="true" table:show-details="true"/>
                <table:data-pilot-member table:name="125,93" table:display="true" table:show-details="true"/>
                <table:data-pilot-member table:name="126,13" table:display="true" table:show-details="true"/>
                <table:data-pilot-member table:name="126,15" table:display="true" table:show-details="true"/>
                <table:data-pilot-member table:name="126,3" table:display="true" table:show-details="true"/>
                <table:data-pilot-member table:name="126,4" table:display="true" table:show-details="true"/>
                <table:data-pilot-member table:name="126,51" table:display="true" table:show-details="true"/>
                <table:data-pilot-member table:name="126,68" table:display="true" table:show-details="true"/>
                <table:data-pilot-member table:name="126,8" table:display="true" table:show-details="true"/>
                <table:data-pilot-member table:name="126,91" table:display="true" table:show-details="true"/>
                <table:data-pilot-member table:name="127,08" table:display="true" table:show-details="true"/>
                <table:data-pilot-member table:name="127,21" table:display="true" table:show-details="true"/>
                <table:data-pilot-member table:name="127,38" table:display="true" table:show-details="true"/>
                <table:data-pilot-member table:name="127,4" table:display="true" table:show-details="true"/>
                <table:data-pilot-member table:name="127,57" table:display="true" table:show-details="true"/>
                <table:data-pilot-member table:name="128" table:display="true" table:show-details="true"/>
                <table:data-pilot-member table:name="128,47" table:display="true" table:show-details="true"/>
                <table:data-pilot-member table:name="128,79" table:display="true" table:show-details="true"/>
                <table:data-pilot-member table:name="129,35" table:display="true" table:show-details="true"/>
                <table:data-pilot-member table:name="129,48" table:display="true" table:show-details="true"/>
                <table:data-pilot-member table:name="129,52" table:display="true" table:show-details="true"/>
                <table:data-pilot-member table:name="129,69" table:display="true" table:show-details="true"/>
                <table:data-pilot-member table:name="130,2" table:display="true" table:show-details="true"/>
                <table:data-pilot-member table:name="130,56" table:display="true" table:show-details="true"/>
                <table:data-pilot-member table:name="131,49" table:display="true" table:show-details="true"/>
                <table:data-pilot-member table:name="131,6" table:display="true" table:show-details="true"/>
                <table:data-pilot-member table:name="131,68" table:display="true" table:show-details="true"/>
                <table:data-pilot-member table:name="132,4" table:display="true" table:show-details="true"/>
                <table:data-pilot-member table:name="132,43" table:display="true" table:show-details="true"/>
                <table:data-pilot-member table:name="132,63" table:display="true" table:show-details="true"/>
                <table:data-pilot-member table:name="132,69" table:display="true" table:show-details="true"/>
                <table:data-pilot-member table:name="132,83" table:display="true" table:show-details="true"/>
                <table:data-pilot-member table:name="132,85" table:display="true" table:show-details="true"/>
                <table:data-pilot-member table:name="132,86" table:display="true" table:show-details="true"/>
                <table:data-pilot-member table:name="133,13" table:display="true" table:show-details="true"/>
                <table:data-pilot-member table:name="133,33" table:display="true" table:show-details="true"/>
                <table:data-pilot-member table:name="133,4" table:display="true" table:show-details="true"/>
                <table:data-pilot-member table:name="134" table:display="true" table:show-details="true"/>
                <table:data-pilot-member table:name="134,08" table:display="true" table:show-details="true"/>
                <table:data-pilot-member table:name="134,53" table:display="true" table:show-details="true"/>
                <table:data-pilot-member table:name="134,6" table:display="true" table:show-details="true"/>
                <table:data-pilot-member table:name="135,21" table:display="true" table:show-details="true"/>
                <table:data-pilot-member table:name="135,27" table:display="true" table:show-details="true"/>
                <table:data-pilot-member table:name="135,44" table:display="true" table:show-details="true"/>
                <table:data-pilot-member table:name="135,56" table:display="true" table:show-details="true"/>
                <table:data-pilot-member table:name="135,71" table:display="true" table:show-details="true"/>
                <table:data-pilot-member table:name="135,9" table:display="true" table:show-details="true"/>
                <table:data-pilot-member table:name="135,95" table:display="true" table:show-details="true"/>
                <table:data-pilot-member table:name="136" table:display="true" table:show-details="true"/>
                <table:data-pilot-member table:name="136,22" table:display="true" table:show-details="true"/>
                <table:data-pilot-member table:name="137,05" table:display="true" table:show-details="true"/>
                <table:data-pilot-member table:name="137,5" table:display="true" table:show-details="true"/>
                <table:data-pilot-member table:name="137,81" table:display="true" table:show-details="true"/>
                <table:data-pilot-member table:name="138" table:display="true" table:show-details="true"/>
                <table:data-pilot-member table:name="138,3" table:display="true" table:show-details="true"/>
                <table:data-pilot-member table:name="138,53" table:display="true" table:show-details="true"/>
                <table:data-pilot-member table:name="138,92" table:display="true" table:show-details="true"/>
                <table:data-pilot-member table:name="138,95" table:display="true" table:show-details="true"/>
                <table:data-pilot-member table:name="139,05" table:display="true" table:show-details="true"/>
                <table:data-pilot-member table:name="139,2" table:display="true" table:show-details="true"/>
                <table:data-pilot-member table:name="139,32" table:display="true" table:show-details="true"/>
                <table:data-pilot-member table:name="139,6" table:display="true" table:show-details="true"/>
                <table:data-pilot-member table:name="139,92" table:display="true" table:show-details="true"/>
                <table:data-pilot-member table:name="140,1" table:display="true" table:show-details="true"/>
                <table:data-pilot-member table:name="140,14" table:display="true" table:show-details="true"/>
                <table:data-pilot-member table:name="140,79" table:display="true" table:show-details="true"/>
                <table:data-pilot-member table:name="141,08" table:display="true" table:show-details="true"/>
                <table:data-pilot-member table:name="141,3" table:display="true" table:show-details="true"/>
                <table:data-pilot-member table:name="141,42" table:display="true" table:show-details="true"/>
                <table:data-pilot-member table:name="141,46" table:display="true" table:show-details="true"/>
                <table:data-pilot-member table:name="141,7" table:display="true" table:show-details="true"/>
                <table:data-pilot-member table:name="142,4" table:display="true" table:show-details="true"/>
                <table:data-pilot-member table:name="142,96" table:display="true" table:show-details="true"/>
                <table:data-pilot-member table:name="143,28" table:display="true" table:show-details="true"/>
                <table:data-pilot-member table:name="143,97" table:display="true" table:show-details="true"/>
                <table:data-pilot-member table:name="144,32" table:display="true" table:show-details="true"/>
                <table:data-pilot-member table:name="144,7" table:display="true" table:show-details="true"/>
                <table:data-pilot-member table:name="144,74" table:display="true" table:show-details="true"/>
                <table:data-pilot-member table:name="144,8" table:display="true" table:show-details="true"/>
                <table:data-pilot-member table:name="145,01" table:display="true" table:show-details="true"/>
                <table:data-pilot-member table:name="145,85" table:display="true" table:show-details="true"/>
                <table:data-pilot-member table:name="145,94" table:display="true" table:show-details="true"/>
                <table:data-pilot-member table:name="146,2" table:display="true" table:show-details="true"/>
                <table:data-pilot-member table:name="146,51" table:display="true" table:show-details="true"/>
                <table:data-pilot-member table:name="146,6" table:display="true" table:show-details="true"/>
                <table:data-pilot-member table:name="146,63" table:display="true" table:show-details="true"/>
                <table:data-pilot-member table:name="146,68" table:display="true" table:show-details="true"/>
                <table:data-pilot-member table:name="147,11" table:display="true" table:show-details="true"/>
                <table:data-pilot-member table:name="147,21" table:display="true" table:show-details="true"/>
                <table:data-pilot-member table:name="147,36" table:display="true" table:show-details="true"/>
                <table:data-pilot-member table:name="147,5" table:display="true" table:show-details="true"/>
                <table:data-pilot-member table:name="147,61" table:display="true" table:show-details="true"/>
                <table:data-pilot-member table:name="147,71" table:display="true" table:show-details="true"/>
                <table:data-pilot-member table:name="147,98" table:display="true" table:show-details="true"/>
                <table:data-pilot-member table:name="148,86" table:display="true" table:show-details="true"/>
                <table:data-pilot-member table:name="149,56" table:display="true" table:show-details="true"/>
                <table:data-pilot-member table:name="149,58" table:display="true" table:show-details="true"/>
                <table:data-pilot-member table:name="149,66" table:display="true" table:show-details="true"/>
                <table:data-pilot-member table:name="149,69" table:display="true" table:show-details="true"/>
                <table:data-pilot-member table:name="149,84" table:display="true" table:show-details="true"/>
                <table:data-pilot-member table:name="149,92" table:display="true" table:show-details="true"/>
                <table:data-pilot-member table:name="150" table:display="true" table:show-details="true"/>
                <table:data-pilot-member table:name="150,38" table:display="true" table:show-details="true"/>
                <table:data-pilot-member table:name="150,92" table:display="true" table:show-details="true"/>
                <table:data-pilot-member table:name="151,08" table:display="true" table:show-details="true"/>
                <table:data-pilot-member table:name="151,5" table:display="true" table:show-details="true"/>
                <table:data-pilot-member table:name="151,51" table:display="true" table:show-details="true"/>
                <table:data-pilot-member table:name="151,73" table:display="true" table:show-details="true"/>
                <table:data-pilot-member table:name="152" table:display="true" table:show-details="true"/>
                <table:data-pilot-member table:name="152,09" table:display="true" table:show-details="true"/>
                <table:data-pilot-member table:name="152,1" table:display="true" table:show-details="true"/>
                <table:data-pilot-member table:name="152,26" table:display="true" table:show-details="true"/>
                <table:data-pilot-member table:name="152,3" table:display="true" table:show-details="true"/>
                <table:data-pilot-member table:name="153,21" table:display="true" table:show-details="true"/>
                <table:data-pilot-member table:name="153,56" table:display="true" table:show-details="true"/>
                <table:data-pilot-member table:name="153,7" table:display="true" table:show-details="true"/>
                <table:data-pilot-member table:name="154,74" table:display="true" table:show-details="true"/>
                <table:data-pilot-member table:name="155,9" table:display="true" table:show-details="true"/>
                <table:data-pilot-member table:name="156" table:display="true" table:show-details="true"/>
                <table:data-pilot-member table:name="156,15" table:display="true" table:show-details="true"/>
                <table:data-pilot-member table:name="156,51" table:display="true" table:show-details="true"/>
                <table:data-pilot-member table:name="156,87" table:display="true" table:show-details="true"/>
                <table:data-pilot-member table:name="157" table:display="true" table:show-details="true"/>
                <table:data-pilot-member table:name="157,24" table:display="true" table:show-details="true"/>
                <table:data-pilot-member table:name="157,31" table:display="true" table:show-details="true"/>
                <table:data-pilot-member table:name="157,32" table:display="true" table:show-details="true"/>
                <table:data-pilot-member table:name="157,53" table:display="true" table:show-details="true"/>
                <table:data-pilot-member table:name="158" table:display="true" table:show-details="true"/>
                <table:data-pilot-member table:name="158,05" table:display="true" table:show-details="true"/>
                <table:data-pilot-member table:name="158,2" table:display="true" table:show-details="true"/>
                <table:data-pilot-member table:name="158,74" table:display="true" table:show-details="true"/>
                <table:data-pilot-member table:name="158,81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0,48" table:display="true" table:show-details="true"/>
                <table:data-pilot-member table:name="160,6" table:display="true" table:show-details="true"/>
                <table:data-pilot-member table:name="160,87" table:display="true" table:show-details="true"/>
                <table:data-pilot-member table:name="161,56" table:display="true" table:show-details="true"/>
                <table:data-pilot-member table:name="161,7" table:display="true" table:show-details="true"/>
                <table:data-pilot-member table:name="161,72" table:display="true" table:show-details="true"/>
                <table:data-pilot-member table:name="162" table:display="true" table:show-details="true"/>
                <table:data-pilot-member table:name="162,1" table:display="true" table:show-details="true"/>
                <table:data-pilot-member table:name="162,55" table:display="true" table:show-details="true"/>
                <table:data-pilot-member table:name="162,57" table:display="true" table:show-details="true"/>
                <table:data-pilot-member table:name="162,76" table:display="true" table:show-details="true"/>
                <table:data-pilot-member table:name="162,98" table:display="true" table:show-details="true"/>
                <table:data-pilot-member table:name="162,99" table:display="true" table:show-details="true"/>
                <table:data-pilot-member table:name="163,36" table:display="true" table:show-details="true"/>
                <table:data-pilot-member table:name="163,67" table:display="true" table:show-details="true"/>
                <table:data-pilot-member table:name="165,01" table:display="true" table:show-details="true"/>
                <table:data-pilot-member table:name="165,05" table:display="true" table:show-details="true"/>
                <table:data-pilot-member table:name="165,06" table:display="true" table:show-details="true"/>
                <table:data-pilot-member table:name="165,67" table:display="true" table:show-details="true"/>
                <table:data-pilot-member table:name="165,95" table:display="true" table:show-details="true"/>
                <table:data-pilot-member table:name="166,6" table:display="true" table:show-details="true"/>
                <table:data-pilot-member table:name="166,7" table:display="true" table:show-details="true"/>
                <table:data-pilot-member table:name="166,89" table:display="true" table:show-details="true"/>
                <table:data-pilot-member table:name="167,1" table:display="true" table:show-details="true"/>
                <table:data-pilot-member table:name="167,28" table:display="true" table:show-details="true"/>
                <table:data-pilot-member table:name="167,91" table:display="true" table:show-details="true"/>
                <table:data-pilot-member table:name="167,99" table:display="true" table:show-details="true"/>
                <table:data-pilot-member table:name="168,16" table:display="true" table:show-details="true"/>
                <table:data-pilot-member table:name="169,41" table:display="true" table:show-details="true"/>
                <table:data-pilot-member table:name="169,82" table:display="true" table:show-details="true"/>
                <table:data-pilot-member table:name="170,04" table:display="true" table:show-details="true"/>
                <table:data-pilot-member table:name="170,9" table:display="true" table:show-details="true"/>
                <table:data-pilot-member table:name="171,6" table:display="true" table:show-details="true"/>
                <table:data-pilot-member table:name="172,4" table:display="true" table:show-details="true"/>
                <table:data-pilot-member table:name="172,99" table:display="true" table:show-details="true"/>
                <table:data-pilot-member table:name="173,32" table:display="true" table:show-details="true"/>
                <table:data-pilot-member table:name="174,07" table:display="true" table:show-details="true"/>
                <table:data-pilot-member table:name="174,15" table:display="true" table:show-details="true"/>
                <table:data-pilot-member table:name="174,72" table:display="true" table:show-details="true"/>
                <table:data-pilot-member table:name="175,7" table:display="true" table:show-details="true"/>
                <table:data-pilot-member table:name="176,3" table:display="true" table:show-details="true"/>
                <table:data-pilot-member table:name="176,41" table:display="true" table:show-details="true"/>
                <table:data-pilot-member table:name="177,04" table:display="true" table:show-details="true"/>
                <table:data-pilot-member table:name="177,13" table:display="true" table:show-details="true"/>
                <table:data-pilot-member table:name="177,61" table:display="true" table:show-details="true"/>
                <table:data-pilot-member table:name="177,8" table:display="true" table:show-details="true"/>
                <table:data-pilot-member table:name="178,48" table:display="true" table:show-details="true"/>
                <table:data-pilot-member table:name="179,4" table:display="true" table:show-details="true"/>
                <table:data-pilot-member table:name="179,79" table:display="true" table:show-details="true"/>
                <table:data-pilot-member table:name="179,86" table:display="true" table:show-details="true"/>
                <table:data-pilot-member table:name="181,1" table:display="true" table:show-details="true"/>
                <table:data-pilot-member table:name="182,04" table:display="true" table:show-details="true"/>
                <table:data-pilot-member table:name="182,15" table:display="true" table:show-details="true"/>
                <table:data-pilot-member table:name="182,48" table:display="true" table:show-details="true"/>
                <table:data-pilot-member table:name="182,59" table:display="true" table:show-details="true"/>
                <table:data-pilot-member table:name="183,08" table:display="true" table:show-details="true"/>
                <table:data-pilot-member table:name="183,18" table:display="true" table:show-details="true"/>
                <table:data-pilot-member table:name="183,91" table:display="true" table:show-details="true"/>
                <table:data-pilot-member table:name="184,07" table:display="true" table:show-details="true"/>
                <table:data-pilot-member table:name="184,71" table:display="true" table:show-details="true"/>
                <table:data-pilot-member table:name="185,71" table:display="true" table:show-details="true"/>
                <table:data-pilot-member table:name="185,92" table:display="true" table:show-details="true"/>
                <table:data-pilot-member table:name="186,2" table:display="true" table:show-details="true"/>
                <table:data-pilot-member table:name="187,8" table:display="true" table:show-details="true"/>
                <table:data-pilot-member table:name="187,85" table:display="true" table:show-details="true"/>
                <table:data-pilot-member table:name="188,47" table:display="true" table:show-details="true"/>
                <table:data-pilot-member table:name="188,7" table:display="true" table:show-details="true"/>
                <table:data-pilot-member table:name="188,9" table:display="true" table:show-details="true"/>
                <table:data-pilot-member table:name="189,64" table:display="true" table:show-details="true"/>
                <table:data-pilot-member table:name="189,86" table:display="true" table:show-details="true"/>
                <table:data-pilot-member table:name="189,95" table:display="true" table:show-details="true"/>
                <table:data-pilot-member table:name="190,2" table:display="true" table:show-details="true"/>
                <table:data-pilot-member table:name="190,8" table:display="true" table:show-details="true"/>
                <table:data-pilot-member table:name="190,95" table:display="true" table:show-details="true"/>
                <table:data-pilot-member table:name="192,11" table:display="true" table:show-details="true"/>
                <table:data-pilot-member table:name="193,55" table:display="true" table:show-details="true"/>
                <table:data-pilot-member table:name="193,8" table:display="true" table:show-details="true"/>
                <table:data-pilot-member table:name="194,92" table:display="true" table:show-details="true"/>
                <table:data-pilot-member table:name="195,2" table:display="true" table:show-details="true"/>
                <table:data-pilot-member table:name="195,66" table:display="true" table:show-details="true"/>
                <table:data-pilot-member table:name="195,7" table:display="true" table:show-details="true"/>
                <table:data-pilot-member table:name="197,67" table:display="true" table:show-details="true"/>
                <table:data-pilot-member table:name="197,77" table:display="true" table:show-details="true"/>
                <table:data-pilot-member table:name="198,28" table:display="true" table:show-details="true"/>
                <table:data-pilot-member table:name="198,5" table:display="true" table:show-details="true"/>
                <table:data-pilot-member table:name="199,16" table:display="true" table:show-details="true"/>
                <table:data-pilot-member table:name="199,44" table:display="true" table:show-details="true"/>
                <table:data-pilot-member table:name="200,7" table:display="true" table:show-details="true"/>
                <table:data-pilot-member table:name="200,98" table:display="true" table:show-details="true"/>
                <table:data-pilot-member table:name="201,13" table:display="true" table:show-details="true"/>
                <table:data-pilot-member table:name="202,67" table:display="true" table:show-details="true"/>
                <table:data-pilot-member table:name="205,27" table:display="true" table:show-details="true"/>
                <table:data-pilot-member table:name="205,29" table:display="true" table:show-details="true"/>
                <table:data-pilot-member table:name="205,72" table:display="true" table:show-details="true"/>
                <table:data-pilot-member table:name="206,61" table:display="true" table:show-details="true"/>
                <table:data-pilot-member table:name="207,98" table:display="true" table:show-details="true"/>
                <table:data-pilot-member table:name="208,5" table:display="true" table:show-details="true"/>
                <table:data-pilot-member table:name="208,61" table:display="true" table:show-details="true"/>
                <table:data-pilot-member table:name="209,15" table:display="true" table:show-details="true"/>
                <table:data-pilot-member table:name="209,32" table:display="true" table:show-details="true"/>
                <table:data-pilot-member table:name="209,4" table:display="true" table:show-details="true"/>
                <table:data-pilot-member table:name="209,7" table:display="true" table:show-details="true"/>
                <table:data-pilot-member table:name="209,96" table:display="true" table:show-details="true"/>
                <table:data-pilot-member table:name="210,2" table:display="true" table:show-details="true"/>
                <table:data-pilot-member table:name="211,6" table:display="true" table:show-details="true"/>
                <table:data-pilot-member table:name="211,99" table:display="true" table:show-details="true"/>
                <table:data-pilot-member table:name="212,29" table:display="true" table:show-details="true"/>
                <table:data-pilot-member table:name="213,09" table:display="true" table:show-details="true"/>
                <table:data-pilot-member table:name="213,35" table:display="true" table:show-details="true"/>
                <table:data-pilot-member table:name="213,4" table:display="true" table:show-details="true"/>
                <table:data-pilot-member table:name="213,89" table:display="true" table:show-details="true"/>
                <table:data-pilot-member table:name="214,49" table:display="true" table:show-details="true"/>
                <table:data-pilot-member table:name="214,9" table:display="true" table:show-details="true"/>
                <table:data-pilot-member table:name="214,91" table:display="true" table:show-details="true"/>
                <table:data-pilot-member table:name="215,5" table:display="true" table:show-details="true"/>
                <table:data-pilot-member table:name="215,67" table:display="true" table:show-details="true"/>
                <table:data-pilot-member table:name="216,49" table:display="true" table:show-details="true"/>
                <table:data-pilot-member table:name="220,17" table:display="true" table:show-details="true"/>
                <table:data-pilot-member table:name="220,63" table:display="true" table:show-details="true"/>
                <table:data-pilot-member table:name="221" table:display="true" table:show-details="true"/>
                <table:data-pilot-member table:name="221,11" table:display="true" table:show-details="true"/>
                <table:data-pilot-member table:name="222,02" table:display="true" table:show-details="true"/>
                <table:data-pilot-member table:name="223,79" table:display="true" table:show-details="true"/>
                <table:data-pilot-member table:name="224,21" table:display="true" table:show-details="true"/>
                <table:data-pilot-member table:name="224,79" table:display="true" table:show-details="true"/>
                <table:data-pilot-member table:name="228,26" table:display="true" table:show-details="true"/>
                <table:data-pilot-member table:name="228,42" table:display="true" table:show-details="true"/>
                <table:data-pilot-member table:name="228,47" table:display="true" table:show-details="true"/>
                <table:data-pilot-member table:name="228,98" table:display="true" table:show-details="true"/>
                <table:data-pilot-member table:name="229,51" table:display="true" table:show-details="true"/>
                <table:data-pilot-member table:name="230,64" table:display="true" table:show-details="true"/>
                <table:data-pilot-member table:name="230,8" table:display="true" table:show-details="true"/>
                <table:data-pilot-member table:name="232,87" table:display="true" table:show-details="true"/>
                <table:data-pilot-member table:name="233,97" table:display="true" table:show-details="true"/>
                <table:data-pilot-member table:name="235,08" table:display="true" table:show-details="true"/>
                <table:data-pilot-member table:name="235,34" table:display="true" table:show-details="true"/>
                <table:data-pilot-member table:name="236,02" table:display="true" table:show-details="true"/>
                <table:data-pilot-member table:name="236,12" table:display="true" table:show-details="true"/>
                <table:data-pilot-member table:name="237,02" table:display="true" table:show-details="true"/>
                <table:data-pilot-member table:name="239,11" table:display="true" table:show-details="true"/>
                <table:data-pilot-member table:name="239,74" table:display="true" table:show-details="true"/>
                <table:data-pilot-member table:name="240,53" table:display="true" table:show-details="true"/>
                <table:data-pilot-member table:name="241,08" table:display="true" table:show-details="true"/>
                <table:data-pilot-member table:name="243,35" table:display="true" table:show-details="true"/>
                <table:data-pilot-member table:name="244,35" table:display="true" table:show-details="true"/>
                <table:data-pilot-member table:name="245,77" table:display="true" table:show-details="true"/>
                <table:data-pilot-member table:name="246,5" table:display="true" table:show-details="true"/>
                <table:data-pilot-member table:name="246,72" table:display="true" table:show-details="true"/>
                <table:data-pilot-member table:name="250,53" table:display="true" table:show-details="true"/>
                <table:data-pilot-member table:name="254,84" table:display="true" table:show-details="true"/>
                <table:data-pilot-member table:name="255,25" table:display="true" table:show-details="true"/>
                <table:data-pilot-member table:name="260,71" table:display="true" table:show-details="true"/>
                <table:data-pilot-member table:name="261,88" table:display="true" table:show-details="true"/>
                <table:data-pilot-member table:name="268,32" table:display="true" table:show-details="true"/>
                <table:data-pilot-member table:name="271,15" table:display="true" table:show-details="true"/>
                <table:data-pilot-member table:name="273,7" table:display="true" table:show-details="true"/>
                <table:data-pilot-member table:name="273,99" table:display="true" table:show-details="true"/>
                <table:data-pilot-member table:name="274,71" table:display="true" table:show-details="true"/>
                <table:data-pilot-member table:name="280,52" table:display="true" table:show-details="true"/>
                <table:data-pilot-member table:name="282,38" table:display="true" table:show-details="true"/>
                <table:data-pilot-member table:name="289" table:display="true" table:show-details="true"/>
                <table:data-pilot-member table:name="289,93" table:display="true" table:show-details="true"/>
                <table:data-pilot-member table:name="290,57" table:display="true" table:show-details="true"/>
                <table:data-pilot-member table:name="296,58" table:display="true" table:show-details="true"/>
                <table:data-pilot-member table:name="297,62" table:display="true" table:show-details="true"/>
                <table:data-pilot-member table:name="298,82" table:display="true" table:show-details="true"/>
                <table:data-pilot-member table:name="309,46" table:display="true" table:show-details="true"/>
                <table:data-pilot-member table:name="309,88" table:display="true" table:show-details="true"/>
                <table:data-pilot-member table:name="316,7" table:display="true" table:show-details="true"/>
                <table:data-pilot-member table:name="323,08" table:display="true" table:show-details="true"/>
                <table:data-pilot-member table:name="326,81" table:display="true" table:show-details="true"/>
                <table:data-pilot-member table:name="328,16" table:display="true" table:show-details="true"/>
                <table:data-pilot-member table:name="344,99" table:display="true" table:show-details="true"/>
                <table:data-pilot-member table:name="345" table:display="true" table:show-details="true"/>
                <table:data-pilot-member table:name="351,97" table:display="true" table:show-details="true"/>
                <table:data-pilot-member table:name="352,11" table:display="true" table:show-details="true"/>
                <table:data-pilot-member table:name="376,7" table:display="true" table:show-details="true"/>
                <table:data-pilot-member table:name="380,42" table:display="true" table:show-details="true"/>
                <table:data-pilot-member table:name="383,13" table:display="true" table:show-details="true"/>
                <table:data-pilot-member table:name="385,58" table:display="true" table:show-details="true"/>
                <table:data-pilot-member table:name="389,6" table:display="true" table:show-details="true"/>
                <table:data-pilot-member table:name="390,63" table:display="true" table:show-details="true"/>
                <table:data-pilot-member table:name="393,84" table:display="true" table:show-details="true"/>
                <table:data-pilot-member table:name="415,79" table:display="true" table:show-details="true"/>
                <table:data-pilot-member table:name="419,08" table:display="true" table:show-details="true"/>
                <table:data-pilot-member table:name="423,78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25,83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4:34:57.5545468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3" meta:cell-count="3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color="#000000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color="#000000" fo:font-size="10pt" style:font-size-asian="10pt" style:font-size-complex="10pt"/>
    </style:style>
    <style:style style:name="ch10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color="#000000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line" chart:style-name="ch1">
        <chart:title svg:x="5.086cm" svg:y="0.316cm" chart:style-name="ch2">
          <text:p>Evolution CA Total par client</text:p>
        </chart:title>
        <chart:legend chart:legend-position="end" svg:x="12.301cm" svg:y="2.95cm" style:legend-expansion="high" chart:style-name="ch3"/>
        <chart:plot-area chart:style-name="ch4" table:cell-range-address="PivotChart" chart:data-source-has-labels="column" svg:x="0.32cm" svg:y="1.275cm" svg:width="11.661cm" svg:height="6.645cm">
          <chart:coordinate-region svg:x="1.127cm" svg:y="1.474cm" svg:width="10.482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6"/>
          </chart:series>
          <chart:series chart:style-name="ch9" chart:values-cell-range-address="PT@data 1" chart:label-cell-address="PT@label 1" chart:class="chart:line">
            <chart:data-point chart:repeated="6"/>
          </chart:series>
          <chart:series chart:style-name="ch10" chart:values-cell-range-address="PT@data 2" chart:label-cell-address="PT@label 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- total</text:p>
                <draw:g>
                  <svg:desc>PT@label 0</svg:desc>
                </draw:g>
              </table:table-cell>
              <table:table-cell office:value-type="string">
                <text:p>Min - total</text:p>
                <draw:g>
                  <svg:desc>PT@label 1</svg:desc>
                </draw:g>
              </table:table-cell>
              <table:table-cell office:value-type="string">
                <text:p>Moyenne - total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8.8386285714286">
                <text:p>68.8386285714286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5702933333333">
                <text:p>65.570293333333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2249620253164">
                <text:p>67.224962025316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269691943128">
                <text:p>74.26969194312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060986547086">
                <text:p>80.806098654708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660215053764">
                <text:p>32.9660215053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